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2010000250C000012ACFAF7A912.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center" style:justify-single-word="false"/>
      <style:text-properties fo:font-weight="bold" style:font-weight-asian="bold" style:font-weight-complex="bold"/>
    </style:style>
    <style:style style:name="P69" style:family="paragraph" style:parent-style-name="Text_20_body">
      <style:paragraph-properties fo:text-align="start" style:justify-single-word="false"/>
      <style:text-properties officeooo:paragraph-rsid="00389357"/>
    </style:style>
    <style:style style:name="P70" style:family="paragraph" style:parent-style-name="Text_20_body">
      <style:paragraph-properties fo:text-align="start" style:justify-single-word="false"/>
      <style:text-properties officeooo:paragraph-rsid="00393886"/>
    </style:style>
    <style:style style:name="P71" style:family="paragraph" style:parent-style-name="Text_20_body">
      <style:paragraph-properties fo:text-align="start" style:justify-single-word="false"/>
      <style:text-properties officeooo:paragraph-rsid="003ab1ee"/>
    </style:style>
    <style:style style:name="P72" style:family="paragraph" style:parent-style-name="Text_20_body">
      <style:paragraph-properties fo:text-align="start" style:justify-single-word="false"/>
      <style:text-properties officeooo:paragraph-rsid="003b6f8a"/>
    </style:style>
    <style:style style:name="P73" style:family="paragraph" style:parent-style-name="Text_20_body">
      <style:paragraph-properties fo:text-align="start" style:justify-single-word="false"/>
      <style:text-properties officeooo:paragraph-rsid="003c0bc1"/>
    </style:style>
    <style:style style:name="P74" style:family="paragraph" style:parent-style-name="Text_20_body">
      <style:paragraph-properties fo:text-align="start" style:justify-single-word="false"/>
      <style:text-properties officeooo:paragraph-rsid="0047a81c"/>
    </style:style>
    <style:style style:name="P75" style:family="paragraph" style:parent-style-name="Text_20_body">
      <style:paragraph-properties fo:text-align="start" style:justify-single-word="false"/>
      <style:text-properties officeooo:paragraph-rsid="004b0f20"/>
    </style:style>
    <style:style style:name="P76" style:family="paragraph" style:parent-style-name="Text_20_body">
      <style:paragraph-properties fo:text-align="start" style:justify-single-word="false"/>
      <style:text-properties officeooo:paragraph-rsid="004a2a2a"/>
    </style:style>
    <style:style style:name="P77" style:family="paragraph" style:parent-style-name="Text_20_body">
      <style:paragraph-properties fo:text-align="start" style:justify-single-word="false"/>
      <style:text-properties officeooo:paragraph-rsid="0054a3f9"/>
    </style:style>
    <style:style style:name="P78" style:family="paragraph" style:parent-style-name="Text_20_body">
      <style:paragraph-properties fo:text-align="start" style:justify-single-word="false"/>
      <style:text-properties officeooo:paragraph-rsid="005aef87"/>
    </style:style>
    <style:style style:name="P79" style:family="paragraph" style:parent-style-name="Text_20_body">
      <style:paragraph-properties fo:text-align="start" style:justify-single-word="false"/>
      <style:text-properties officeooo:paragraph-rsid="00619f9b"/>
    </style:style>
    <style:style style:name="P80" style:family="paragraph" style:parent-style-name="Text_20_body">
      <style:paragraph-properties fo:text-align="start" style:justify-single-word="false"/>
      <style:text-properties officeooo:paragraph-rsid="0066a7e2"/>
    </style:style>
    <style:style style:name="P81" style:family="paragraph" style:parent-style-name="Text_20_body">
      <style:paragraph-properties fo:text-align="start" style:justify-single-word="false"/>
      <style:text-properties officeooo:paragraph-rsid="006b008a"/>
    </style:style>
    <style:style style:name="P82" style:family="paragraph" style:parent-style-name="Text_20_body">
      <style:paragraph-properties fo:text-align="start" style:justify-single-word="false"/>
      <style:text-properties officeooo:paragraph-rsid="0070f619"/>
    </style:style>
    <style:style style:name="P83" style:family="paragraph" style:parent-style-name="Text_20_body">
      <style:paragraph-properties fo:text-align="start" style:justify-single-word="false"/>
      <style:text-properties officeooo:paragraph-rsid="007f906d"/>
    </style:style>
    <style:style style:name="P84" style:family="paragraph" style:parent-style-name="Text_20_body">
      <style:paragraph-properties fo:text-align="start" style:justify-single-word="false"/>
      <style:text-properties officeooo:paragraph-rsid="0156d3cf"/>
    </style:style>
    <style:style style:name="P85" style:family="paragraph" style:parent-style-name="Text_20_body">
      <style:text-properties officeooo:paragraph-rsid="0030249c"/>
    </style:style>
    <style:style style:name="P86" style:family="paragraph" style:parent-style-name="Text_20_body">
      <style:text-properties officeooo:paragraph-rsid="00389357"/>
    </style:style>
    <style:style style:name="P87" style:family="paragraph" style:parent-style-name="Text_20_body">
      <style:text-properties officeooo:paragraph-rsid="003ab1ee"/>
    </style:style>
    <style:style style:name="P88" style:family="paragraph" style:parent-style-name="Text_20_body">
      <style:text-properties officeooo:paragraph-rsid="003b6f8a"/>
    </style:style>
    <style:style style:name="P89" style:family="paragraph" style:parent-style-name="Text_20_body">
      <style:text-properties officeooo:rsid="003d3d3a" officeooo:paragraph-rsid="003d3d3a"/>
    </style:style>
    <style:style style:name="P90" style:family="paragraph" style:parent-style-name="Text_20_body">
      <style:text-properties officeooo:rsid="004168e8" officeooo:paragraph-rsid="004168e8"/>
    </style:style>
    <style:style style:name="P91" style:family="paragraph" style:parent-style-name="Text_20_body">
      <style:text-properties officeooo:rsid="0041a82f" officeooo:paragraph-rsid="0041a82f"/>
    </style:style>
    <style:style style:name="P92" style:family="paragraph" style:parent-style-name="Text_20_body">
      <style:paragraph-properties fo:text-align="start" style:justify-single-word="false"/>
      <style:text-properties officeooo:rsid="0047a81c" officeooo:paragraph-rsid="0047a81c"/>
    </style:style>
    <style:style style:name="P93" style:family="paragraph" style:parent-style-name="Text_20_body">
      <style:paragraph-properties fo:text-align="start" style:justify-single-word="false"/>
      <style:text-properties officeooo:rsid="0047a81c" officeooo:paragraph-rsid="004a2a2a"/>
    </style:style>
    <style:style style:name="P94" style:family="paragraph" style:parent-style-name="Text_20_body">
      <style:paragraph-properties fo:text-align="start" style:justify-single-word="false"/>
      <style:text-properties officeooo:rsid="0047a81c" officeooo:paragraph-rsid="005aef87"/>
    </style:style>
    <style:style style:name="P95" style:family="paragraph" style:parent-style-name="Text_20_body">
      <style:paragraph-properties fo:text-align="start" style:justify-single-word="false"/>
      <style:text-properties officeooo:rsid="0047a81c" officeooo:paragraph-rsid="0066a7e2"/>
    </style:style>
    <style:style style:name="P96" style:family="paragraph" style:parent-style-name="Text_20_body">
      <style:paragraph-properties fo:text-align="start" style:justify-single-word="false"/>
      <style:text-properties officeooo:rsid="0047a81c" officeooo:paragraph-rsid="007f906d"/>
    </style:style>
    <style:style style:name="P97" style:family="paragraph" style:parent-style-name="Text_20_body">
      <style:paragraph-properties fo:text-align="start" style:justify-single-word="false"/>
      <style:text-properties officeooo:rsid="0047a81c" officeooo:paragraph-rsid="008d3407"/>
    </style:style>
    <style:style style:name="P98" style:family="paragraph" style:parent-style-name="Text_20_body">
      <style:paragraph-properties fo:text-align="start" style:justify-single-word="false"/>
      <style:text-properties officeooo:rsid="0047a81c" officeooo:paragraph-rsid="011aaa8b"/>
    </style:style>
    <style:style style:name="P99" style:family="paragraph" style:parent-style-name="Text_20_body">
      <style:paragraph-properties fo:text-align="start" style:justify-single-word="false"/>
      <style:text-properties officeooo:rsid="0047a81c" officeooo:paragraph-rsid="0156d3cf"/>
    </style:style>
    <style:style style:name="P100" style:family="paragraph" style:parent-style-name="Text_20_body">
      <style:paragraph-properties fo:text-align="center" style:justify-single-word="false"/>
      <style:text-properties officeooo:rsid="0047a81c" officeooo:paragraph-rsid="008d3407"/>
    </style:style>
    <style:style style:name="P101" style:family="paragraph" style:parent-style-name="Text_20_body">
      <style:text-properties officeooo:rsid="004ca832" officeooo:paragraph-rsid="004ca832"/>
    </style:style>
    <style:style style:name="P102" style:family="paragraph" style:parent-style-name="Text_20_body">
      <style:paragraph-properties fo:text-align="center" style:justify-single-word="false"/>
      <style:text-properties officeooo:rsid="004ca832" officeooo:paragraph-rsid="004ca832"/>
    </style:style>
    <style:style style:name="P103" style:family="paragraph" style:parent-style-name="Text_20_body">
      <style:paragraph-properties fo:text-align="start" style:justify-single-word="false"/>
      <style:text-properties officeooo:rsid="004ca832" officeooo:paragraph-rsid="004ca832"/>
    </style:style>
    <style:style style:name="P104"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5" style:family="paragraph" style:parent-style-name="Text_20_body">
      <style:text-properties officeooo:paragraph-rsid="008a110c"/>
    </style:style>
    <style:style style:name="P106"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7" style:family="paragraph" style:parent-style-name="Text_20_body">
      <style:text-properties officeooo:rsid="00e50d87" officeooo:paragraph-rsid="00e50d87"/>
    </style:style>
    <style:style style:name="P108" style:family="paragraph" style:parent-style-name="Text_20_body">
      <style:paragraph-properties fo:text-align="start" style:justify-single-word="false"/>
      <style:text-properties fo:color="#000000" officeooo:paragraph-rsid="0047a81c"/>
    </style:style>
    <style:style style:name="P109" style:family="paragraph" style:parent-style-name="Text_20_body">
      <style:paragraph-properties fo:text-align="start" style:justify-single-word="false"/>
      <style:text-properties fo:color="#000000" officeooo:paragraph-rsid="008d3407"/>
    </style:style>
    <style:style style:name="P110" style:family="paragraph" style:parent-style-name="Text_20_body">
      <style:paragraph-properties fo:text-align="start" style:justify-single-word="false"/>
      <style:text-properties fo:color="#000000" officeooo:paragraph-rsid="0054a3f9"/>
    </style:style>
    <style:style style:name="P111" style:family="paragraph" style:parent-style-name="Text_20_body">
      <style:paragraph-properties fo:text-align="start" style:justify-single-word="false"/>
      <style:text-properties fo:color="#000000" officeooo:paragraph-rsid="004a2a2a"/>
    </style:style>
    <style:style style:name="P112" style:family="paragraph" style:parent-style-name="Text_20_body">
      <style:paragraph-properties fo:text-align="start" style:justify-single-word="false"/>
      <style:text-properties fo:color="#000000" officeooo:paragraph-rsid="005aef87"/>
    </style:style>
    <style:style style:name="P113" style:family="paragraph" style:parent-style-name="Text_20_body">
      <style:text-properties officeooo:rsid="00f3d62d" officeooo:paragraph-rsid="00f3d62d"/>
    </style:style>
    <style:style style:name="P114" style:family="paragraph" style:parent-style-name="Text_20_body">
      <style:text-properties officeooo:rsid="00f5c817" officeooo:paragraph-rsid="00f5c817"/>
    </style:style>
    <style:style style:name="P115" style:family="paragraph" style:parent-style-name="Text_20_body">
      <style:text-properties officeooo:rsid="00f76329" officeooo:paragraph-rsid="00f76329"/>
    </style:style>
    <style:style style:name="P116" style:family="paragraph" style:parent-style-name="Text_20_body">
      <style:text-properties officeooo:rsid="0101f6dd" officeooo:paragraph-rsid="0101fa2e"/>
    </style:style>
    <style:style style:name="P117" style:family="paragraph" style:parent-style-name="Text_20_body">
      <style:text-properties officeooo:rsid="0101fa2e" officeooo:paragraph-rsid="0102246d"/>
    </style:style>
    <style:style style:name="P118" style:family="paragraph" style:parent-style-name="Text_20_body">
      <style:text-properties officeooo:rsid="0101fa2e" officeooo:paragraph-rsid="01161d22"/>
    </style:style>
    <style:style style:name="P119" style:family="paragraph" style:parent-style-name="Text_20_body">
      <style:text-properties officeooo:rsid="010569b0" officeooo:paragraph-rsid="010569b0"/>
    </style:style>
    <style:style style:name="P120" style:family="paragraph" style:parent-style-name="Text_20_body">
      <style:text-properties officeooo:rsid="010b591d" officeooo:paragraph-rsid="010b591d"/>
    </style:style>
    <style:style style:name="P121" style:family="paragraph" style:parent-style-name="Text_20_body">
      <style:text-properties officeooo:rsid="010ec07e" officeooo:paragraph-rsid="010ec07e"/>
    </style:style>
    <style:style style:name="P122" style:family="paragraph" style:parent-style-name="Text_20_body">
      <style:text-properties officeooo:paragraph-rsid="01124cf8"/>
    </style:style>
    <style:style style:name="P123" style:family="paragraph" style:parent-style-name="Text_20_body">
      <style:text-properties officeooo:rsid="0113740f" officeooo:paragraph-rsid="0113740f"/>
    </style:style>
    <style:style style:name="P124" style:family="paragraph" style:parent-style-name="Text_20_body">
      <style:text-properties officeooo:rsid="01161d22" officeooo:paragraph-rsid="01161d22"/>
    </style:style>
    <style:style style:name="P125" style:family="paragraph" style:parent-style-name="Text_20_body">
      <style:text-properties officeooo:rsid="0102246d" officeooo:paragraph-rsid="01161d22"/>
    </style:style>
    <style:style style:name="P126" style:family="paragraph" style:parent-style-name="Text_20_body">
      <style:text-properties officeooo:paragraph-rsid="011fa8d3"/>
    </style:style>
    <style:style style:name="P127" style:family="paragraph" style:parent-style-name="Text_20_body">
      <style:text-properties officeooo:rsid="0120e668" officeooo:paragraph-rsid="0120e668"/>
    </style:style>
    <style:style style:name="P128" style:family="paragraph" style:parent-style-name="Text_20_body">
      <style:text-properties officeooo:rsid="01237b8d" officeooo:paragraph-rsid="01237b8d"/>
    </style:style>
    <style:style style:name="P129" style:family="paragraph" style:parent-style-name="Text_20_body">
      <style:text-properties officeooo:paragraph-rsid="01342b6f"/>
    </style:style>
    <style:style style:name="P130" style:family="paragraph" style:parent-style-name="Text_20_body">
      <style:text-properties officeooo:rsid="01342b6f" officeooo:paragraph-rsid="01342b6f"/>
    </style:style>
    <style:style style:name="P131" style:family="paragraph" style:parent-style-name="Text_20_body">
      <style:text-properties officeooo:paragraph-rsid="0151b576"/>
    </style:style>
    <style:style style:name="P132" style:family="paragraph" style:parent-style-name="Text_20_body">
      <style:text-properties fo:color="#000096" fo:font-size="10pt" officeooo:paragraph-rsid="0151b576" style:font-size-asian="10pt" style:font-size-complex="10pt"/>
    </style:style>
    <style:style style:name="P133" style:family="paragraph" style:parent-style-name="Text_20_body">
      <style:text-properties officeooo:rsid="015d5f72" officeooo:paragraph-rsid="015d5f72"/>
    </style:style>
    <style:style style:name="P134" style:family="paragraph" style:parent-style-name="Text_20_body">
      <style:text-properties officeooo:rsid="015d88d2" officeooo:paragraph-rsid="015d88d2"/>
    </style:style>
    <style:style style:name="P135" style:family="paragraph" style:parent-style-name="Text_20_body">
      <style:text-properties officeooo:rsid="0163a653" officeooo:paragraph-rsid="0163a653"/>
    </style:style>
    <style:style style:name="P136" style:family="paragraph" style:parent-style-name="Text_20_body">
      <style:text-properties officeooo:rsid="0160c547" officeooo:paragraph-rsid="0163a653"/>
    </style:style>
    <style:style style:name="P137" style:family="paragraph" style:parent-style-name="Text_20_body">
      <style:text-properties officeooo:rsid="00e9df8e" officeooo:paragraph-rsid="0163a653"/>
    </style:style>
    <style:style style:name="P138" style:family="paragraph" style:parent-style-name="Text_20_body">
      <style:text-properties officeooo:rsid="00ec98d5" officeooo:paragraph-rsid="0163a653"/>
    </style:style>
    <style:style style:name="P139" style:family="paragraph" style:parent-style-name="Text_20_body">
      <style:text-properties officeooo:rsid="00ec98d5" officeooo:paragraph-rsid="016838ed"/>
    </style:style>
    <style:style style:name="P140" style:family="paragraph" style:parent-style-name="Text_20_body">
      <style:text-properties fo:font-style="normal" officeooo:rsid="00ec98d5" officeooo:paragraph-rsid="0163a653" style:font-style-asian="normal" style:font-style-complex="normal"/>
    </style:style>
    <style:style style:name="P141" style:family="paragraph" style:parent-style-name="Text_20_body">
      <style:text-properties officeooo:rsid="0167764b" officeooo:paragraph-rsid="0167764b"/>
    </style:style>
    <style:style style:name="P142" style:family="paragraph" style:parent-style-name="Text_20_body">
      <style:text-properties officeooo:paragraph-rsid="0174d371"/>
    </style:style>
    <style:style style:name="P143" style:family="paragraph" style:parent-style-name="Text_20_body">
      <style:text-properties officeooo:paragraph-rsid="014c4ad0"/>
    </style:style>
    <style:style style:name="P144" style:family="paragraph" style:parent-style-name="Text_20_body">
      <style:text-properties officeooo:rsid="0106b475" officeooo:paragraph-rsid="017a31ed"/>
    </style:style>
    <style:style style:name="P145" style:family="paragraph" style:parent-style-name="Text_20_body">
      <style:text-properties officeooo:rsid="0106b475" officeooo:paragraph-rsid="017ad49a"/>
    </style:style>
    <style:style style:name="P146" style:family="paragraph" style:parent-style-name="Text_20_body">
      <style:text-properties officeooo:rsid="0123a78d" officeooo:paragraph-rsid="0123a78d"/>
    </style:style>
    <style:style style:name="P147" style:family="paragraph" style:parent-style-name="Text_20_body">
      <style:text-properties officeooo:rsid="018431b4" officeooo:paragraph-rsid="018431b4"/>
    </style:style>
    <style:style style:name="P148" style:family="paragraph" style:parent-style-name="Text_20_body">
      <style:text-properties officeooo:rsid="018ca5e2" officeooo:paragraph-rsid="0191f687"/>
    </style:style>
    <style:style style:name="P149" style:family="paragraph" style:parent-style-name="Text_20_body">
      <style:text-properties officeooo:rsid="018ca5e2" officeooo:paragraph-rsid="0194bb87"/>
    </style:style>
    <style:style style:name="P150"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51"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52" style:family="paragraph" style:parent-style-name="Text_20_body">
      <style:text-properties officeooo:rsid="01951fcb" officeooo:paragraph-rsid="01951fcb"/>
    </style:style>
    <style:style style:name="P153" style:family="paragraph" style:parent-style-name="Text_20_body">
      <style:text-properties officeooo:rsid="01b108e5" officeooo:paragraph-rsid="01b108e5"/>
    </style:style>
    <style:style style:name="P154" style:family="paragraph" style:parent-style-name="Chapter_20_Title">
      <style:paragraph-properties fo:break-before="page"/>
    </style:style>
    <style:style style:name="P155"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7" style:family="paragraph" style:parent-style-name="Chapter_20_Title">
      <style:paragraph-properties fo:break-before="page"/>
      <style:text-properties officeooo:rsid="01237b8d" officeooo:paragraph-rsid="01237b8d"/>
    </style:style>
    <style:style style:name="P158" style:family="paragraph" style:parent-style-name="Chapter_20_Title">
      <style:paragraph-properties fo:break-before="page"/>
      <style:text-properties officeooo:rsid="018aff17" officeooo:paragraph-rsid="018aff17"/>
    </style:style>
    <style:style style:name="P159" style:family="paragraph" style:parent-style-name="Text_20_body">
      <style:paragraph-properties fo:break-before="page"/>
    </style:style>
    <style:style style:name="P160" style:family="paragraph" style:parent-style-name="Text_20_body">
      <style:paragraph-properties fo:text-align="center" style:justify-single-word="false" fo:break-before="page"/>
    </style:style>
    <style:style style:name="P161" style:family="paragraph" style:parent-style-name="Text_20_body">
      <style:paragraph-properties fo:text-align="start" style:justify-single-word="false" fo:break-before="page"/>
      <style:text-properties officeooo:rsid="007bc374" officeooo:paragraph-rsid="007bc374"/>
    </style:style>
    <style:style style:name="P162" style:family="paragraph" style:parent-style-name="Text_20_body">
      <style:paragraph-properties fo:break-before="page"/>
      <style:text-properties officeooo:paragraph-rsid="003c0bc1"/>
    </style:style>
    <style:style style:name="P163"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4" style:family="paragraph" style:parent-style-name="Text_20_body">
      <style:paragraph-properties fo:break-before="page"/>
      <style:text-properties officeooo:paragraph-rsid="0030249c"/>
    </style:style>
    <style:style style:name="P165" style:family="paragraph" style:parent-style-name="Standard">
      <style:paragraph-properties fo:break-before="page"/>
    </style:style>
    <style:style style:name="P166" style:family="paragraph" style:parent-style-name="Subtitle">
      <style:paragraph-properties fo:break-before="page"/>
    </style:style>
    <style:style style:name="P167" style:family="paragraph" style:parent-style-name="Chapter_20_Title">
      <style:text-properties style:font-name="Arial Narrow" fo:font-size="16pt" officeooo:rsid="002161ab" style:font-size-asian="16pt" style:font-size-complex="16pt"/>
    </style:style>
    <style:style style:name="P16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9" style:family="paragraph" style:parent-style-name="Chapter_20_Title">
      <style:text-properties style:font-name="Arial Narrow" fo:font-size="22pt" fo:font-weight="bold" style:font-size-asian="22pt" style:font-weight-asian="bold" style:font-size-complex="22pt" style:font-weight-complex="bold"/>
    </style:style>
    <style:style style:name="P170"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71" style:family="paragraph" style:parent-style-name="Chapter_20_Title">
      <style:text-properties style:font-name="Arial Narrow" fo:font-size="12pt" style:font-size-asian="12pt" style:font-size-complex="12pt"/>
    </style:style>
    <style:style style:name="P172" style:family="paragraph" style:parent-style-name="Chapter_20_Title">
      <style:text-properties officeooo:rsid="01237b8d" officeooo:paragraph-rsid="01237b8d"/>
    </style:style>
    <style:style style:name="P173" style:family="paragraph" style:parent-style-name="Subtitle">
      <style:text-properties style:font-name="Arial Narrow" fo:font-size="12pt" style:text-underline-style="none" officeooo:rsid="002161ab" style:font-size-asian="12pt" style:font-size-complex="12pt"/>
    </style:style>
    <style:style style:name="P174" style:family="paragraph" style:parent-style-name="Subtitle">
      <style:text-properties style:font-name="Arial Narrow" fo:font-size="12pt" officeooo:rsid="002161ab" style:font-size-asian="12pt" style:font-size-complex="12pt"/>
    </style:style>
    <style:style style:name="P175" style:family="paragraph" style:parent-style-name="Subtitle">
      <style:text-properties style:font-name="Arial Narrow" fo:font-size="16pt" style:text-underline-style="none" officeooo:rsid="002161ab" style:font-size-asian="16pt" style:font-size-complex="16pt"/>
    </style:style>
    <style:style style:name="P176" style:family="paragraph" style:parent-style-name="Subtitle">
      <style:text-properties style:font-name="Arial Narrow" fo:font-size="16pt" officeooo:rsid="002161ab" style:font-size-asian="16pt" style:font-size-complex="16pt"/>
    </style:style>
    <style:style style:name="P177"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8" style:family="paragraph" style:parent-style-name="Subtitle">
      <style:text-properties officeooo:paragraph-rsid="003d3d3a"/>
    </style:style>
    <style:style style:name="P179" style:family="paragraph" style:parent-style-name="Subtitle">
      <style:text-properties officeooo:paragraph-rsid="008a110c"/>
    </style:style>
    <style:style style:name="P180" style:family="paragraph" style:parent-style-name="Subtitle">
      <style:text-properties officeooo:rsid="00e1941f" officeooo:paragraph-rsid="015d5f72"/>
    </style:style>
    <style:style style:name="P181" style:family="paragraph" style:parent-style-name="Subtitle">
      <style:text-properties officeooo:rsid="015d88d2" officeooo:paragraph-rsid="015d88d2"/>
    </style:style>
    <style:style style:name="P182" style:family="paragraph" style:parent-style-name="Subtitle">
      <style:text-properties officeooo:rsid="0163a653" officeooo:paragraph-rsid="0163a653"/>
    </style:style>
    <style:style style:name="P183"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4"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85"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6" style:family="paragraph" style:parent-style-name="Standard">
      <style:paragraph-properties fo:text-align="center" style:justify-single-word="false"/>
      <style:text-properties style:font-name="Arial Narrow" fo:font-size="11.6000003814697pt" officeooo:paragraph-rsid="011787a3"/>
    </style:style>
    <style:style style:name="P187" style:family="paragraph" style:parent-style-name="Standard">
      <style:text-properties style:font-name="Arial Narrow" fo:font-size="12pt" style:font-size-asian="12pt" style:font-size-complex="12pt"/>
    </style:style>
    <style:style style:name="P188" style:family="paragraph" style:parent-style-name="Standard">
      <style:text-properties fo:font-size="8pt" officeooo:paragraph-rsid="008d3407" style:font-size-asian="8pt" style:font-size-complex="8pt"/>
    </style:style>
    <style:style style:name="P189" style:family="paragraph" style:parent-style-name="Standard">
      <style:paragraph-properties fo:text-align="start" style:justify-single-word="false"/>
      <style:text-properties fo:font-size="8pt" officeooo:paragraph-rsid="00ac4dff" style:font-size-asian="8pt" style:font-size-complex="8pt"/>
    </style:style>
    <style:style style:name="P190" style:family="paragraph" style:parent-style-name="Standard">
      <style:text-properties fo:font-size="8pt" officeooo:paragraph-rsid="00afa246" style:font-size-asian="8pt" style:font-size-complex="8pt"/>
    </style:style>
    <style:style style:name="P191"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2" style:family="paragraph" style:parent-style-name="Standard">
      <style:paragraph-properties fo:text-align="start" style:justify-single-word="false"/>
      <style:text-properties fo:color="#000000" fo:font-size="8pt" officeooo:paragraph-rsid="0156d3cf" style:font-size-asian="8pt" style:font-size-complex="8pt"/>
    </style:style>
    <style:style style:name="P193" style:family="paragraph" style:parent-style-name="Standard">
      <style:text-properties fo:color="#000000" fo:font-size="8pt" officeooo:paragraph-rsid="008d3407" style:font-size-asian="8pt" style:font-size-complex="8pt"/>
    </style:style>
    <style:style style:name="P194" style:family="paragraph" style:parent-style-name="Standard">
      <style:text-properties fo:color="#000000" fo:font-size="8pt" officeooo:paragraph-rsid="011aaa8b" style:font-size-asian="8pt" style:font-size-complex="8pt"/>
    </style:style>
    <style:style style:name="P195" style:family="paragraph" style:parent-style-name="Standard">
      <style:text-properties fo:color="#000000" fo:font-size="8pt" officeooo:paragraph-rsid="014e46bb" style:font-size-asian="8pt" style:font-size-complex="8pt"/>
    </style:style>
    <style:style style:name="P196" style:family="paragraph" style:parent-style-name="Standard">
      <style:text-properties officeooo:rsid="00e1941f" officeooo:paragraph-rsid="00e1941f"/>
    </style:style>
    <style:style style:name="P197" style:family="paragraph" style:parent-style-name="Standard">
      <style:text-properties officeooo:rsid="00e50d87" officeooo:paragraph-rsid="00e50d87"/>
    </style:style>
    <style:style style:name="P198" style:family="paragraph" style:parent-style-name="Standard">
      <style:text-properties officeooo:rsid="00f0dd98" officeooo:paragraph-rsid="00f0dd98"/>
    </style:style>
    <style:style style:name="P199" style:family="paragraph" style:parent-style-name="Standard">
      <style:text-properties officeooo:rsid="00fd8b8e" officeooo:paragraph-rsid="00fd8b8e"/>
    </style:style>
    <style:style style:name="P200" style:family="paragraph" style:parent-style-name="Standard">
      <style:text-properties officeooo:rsid="01124cf8" officeooo:paragraph-rsid="01124cf8"/>
    </style:style>
    <style:style style:name="P201"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0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3"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6"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7"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9"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1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11"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12"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13" style:family="paragraph" style:parent-style-name="Footnote">
      <style:text-properties officeooo:paragraph-rsid="003453e9"/>
    </style:style>
    <style:style style:name="P214" style:family="paragraph" style:parent-style-name="Footnote">
      <style:text-properties officeooo:rsid="0101f6dd" officeooo:paragraph-rsid="0101f6dd"/>
    </style:style>
    <style:style style:name="P215" style:family="paragraph" style:parent-style-name="Footnote">
      <style:text-properties officeooo:rsid="0101fa2e" officeooo:paragraph-rsid="0101fa2e"/>
    </style:style>
    <style:style style:name="P216" style:family="paragraph" style:parent-style-name="Footnote">
      <style:text-properties officeooo:rsid="01040e3d" officeooo:paragraph-rsid="01040e3d"/>
    </style:style>
    <style:style style:name="P217" style:family="paragraph" style:parent-style-name="Footnote">
      <style:text-properties officeooo:rsid="010809c9" officeooo:paragraph-rsid="010809c9"/>
    </style:style>
    <style:style style:name="P218" style:family="paragraph" style:parent-style-name="Footnote">
      <style:text-properties officeooo:rsid="010b591d" officeooo:paragraph-rsid="010b591d"/>
    </style:style>
    <style:style style:name="P219" style:family="paragraph" style:parent-style-name="Footnote">
      <style:text-properties officeooo:rsid="01147964" officeooo:paragraph-rsid="01147964"/>
    </style:style>
    <style:style style:name="P220" style:family="paragraph" style:parent-style-name="Footnote">
      <style:text-properties officeooo:rsid="00e9df8e" officeooo:paragraph-rsid="00ec98d5"/>
    </style:style>
    <style:style style:name="P221" style:family="paragraph" style:parent-style-name="Footnote">
      <style:text-properties officeooo:rsid="00ebcc9c" officeooo:paragraph-rsid="00ebcc9c"/>
    </style:style>
    <style:style style:name="P222" style:family="paragraph" style:parent-style-name="Footnote">
      <style:text-properties officeooo:rsid="00ec98d5" officeooo:paragraph-rsid="00ec98d5"/>
    </style:style>
    <style:style style:name="P223" style:family="paragraph" style:parent-style-name="Footnote">
      <style:text-properties officeooo:rsid="00edf547" officeooo:paragraph-rsid="00edf547"/>
    </style:style>
    <style:style style:name="P224" style:family="paragraph" style:parent-style-name="Footnote">
      <style:text-properties officeooo:rsid="0163a653" officeooo:paragraph-rsid="0163a653"/>
    </style:style>
    <style:style style:name="P225" style:family="paragraph" style:parent-style-name="Footnote">
      <style:text-properties officeooo:rsid="0165a59e" officeooo:paragraph-rsid="0165a59e"/>
    </style:style>
    <style:style style:name="P226" style:family="paragraph" style:parent-style-name="Footnote">
      <style:text-properties officeooo:rsid="0166da98" officeooo:paragraph-rsid="0166da98"/>
    </style:style>
    <style:style style:name="P227" style:family="paragraph" style:parent-style-name="Footnote">
      <style:text-properties officeooo:rsid="01673c88" officeooo:paragraph-rsid="01673c88"/>
    </style:style>
    <style:style style:name="P228" style:family="paragraph" style:parent-style-name="Footnote">
      <style:text-properties officeooo:rsid="0167764b" officeooo:paragraph-rsid="0167764b"/>
    </style:style>
    <style:style style:name="P229" style:family="paragraph" style:parent-style-name="Footnote">
      <style:text-properties officeooo:rsid="0172543b" officeooo:paragraph-rsid="0172543b"/>
    </style:style>
    <style:style style:name="P230" style:family="paragraph" style:parent-style-name="Title">
      <style:text-properties style:font-name="Arial Narrow" fo:font-size="16.6000003814697pt" fo:font-weight="bold" style:font-weight-asian="bold" style:font-weight-complex="bold"/>
    </style:style>
    <style:style style:name="P231" style:family="paragraph" style:parent-style-name="Title">
      <style:text-properties style:font-name="Arial Narrow" fo:font-size="22pt" fo:font-weight="bold" style:font-size-asian="22pt" style:font-weight-asian="bold" style:font-size-complex="22pt" style:font-weight-complex="bold"/>
    </style:style>
    <style:style style:name="P232" style:family="paragraph" style:parent-style-name="author">
      <style:text-properties style:font-name="Arial Narrow" fo:font-weight="bold" style:font-weight-asian="bold" style:font-weight-complex="bold"/>
    </style:style>
    <style:style style:name="P233" style:family="paragraph" style:parent-style-name="author">
      <style:text-properties style:font-name="Arial Narrow" fo:font-size="11.6000003814697pt"/>
    </style:style>
    <style:style style:name="P234" style:family="paragraph" style:parent-style-name="date">
      <style:text-properties style:font-name="Arial Narrow" fo:font-weight="bold" style:font-weight-asian="bold" style:font-weight-complex="bold"/>
    </style:style>
    <style:style style:name="P235"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36" style:family="paragraph" style:parent-style-name="Table_20_Heading">
      <style:text-properties officeooo:rsid="00389357" officeooo:paragraph-rsid="00389357"/>
    </style:style>
    <style:style style:name="P237" style:family="paragraph" style:parent-style-name="Table_20_Heading">
      <style:text-properties officeooo:rsid="00389357" officeooo:paragraph-rsid="00393886"/>
    </style:style>
    <style:style style:name="P238" style:family="paragraph" style:parent-style-name="Table_20_Heading">
      <style:text-properties fo:font-size="8pt" officeooo:rsid="008b6d85" officeooo:paragraph-rsid="008b6d85" style:font-size-asian="8pt" style:font-size-complex="8pt"/>
    </style:style>
    <style:style style:name="P239" style:family="paragraph" style:parent-style-name="Table_20_Heading">
      <style:text-properties fo:font-size="8pt" officeooo:rsid="008b6d85" officeooo:paragraph-rsid="008d3407" style:font-size-asian="8pt" style:font-size-complex="8pt"/>
    </style:style>
    <style:style style:name="P240" style:family="paragraph" style:parent-style-name="Table_20_Heading">
      <style:text-properties fo:font-size="8pt" officeooo:rsid="008b6d85" officeooo:paragraph-rsid="011aaa8b" style:font-size-asian="8pt" style:font-size-complex="8pt"/>
    </style:style>
    <style:style style:name="P241" style:family="paragraph" style:parent-style-name="Table_20_Heading">
      <style:text-properties fo:font-size="8pt" officeooo:rsid="008b6d85" officeooo:paragraph-rsid="0156d3cf" style:font-size-asian="8pt" style:font-size-complex="8pt"/>
    </style:style>
    <style:style style:name="P242" style:family="paragraph" style:parent-style-name="Table_20_Contents">
      <style:text-properties fo:font-size="8pt" officeooo:paragraph-rsid="008d3407" style:font-size-asian="8pt" style:font-size-complex="8pt"/>
    </style:style>
    <style:style style:name="P243"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44"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45"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46"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47"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48"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9"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50"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51"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52"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53"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54"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55"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56"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57"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58"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9" style:family="paragraph" style:parent-style-name="Table_20_Contents">
      <style:paragraph-properties fo:text-align="start" style:justify-single-word="false"/>
      <style:text-properties fo:font-size="8pt" officeooo:paragraph-rsid="008d3407" style:font-size-asian="8pt" style:font-size-complex="8pt"/>
    </style:style>
    <style:style style:name="P260"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61"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62"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63"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64"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65"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66" style:family="paragraph" style:parent-style-name="Table_20_Contents">
      <style:text-properties fo:font-size="8pt" officeooo:rsid="00b15290" officeooo:paragraph-rsid="00b15290" style:font-size-asian="8pt" style:font-size-complex="8pt"/>
    </style:style>
    <style:style style:name="P267"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68"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9"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70"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71"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72"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73"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74"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75"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76"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77"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78"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9"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80"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81" style:family="paragraph" style:parent-style-name="Table_20_Contents">
      <style:text-properties fo:font-size="8pt" officeooo:rsid="00d62a15" officeooo:paragraph-rsid="00d62a15" style:font-size-asian="8pt" style:font-size-complex="8pt"/>
    </style:style>
    <style:style style:name="P282"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83"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84"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85"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86"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87"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88"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9"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90"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91"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292"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93" style:family="paragraph" style:parent-style-name="Table_20_Contents">
      <style:text-properties officeooo:rsid="01342b6f" officeooo:paragraph-rsid="01342b6f"/>
    </style:style>
    <style:style style:name="P294"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95" style:family="paragraph" style:parent-style-name="Table_20_Contents">
      <style:text-properties officeooo:rsid="013d4bd9" officeooo:paragraph-rsid="013d4bd9"/>
    </style:style>
    <style:style style:name="P296" style:family="paragraph" style:parent-style-name="Table_20_Contents">
      <style:text-properties officeooo:rsid="014084c7" officeooo:paragraph-rsid="014084c7"/>
    </style:style>
    <style:style style:name="P297" style:family="paragraph" style:parent-style-name="PcTName">
      <style:text-properties fo:font-style="italic" style:font-style-asian="italic" style:font-style-complex="italic"/>
    </style:style>
    <style:style style:name="P298" style:family="paragraph" style:parent-style-name="PcTName">
      <style:text-properties fo:font-style="italic" fo:font-weight="bold" style:font-style-asian="italic" style:font-weight-asian="bold" style:font-style-complex="italic" style:font-weight-complex="bold"/>
    </style:style>
    <style:style style:name="P299" style:family="paragraph" style:parent-style-name="PcTName">
      <style:text-properties officeooo:paragraph-rsid="011aaa8b"/>
    </style:style>
    <style:style style:name="P300" style:family="paragraph" style:parent-style-name="PcTName">
      <style:text-properties officeooo:paragraph-rsid="0156d3cf"/>
    </style:style>
    <style:style style:name="P301" style:family="paragraph" style:parent-style-name="GlosssaryEntry">
      <style:text-properties fo:font-weight="bold" style:font-weight-asian="bold" style:font-weight-complex="bold"/>
    </style:style>
    <style:style style:name="P302" style:family="paragraph" style:parent-style-name="First-line-indent">
      <style:paragraph-properties fo:text-align="center" style:justify-single-word="false"/>
      <style:text-properties style:font-name="Arial Narrow"/>
    </style:style>
    <style:style style:name="P303" style:family="paragraph" style:parent-style-name="First-line-indent">
      <style:paragraph-properties fo:text-align="center" style:justify-single-word="false"/>
      <style:text-properties style:font-name="Arial Narrow" fo:font-size="10pt" style:font-size-asian="8.75pt" style:font-size-complex="10pt"/>
    </style:style>
    <style:style style:name="P304" style:family="paragraph" style:parent-style-name="First-line-indent">
      <style:paragraph-properties fo:text-align="center" style:justify-single-word="false"/>
      <style:text-properties officeooo:paragraph-rsid="012d4a4e"/>
    </style:style>
    <style:style style:name="P305"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6"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307"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8" style:family="paragraph" style:parent-style-name="Text_20_body" style:list-style-name="L1"/>
    <style:style style:name="P309" style:family="paragraph" style:parent-style-name="Text_20_body" style:list-style-name="L46"/>
    <style:style style:name="P310" style:family="paragraph" style:parent-style-name="Text_20_body" style:list-style-name="L47"/>
    <style:style style:name="P311" style:family="paragraph" style:parent-style-name="Text_20_body" style:list-style-name="L48"/>
    <style:style style:name="P312" style:family="paragraph" style:parent-style-name="Text_20_body" style:list-style-name="L1">
      <style:text-properties officeooo:rsid="00339d4e" officeooo:paragraph-rsid="00339d4e"/>
    </style:style>
    <style:style style:name="P313" style:family="paragraph" style:parent-style-name="Text_20_body" style:list-style-name="L49"/>
    <style:style style:name="P314" style:family="paragraph" style:parent-style-name="Text_20_body" style:list-style-name="L50"/>
    <style:style style:name="P315" style:family="paragraph" style:parent-style-name="Text_20_body" style:list-style-name="L51">
      <style:paragraph-properties fo:text-align="start" style:justify-single-word="false"/>
      <style:text-properties fo:color="#000000" officeooo:paragraph-rsid="0054a3f9"/>
    </style:style>
    <style:style style:name="P316" style:family="paragraph" style:parent-style-name="Text_20_body">
      <style:text-properties officeooo:paragraph-rsid="01ba6573"/>
    </style:style>
    <style:style style:name="P317" style:family="paragraph" style:parent-style-name="Text_20_body">
      <style:text-properties officeooo:rsid="01c02c6c" officeooo:paragraph-rsid="01c02c6c"/>
    </style:style>
    <style:style style:name="P318"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19"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20"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21" style:family="paragraph" style:parent-style-name="Contents_20_Heading" style:master-page-name="Standard">
      <style:paragraph-properties style:page-number="1" fo:break-before="page"/>
    </style:style>
    <style:style style:name="P322" style:family="paragraph" style:parent-style-name="Contents_20_2">
      <style:paragraph-properties>
        <style:tab-stops>
          <style:tab-stop style:position="6.5in" style:type="right" style:leader-style="dotted" style:leader-text="."/>
        </style:tab-stops>
      </style:paragraph-properties>
    </style:style>
    <style:style style:name="P323" style:family="paragraph" style:parent-style-name="Contents_20_1">
      <style:paragraph-properties>
        <style:tab-stops>
          <style:tab-stop style:position="6.5in" style:type="right" style:leader-style="dotted" style:leader-text="."/>
        </style:tab-stops>
      </style:paragraph-properties>
    </style:style>
    <style:style style:name="P324" style:family="paragraph" style:parent-style-name="Contents_20_3">
      <style:paragraph-properties>
        <style:tab-stops>
          <style:tab-stop style:position="6.5in" style:type="right" style:leader-style="dotted" style:leader-text="."/>
        </style:tab-stops>
      </style:paragraph-properties>
    </style:style>
    <style:style style:name="P3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102246d" style:font-style-asian="italic" style:font-weight-asian="bold" style:font-style-complex="italic" style:font-weight-complex="bold"/>
    </style:style>
    <style:style style:name="T14" style:family="text">
      <style:text-properties fo:font-style="italic" fo:font-weight="bold" officeooo:rsid="0121a092"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variant="normal" fo:text-transform="none" fo:color="#000000" fo:font-size="14pt" fo:letter-spacing="normal" style:font-size-asian="14pt" style:font-size-complex="14pt"/>
    </style:style>
    <style:style style:name="T17" style:family="text">
      <style:text-properties fo:font-variant="normal" fo:text-transform="none" fo:color="#000000" fo:font-size="14pt" fo:letter-spacing="normal" fo:font-style="normal" fo:font-weight="normal" style:font-size-asian="14pt" style:font-size-complex="14pt"/>
    </style:style>
    <style:style style:name="T18"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9"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0"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1"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2"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3" style:family="text">
      <style:text-properties fo:font-size="8pt" style:font-size-asian="8pt" style:font-size-complex="8pt"/>
    </style:style>
    <style:style style:name="T24" style:family="text">
      <style:text-properti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fo:font-size="8pt" fo:font-style="italic" style:font-size-asian="8pt" style:font-style-asian="italic" style:font-size-complex="8pt" style:font-style-complex="italic"/>
    </style:style>
    <style:style style:name="T26" style:family="text">
      <style:text-properties officeooo:rsid="00339d4e"/>
    </style:style>
    <style:style style:name="T27" style:family="text">
      <style:text-properties officeooo:rsid="003453e9"/>
    </style:style>
    <style:style style:name="T28" style:family="text">
      <style:text-properties officeooo:rsid="00389357"/>
    </style:style>
    <style:style style:name="T29" style:family="text">
      <style:text-properties officeooo:rsid="003c0bc1"/>
    </style:style>
    <style:style style:name="T30" style:family="text">
      <style:text-properties officeooo:rsid="003d3d3a"/>
    </style:style>
    <style:style style:name="T31" style:family="text">
      <style:text-properties fo:color="#000000"/>
    </style:style>
    <style:style style:name="T32" style:family="text">
      <style:text-properties fo:color="#000000" fo:font-style="italic" style:font-style-asian="italic" style:font-style-complex="italic"/>
    </style:style>
    <style:style style:name="T33" style:family="text">
      <style:text-properties fo:color="#000000" fo:font-style="italic" officeooo:rsid="0070f619" style:font-style-asian="italic" style:font-style-complex="italic"/>
    </style:style>
    <style:style style:name="T34" style:family="text">
      <style:text-properties fo:color="#000000" fo:font-style="italic" officeooo:rsid="01ad4998" style:font-style-asian="italic" style:font-style-complex="italic"/>
    </style:style>
    <style:style style:name="T35" style:family="text">
      <style:text-properties fo:color="#000000" fo:font-style="italic" fo:font-weight="bold" style:font-style-asian="italic" style:font-weight-asian="bold" style:font-style-complex="italic" style:font-weight-complex="bold"/>
    </style:style>
    <style:style style:name="T36" style:family="text">
      <style:text-properties fo:color="#000000" officeooo:rsid="004e5a59"/>
    </style:style>
    <style:style style:name="T37" style:family="text">
      <style:text-properties fo:color="#000000" officeooo:rsid="004f2437"/>
    </style:style>
    <style:style style:name="T38" style:family="text">
      <style:text-properties fo:color="#000000" officeooo:rsid="00511dbe"/>
    </style:style>
    <style:style style:name="T39" style:family="text">
      <style:text-properties fo:color="#000000" officeooo:rsid="00516cf7"/>
    </style:style>
    <style:style style:name="T40" style:family="text">
      <style:text-properties fo:color="#000000" officeooo:rsid="005225dc"/>
    </style:style>
    <style:style style:name="T41" style:family="text">
      <style:text-properties fo:color="#000000" officeooo:rsid="0054a3f9"/>
    </style:style>
    <style:style style:name="T42" style:family="text">
      <style:text-properties fo:color="#000000" officeooo:rsid="0057d480"/>
    </style:style>
    <style:style style:name="T43" style:family="text">
      <style:text-properties fo:color="#000000" officeooo:rsid="005a4cba"/>
    </style:style>
    <style:style style:name="T44" style:family="text">
      <style:text-properties fo:color="#000000" officeooo:rsid="006a17cf"/>
    </style:style>
    <style:style style:name="T45" style:family="text">
      <style:text-properties fo:color="#000000" fo:font-weight="bold" style:font-weight-asian="bold" style:font-weight-complex="bold"/>
    </style:style>
    <style:style style:name="T46" style:family="text">
      <style:text-properties fo:color="#000000" officeooo:rsid="007087ad"/>
    </style:style>
    <style:style style:name="T47" style:family="text">
      <style:text-properties fo:color="#000000" officeooo:rsid="0070f619"/>
    </style:style>
    <style:style style:name="T48" style:family="text">
      <style:text-properties fo:color="#000000" officeooo:rsid="00832442"/>
    </style:style>
    <style:style style:name="T49" style:family="text">
      <style:text-properties fo:color="#000000" officeooo:rsid="00952750"/>
    </style:style>
    <style:style style:name="T50" style:family="text">
      <style:text-properties fo:color="#000000" officeooo:rsid="009b7c9b"/>
    </style:style>
    <style:style style:name="T51" style:family="text">
      <style:text-properties fo:color="#000000" officeooo:rsid="00aac79c"/>
    </style:style>
    <style:style style:name="T52" style:family="text">
      <style:text-properties fo:color="#000000" officeooo:rsid="00ac4dff"/>
    </style:style>
    <style:style style:name="T53" style:family="text">
      <style:text-properties fo:color="#000000" officeooo:rsid="00ace723"/>
    </style:style>
    <style:style style:name="T54" style:family="text">
      <style:text-properties fo:color="#000000" officeooo:rsid="00afa246"/>
    </style:style>
    <style:style style:name="T55" style:family="text">
      <style:text-properties fo:color="#000000" officeooo:rsid="00b4c0b0"/>
    </style:style>
    <style:style style:name="T56" style:family="text">
      <style:text-properties fo:color="#000000" officeooo:rsid="00ca391b"/>
    </style:style>
    <style:style style:name="T57" style:family="text">
      <style:text-properties fo:color="#000000" officeooo:rsid="011933ba"/>
    </style:style>
    <style:style style:name="T58" style:family="text">
      <style:text-properties fo:color="#000000" officeooo:rsid="011a0d43"/>
    </style:style>
    <style:style style:name="T59" style:family="text">
      <style:text-properties fo:color="#000000" officeooo:rsid="011ad66c"/>
    </style:style>
    <style:style style:name="T60" style:family="text">
      <style:text-properties fo:color="#000000" officeooo:rsid="0151b576"/>
    </style:style>
    <style:style style:name="T61" style:family="text">
      <style:text-properties fo:color="#000000" fo:font-size="8pt" style:font-size-asian="8pt" style:font-size-complex="8pt"/>
    </style:style>
    <style:style style:name="T62" style:family="text">
      <style:text-properties fo:color="#000000" officeooo:rsid="01a64cf4"/>
    </style:style>
    <style:style style:name="T63" style:family="text">
      <style:text-properties fo:color="#000000" officeooo:rsid="01a81143"/>
    </style:style>
    <style:style style:name="T64" style:family="text">
      <style:text-properties fo:color="#000000" officeooo:rsid="01a91019"/>
    </style:style>
    <style:style style:name="T65" style:family="text">
      <style:text-properties officeooo:rsid="00457425"/>
    </style:style>
    <style:style style:name="T66" style:family="text">
      <style:text-properties fo:font-weight="bold" style:font-weight-asian="bold" style:font-weight-complex="bold"/>
    </style:style>
    <style:style style:name="T67" style:family="text">
      <style:text-properties fo:font-weight="bold" officeooo:rsid="00457425" style:font-weight-asian="bold" style:font-weight-complex="bold"/>
    </style:style>
    <style:style style:name="T68" style:family="text">
      <style:text-properties fo:font-weight="bold" officeooo:rsid="00496f95" style:font-weight-asian="bold" style:font-weight-complex="bold"/>
    </style:style>
    <style:style style:name="T69" style:family="text">
      <style:text-properties fo:font-weight="bold" officeooo:rsid="0047a81c" style:font-weight-asian="bold" style:font-weight-complex="bold"/>
    </style:style>
    <style:style style:name="T70" style:family="text">
      <style:text-properties fo:font-weight="bold" officeooo:rsid="004dcfc5" style:font-weight-asian="bold" style:font-weight-complex="bold"/>
    </style:style>
    <style:style style:name="T71" style:family="text">
      <style:text-properties fo:font-weight="bold" officeooo:rsid="004e0b07" style:font-weight-asian="bold" style:font-weight-complex="bold"/>
    </style:style>
    <style:style style:name="T72" style:family="text">
      <style:text-properties fo:font-weight="bold" officeooo:rsid="004f2437" style:font-weight-asian="bold" style:font-weight-complex="bold"/>
    </style:style>
    <style:style style:name="T73" style:family="text">
      <style:text-properties fo:font-weight="bold" officeooo:rsid="0051510c" style:font-weight-asian="bold" style:font-weight-complex="bold"/>
    </style:style>
    <style:style style:name="T74" style:family="text">
      <style:text-properties fo:font-weight="bold" officeooo:rsid="00516cf7" style:font-weight-asian="bold" style:font-weight-complex="bold"/>
    </style:style>
    <style:style style:name="T75" style:family="text">
      <style:text-properties fo:font-weight="bold" officeooo:rsid="00541015" style:font-weight-asian="bold" style:font-weight-complex="bold"/>
    </style:style>
    <style:style style:name="T76" style:family="text">
      <style:text-properties fo:font-weight="bold" officeooo:rsid="0054a3f9" style:font-weight-asian="bold" style:font-weight-complex="bold"/>
    </style:style>
    <style:style style:name="T77" style:family="text">
      <style:text-properties fo:font-weight="bold" officeooo:rsid="005535e2" style:font-weight-asian="bold" style:font-weight-complex="bold"/>
    </style:style>
    <style:style style:name="T78" style:family="text">
      <style:text-properties fo:font-weight="bold" officeooo:rsid="0057d480" style:font-weight-asian="bold" style:font-weight-complex="bold"/>
    </style:style>
    <style:style style:name="T79" style:family="text">
      <style:text-properties fo:font-weight="bold" officeooo:rsid="0058461c" style:font-weight-asian="bold" style:font-weight-complex="bold"/>
    </style:style>
    <style:style style:name="T80" style:family="text">
      <style:text-properties fo:font-weight="bold" officeooo:rsid="00586452" style:font-weight-asian="bold" style:font-weight-complex="bold"/>
    </style:style>
    <style:style style:name="T81" style:family="text">
      <style:text-properties fo:font-weight="bold" officeooo:rsid="005a4cba" style:font-weight-asian="bold" style:font-weight-complex="bold"/>
    </style:style>
    <style:style style:name="T82" style:family="text">
      <style:text-properties fo:font-weight="bold" officeooo:rsid="005ad9c1" style:font-weight-asian="bold" style:font-weight-complex="bold"/>
    </style:style>
    <style:style style:name="T83" style:family="text">
      <style:text-properties fo:font-weight="bold" officeooo:rsid="005aef87" style:font-weight-asian="bold" style:font-weight-complex="bold"/>
    </style:style>
    <style:style style:name="T84" style:family="text">
      <style:text-properties fo:font-weight="bold" officeooo:rsid="005bcf1b" style:font-weight-asian="bold" style:font-weight-complex="bold"/>
    </style:style>
    <style:style style:name="T85" style:family="text">
      <style:text-properties fo:font-weight="bold" officeooo:rsid="0061074f" style:font-weight-asian="bold" style:font-weight-complex="bold"/>
    </style:style>
    <style:style style:name="T86" style:family="text">
      <style:text-properties fo:font-weight="bold" officeooo:rsid="00619f9b" style:font-weight-asian="bold" style:font-weight-complex="bold"/>
    </style:style>
    <style:style style:name="T87" style:family="text">
      <style:text-properties fo:font-weight="bold" officeooo:rsid="00635e6f" style:font-weight-asian="bold" style:font-weight-complex="bold"/>
    </style:style>
    <style:style style:name="T88" style:family="text">
      <style:text-properties fo:font-weight="bold" officeooo:rsid="00657358" style:font-weight-asian="bold" style:font-weight-complex="bold"/>
    </style:style>
    <style:style style:name="T89" style:family="text">
      <style:text-properties fo:font-weight="bold" officeooo:rsid="0066a7e2" style:font-weight-asian="bold" style:font-weight-complex="bold"/>
    </style:style>
    <style:style style:name="T90" style:family="text">
      <style:text-properties fo:font-weight="bold" officeooo:rsid="00684bfd" style:font-weight-asian="bold" style:font-weight-complex="bold"/>
    </style:style>
    <style:style style:name="T91" style:family="text">
      <style:text-properties fo:font-weight="bold" officeooo:rsid="006b008a" style:font-weight-asian="bold" style:font-weight-complex="bold"/>
    </style:style>
    <style:style style:name="T92" style:family="text">
      <style:text-properties fo:font-weight="bold" officeooo:rsid="006d99bc" style:font-weight-asian="bold" style:font-weight-complex="bold"/>
    </style:style>
    <style:style style:name="T93" style:family="text">
      <style:text-properties fo:font-weight="bold" officeooo:rsid="006ea806" style:font-weight-asian="bold" style:font-weight-complex="bold"/>
    </style:style>
    <style:style style:name="T94" style:family="text">
      <style:text-properties fo:font-weight="bold" officeooo:rsid="006f5cac" style:font-weight-asian="bold" style:font-weight-complex="bold"/>
    </style:style>
    <style:style style:name="T95" style:family="text">
      <style:text-properties fo:font-weight="bold" officeooo:rsid="007087ad" style:font-weight-asian="bold" style:font-weight-complex="bold"/>
    </style:style>
    <style:style style:name="T96" style:family="text">
      <style:text-properties fo:font-weight="bold" officeooo:rsid="0070f619" style:font-weight-asian="bold" style:font-weight-complex="bold"/>
    </style:style>
    <style:style style:name="T97" style:family="text">
      <style:text-properties fo:font-weight="bold" officeooo:rsid="007219b0" style:font-weight-asian="bold" style:font-weight-complex="bold"/>
    </style:style>
    <style:style style:name="T98" style:family="text">
      <style:text-properties fo:font-weight="bold" officeooo:rsid="00728fe2" style:font-weight-asian="bold" style:font-weight-complex="bold"/>
    </style:style>
    <style:style style:name="T99" style:family="text">
      <style:text-properties fo:font-weight="bold" officeooo:rsid="007474b3" style:font-weight-asian="bold" style:font-weight-complex="bold"/>
    </style:style>
    <style:style style:name="T100" style:family="text">
      <style:text-properties fo:font-weight="bold" officeooo:rsid="0075343f" style:font-weight-asian="bold" style:font-weight-complex="bold"/>
    </style:style>
    <style:style style:name="T101" style:family="text">
      <style:text-properties fo:font-weight="bold" officeooo:rsid="0075bc9e" style:font-weight-asian="bold" style:font-weight-complex="bold"/>
    </style:style>
    <style:style style:name="T102" style:family="text">
      <style:text-properties fo:font-weight="bold" officeooo:rsid="00772531" style:font-weight-asian="bold" style:font-weight-complex="bold"/>
    </style:style>
    <style:style style:name="T103" style:family="text">
      <style:text-properties fo:font-weight="bold" officeooo:rsid="0078739a" style:font-weight-asian="bold" style:font-weight-complex="bold"/>
    </style:style>
    <style:style style:name="T104" style:family="text">
      <style:text-properties fo:font-weight="bold" officeooo:rsid="007bc374" style:font-weight-asian="bold" style:font-weight-complex="bold"/>
    </style:style>
    <style:style style:name="T105" style:family="text">
      <style:text-properties fo:font-weight="bold" officeooo:rsid="007dbbea" style:font-weight-asian="bold" style:font-weight-complex="bold"/>
    </style:style>
    <style:style style:name="T106" style:family="text">
      <style:text-properties fo:font-weight="bold" officeooo:rsid="00813c0a" style:font-weight-asian="bold" style:font-weight-complex="bold"/>
    </style:style>
    <style:style style:name="T107" style:family="text">
      <style:text-properties fo:font-weight="bold" officeooo:rsid="00832442" style:font-weight-asian="bold" style:font-weight-complex="bold"/>
    </style:style>
    <style:style style:name="T108" style:family="text">
      <style:text-properties fo:font-weight="bold" officeooo:rsid="008509cd" style:font-weight-asian="bold" style:font-weight-complex="bold"/>
    </style:style>
    <style:style style:name="T109" style:family="text">
      <style:text-properties fo:font-weight="bold" officeooo:rsid="00857a08" style:font-weight-asian="bold" style:font-weight-complex="bold"/>
    </style:style>
    <style:style style:name="T110" style:family="text">
      <style:text-properties fo:font-weight="bold" officeooo:rsid="011aaa8b" style:font-weight-asian="bold" style:font-weight-complex="bold"/>
    </style:style>
    <style:style style:name="T111" style:family="text">
      <style:text-properties officeooo:rsid="0047a81c"/>
    </style:style>
    <style:style style:name="T112" style:family="text">
      <style:text-properties officeooo:rsid="00496f95"/>
    </style:style>
    <style:style style:name="T113" style:family="text">
      <style:text-properties officeooo:rsid="004e5a59"/>
    </style:style>
    <style:style style:name="T114" style:family="text">
      <style:text-properties fo:font-weight="normal" style:font-weight-asian="normal" style:font-weight-complex="normal"/>
    </style:style>
    <style:style style:name="T115" style:family="text">
      <style:text-properties fo:font-weight="normal" officeooo:rsid="00457425" style:font-weight-asian="normal" style:font-weight-complex="normal"/>
    </style:style>
    <style:style style:name="T116" style:family="text">
      <style:text-properties fo:font-weight="normal" officeooo:rsid="00541015" style:font-weight-asian="normal" style:font-weight-complex="normal"/>
    </style:style>
    <style:style style:name="T117" style:family="text">
      <style:text-properties fo:font-weight="normal" officeooo:rsid="005d7ce6" style:font-weight-asian="normal" style:font-weight-complex="normal"/>
    </style:style>
    <style:style style:name="T118" style:family="text">
      <style:text-properties fo:font-weight="normal" officeooo:rsid="00657358" style:font-weight-asian="normal" style:font-weight-complex="normal"/>
    </style:style>
    <style:style style:name="T119" style:family="text">
      <style:text-properties fo:font-weight="normal" officeooo:rsid="0078739a" style:font-weight-asian="normal" style:font-weight-complex="normal"/>
    </style:style>
    <style:style style:name="T120" style:family="text">
      <style:text-properties fo:font-weight="normal" officeooo:rsid="00813c0a" style:font-weight-asian="normal" style:font-weight-complex="normal"/>
    </style:style>
    <style:style style:name="T121" style:family="text">
      <style:text-properties fo:font-weight="normal" officeooo:rsid="00857a08" style:font-weight-asian="normal" style:font-weight-complex="normal"/>
    </style:style>
    <style:style style:name="T122" style:family="text">
      <style:text-properties officeooo:rsid="0066a7e2"/>
    </style:style>
    <style:style style:name="T123" style:family="text">
      <style:text-properties officeooo:rsid="007bc374"/>
    </style:style>
    <style:style style:name="T124" style:family="text">
      <style:text-properties officeooo:rsid="00832442"/>
    </style:style>
    <style:style style:name="T125" style:family="text">
      <style:text-properties officeooo:rsid="008509cd"/>
    </style:style>
    <style:style style:name="T126" style:family="text">
      <style:text-properties officeooo:rsid="00882997"/>
    </style:style>
    <style:style style:name="T127" style:family="text">
      <style:text-properties officeooo:rsid="008b6903"/>
    </style:style>
    <style:style style:name="T128" style:family="text">
      <style:text-properties officeooo:rsid="00900579"/>
    </style:style>
    <style:style style:name="T129" style:family="text">
      <style:text-properties officeooo:rsid="0092d956"/>
    </style:style>
    <style:style style:name="T130" style:family="text">
      <style:text-properties officeooo:rsid="00935160"/>
    </style:style>
    <style:style style:name="T131" style:family="text">
      <style:text-properties officeooo:rsid="00a15274"/>
    </style:style>
    <style:style style:name="T132" style:family="text">
      <style:text-properties officeooo:rsid="00cd4f35"/>
    </style:style>
    <style:style style:name="T133" style:family="text">
      <style:text-properties officeooo:rsid="00e1941f"/>
    </style:style>
    <style:style style:name="T134" style:family="text">
      <style:text-properties officeooo:rsid="00e6e7d5"/>
    </style:style>
    <style:style style:name="T135" style:family="text">
      <style:text-properties officeooo:rsid="00ec98d5"/>
    </style:style>
    <style:style style:name="T136" style:family="text">
      <style:text-properties fo:font-style="normal" style:font-style-asian="normal" style:font-style-complex="normal"/>
    </style:style>
    <style:style style:name="T137" style:family="text">
      <style:text-properties fo:font-style="normal" officeooo:rsid="00edf547" style:font-style-asian="normal" style:font-style-complex="normal"/>
    </style:style>
    <style:style style:name="T138" style:family="text">
      <style:text-properties fo:font-style="normal" officeooo:rsid="00ee7db8" style:font-style-asian="normal" style:font-style-complex="normal"/>
    </style:style>
    <style:style style:name="T139" style:family="text">
      <style:text-properties fo:font-style="normal" officeooo:rsid="012d4a4e" style:font-style-asian="normal" style:font-style-complex="normal"/>
    </style:style>
    <style:style style:name="T140" style:family="text">
      <style:text-properties fo:font-style="normal" officeooo:rsid="01327cf9" style:font-style-asian="normal" style:font-style-complex="normal"/>
    </style:style>
    <style:style style:name="T141" style:family="text">
      <style:text-properties fo:font-style="normal" officeooo:rsid="013a31c0" style:font-style-asian="normal" style:font-style-complex="normal"/>
    </style:style>
    <style:style style:name="T142" style:family="text">
      <style:text-properties fo:font-style="normal" officeooo:rsid="013bec0d" style:font-style-asian="normal" style:font-style-complex="normal"/>
    </style:style>
    <style:style style:name="T143" style:family="text">
      <style:text-properties fo:font-style="normal" officeooo:rsid="015c3d83" style:font-style-asian="normal" style:font-style-complex="normal"/>
    </style:style>
    <style:style style:name="T144" style:family="text">
      <style:text-properties fo:font-style="normal" officeooo:rsid="016838ed" style:font-style-asian="normal" style:font-style-complex="normal"/>
    </style:style>
    <style:style style:name="T145" style:family="text">
      <style:text-properties fo:font-style="normal" officeooo:rsid="0198a42a" style:font-style-asian="normal" style:font-style-complex="normal"/>
    </style:style>
    <style:style style:name="T146" style:family="text">
      <style:text-properties officeooo:rsid="00f0dd98"/>
    </style:style>
    <style:style style:name="T147" style:family="text">
      <style:text-properties officeooo:rsid="00f5c817"/>
    </style:style>
    <style:style style:name="T148" style:family="text">
      <style:text-properties officeooo:rsid="00f944e4"/>
    </style:style>
    <style:style style:name="T149" style:family="text">
      <style:text-properties officeooo:rsid="010071a2"/>
    </style:style>
    <style:style style:name="T150" style:family="text">
      <style:text-properties officeooo:rsid="0101fa2e"/>
    </style:style>
    <style:style style:name="T151" style:family="text">
      <style:text-properties officeooo:rsid="0102246d"/>
    </style:style>
    <style:style style:name="T152" style:family="text">
      <style:text-properties officeooo:rsid="0106b475"/>
    </style:style>
    <style:style style:name="T153" style:family="text">
      <style:text-properties officeooo:rsid="010809c9"/>
    </style:style>
    <style:style style:name="T154" style:family="text">
      <style:text-properties officeooo:rsid="010c3b5b"/>
    </style:style>
    <style:style style:name="T155" style:family="text">
      <style:text-properties officeooo:rsid="010ec07e"/>
    </style:style>
    <style:style style:name="T156" style:family="text">
      <style:text-properties officeooo:rsid="0111832c"/>
    </style:style>
    <style:style style:name="T157" style:family="text">
      <style:text-properties officeooo:rsid="01124cf8"/>
    </style:style>
    <style:style style:name="T158" style:family="text">
      <style:text-properties officeooo:rsid="01138549"/>
    </style:style>
    <style:style style:name="T159" style:family="text">
      <style:text-properties officeooo:rsid="01161d22"/>
    </style:style>
    <style:style style:name="T160" style:family="text">
      <style:text-properties officeooo:rsid="011aaa8b"/>
    </style:style>
    <style:style style:name="T161" style:family="text">
      <style:text-properties officeooo:rsid="011e661e"/>
    </style:style>
    <style:style style:name="T162" style:family="text">
      <style:text-properties officeooo:rsid="011fa8d3"/>
    </style:style>
    <style:style style:name="T163" style:family="text">
      <style:text-properties officeooo:rsid="0121a092"/>
    </style:style>
    <style:style style:name="T164" style:family="text">
      <style:text-properties officeooo:rsid="012b1509"/>
    </style:style>
    <style:style style:name="T165" style:family="text">
      <style:text-properties officeooo:rsid="012c38ed"/>
    </style:style>
    <style:style style:name="T166" style:family="text">
      <style:text-properties officeooo:rsid="0132f16e"/>
    </style:style>
    <style:style style:name="T167" style:family="text">
      <style:text-properties officeooo:rsid="013ef5bc"/>
    </style:style>
    <style:style style:name="T168" style:family="text">
      <style:text-properties officeooo:rsid="0142c3ba"/>
    </style:style>
    <style:style style:name="T169" style:family="text">
      <style:text-properties officeooo:rsid="0144933a"/>
    </style:style>
    <style:style style:name="T170" style:family="text">
      <style:text-properties officeooo:rsid="0145f1e7"/>
    </style:style>
    <style:style style:name="T171" style:family="text">
      <style:text-properties style:text-position="super 58%" style:font-name="Times New Roman2" officeooo:rsid="0147c334"/>
    </style:style>
    <style:style style:name="T172" style:family="text">
      <style:text-properties style:text-position="super 58%" style:font-name="Times New Roman2" officeooo:rsid="01258930"/>
    </style:style>
    <style:style style:name="T173" style:family="text">
      <style:text-properties style:text-position="super 58%" officeooo:rsid="0191f687"/>
    </style:style>
    <style:style style:name="T174" style:family="text">
      <style:text-properties officeooo:rsid="014cd7ac"/>
    </style:style>
    <style:style style:name="T175" style:family="text">
      <style:text-properties officeooo:rsid="014ceec8"/>
    </style:style>
    <style:style style:name="T176" style:family="text">
      <style:text-properties officeooo:rsid="014d73aa"/>
    </style:style>
    <style:style style:name="T177" style:family="text">
      <style:text-properties officeooo:rsid="014e37d4"/>
    </style:style>
    <style:style style:name="T178" style:family="text">
      <style:text-properties officeooo:rsid="014e46bb"/>
    </style:style>
    <style:style style:name="T179" style:family="text">
      <style:text-properties officeooo:rsid="0151b576"/>
    </style:style>
    <style:style style:name="T180" style:family="text">
      <style:text-properties fo:color="#f5844c" fo:font-size="10pt" style:font-size-asian="10pt" style:font-size-complex="10pt"/>
    </style:style>
    <style:style style:name="T181" style:family="text">
      <style:text-properties fo:color="#ff8040" fo:font-size="10pt" style:font-size-asian="10pt" style:font-size-complex="10pt"/>
    </style:style>
    <style:style style:name="T182" style:family="text">
      <style:text-properties fo:color="#993300" fo:font-size="10pt" style:font-size-asian="10pt" style:font-size-complex="10pt"/>
    </style:style>
    <style:style style:name="T183" style:family="text">
      <style:text-properties fo:color="#003296" fo:font-size="10pt" style:font-size-asian="10pt" style:font-size-complex="10pt"/>
    </style:style>
    <style:style style:name="T184" style:family="text">
      <style:text-properties fo:color="#000096" fo:font-size="10pt" style:font-size-asian="10pt" style:font-size-complex="10pt"/>
    </style:style>
    <style:style style:name="T185" style:family="text">
      <style:text-properties officeooo:rsid="01539f03"/>
    </style:style>
    <style:style style:name="T186" style:family="text">
      <style:text-properties officeooo:rsid="0156d3cf"/>
    </style:style>
    <style:style style:name="T187" style:family="text">
      <style:text-properties officeooo:rsid="01598328"/>
    </style:style>
    <style:style style:name="T188" style:family="text">
      <style:text-properties officeooo:rsid="015d1290"/>
    </style:style>
    <style:style style:name="T189" style:family="text">
      <style:text-properties officeooo:rsid="015d4161"/>
    </style:style>
    <style:style style:name="T190" style:family="text">
      <style:text-properties officeooo:rsid="015d5f72"/>
    </style:style>
    <style:style style:name="T191" style:family="text">
      <style:text-properties officeooo:rsid="0163a653"/>
    </style:style>
    <style:style style:name="T192" style:family="text">
      <style:text-properties officeooo:rsid="01673c88"/>
    </style:style>
    <style:style style:name="T193" style:family="text">
      <style:text-properties officeooo:rsid="01679140"/>
    </style:style>
    <style:style style:name="T194" style:family="text">
      <style:text-properties officeooo:rsid="016838ed"/>
    </style:style>
    <style:style style:name="T195" style:family="text">
      <style:text-properties officeooo:rsid="016dcc73"/>
    </style:style>
    <style:style style:name="T196" style:family="text">
      <style:text-properties officeooo:rsid="01733fb7"/>
    </style:style>
    <style:style style:name="T197" style:family="text">
      <style:text-properties officeooo:rsid="0174485f"/>
    </style:style>
    <style:style style:name="T198" style:family="text">
      <style:text-properties style:text-underline-style="solid" style:text-underline-width="auto" style:text-underline-color="font-color"/>
    </style:style>
    <style:style style:name="T199" style:family="text">
      <style:text-properties style:text-underline-style="solid" style:text-underline-width="auto" style:text-underline-color="font-color" officeooo:rsid="0190124c"/>
    </style:style>
    <style:style style:name="T200" style:family="text">
      <style:text-properties officeooo:rsid="0174d371"/>
    </style:style>
    <style:style style:name="T201" style:family="text">
      <style:text-properties officeooo:rsid="01770323"/>
    </style:style>
    <style:style style:name="T202" style:family="text">
      <style:text-properties officeooo:rsid="014c4ad0"/>
    </style:style>
    <style:style style:name="T203" style:family="text">
      <style:text-properties officeooo:rsid="017a31ed"/>
    </style:style>
    <style:style style:name="T204" style:family="text">
      <style:text-properties officeooo:rsid="017ad49a"/>
    </style:style>
    <style:style style:name="T205" style:family="text">
      <style:text-properties officeooo:rsid="017c8450"/>
    </style:style>
    <style:style style:name="T206" style:family="text">
      <style:text-properties officeooo:rsid="0182c6cd"/>
    </style:style>
    <style:style style:name="T207" style:family="text">
      <style:text-properties officeooo:rsid="018431b4"/>
    </style:style>
    <style:style style:name="T208" style:family="text">
      <style:text-properties fo:font-size="9pt" style:font-size-asian="9pt" style:font-size-complex="9pt"/>
    </style:style>
    <style:style style:name="T209" style:family="text">
      <style:text-properties fo:font-size="9pt" fo:font-style="italic" style:font-size-asian="9pt" style:font-style-asian="italic" style:font-size-complex="9pt" style:font-style-complex="italic"/>
    </style:style>
    <style:style style:name="T210" style:family="text">
      <style:text-properties officeooo:rsid="0190124c"/>
    </style:style>
    <style:style style:name="T211" style:family="text">
      <style:text-properties officeooo:rsid="0191ad66"/>
    </style:style>
    <style:style style:name="T212" style:family="text">
      <style:text-properties officeooo:rsid="0191f687"/>
    </style:style>
    <style:style style:name="T213" style:family="text">
      <style:text-properties officeooo:rsid="0194bb87"/>
    </style:style>
    <style:style style:name="T214" style:family="text">
      <style:text-properties officeooo:rsid="0196ce94"/>
    </style:style>
    <style:style style:name="T215" style:family="text">
      <style:text-properties officeooo:rsid="019a80f8"/>
    </style:style>
    <style:style style:name="T216" style:family="text">
      <style:text-properties officeooo:rsid="01afb37f"/>
    </style:style>
    <style:style style:name="T217" style:family="text">
      <style:text-properties fo:color="#cc0000"/>
    </style:style>
    <style:style style:name="T218" style:family="text">
      <style:text-properties fo:color="#660066"/>
    </style:style>
    <style:style style:name="T219" style:family="text">
      <style:text-properties fo:color="#000099"/>
    </style:style>
    <style:style style:name="T220" style:family="text">
      <style:text-properties fo:color="#006600" officeooo:rsid="0182c6cd"/>
    </style:style>
    <style:style style:name="T221" style:family="text">
      <style:text-properties style:font-name="Arial1" fo:font-size="9pt"/>
    </style:style>
    <style:style style:name="T222" style:family="text">
      <style:text-properties style:font-name="Arial1" officeooo:rsid="018e2d50"/>
    </style:style>
    <style:style style:name="T223" style:family="text">
      <style:text-properties fo:font-size="10pt" fo:font-style="italic" style:font-size-asian="10pt" style:font-style-asian="italic" style:font-size-complex="10pt" style:font-style-complex="italic"/>
    </style:style>
    <style:style style:name="T224" style:family="text">
      <style:text-properties fo:font-size="10pt" style:font-size-asian="10pt" style:font-size-complex="10pt"/>
    </style:style>
    <style:style style:name="T225" style:family="text">
      <style:text-properties officeooo:rsid="01b6c767"/>
    </style:style>
    <style:style style:name="T226" style:family="text">
      <style:text-properties officeooo:rsid="01ba6573"/>
    </style:style>
    <style:style style:name="T227" style:family="text">
      <style:text-properties officeooo:rsid="01c02c6c"/>
    </style:style>
    <style:style style:name="T22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29"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30"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3264064" text:id="ct53264064">
          <text:insertion>
            <office:change-info>
              <dc:creator>Autor desconhecido</dc:creator>
              <dc:date>2014-05-21T11:05:00</dc:date>
            </office:change-info>
          </text:insertion>
        </text:changed-region>
        <text:changed-region xml:id="ct53264256" text:id="ct53264256">
          <text:insertion>
            <office:change-info>
              <dc:creator>Autor desconhecido</dc:creator>
              <dc:date>2014-05-21T11:06:00</dc:date>
            </office:change-info>
          </text:insertion>
        </text:changed-region>
        <text:changed-region xml:id="ct53264448" text:id="ct53264448">
          <text:insertion>
            <office:change-info>
              <dc:creator>Autor desconhecido</dc:creator>
              <dc:date>2014-05-21T11:07:00</dc:date>
            </office:change-info>
          </text:insertion>
        </text:changed-region>
        <text:changed-region xml:id="ct53264640" text:id="ct53264640">
          <text:insertion>
            <office:change-info>
              <dc:creator>Autor desconhecido</dc:creator>
              <dc:date>2014-05-21T11:08:00</dc:date>
            </office:change-info>
          </text:insertion>
        </text:changed-region>
        <text:changed-region xml:id="ct52381808" text:id="ct52381808">
          <text:insertion>
            <office:change-info>
              <dc:creator>Autor desconhecido</dc:creator>
              <dc:date>2014-05-21T11:09:00</dc:date>
            </office:change-info>
          </text:insertion>
        </text:changed-region>
        <text:changed-region xml:id="ct53358608" text:id="ct53358608">
          <text:insertion>
            <office:change-info>
              <dc:creator>Timothy Cook</dc:creator>
              <dc:date>2014-05-22T06:56:00</dc:date>
            </office:change-info>
          </text:insertion>
        </text:changed-region>
        <text:changed-region xml:id="ct53146384" text:id="ct53146384">
          <text:deletion>
            <office:change-info>
              <dc:creator>Autor desconhecido</dc:creator>
              <dc:date>2014-05-21T17:22:00</dc:date>
            </office:change-info>
            <text:p text:style-name="P1">1. </text:p>
          </text:deletion>
        </text:changed-region>
        <text:changed-region xml:id="ct53146576" text:id="ct53146576">
          <text:format-change>
            <office:change-info>
              <dc:creator>Autor desconhecido</dc:creator>
              <dc:date>2014-05-21T17:22:00</dc:date>
            </office:change-info>
          </text:format-change>
        </text:changed-region>
        <text:changed-region xml:id="ct52837232" text:id="ct52837232">
          <text:insertion>
            <office:change-info>
              <dc:creator>Autor desconhecido</dc:creator>
              <dc:date>2014-05-21T17:34:00</dc:date>
            </office:change-info>
          </text:insertion>
        </text:changed-region>
        <text:changed-region xml:id="ct53147968" text:id="ct53147968">
          <text:deletion>
            <office:change-info>
              <dc:creator>Autor desconhecido</dc:creator>
              <dc:date>2014-05-21T17:22:00</dc:date>
            </office:change-info>
            <text:p text:style-name="P2">1.1 </text:p>
          </text:deletion>
        </text:changed-region>
        <text:changed-region xml:id="ct53147776" text:id="ct53147776">
          <text:deletion>
            <office:change-info>
              <dc:creator>Autor desconhecido</dc:creator>
              <dc:date>2014-05-21T17:33:00</dc:date>
            </office:change-info>
            <text:p text:style-name="Text_20_body"/>
            <text:h text:style-name="P3" text:outline-level="1"/>
            <text:p text:style-name="P2"/>
          </text:deletion>
        </text:changed-region>
        <text:changed-region xml:id="ct53148240" text:id="ct53148240">
          <text:format-change>
            <office:change-info>
              <dc:creator>Autor desconhecido</dc:creator>
              <dc:date>2014-05-21T17:34:00</dc:date>
            </office:change-info>
          </text:format-change>
        </text:changed-region>
        <text:changed-region xml:id="ct53166800" text:id="ct53166800">
          <text:format-change>
            <office:change-info>
              <dc:creator>Autor desconhecido</dc:creator>
              <dc:date>2014-05-21T17:20:00</dc:date>
            </office:change-info>
          </text:format-change>
        </text:changed-region>
        <text:changed-region xml:id="ct53172608" text:id="ct53172608">
          <text:deletion>
            <office:change-info>
              <dc:creator>Autor desconhecido</dc:creator>
              <dc:date>2014-05-21T10:39:00</dc:date>
            </office:change-info>
            <text:p text:style-name="P4">Laboratory</text:p>
          </text:deletion>
        </text:changed-region>
        <text:changed-region xml:id="ct53170416" text:id="ct53170416">
          <text:insertion>
            <office:change-info>
              <dc:creator>Timothy Cook</dc:creator>
              <dc:date>2014-05-21T12:27:00</dc:date>
            </office:change-info>
          </text:insertion>
        </text:changed-region>
        <text:changed-region xml:id="ct53170752" text:id="ct53170752">
          <text:deletion>
            <office:change-info>
              <dc:creator>Timothy Cook</dc:creator>
              <dc:date>2014-05-21T12:27:00</dc:date>
            </office:change-info>
            <text:p text:style-name="P5">Technonogical</text:p>
          </text:deletion>
        </text:changed-region>
        <text:changed-region xml:id="ct53172800" text:id="ct53172800">
          <text:insertion>
            <office:change-info>
              <dc:creator>Autor desconhecido</dc:creator>
              <dc:date>2014-05-21T10:40:00</dc:date>
            </office:change-info>
          </text:insertion>
        </text:changed-region>
        <text:changed-region xml:id="ct53174352" text:id="ct53174352">
          <text:format-change>
            <office:change-info>
              <dc:creator>Autor desconhecido</dc:creator>
              <dc:date>2014-05-21T17:34:00</dc:date>
            </office:change-info>
          </text:format-change>
        </text:changed-region>
        <text:changed-region xml:id="ct53174544" text:id="ct53174544">
          <text:deletion>
            <office:change-info>
              <dc:creator>Autor desconhecido</dc:creator>
              <dc:date>2014-05-21T10:40:00</dc:date>
            </office:change-info>
            <text:p text:style-name="P4">Associated to the INCT-MACC </text:p>
          </text:deletion>
        </text:changed-region>
        <text:changed-region xml:id="ct53174736" text:id="ct53174736">
          <text:insertion>
            <office:change-info>
              <dc:creator>Autor desconhecido</dc:creator>
              <dc:date>2014-05-21T10:40:00</dc:date>
            </office:change-info>
          </text:insertion>
        </text:changed-region>
        <text:changed-region xml:id="ct53174928" text:id="ct53174928">
          <text:deletion>
            <office:change-info>
              <dc:creator>Timothy Cook</dc:creator>
              <dc:date>2014-05-22T06:35:00</dc:date>
            </office:change-info>
            <text:p text:style-name="P4"><office:annotation><dc:creator>Autor desconhecido</dc:creator><dc:date>2014-05-21T10:41:24</dc:date><text:p text:style-name="P325"><text:span text:style-name="T228">I deleted the mlhim.lampada website because I asked them to put it down. So far we do not have a website.</text:span></text:p></office:annotation></text:p>
          </text:deletion>
        </text:changed-region>
        <text:changed-region xml:id="ct53176176" text:id="ct53176176">
          <text:insertion>
            <office:change-info>
              <dc:creator>Autor desconhecido</dc:creator>
              <dc:date>2014-05-21T10:40:00</dc:date>
            </office:change-info>
          </text:insertion>
        </text:changed-region>
        <text:changed-region xml:id="ct53176368" text:id="ct53176368">
          <text:insertion>
            <office:change-info>
              <dc:creator>Autor desconhecido</dc:creator>
              <dc:date>2014-05-21T10:41:00</dc:date>
            </office:change-info>
          </text:insertion>
        </text:changed-region>
        <text:changed-region xml:id="ct53176832" text:id="ct53176832">
          <text:deletion>
            <office:change-info>
              <dc:creator>Autor desconhecido</dc:creator>
              <dc:date>2014-05-21T10:40:00</dc:date>
            </office:change-info>
            <text:p text:style-name="P4">(mlhim.lampada.uerj.br)</text:p>
          </text:deletion>
        </text:changed-region>
        <text:changed-region xml:id="ct53167008" text:id="ct53167008">
          <text:format-change>
            <office:change-info>
              <dc:creator>Autor desconhecido</dc:creator>
              <dc:date>2014-05-21T17:34:00</dc:date>
            </office:change-info>
          </text:format-change>
        </text:changed-region>
        <text:changed-region xml:id="ct53165472" text:id="ct53165472">
          <text:format-change>
            <office:change-info>
              <dc:creator>Autor desconhecido</dc:creator>
              <dc:date>2014-05-21T17:20:00</dc:date>
            </office:change-info>
          </text:format-change>
        </text:changed-region>
        <text:changed-region xml:id="ct51270352" text:id="ct51270352">
          <text:insertion>
            <office:change-info>
              <dc:creator>Autor desconhecido</dc:creator>
              <dc:date>2014-05-21T17:23:00</dc:date>
            </office:change-info>
          </text:insertion>
        </text:changed-region>
        <text:changed-region xml:id="ct53177024" text:id="ct53177024">
          <text:deletion>
            <office:change-info>
              <dc:creator>Autor desconhecido</dc:creator>
              <dc:date>2014-05-21T17:22:00</dc:date>
            </office:change-info>
            <text:p text:style-name="P6">2. </text:p>
          </text:deletion>
        </text:changed-region>
        <text:changed-region xml:id="ct51147344" text:id="ct51147344">
          <text:format-change>
            <office:change-info>
              <dc:creator>Autor desconhecido</dc:creator>
              <dc:date>2014-05-21T17:22:00</dc:date>
            </office:change-info>
          </text:format-change>
        </text:changed-region>
        <text:changed-region xml:id="ct53178464" text:id="ct53178464">
          <text:format-change>
            <office:change-info>
              <dc:creator>Autor desconhecido</dc:creator>
              <dc:date>2014-05-21T17:20:00</dc:date>
            </office:change-info>
          </text:format-change>
        </text:changed-region>
        <text:changed-region xml:id="ct53173136" text:id="ct53173136">
          <text:format-change>
            <office:change-info>
              <dc:creator>Autor desconhecido</dc:creator>
              <dc:date>2014-05-21T17:20:00</dc:date>
            </office:change-info>
          </text:format-change>
        </text:changed-region>
        <text:changed-region xml:id="ct53181408" text:id="ct53181408">
          <text:deletion>
            <office:change-info>
              <dc:creator>Autor desconhecido</dc:creator>
              <dc:date>2014-05-21T10:43:00</dc:date>
            </office:change-info>
            <text:p text:style-name="P4">workers</text:p>
          </text:deletion>
        </text:changed-region>
        <text:changed-region xml:id="ct53177760" text:id="ct53177760">
          <text:insertion>
            <office:change-info>
              <dc:creator>Autor desconhecido</dc:creator>
              <dc:date>2014-05-21T10:43:00</dc:date>
            </office:change-info>
          </text:insertion>
        </text:changed-region>
        <text:changed-region xml:id="ct53177952" text:id="ct53177952">
          <text:format-change>
            <office:change-info>
              <dc:creator>Autor desconhecido</dc:creator>
              <dc:date>2014-05-21T17:20:00</dc:date>
            </office:change-info>
          </text:format-change>
        </text:changed-region>
        <text:changed-region xml:id="ct53064704" text:id="ct53064704">
          <text:format-change>
            <office:change-info>
              <dc:creator>Autor desconhecido</dc:creator>
              <dc:date>2014-05-21T17:20:00</dc:date>
            </office:change-info>
          </text:format-change>
        </text:changed-region>
        <text:changed-region xml:id="ct76140256" text:id="ct76140256">
          <text:format-change>
            <office:change-info>
              <dc:creator>Autor desconhecido</dc:creator>
              <dc:date>2014-05-21T17:20:00</dc:date>
            </office:change-info>
          </text:format-change>
        </text:changed-region>
        <text:changed-region xml:id="ct53181600" text:id="ct53181600">
          <text:insertion>
            <office:change-info>
              <dc:creator>Timothy Cook</dc:creator>
              <dc:date>2014-05-22T06:37:00</dc:date>
            </office:change-info>
          </text:insertion>
        </text:changed-region>
        <text:changed-region xml:id="ct53181872" text:id="ct53181872">
          <text:format-change>
            <office:change-info>
              <dc:creator>Autor desconhecido</dc:creator>
              <dc:date>2014-05-21T17:20:00</dc:date>
            </office:change-info>
          </text:format-change>
        </text:changed-region>
        <text:changed-region xml:id="ct53182144" text:id="ct53182144">
          <text:format-change>
            <office:change-info>
              <dc:creator>Autor desconhecido</dc:creator>
              <dc:date>2014-05-21T17:20:00</dc:date>
            </office:change-info>
          </text:format-change>
        </text:changed-region>
        <text:changed-region xml:id="ct51279504" text:id="ct51279504">
          <text:deletion>
            <office:change-info>
              <dc:creator>Autor desconhecido</dc:creator>
              <dc:date>2014-05-21T17:23:00</dc:date>
            </office:change-info>
            <text:p text:style-name="P7">2.1 </text:p>
          </text:deletion>
        </text:changed-region>
        <text:changed-region xml:id="ct53176560" text:id="ct53176560">
          <text:format-change>
            <office:change-info>
              <dc:creator>Autor desconhecido</dc:creator>
              <dc:date>2014-05-21T17:23:00</dc:date>
            </office:change-info>
          </text:format-change>
        </text:changed-region>
        <text:changed-region xml:id="ct53184128" text:id="ct53184128">
          <text:format-change>
            <office:change-info>
              <dc:creator>Autor desconhecido</dc:creator>
              <dc:date>2014-05-21T17:20:00</dc:date>
            </office:change-info>
          </text:format-change>
        </text:changed-region>
        <text:changed-region xml:id="ct75526784" text:id="ct75526784">
          <text:format-change>
            <office:change-info>
              <dc:creator>Autor desconhecido</dc:creator>
              <dc:date>2014-05-21T17:20:00</dc:date>
            </office:change-info>
          </text:format-change>
        </text:changed-region>
        <text:changed-region xml:id="ct53186240" text:id="ct53186240">
          <text:format-change>
            <office:change-info>
              <dc:creator>Autor desconhecido</dc:creator>
              <dc:date>2014-05-21T17:20:00</dc:date>
            </office:change-info>
          </text:format-change>
        </text:changed-region>
        <text:changed-region xml:id="ct53185824" text:id="ct53185824">
          <text:format-change>
            <office:change-info>
              <dc:creator>Autor desconhecido</dc:creator>
              <dc:date>2014-05-21T17:20:00</dc:date>
            </office:change-info>
          </text:format-change>
        </text:changed-region>
        <text:changed-region xml:id="ct53186432" text:id="ct53186432">
          <text:deletion>
            <office:change-info>
              <dc:creator>Autor desconhecido</dc:creator>
              <dc:date>2014-05-21T17:23:00</dc:date>
            </office:change-info>
            <text:p text:style-name="P7">2.2 </text:p>
          </text:deletion>
        </text:changed-region>
        <text:changed-region xml:id="ct53186624" text:id="ct53186624">
          <text:format-change>
            <office:change-info>
              <dc:creator>Autor desconhecido</dc:creator>
              <dc:date>2014-05-21T17:23:00</dc:date>
            </office:change-info>
          </text:format-change>
        </text:changed-region>
        <text:changed-region xml:id="ct51945712" text:id="ct51945712">
          <text:format-change>
            <office:change-info>
              <dc:creator>Autor desconhecido</dc:creator>
              <dc:date>2014-05-21T17:20:00</dc:date>
            </office:change-info>
          </text:format-change>
        </text:changed-region>
        <text:changed-region xml:id="ct75415904" text:id="ct75415904">
          <text:format-change>
            <office:change-info>
              <dc:creator>Autor desconhecido</dc:creator>
              <dc:date>2014-05-21T17:20:00</dc:date>
            </office:change-info>
          </text:format-change>
        </text:changed-region>
        <text:changed-region xml:id="ct48517888" text:id="ct48517888">
          <text:deletion>
            <office:change-info>
              <dc:creator>Autor desconhecido</dc:creator>
              <dc:date>2014-05-21T17:23:00</dc:date>
            </office:change-info>
            <text:p text:style-name="P7">2.3 </text:p>
          </text:deletion>
        </text:changed-region>
        <text:changed-region xml:id="ct53186976" text:id="ct53186976">
          <text:format-change>
            <office:change-info>
              <dc:creator>Autor desconhecido</dc:creator>
              <dc:date>2014-05-21T17:23:00</dc:date>
            </office:change-info>
          </text:format-change>
        </text:changed-region>
        <text:changed-region xml:id="ct53187168" text:id="ct53187168">
          <text:format-change>
            <office:change-info>
              <dc:creator>Autor desconhecido</dc:creator>
              <dc:date>2014-05-21T17:20:00</dc:date>
            </office:change-info>
          </text:format-change>
        </text:changed-region>
        <text:changed-region xml:id="ct53195904" text:id="ct53195904">
          <text:insertion>
            <office:change-info>
              <dc:creator>Autor desconhecido</dc:creator>
              <dc:date>2014-05-21T10:43:00</dc:date>
            </office:change-info>
          </text:insertion>
        </text:changed-region>
        <text:changed-region xml:id="ct53196096" text:id="ct53196096">
          <text:format-change>
            <office:change-info>
              <dc:creator>Autor desconhecido</dc:creator>
              <dc:date>2014-05-21T17:20:00</dc:date>
            </office:change-info>
          </text:format-change>
        </text:changed-region>
        <text:changed-region xml:id="ct53196288" text:id="ct53196288">
          <text:deletion>
            <office:change-info>
              <dc:creator>Autor desconhecido</dc:creator>
              <dc:date>2014-05-21T10:44:00</dc:date>
            </office:change-info>
            <text:p text:style-name="P4">.</text:p>
          </text:deletion>
        </text:changed-region>
        <text:changed-region xml:id="ct53197856" text:id="ct53197856">
          <text:format-change>
            <office:change-info>
              <dc:creator>Autor desconhecido</dc:creator>
              <dc:date>2014-05-21T17:20:00</dc:date>
            </office:change-info>
          </text:format-change>
        </text:changed-region>
        <text:changed-region xml:id="ct53197184" text:id="ct53197184">
          <text:insertion>
            <office:change-info>
              <dc:creator>Timothy Cook</dc:creator>
              <dc:date>2014-05-22T06:45:00</dc:date>
            </office:change-info>
          </text:insertion>
        </text:changed-region>
        <text:changed-region xml:id="ct50997136" text:id="ct50997136">
          <text:deletion>
            <office:change-info>
              <dc:creator>Autor desconhecido</dc:creator>
              <dc:date>2014-05-21T17:23:00</dc:date>
            </office:change-info>
            <text:p text:style-name="P8">P2.4 </text:p>
          </text:deletion>
        </text:changed-region>
        <text:changed-region xml:id="ct48882928" text:id="ct48882928">
          <text:insertion>
            <office:change-info>
              <dc:creator>Autor desconhecido</dc:creator>
              <dc:date>2014-05-21T17:23:00</dc:date>
            </office:change-info>
          </text:insertion>
        </text:changed-region>
        <text:changed-region xml:id="ct53198048" text:id="ct53198048">
          <text:format-change>
            <office:change-info>
              <dc:creator>Autor desconhecido</dc:creator>
              <dc:date>2014-05-21T17:23:00</dc:date>
            </office:change-info>
          </text:format-change>
        </text:changed-region>
        <text:changed-region xml:id="ct53198400" text:id="ct53198400">
          <text:format-change>
            <office:change-info>
              <dc:creator>Autor desconhecido</dc:creator>
              <dc:date>2014-05-21T17:20:00</dc:date>
            </office:change-info>
          </text:format-change>
        </text:changed-region>
        <text:changed-region xml:id="ct53198592" text:id="ct53198592">
          <text:deletion>
            <office:change-info>
              <dc:creator>Timothy Cook</dc:creator>
              <dc:date>2014-05-22T06:35:00</dc:date>
            </office:change-info>
            <text:p text:style-name="P4"><office:annotation><dc:creator>Autor desconhecido</dc:creator><dc:date>2014-05-21T10:44:55</dc:date><text:p text:style-name="P325"><text:span text:style-name="T228">Project or specifications?</text:span></text:p><text:p text:style-name="P325"><text:span text:style-name="T228"/></text:p><text:p text:style-name="P325"><text:span text:style-name="T228"/></text:p></office:annotation></text:p>
          </text:deletion>
        </text:changed-region>
        <text:changed-region xml:id="ct51277600" text:id="ct51277600">
          <text:format-change>
            <office:change-info>
              <dc:creator>Autor desconhecido</dc:creator>
              <dc:date>2014-05-21T17:20:00</dc:date>
            </office:change-info>
          </text:format-change>
        </text:changed-region>
        <text:changed-region xml:id="ct53198784" text:id="ct53198784">
          <text:format-change>
            <office:change-info>
              <dc:creator>Autor desconhecido</dc:creator>
              <dc:date>2014-05-21T17:20:00</dc:date>
            </office:change-info>
          </text:format-change>
        </text:changed-region>
        <text:changed-region xml:id="ct49611104" text:id="ct49611104">
          <text:format-change>
            <office:change-info>
              <dc:creator>Autor desconhecido</dc:creator>
              <dc:date>2014-05-21T17:20:00</dc:date>
            </office:change-info>
          </text:format-change>
        </text:changed-region>
        <text:changed-region xml:id="ct53199696" text:id="ct53199696">
          <text:format-change>
            <office:change-info>
              <dc:creator>Autor desconhecido</dc:creator>
              <dc:date>2014-05-21T17:20:00</dc:date>
            </office:change-info>
          </text:format-change>
        </text:changed-region>
        <text:changed-region xml:id="ct48831040" text:id="ct48831040">
          <text:insertion>
            <office:change-info>
              <dc:creator>Autor desconhecido</dc:creator>
              <dc:date>2014-05-21T10:45:00</dc:date>
            </office:change-info>
          </text:insertion>
        </text:changed-region>
        <text:changed-region xml:id="ct51500144" text:id="ct51500144">
          <text:insertion>
            <office:change-info>
              <dc:creator>Autor desconhecido</dc:creator>
              <dc:date>2014-05-21T10:45:00</dc:date>
            </office:change-info>
          </text:insertion>
        </text:changed-region>
        <text:changed-region xml:id="ct53199392" text:id="ct53199392">
          <text:deletion>
            <office:change-info>
              <dc:creator>Autor desconhecido</dc:creator>
              <dc:date>2014-05-21T10:45:00</dc:date>
            </office:change-info>
            <text:p text:style-name="P4">F</text:p>
          </text:deletion>
        </text:changed-region>
        <text:changed-region xml:id="ct53199200" text:id="ct53199200">
          <text:insertion>
            <office:change-info>
              <dc:creator>Autor desconhecido</dc:creator>
              <dc:date>2014-05-21T10:45:00</dc:date>
            </office:change-info>
          </text:insertion>
        </text:changed-region>
        <text:changed-region xml:id="ct53200832" text:id="ct53200832">
          <text:format-change>
            <office:change-info>
              <dc:creator>Autor desconhecido</dc:creator>
              <dc:date>2014-05-21T17:20:00</dc:date>
            </office:change-info>
          </text:format-change>
        </text:changed-region>
        <text:changed-region xml:id="ct53207696" text:id="ct53207696">
          <text:format-change>
            <office:change-info>
              <dc:creator>Autor desconhecido</dc:creator>
              <dc:date>2014-05-21T17:20:00</dc:date>
            </office:change-info>
          </text:format-change>
        </text:changed-region>
        <text:changed-region xml:id="ct53205216" text:id="ct53205216">
          <text:deletion>
            <office:change-info>
              <dc:creator>Autor desconhecido</dc:creator>
              <dc:date>2014-05-21T17:23:00</dc:date>
            </office:change-info>
            <text:p text:style-name="P8">C2.5 </text:p>
          </text:deletion>
        </text:changed-region>
        <text:changed-region xml:id="ct53204832" text:id="ct53204832">
          <text:deletion>
            <office:change-info>
              <dc:creator>Timothy Cook</dc:creator>
              <dc:date>2014-05-22T06:46:00</dc:date>
            </office:change-info>
            <text:p text:style-name="Chapter_20_Title"/>
            <text:p text:style-name="P8"/>
          </text:deletion>
        </text:changed-region>
        <text:changed-region xml:id="ct53184784" text:id="ct53184784">
          <text:insertion>
            <office:change-info>
              <dc:creator>Autor desconhecido</dc:creator>
              <dc:date>2014-05-21T17:23:00</dc:date>
            </office:change-info>
          </text:insertion>
        </text:changed-region>
        <text:changed-region xml:id="ct53184976" text:id="ct53184976">
          <text:format-change>
            <office:change-info>
              <dc:creator>Autor desconhecido</dc:creator>
              <dc:date>2014-05-21T17:23:00</dc:date>
            </office:change-info>
          </text:format-change>
        </text:changed-region>
        <text:changed-region xml:id="ct51499888" text:id="ct51499888">
          <text:format-change>
            <office:change-info>
              <dc:creator>Autor desconhecido</dc:creator>
              <dc:date>2014-05-21T17:20:00</dc:date>
            </office:change-info>
          </text:format-change>
        </text:changed-region>
        <text:changed-region xml:id="ct53205600" text:id="ct53205600">
          <text:insertion>
            <office:change-info>
              <dc:creator>Autor desconhecido</dc:creator>
              <dc:date>2014-05-21T10:46:00</dc:date>
            </office:change-info>
          </text:insertion>
        </text:changed-region>
        <text:changed-region xml:id="ct53210384" text:id="ct53210384">
          <text:format-change>
            <office:change-info>
              <dc:creator>Autor desconhecido</dc:creator>
              <dc:date>2014-05-21T17:20:00</dc:date>
            </office:change-info>
          </text:format-change>
        </text:changed-region>
        <text:changed-region xml:id="ct53214464" text:id="ct53214464">
          <text:deletion>
            <office:change-info>
              <dc:creator>Autor desconhecido</dc:creator>
              <dc:date>2014-05-21T10:46:00</dc:date>
            </office:change-info>
            <text:p text:style-name="P4">t</text:p>
          </text:deletion>
        </text:changed-region>
        <text:changed-region xml:id="ct53214656" text:id="ct53214656">
          <text:insertion>
            <office:change-info>
              <dc:creator>Autor desconhecido</dc:creator>
              <dc:date>2014-05-21T10:46:00</dc:date>
            </office:change-info>
          </text:insertion>
        </text:changed-region>
        <text:changed-region xml:id="ct53213072" text:id="ct53213072">
          <text:format-change>
            <office:change-info>
              <dc:creator>Autor desconhecido</dc:creator>
              <dc:date>2014-05-21T17:20:00</dc:date>
            </office:change-info>
          </text:format-change>
        </text:changed-region>
        <text:changed-region xml:id="ct53212816" text:id="ct53212816">
          <text:insertion>
            <office:change-info>
              <dc:creator>Autor desconhecido</dc:creator>
              <dc:date>2014-05-21T10:48:00</dc:date>
            </office:change-info>
          </text:insertion>
        </text:changed-region>
        <text:changed-region xml:id="ct53212560" text:id="ct53212560">
          <text:format-change>
            <office:change-info>
              <dc:creator>Autor desconhecido</dc:creator>
              <dc:date>2014-05-21T17:20:00</dc:date>
            </office:change-info>
          </text:format-change>
        </text:changed-region>
        <text:changed-region xml:id="ct53216208" text:id="ct53216208">
          <text:deletion>
            <office:change-info>
              <dc:creator>Autor desconhecido</dc:creator>
              <dc:date>2014-05-21T10:46:00</dc:date>
            </office:change-info>
            <text:p text:style-name="P4">t</text:p>
          </text:deletion>
        </text:changed-region>
        <text:changed-region xml:id="ct53216400" text:id="ct53216400">
          <text:insertion>
            <office:change-info>
              <dc:creator>Autor desconhecido</dc:creator>
              <dc:date>2014-05-21T10:46:00</dc:date>
            </office:change-info>
          </text:insertion>
        </text:changed-region>
        <text:changed-region xml:id="ct48302272" text:id="ct48302272">
          <text:format-change>
            <office:change-info>
              <dc:creator>Autor desconhecido</dc:creator>
              <dc:date>2014-05-21T17:20:00</dc:date>
            </office:change-info>
          </text:format-change>
        </text:changed-region>
        <text:changed-region xml:id="ct48300016" text:id="ct48300016">
          <text:deletion>
            <office:change-info>
              <dc:creator>Timothy Cook</dc:creator>
              <dc:date>2014-05-22T06:35:00</dc:date>
            </office:change-info>
            <text:p text:style-name="P4"><office:annotation><dc:creator>Autor desconhecido</dc:creator><dc:date>2014-05-21T10:47:31</dc:date><text:p text:style-name="P325"><text:span text:style-name="T228">I have trouble understanding this whole section, especially 2 and 3, but it might be my IT ignorance.</text:span></text:p><text:p text:style-name="P325"><text:span text:style-name="T228"/></text:p><text:p text:style-name="P325"><text:span text:style-name="T228"/></text:p></office:annotation></text:p>
          </text:deletion>
        </text:changed-region>
        <text:changed-region xml:id="ct53209968" text:id="ct53209968">
          <text:format-change>
            <office:change-info>
              <dc:creator>Autor desconhecido</dc:creator>
              <dc:date>2014-05-21T17:20:00</dc:date>
            </office:change-info>
          </text:format-change>
        </text:changed-region>
        <text:changed-region xml:id="ct51275584" text:id="ct51275584">
          <text:insertion>
            <office:change-info>
              <dc:creator>Autor desconhecido</dc:creator>
              <dc:date>2014-05-21T10:48:00</dc:date>
            </office:change-info>
          </text:insertion>
        </text:changed-region>
        <text:changed-region xml:id="ct53216608" text:id="ct53216608">
          <text:format-change>
            <office:change-info>
              <dc:creator>Autor desconhecido</dc:creator>
              <dc:date>2014-05-21T17:20:00</dc:date>
            </office:change-info>
          </text:format-change>
        </text:changed-region>
        <text:changed-region xml:id="ct53216800" text:id="ct53216800">
          <text:insertion>
            <office:change-info>
              <dc:creator>Autor desconhecido</dc:creator>
              <dc:date>2014-05-21T17:35:00</dc:date>
            </office:change-info>
          </text:insertion>
        </text:changed-region>
        <text:changed-region xml:id="ct53218752" text:id="ct53218752">
          <text:deletion>
            <office:change-info>
              <dc:creator>Autor desconhecido</dc:creator>
              <dc:date>2014-05-21T17:24:00</dc:date>
            </office:change-info>
            <text:p text:style-name="P8">2.6 </text:p>
          </text:deletion>
        </text:changed-region>
        <text:changed-region xml:id="ct53218560" text:id="ct53218560">
          <text:deletion>
            <office:change-info>
              <dc:creator>Autor desconhecido</dc:creator>
              <dc:date>2014-05-21T17:35:00</dc:date>
            </office:change-info>
            <text:p text:style-name="Chapter_20_Title"/>
            <text:p text:style-name="P8"/>
          </text:deletion>
        </text:changed-region>
        <text:changed-region xml:id="ct53218992" text:id="ct53218992">
          <text:format-change>
            <office:change-info>
              <dc:creator>Autor desconhecido</dc:creator>
              <dc:date>2014-05-21T17:24:00</dc:date>
            </office:change-info>
          </text:format-change>
        </text:changed-region>
        <text:changed-region xml:id="ct53226864" text:id="ct53226864">
          <text:format-change>
            <office:change-info>
              <dc:creator>Autor desconhecido</dc:creator>
              <dc:date>2014-05-21T17:20:00</dc:date>
            </office:change-info>
          </text:format-change>
        </text:changed-region>
        <text:changed-region xml:id="ct53227056" text:id="ct53227056">
          <text:deletion>
            <office:change-info>
              <dc:creator>Autor desconhecido</dc:creator>
              <dc:date>2014-05-21T10:48:00</dc:date>
            </office:change-info>
            <text:p text:style-name="P4">a</text:p>
          </text:deletion>
        </text:changed-region>
        <text:changed-region xml:id="ct53227248" text:id="ct53227248">
          <text:insertion>
            <office:change-info>
              <dc:creator>Autor desconhecido</dc:creator>
              <dc:date>2014-05-21T10:48:00</dc:date>
            </office:change-info>
          </text:insertion>
        </text:changed-region>
        <text:changed-region xml:id="ct53226208" text:id="ct53226208">
          <text:format-change>
            <office:change-info>
              <dc:creator>Autor desconhecido</dc:creator>
              <dc:date>2014-05-21T17:20:00</dc:date>
            </office:change-info>
          </text:format-change>
        </text:changed-region>
        <text:changed-region xml:id="ct53226400" text:id="ct53226400">
          <text:insertion>
            <office:change-info>
              <dc:creator>Autor desconhecido</dc:creator>
              <dc:date>2014-05-21T10:48:00</dc:date>
            </office:change-info>
          </text:insertion>
        </text:changed-region>
        <text:changed-region xml:id="ct53226592" text:id="ct53226592">
          <text:format-change>
            <office:change-info>
              <dc:creator>Autor desconhecido</dc:creator>
              <dc:date>2014-05-21T17:20:00</dc:date>
            </office:change-info>
          </text:format-change>
        </text:changed-region>
        <text:changed-region xml:id="ct53227440" text:id="ct53227440">
          <text:deletion>
            <office:change-info>
              <dc:creator>Autor desconhecido</dc:creator>
              <dc:date>2014-05-21T10:48:00</dc:date>
            </office:change-info>
            <text:p text:style-name="P4">a</text:p>
          </text:deletion>
        </text:changed-region>
        <text:changed-region xml:id="ct53227632" text:id="ct53227632">
          <text:insertion>
            <office:change-info>
              <dc:creator>Autor desconhecido</dc:creator>
              <dc:date>2014-05-21T10:48:00</dc:date>
            </office:change-info>
          </text:insertion>
        </text:changed-region>
        <text:changed-region xml:id="ct53229712" text:id="ct53229712">
          <text:format-change>
            <office:change-info>
              <dc:creator>Autor desconhecido</dc:creator>
              <dc:date>2014-05-21T17:20:00</dc:date>
            </office:change-info>
          </text:format-change>
        </text:changed-region>
        <text:changed-region xml:id="ct53229904" text:id="ct53229904">
          <text:insertion>
            <office:change-info>
              <dc:creator>Autor desconhecido</dc:creator>
              <dc:date>2014-05-21T10:48:00</dc:date>
            </office:change-info>
          </text:insertion>
        </text:changed-region>
        <text:changed-region xml:id="ct53227872" text:id="ct53227872">
          <text:format-change>
            <office:change-info>
              <dc:creator>Autor desconhecido</dc:creator>
              <dc:date>2014-05-21T17:20:00</dc:date>
            </office:change-info>
          </text:format-change>
        </text:changed-region>
        <text:changed-region xml:id="ct53228064" text:id="ct53228064">
          <text:deletion>
            <office:change-info>
              <dc:creator>Autor desconhecido</dc:creator>
              <dc:date>2014-05-21T10:48:00</dc:date>
            </office:change-info>
            <text:p text:style-name="P4">a</text:p>
          </text:deletion>
        </text:changed-region>
        <text:changed-region xml:id="ct53228256" text:id="ct53228256">
          <text:insertion>
            <office:change-info>
              <dc:creator>Autor desconhecido</dc:creator>
              <dc:date>2014-05-21T10:48:00</dc:date>
            </office:change-info>
          </text:insertion>
        </text:changed-region>
        <text:changed-region xml:id="ct53228608" text:id="ct53228608">
          <text:format-change>
            <office:change-info>
              <dc:creator>Autor desconhecido</dc:creator>
              <dc:date>2014-05-21T17:20:00</dc:date>
            </office:change-info>
          </text:format-change>
        </text:changed-region>
        <text:changed-region xml:id="ct53228960" text:id="ct53228960">
          <text:insertion>
            <office:change-info>
              <dc:creator>Autor desconhecido</dc:creator>
              <dc:date>2014-05-21T10:48:00</dc:date>
            </office:change-info>
          </text:insertion>
        </text:changed-region>
        <text:changed-region xml:id="ct53229152" text:id="ct53229152">
          <text:format-change>
            <office:change-info>
              <dc:creator>Autor desconhecido</dc:creator>
              <dc:date>2014-05-21T17:20:00</dc:date>
            </office:change-info>
          </text:format-change>
        </text:changed-region>
        <text:changed-region xml:id="ct53232912" text:id="ct53232912">
          <text:deletion>
            <office:change-info>
              <dc:creator>Autor desconhecido</dc:creator>
              <dc:date>2014-05-21T10:48:00</dc:date>
            </office:change-info>
            <text:p text:style-name="P4">a</text:p>
          </text:deletion>
        </text:changed-region>
        <text:changed-region xml:id="ct53233104" text:id="ct53233104">
          <text:insertion>
            <office:change-info>
              <dc:creator>Autor desconhecido</dc:creator>
              <dc:date>2014-05-21T10:48:00</dc:date>
            </office:change-info>
          </text:insertion>
        </text:changed-region>
        <text:changed-region xml:id="ct53233296" text:id="ct53233296">
          <text:format-change>
            <office:change-info>
              <dc:creator>Autor desconhecido</dc:creator>
              <dc:date>2014-05-21T17:20:00</dc:date>
            </office:change-info>
          </text:format-change>
        </text:changed-region>
        <text:changed-region xml:id="ct53233488" text:id="ct53233488">
          <text:deletion>
            <office:change-info>
              <dc:creator>Timothy Cook</dc:creator>
              <dc:date>2014-05-22T06:35:00</dc:date>
            </office:change-info>
            <text:p text:style-name="P4"><office:annotation><dc:creator>Autor desconhecido</dc:creator><dc:date>2014-05-21T10:48:44</dc:date><text:p text:style-name="P325"><text:span text:style-name="T228">Indirect?</text:span></text:p></office:annotation></text:p>
          </text:deletion>
        </text:changed-region>
        <text:changed-region xml:id="ct53233680" text:id="ct53233680">
          <text:format-change>
            <office:change-info>
              <dc:creator>Autor desconhecido</dc:creator>
              <dc:date>2014-05-21T17:20:00</dc:date>
            </office:change-info>
          </text:format-change>
        </text:changed-region>
        <text:changed-region xml:id="ct53233872" text:id="ct53233872">
          <text:insertion>
            <office:change-info>
              <dc:creator>Autor desconhecido</dc:creator>
              <dc:date>2014-05-21T10:48:00</dc:date>
            </office:change-info>
          </text:insertion>
        </text:changed-region>
        <text:changed-region xml:id="ct53234064" text:id="ct53234064">
          <text:format-change>
            <office:change-info>
              <dc:creator>Autor desconhecido</dc:creator>
              <dc:date>2014-05-21T17:20:00</dc:date>
            </office:change-info>
          </text:format-change>
        </text:changed-region>
        <text:changed-region xml:id="ct53234256" text:id="ct53234256">
          <text:deletion>
            <office:change-info>
              <dc:creator>Autor desconhecido</dc:creator>
              <dc:date>2014-05-21T10:49:00</dc:date>
            </office:change-info>
            <text:p text:style-name="P4">a</text:p>
          </text:deletion>
        </text:changed-region>
        <text:changed-region xml:id="ct53234448" text:id="ct53234448">
          <text:insertion>
            <office:change-info>
              <dc:creator>Autor desconhecido</dc:creator>
              <dc:date>2014-05-21T10:49:00</dc:date>
            </office:change-info>
          </text:insertion>
        </text:changed-region>
        <text:changed-region xml:id="ct53234640" text:id="ct53234640">
          <text:format-change>
            <office:change-info>
              <dc:creator>Autor desconhecido</dc:creator>
              <dc:date>2014-05-21T17:20:00</dc:date>
            </office:change-info>
          </text:format-change>
        </text:changed-region>
        <text:changed-region xml:id="ct53224496" text:id="ct53224496">
          <text:insertion>
            <office:change-info>
              <dc:creator>Timothy Cook</dc:creator>
              <dc:date>2014-05-22T06:47:00</dc:date>
            </office:change-info>
          </text:insertion>
        </text:changed-region>
        <text:changed-region xml:id="ct51278448" text:id="ct51278448">
          <text:deletion>
            <office:change-info>
              <dc:creator>Autor desconhecido</dc:creator>
              <dc:date>2014-05-21T17:24:00</dc:date>
            </office:change-info>
            <text:p text:style-name="P8">2.7 </text:p>
          </text:deletion>
        </text:changed-region>
        <text:changed-region xml:id="ct53234832" text:id="ct53234832">
          <text:format-change>
            <office:change-info>
              <dc:creator>Autor desconhecido</dc:creator>
              <dc:date>2014-05-21T17:24:00</dc:date>
            </office:change-info>
          </text:format-change>
        </text:changed-region>
        <text:changed-region xml:id="ct53235216" text:id="ct53235216">
          <text:format-change>
            <office:change-info>
              <dc:creator>Autor desconhecido</dc:creator>
              <dc:date>2014-05-21T17:20:00</dc:date>
            </office:change-info>
          </text:format-change>
        </text:changed-region>
        <text:changed-region xml:id="ct53237776" text:id="ct53237776">
          <text:format-change>
            <office:change-info>
              <dc:creator>Autor desconhecido</dc:creator>
              <dc:date>2014-05-21T17:20:00</dc:date>
            </office:change-info>
          </text:format-change>
        </text:changed-region>
        <text:changed-region xml:id="ct53237968" text:id="ct53237968">
          <text:deletion>
            <office:change-info>
              <dc:creator>Timothy Cook</dc:creator>
              <dc:date>2014-05-22T06:47:00</dc:date>
            </office:change-info>
            <text:p text:style-name="Text_20_body"/>
            <text:p text:style-name="Text_20_body"/>
          </text:deletion>
        </text:changed-region>
        <text:changed-region xml:id="ct49048720" text:id="ct49048720">
          <text:format-change>
            <office:change-info>
              <dc:creator>Autor desconhecido</dc:creator>
              <dc:date>2014-05-21T17:20:00</dc:date>
            </office:change-info>
          </text:format-change>
        </text:changed-region>
        <text:changed-region xml:id="ct72874144" text:id="ct72874144">
          <text:format-change>
            <office:change-info>
              <dc:creator>Autor desconhecido</dc:creator>
              <dc:date>2014-05-21T17:20:00</dc:date>
            </office:change-info>
          </text:format-change>
        </text:changed-region>
        <text:changed-region xml:id="ct75873008" text:id="ct75873008">
          <text:format-change>
            <office:change-info>
              <dc:creator>Autor desconhecido</dc:creator>
              <dc:date>2014-05-21T17:20:00</dc:date>
            </office:change-info>
          </text:format-change>
        </text:changed-region>
        <text:changed-region xml:id="ct53238160" text:id="ct53238160">
          <text:deletion>
            <office:change-info>
              <dc:creator>Timothy Cook</dc:creator>
              <dc:date>2014-05-22T06:35:00</dc:date>
            </office:change-info>
            <text:p text:style-name="P4"><office:annotation><dc:creator>Autor desconhecido</dc:creator><dc:date>2014-05-21T10:49:26</dc:date><text:p text:style-name="P325"><text:span text:style-name="T228">Are you still keeping the final version on Launchpad?</text:span></text:p></office:annotation></text:p>
          </text:deletion>
        </text:changed-region>
        <text:changed-region xml:id="ct53235712" text:id="ct53235712">
          <text:format-change>
            <office:change-info>
              <dc:creator>Autor desconhecido</dc:creator>
              <dc:date>2014-05-21T17:20:00</dc:date>
            </office:change-info>
          </text:format-change>
        </text:changed-region>
        <text:changed-region xml:id="ct47810400" text:id="ct47810400">
          <text:format-change>
            <office:change-info>
              <dc:creator>Autor desconhecido</dc:creator>
              <dc:date>2014-05-21T17:20:00</dc:date>
            </office:change-info>
          </text:format-change>
        </text:changed-region>
        <text:changed-region xml:id="ct53241008" text:id="ct53241008">
          <text:format-change>
            <office:change-info>
              <dc:creator>Autor desconhecido</dc:creator>
              <dc:date>2014-05-21T17:20:00</dc:date>
            </office:change-info>
          </text:format-change>
        </text:changed-region>
        <text:changed-region xml:id="ct53240688" text:id="ct53240688">
          <text:insertion>
            <office:change-info>
              <dc:creator>Timothy Cook</dc:creator>
              <dc:date>2014-05-22T06:38:00</dc:date>
            </office:change-info>
          </text:insertion>
        </text:changed-region>
        <text:changed-region xml:id="ct48306528" text:id="ct48306528">
          <text:deletion>
            <office:change-info>
              <dc:creator>Autor desconhecido</dc:creator>
              <dc:date>2014-05-21T17:24:00</dc:date>
            </office:change-info>
            <text:p text:style-name="P8">2.8 </text:p>
          </text:deletion>
        </text:changed-region>
        <text:changed-region xml:id="ct51279904" text:id="ct51279904">
          <text:deletion>
            <office:change-info>
              <dc:creator>Timothy Cook</dc:creator>
              <dc:date>2014-05-22T06:38:00</dc:date>
            </office:change-info>
            <text:p text:style-name="Chapter_20_Title"/>
            <text:p text:style-name="P8"/>
          </text:deletion>
        </text:changed-region>
        <text:changed-region xml:id="ct53236000" text:id="ct53236000">
          <text:format-change>
            <office:change-info>
              <dc:creator>Autor desconhecido</dc:creator>
              <dc:date>2014-05-21T17:24:00</dc:date>
            </office:change-info>
          </text:format-change>
        </text:changed-region>
        <text:changed-region xml:id="ct53237488" text:id="ct53237488">
          <text:insertion>
            <office:change-info>
              <dc:creator>Timothy Cook</dc:creator>
              <dc:date>2014-05-22T06:47:00</dc:date>
            </office:change-info>
          </text:insertion>
        </text:changed-region>
        <text:changed-region xml:id="ct53238784" text:id="ct53238784">
          <text:insertion>
            <office:change-info>
              <dc:creator>Timothy Cook</dc:creator>
              <dc:date>2014-05-22T06:37:00</dc:date>
            </office:change-info>
          </text:insertion>
        </text:changed-region>
        <text:changed-region xml:id="ct53239616" text:id="ct53239616">
          <text:deletion>
            <office:change-info>
              <dc:creator>Timothy Cook</dc:creator>
              <dc:date>2014-05-22T06:38:00</dc:date>
            </office:change-info>
            <text:p text:style-name="Text_20_body"/>
            <text:p text:style-name="Text_20_body"/>
          </text:deletion>
        </text:changed-region>
        <text:changed-region xml:id="ct53239424" text:id="ct53239424">
          <text:deletion>
            <office:change-info>
              <dc:creator>Timothy Cook</dc:creator>
              <dc:date>2014-05-22T06:32:00</dc:date>
            </office:change-info>
            <text:p text:style-name="Text_20_body"/>
            <text:p text:style-name="Text_20_body"/>
          </text:deletion>
        </text:changed-region>
        <text:changed-region xml:id="ct53236480" text:id="ct53236480">
          <text:format-change>
            <office:change-info>
              <dc:creator>Autor desconhecido</dc:creator>
              <dc:date>2014-05-21T17:20:00</dc:date>
            </office:change-info>
          </text:format-change>
        </text:changed-region>
        <text:changed-region xml:id="ct53236672" text:id="ct53236672">
          <text:deletion>
            <office:change-info>
              <dc:creator>Timothy Cook</dc:creator>
              <dc:date>2014-05-22T06:35:00</dc:date>
            </office:change-info>
            <text:p text:style-name="P4"><office:annotation><dc:creator>Autor desconhecido</dc:creator><dc:date>2014-05-21T10:51:38</dc:date><text:p text:style-name="P325"><text:span text:style-name="T228">I thought that you decided to take Sergio from the founding documents.</text:span></text:p></office:annotation></text:p>
          </text:deletion>
        </text:changed-region>
        <text:changed-region xml:id="ct53208016" text:id="ct53208016">
          <text:format-change>
            <office:change-info>
              <dc:creator>Autor desconhecido</dc:creator>
              <dc:date>2014-05-21T17:20:00</dc:date>
            </office:change-info>
          </text:format-change>
        </text:changed-region>
        <text:changed-region xml:id="ct53243776" text:id="ct53243776">
          <text:format-change>
            <office:change-info>
              <dc:creator>Autor desconhecido</dc:creator>
              <dc:date>2014-05-21T17:20:00</dc:date>
            </office:change-info>
          </text:format-change>
        </text:changed-region>
        <text:changed-region xml:id="ct53244624" text:id="ct53244624">
          <text:deletion>
            <office:change-info>
              <dc:creator>Timothy Cook</dc:creator>
              <dc:date>2014-05-22T06:35:00</dc:date>
            </office:change-info>
            <text:p text:style-name="P4"><office:annotation><dc:creator>Autor desconhecido</dc:creator><dc:date>2014-05-21T10:52:04</dc:date><text:p text:style-name="P325"><text:span text:style-name="T228">Same as above</text:span></text:p></office:annotation></text:p>
          </text:deletion>
        </text:changed-region>
        <text:changed-region xml:id="ct53244816" text:id="ct53244816">
          <text:format-change>
            <office:change-info>
              <dc:creator>Autor desconhecido</dc:creator>
              <dc:date>2014-05-21T17:20:00</dc:date>
            </office:change-info>
          </text:format-change>
        </text:changed-region>
        <text:changed-region xml:id="ct53246080" text:id="ct53246080">
          <text:format-change>
            <office:change-info>
              <dc:creator>Autor desconhecido</dc:creator>
              <dc:date>2014-05-21T17:20:00</dc:date>
            </office:change-info>
          </text:format-change>
        </text:changed-region>
        <text:changed-region xml:id="ct53243968" text:id="ct53243968">
          <text:format-change>
            <office:change-info>
              <dc:creator>Autor desconhecido</dc:creator>
              <dc:date>2014-05-21T17:20:00</dc:date>
            </office:change-info>
          </text:format-change>
        </text:changed-region>
        <text:changed-region xml:id="ct49195840" text:id="ct49195840">
          <text:insertion>
            <office:change-info>
              <dc:creator>Timothy Cook</dc:creator>
              <dc:date>2014-05-22T06:47:00</dc:date>
            </office:change-info>
          </text:insertion>
        </text:changed-region>
        <text:changed-region xml:id="ct48480736" text:id="ct48480736">
          <text:deletion>
            <office:change-info>
              <dc:creator>Autor desconhecido</dc:creator>
              <dc:date>2014-05-21T17:25:00</dc:date>
            </office:change-info>
            <text:p text:style-name="P9">3. </text:p>
          </text:deletion>
        </text:changed-region>
        <text:changed-region xml:id="ct48303872" text:id="ct48303872">
          <text:deletion>
            <office:change-info>
              <dc:creator>Timothy Cook</dc:creator>
              <dc:date>2014-05-22T06:47:00</dc:date>
            </office:change-info>
            <text:p text:style-name="Chapter_20_Title"/>
            <text:p text:style-name="P9"/>
          </text:deletion>
        </text:changed-region>
        <text:changed-region xml:id="ct53239056" text:id="ct53239056">
          <text:format-change>
            <office:change-info>
              <dc:creator>Autor desconhecido</dc:creator>
              <dc:date>2014-05-21T17:24:00</dc:date>
            </office:change-info>
          </text:format-change>
        </text:changed-region>
        <text:changed-region xml:id="ct53245600" text:id="ct53245600">
          <text:format-change>
            <office:change-info>
              <dc:creator>Autor desconhecido</dc:creator>
              <dc:date>2014-05-21T17:20:00</dc:date>
            </office:change-info>
          </text:format-change>
        </text:changed-region>
        <text:changed-region xml:id="ct53243376" text:id="ct53243376">
          <text:insertion>
            <office:change-info>
              <dc:creator>Timothy Cook</dc:creator>
              <dc:date>2014-05-22T06:47:00</dc:date>
            </office:change-info>
          </text:insertion>
        </text:changed-region>
        <text:changed-region xml:id="ct53243568" text:id="ct53243568">
          <text:deletion>
            <office:change-info>
              <dc:creator>Timothy Cook</dc:creator>
              <dc:date>2014-05-22T06:47:00</dc:date>
            </office:change-info>
            <text:p text:style-name="Text_20_body"/>
            <text:p text:style-name="Text_20_body"/>
          </text:deletion>
        </text:changed-region>
        <text:changed-region xml:id="ct53147168" text:id="ct53147168">
          <text:format-change>
            <office:change-info>
              <dc:creator>Autor desconhecido</dc:creator>
              <dc:date>2014-05-21T17:20:00</dc:date>
            </office:change-info>
          </text:format-change>
        </text:changed-region>
        <text:changed-region xml:id="ct53246272" text:id="ct53246272">
          <text:insertion>
            <office:change-info>
              <dc:creator>Autor desconhecido</dc:creator>
              <dc:date>2014-05-21T10:53:00</dc:date>
            </office:change-info>
          </text:insertion>
        </text:changed-region>
        <text:changed-region xml:id="ct53249424" text:id="ct53249424">
          <text:format-change>
            <office:change-info>
              <dc:creator>Autor desconhecido</dc:creator>
              <dc:date>2014-05-21T17:20:00</dc:date>
            </office:change-info>
          </text:format-change>
        </text:changed-region>
        <text:changed-region xml:id="ct48490432" text:id="ct48490432">
          <text:insertion>
            <office:change-info>
              <dc:creator>Autor desconhecido</dc:creator>
              <dc:date>2014-05-21T10:53:00</dc:date>
            </office:change-info>
          </text:insertion>
        </text:changed-region>
        <text:changed-region xml:id="ct51501552" text:id="ct51501552">
          <text:insertion>
            <office:change-info>
              <dc:creator>Autor desconhecido</dc:creator>
              <dc:date>2014-05-21T10:53:00</dc:date>
            </office:change-info>
          </text:insertion>
        </text:changed-region>
        <text:changed-region xml:id="ct53250192" text:id="ct53250192">
          <text:format-change>
            <office:change-info>
              <dc:creator>Autor desconhecido</dc:creator>
              <dc:date>2014-05-21T17:20:00</dc:date>
            </office:change-info>
          </text:format-change>
        </text:changed-region>
        <text:changed-region xml:id="ct53252688" text:id="ct5325268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25"><text:span text:style-name="T228">Further innovation?</text:span></text:p></office:annotation></text:span></text:p>
          </text:deletion>
        </text:changed-region>
        <text:changed-region xml:id="ct53253408" text:id="ct53253408">
          <text:insertion>
            <office:change-info>
              <dc:creator>Timothy Cook</dc:creator>
              <dc:date>2014-05-21T12:33:00</dc:date>
            </office:change-info>
          </text:insertion>
        </text:changed-region>
        <text:changed-region xml:id="ct51278960" text:id="ct51278960">
          <text:format-change>
            <office:change-info>
              <dc:creator>Autor desconhecido</dc:creator>
              <dc:date>2014-05-21T17:20:00</dc:date>
            </office:change-info>
          </text:format-change>
        </text:changed-region>
        <text:changed-region xml:id="ct53251872" text:id="ct5325187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25"><text:span text:style-name="T228">'as and' is right?</text:span></text:p></office:annotation></text:span></text:p>
          </text:deletion>
        </text:changed-region>
        <text:changed-region xml:id="ct48476656" text:id="ct48476656">
          <text:format-change>
            <office:change-info>
              <dc:creator>Autor desconhecido</dc:creator>
              <dc:date>2014-05-21T17:20:00</dc:date>
            </office:change-info>
          </text:format-change>
        </text:changed-region>
        <text:changed-region xml:id="ct53208224" text:id="ct53208224">
          <text:insertion>
            <office:change-info>
              <dc:creator>Timothy Cook</dc:creator>
              <dc:date>2014-05-21T12:33:00</dc:date>
            </office:change-info>
          </text:insertion>
        </text:changed-region>
        <text:changed-region xml:id="ct51964720" text:id="ct51964720">
          <text:format-change>
            <office:change-info>
              <dc:creator>Autor desconhecido</dc:creator>
              <dc:date>2014-05-21T17:20:00</dc:date>
            </office:change-info>
          </text:format-change>
        </text:changed-region>
        <text:changed-region xml:id="ct53250384" text:id="ct53250384">
          <text:deletion>
            <office:change-info>
              <dc:creator>Timothy Cook</dc:creator>
              <dc:date>2014-05-22T06:35:00</dc:date>
            </office:change-info>
            <text:p text:style-name="P4"><office:annotation><dc:creator>Autor desconhecido</dc:creator><dc:date>2014-05-21T10:56:15</dc:date><text:p text:style-name="P325"><text:span text:style-name="T228">Does it still make sense to talk about 'classes' now that MLHIM is all about XML techs?</text:span></text:p></office:annotation></text:p>
          </text:deletion>
        </text:changed-region>
        <text:changed-region xml:id="ct53236864" text:id="ct53236864">
          <text:format-change>
            <office:change-info>
              <dc:creator>Autor desconhecido</dc:creator>
              <dc:date>2014-05-21T17:20:00</dc:date>
            </office:change-info>
          </text:format-change>
        </text:changed-region>
        <text:changed-region xml:id="ct53245792" text:id="ct53245792">
          <text:deletion>
            <office:change-info>
              <dc:creator>Timothy Cook</dc:creator>
              <dc:date>2014-05-22T06:35:00</dc:date>
            </office:change-info>
            <text:p text:style-name="P4"><office:annotation><dc:creator>Autor desconhecido</dc:creator><dc:date>2014-05-21T10:57:12</dc:date><text:p text:style-name="P325"><text:span text:style-name="T228">Same as above</text:span></text:p></office:annotation></text:p>
          </text:deletion>
        </text:changed-region>
        <text:changed-region xml:id="ct53147360" text:id="ct53147360">
          <text:format-change>
            <office:change-info>
              <dc:creator>Autor desconhecido</dc:creator>
              <dc:date>2014-05-21T17:20:00</dc:date>
            </office:change-info>
          </text:format-change>
        </text:changed-region>
        <text:changed-region xml:id="ct48477008" text:id="ct48477008">
          <text:deletion>
            <office:change-info>
              <dc:creator>Timothy Cook</dc:creator>
              <dc:date>2014-05-22T06:35:00</dc:date>
            </office:change-info>
            <text:p text:style-name="P4"><office:annotation><dc:creator>Autor desconhecido</dc:creator><dc:date>2014-05-21T10:57:46</dc:date><text:p text:style-name="P325"><text:span text:style-name="T228">Same as above</text:span></text:p></office:annotation></text:p>
          </text:deletion>
        </text:changed-region>
        <text:changed-region xml:id="ct48389120" text:id="ct48389120">
          <text:format-change>
            <office:change-info>
              <dc:creator>Autor desconhecido</dc:creator>
              <dc:date>2014-05-21T17:20:00</dc:date>
            </office:change-info>
          </text:format-change>
        </text:changed-region>
        <text:changed-region xml:id="ct53255920" text:id="ct53255920">
          <text:deletion>
            <office:change-info>
              <dc:creator>Autor desconhecido</dc:creator>
              <dc:date>2014-05-21T10:57:00</dc:date>
            </office:change-info>
            <text:p text:style-name="P4">.</text:p>
          </text:deletion>
        </text:changed-region>
        <text:changed-region xml:id="ct53256112" text:id="ct53256112">
          <text:insertion>
            <office:change-info>
              <dc:creator>Autor desconhecido</dc:creator>
              <dc:date>2014-05-21T10:57:00</dc:date>
            </office:change-info>
          </text:insertion>
        </text:changed-region>
        <text:changed-region xml:id="ct53208656" text:id="ct53208656">
          <text:format-change>
            <office:change-info>
              <dc:creator>Autor desconhecido</dc:creator>
              <dc:date>2014-05-21T17:20:00</dc:date>
            </office:change-info>
          </text:format-change>
        </text:changed-region>
        <text:changed-region xml:id="ct53208848" text:id="ct53208848">
          <text:deletion>
            <office:change-info>
              <dc:creator>Autor desconhecido</dc:creator>
              <dc:date>2014-05-21T10:57:00</dc:date>
            </office:change-info>
            <text:p text:style-name="P4"><text:s/>S</text:p>
          </text:deletion>
        </text:changed-region>
        <text:changed-region xml:id="ct48297136" text:id="ct48297136">
          <text:insertion>
            <office:change-info>
              <dc:creator>Autor desconhecido</dc:creator>
              <dc:date>2014-05-21T10:57:00</dc:date>
            </office:change-info>
          </text:insertion>
        </text:changed-region>
        <text:changed-region xml:id="ct48296944" text:id="ct48296944">
          <text:format-change>
            <office:change-info>
              <dc:creator>Autor desconhecido</dc:creator>
              <dc:date>2014-05-21T17:20:00</dc:date>
            </office:change-info>
          </text:format-change>
        </text:changed-region>
        <text:changed-region xml:id="ct52320464" text:id="ct52320464">
          <text:deletion>
            <office:change-info>
              <dc:creator>Timothy Cook</dc:creator>
              <dc:date>2014-05-22T06:35:00</dc:date>
            </office:change-info>
            <text:p text:style-name="P4"><office:annotation><dc:creator>Autor desconhecido</dc:creator><dc:date>2014-05-21T10:58:21</dc:date><text:p text:style-name="P325"><text:span text:style-name="T228">I undersantd that you don't even need that anymore.</text:span></text:p></office:annotation></text:p>
          </text:deletion>
        </text:changed-region>
        <text:changed-region xml:id="ct48489616" text:id="ct48489616">
          <text:format-change>
            <office:change-info>
              <dc:creator>Autor desconhecido</dc:creator>
              <dc:date>2014-05-21T17:20:00</dc:date>
            </office:change-info>
          </text:format-change>
        </text:changed-region>
        <text:changed-region xml:id="ct51500496" text:id="ct51500496">
          <text:insertion>
            <office:change-info>
              <dc:creator>Timothy Cook</dc:creator>
              <dc:date>2014-05-21T12:34:00</dc:date>
            </office:change-info>
          </text:insertion>
        </text:changed-region>
        <text:changed-region xml:id="ct53252880" text:id="ct53252880">
          <text:format-change>
            <office:change-info>
              <dc:creator>Autor desconhecido</dc:creator>
              <dc:date>2014-05-21T17:20:00</dc:date>
            </office:change-info>
          </text:format-change>
        </text:changed-region>
        <text:changed-region xml:id="ct53253072" text:id="ct53253072">
          <text:insertion>
            <office:change-info>
              <dc:creator>Timothy Cook</dc:creator>
              <dc:date>2014-05-21T12:34:00</dc:date>
            </office:change-info>
          </text:insertion>
        </text:changed-region>
        <text:changed-region xml:id="ct53254688" text:id="ct53254688">
          <text:insertion>
            <office:change-info>
              <dc:creator>Timothy Cook</dc:creator>
              <dc:date>2014-05-21T12:35:00</dc:date>
            </office:change-info>
          </text:insertion>
        </text:changed-region>
        <text:changed-region xml:id="ct53254880" text:id="ct53254880">
          <text:format-change>
            <office:change-info>
              <dc:creator>Autor desconhecido</dc:creator>
              <dc:date>2014-05-21T17:20:00</dc:date>
            </office:change-info>
          </text:format-change>
        </text:changed-region>
        <text:changed-region xml:id="ct48478768" text:id="ct48478768">
          <text:format-change>
            <office:change-info>
              <dc:creator>Autor desconhecido</dc:creator>
              <dc:date>2014-05-21T17:20:00</dc:date>
            </office:change-info>
          </text:format-change>
        </text:changed-region>
        <text:changed-region xml:id="ct48477936" text:id="ct48477936">
          <text:format-change>
            <office:change-info>
              <dc:creator>Autor desconhecido</dc:creator>
              <dc:date>2014-05-21T17:20:00</dc:date>
            </office:change-info>
          </text:format-change>
        </text:changed-region>
        <text:changed-region xml:id="ct53249616" text:id="ct53249616">
          <text:insertion>
            <office:change-info>
              <dc:creator>Autor desconhecido</dc:creator>
              <dc:date>2014-05-21T10:59:00</dc:date>
            </office:change-info>
          </text:insertion>
        </text:changed-region>
        <text:changed-region xml:id="ct53257792" text:id="ct53257792">
          <text:format-change>
            <office:change-info>
              <dc:creator>Autor desconhecido</dc:creator>
              <dc:date>2014-05-21T17:20:00</dc:date>
            </office:change-info>
          </text:format-change>
        </text:changed-region>
        <text:changed-region xml:id="ct53249808" text:id="ct53249808">
          <text:deletion>
            <office:change-info>
              <dc:creator>Timothy Cook</dc:creator>
              <dc:date>2014-05-22T06:35:00</dc:date>
            </office:change-info>
            <text:p text:style-name="P4"><office:annotation><dc:creator>Autor desconhecido</dc:creator><dc:date>2014-05-21T11:00:05</dc:date><text:p text:style-name="P325"><text:span text:style-name="T228">This is so important that I think it should be highlighted.</text:span></text:p></office:annotation></text:p>
          </text:deletion>
        </text:changed-region>
        <text:changed-region xml:id="ct48385840" text:id="ct48385840">
          <text:format-change>
            <office:change-info>
              <dc:creator>Autor desconhecido</dc:creator>
              <dc:date>2014-05-21T17:20:00</dc:date>
            </office:change-info>
          </text:format-change>
        </text:changed-region>
        <text:changed-region xml:id="ct53257984" text:id="ct53257984">
          <text:insertion>
            <office:change-info>
              <dc:creator>Timothy Cook</dc:creator>
              <dc:date>2014-05-21T12:36:00</dc:date>
            </office:change-info>
          </text:insertion>
        </text:changed-region>
        <text:changed-region xml:id="ct53258176" text:id="ct53258176">
          <text:deletion>
            <office:change-info>
              <dc:creator>Timothy Cook</dc:creator>
              <dc:date>2014-05-21T12:36:00</dc:date>
            </office:change-info>
            <text:p text:style-name="P10">.</text:p>
          </text:deletion>
        </text:changed-region>
        <text:changed-region xml:id="ct53258368" text:id="ct53258368">
          <text:insertion>
            <office:change-info>
              <dc:creator>Timothy Cook</dc:creator>
              <dc:date>2014-05-21T12:36:00</dc:date>
            </office:change-info>
          </text:insertion>
        </text:changed-region>
        <text:changed-region xml:id="ct53260080" text:id="ct53260080">
          <text:format-change>
            <office:change-info>
              <dc:creator>Autor desconhecido</dc:creator>
              <dc:date>2014-05-21T17:20:00</dc:date>
            </office:change-info>
          </text:format-change>
        </text:changed-region>
        <text:changed-region xml:id="ct48492032" text:id="ct48492032">
          <text:insertion>
            <office:change-info>
              <dc:creator>Timothy Cook</dc:creator>
              <dc:date>2014-05-21T12:37:00</dc:date>
            </office:change-info>
          </text:insertion>
        </text:changed-region>
        <text:changed-region xml:id="ct53246464" text:id="ct53246464">
          <text:format-change>
            <office:change-info>
              <dc:creator>Autor desconhecido</dc:creator>
              <dc:date>2014-05-21T17:20:00</dc:date>
            </office:change-info>
          </text:format-change>
        </text:changed-region>
        <text:changed-region xml:id="ct53260496" text:id="ct53260496">
          <text:deletion>
            <office:change-info>
              <dc:creator>Timothy Cook</dc:creator>
              <dc:date>2014-05-22T06:35:00</dc:date>
            </office:change-info>
            <text:p text:style-name="P4"><office:annotation><dc:creator>Autor desconhecido</dc:creator><dc:date>2014-05-21T11:00:51</dc:date><text:p text:style-name="P325"><text:span text:style-name="T228">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3260272" text:id="ct53260272">
          <text:format-change>
            <office:change-info>
              <dc:creator>Autor desconhecido</dc:creator>
              <dc:date>2014-05-21T17:20:00</dc:date>
            </office:change-info>
          </text:format-change>
        </text:changed-region>
        <text:changed-region xml:id="ct53260688" text:id="ct53260688">
          <text:insertion>
            <office:change-info>
              <dc:creator>Timothy Cook</dc:creator>
              <dc:date>2014-05-21T12:37:00</dc:date>
            </office:change-info>
          </text:insertion>
        </text:changed-region>
        <text:changed-region xml:id="ct53261024" text:id="ct53261024">
          <text:format-change>
            <office:change-info>
              <dc:creator>Autor desconhecido</dc:creator>
              <dc:date>2014-05-21T17:20:00</dc:date>
            </office:change-info>
          </text:format-change>
        </text:changed-region>
        <text:changed-region xml:id="ct53261504" text:id="ct53261504">
          <text:format-change>
            <office:change-info>
              <dc:creator>Autor desconhecido</dc:creator>
              <dc:date>2014-05-21T17:20:00</dc:date>
            </office:change-info>
          </text:format-change>
        </text:changed-region>
        <text:changed-region xml:id="ct53261696" text:id="ct53261696">
          <text:deletion>
            <office:change-info>
              <dc:creator>Timothy Cook</dc:creator>
              <dc:date>2014-05-22T06:35:00</dc:date>
            </office:change-info>
            <text:p text:style-name="P4"><office:annotation><dc:creator>Autor desconhecido</dc:creator><dc:date>2014-05-21T11:02:50</dc:date><text:p text:style-name="P325"><text:span text:style-name="T228">Once again, what data, the onde coming from 'any app' or from the 'MLHIM app'?</text:span></text:p></office:annotation></text:p>
          </text:deletion>
        </text:changed-region>
        <text:changed-region xml:id="ct53261216" text:id="ct53261216">
          <text:format-change>
            <office:change-info>
              <dc:creator>Autor desconhecido</dc:creator>
              <dc:date>2014-05-21T17:20:00</dc:date>
            </office:change-info>
          </text:format-change>
        </text:changed-region>
        <text:changed-region xml:id="ct53262080" text:id="ct53262080">
          <text:deletion>
            <office:change-info>
              <dc:creator>Timothy Cook</dc:creator>
              <dc:date>2014-05-21T12:38:00</dc:date>
            </office:change-info>
            <text:p text:style-name="P4">that</text:p>
          </text:deletion>
        </text:changed-region>
        <text:changed-region xml:id="ct53261888" text:id="ct53261888">
          <text:deletion>
            <office:change-info>
              <dc:creator>Timothy Cook</dc:creator>
              <dc:date>2014-05-22T06:35:00</dc:date>
            </office:change-info>
            <text:p text:style-name="P4"><office:annotation><dc:creator>Autor desconhecido</dc:creator><dc:date>2014-05-21T11:03:30</dc:date><text:p text:style-name="P325"><text:span text:style-name="T228">Same thing: which app you are talking about, the 'any app' or the 'MLHIM app'?</text:span></text:p></office:annotation></text:p>
          </text:deletion>
        </text:changed-region>
        <text:changed-region xml:id="ct53262416" text:id="ct53262416">
          <text:insertion>
            <office:change-info>
              <dc:creator>Timothy Cook</dc:creator>
              <dc:date>2014-05-21T12:38:00</dc:date>
            </office:change-info>
          </text:insertion>
        </text:changed-region>
        <text:changed-region xml:id="ct53262608" text:id="ct53262608">
          <text:deletion>
            <office:change-info>
              <dc:creator>Timothy Cook</dc:creator>
              <dc:date>2014-05-21T12:38:00</dc:date>
            </office:change-info>
            <text:p text:style-name="P11"><text:s/>application</text:p>
          </text:deletion>
        </text:changed-region>
        <text:changed-region xml:id="ct53262944" text:id="ct53262944">
          <text:format-change>
            <office:change-info>
              <dc:creator>Autor desconhecido</dc:creator>
              <dc:date>2014-05-21T17:20:00</dc:date>
            </office:change-info>
          </text:format-change>
        </text:changed-region>
        <text:changed-region xml:id="ct52407872" text:id="ct52407872">
          <text:insertion>
            <office:change-info>
              <dc:creator>Autor desconhecido</dc:creator>
              <dc:date>2014-05-21T11:04:00</dc:date>
            </office:change-info>
          </text:insertion>
        </text:changed-region>
        <text:changed-region xml:id="ct52350592" text:id="ct52350592">
          <text:format-change>
            <office:change-info>
              <dc:creator>Autor desconhecido</dc:creator>
              <dc:date>2014-05-21T17:20:00</dc:date>
            </office:change-info>
          </text:format-change>
        </text:changed-region>
        <text:changed-region xml:id="ct48479200" text:id="ct48479200">
          <text:format-change>
            <office:change-info>
              <dc:creator>Autor desconhecido</dc:creator>
              <dc:date>2014-05-21T17:20:00</dc:date>
            </office:change-info>
          </text:format-change>
        </text:changed-region>
        <text:changed-region xml:id="ct52434272" text:id="ct52434272">
          <text:format-change>
            <office:change-info>
              <dc:creator>Autor desconhecido</dc:creator>
              <dc:date>2014-05-21T17:20:00</dc:date>
            </office:change-info>
          </text:format-change>
        </text:changed-region>
        <text:changed-region xml:id="ct53263872" text:id="ct53263872">
          <text:format-change>
            <office:change-info>
              <dc:creator>Autor desconhecido</dc:creator>
              <dc:date>2014-05-21T17:20:00</dc:date>
            </office:change-info>
          </text:format-change>
        </text:changed-region>
        <text:changed-region xml:id="ct53308832" text:id="ct53308832">
          <text:format-change>
            <office:change-info>
              <dc:creator>Autor desconhecido</dc:creator>
              <dc:date>2014-05-21T17:20:00</dc:date>
            </office:change-info>
          </text:format-change>
        </text:changed-region>
        <text:changed-region xml:id="ct48377616" text:id="ct48377616">
          <text:format-change>
            <office:change-info>
              <dc:creator>Autor desconhecido</dc:creator>
              <dc:date>2014-05-21T17:20:00</dc:date>
            </office:change-info>
          </text:format-change>
        </text:changed-region>
        <text:changed-region xml:id="ct53326992" text:id="ct53326992">
          <text:insertion>
            <office:change-info>
              <dc:creator>Autor desconhecido</dc:creator>
              <dc:date>2014-05-21T17:25:00</dc:date>
            </office:change-info>
          </text:insertion>
        </text:changed-region>
        <text:changed-region xml:id="ct53201312" text:id="ct53201312">
          <text:deletion>
            <office:change-info>
              <dc:creator>Autor desconhecido</dc:creator>
              <dc:date>2014-05-21T17:25:00</dc:date>
            </office:change-info>
            <text:p text:style-name="P6">4. </text:p>
          </text:deletion>
        </text:changed-region>
        <text:changed-region xml:id="ct53325200" text:id="ct53325200">
          <text:format-change>
            <office:change-info>
              <dc:creator>Autor desconhecido</dc:creator>
              <dc:date>2014-05-21T17:25:00</dc:date>
            </office:change-info>
          </text:format-change>
        </text:changed-region>
        <text:changed-region xml:id="ct48491840" text:id="ct48491840">
          <text:format-change>
            <office:change-info>
              <dc:creator>Autor desconhecido</dc:creator>
              <dc:date>2014-05-21T17:20:00</dc:date>
            </office:change-info>
          </text:format-change>
        </text:changed-region>
        <text:changed-region xml:id="ct53314864" text:id="ct53314864">
          <text:insertion>
            <office:change-info>
              <dc:creator>Autor desconhecido</dc:creator>
              <dc:date>2014-05-21T11:11:00</dc:date>
            </office:change-info>
          </text:insertion>
        </text:changed-region>
        <text:changed-region xml:id="ct53298416" text:id="ct53298416">
          <text:format-change>
            <office:change-info>
              <dc:creator>Autor desconhecido</dc:creator>
              <dc:date>2014-05-21T17:20:00</dc:date>
            </office:change-info>
          </text:format-change>
        </text:changed-region>
        <text:changed-region xml:id="ct53306448" text:id="ct53306448">
          <text:insertion>
            <office:change-info>
              <dc:creator>Autor desconhecido</dc:creator>
              <dc:date>2014-05-21T11:12:00</dc:date>
            </office:change-info>
          </text:insertion>
        </text:changed-region>
        <text:changed-region xml:id="ct53322240" text:id="ct53322240">
          <text:format-change>
            <office:change-info>
              <dc:creator>Autor desconhecido</dc:creator>
              <dc:date>2014-05-21T17:20:00</dc:date>
            </office:change-info>
          </text:format-change>
        </text:changed-region>
        <text:changed-region xml:id="ct53305472" text:id="ct53305472">
          <text:deletion>
            <office:change-info>
              <dc:creator>Autor desconhecido</dc:creator>
              <dc:date>2014-05-21T11:12:00</dc:date>
            </office:change-info>
            <text:p text:style-name="P4"><text:s/></text:p>
          </text:deletion>
        </text:changed-region>
        <text:changed-region xml:id="ct53306064" text:id="ct53306064">
          <text:format-change>
            <office:change-info>
              <dc:creator>Autor desconhecido</dc:creator>
              <dc:date>2014-05-21T17:20:00</dc:date>
            </office:change-info>
          </text:format-change>
        </text:changed-region>
        <text:changed-region xml:id="ct53322688" text:id="ct53322688">
          <text:insertion>
            <office:change-info>
              <dc:creator>Autor desconhecido</dc:creator>
              <dc:date>2014-05-21T11:13:00</dc:date>
            </office:change-info>
          </text:insertion>
        </text:changed-region>
        <text:changed-region xml:id="ct53322880" text:id="ct53322880">
          <text:deletion>
            <office:change-info>
              <dc:creator>Autor desconhecido</dc:creator>
              <dc:date>2014-05-21T11:13:00</dc:date>
            </office:change-info>
            <text:p text:style-name="P4">,</text:p>
          </text:deletion>
        </text:changed-region>
        <text:changed-region xml:id="ct52381296" text:id="ct52381296">
          <text:insertion>
            <office:change-info>
              <dc:creator>Autor desconhecido</dc:creator>
              <dc:date>2014-05-21T11:13:00</dc:date>
            </office:change-info>
          </text:insertion>
        </text:changed-region>
        <text:changed-region xml:id="ct53327488" text:id="ct53327488">
          <text:format-change>
            <office:change-info>
              <dc:creator>Autor desconhecido</dc:creator>
              <dc:date>2014-05-21T17:20:00</dc:date>
            </office:change-info>
          </text:format-change>
        </text:changed-region>
        <text:changed-region xml:id="ct53327680" text:id="ct53327680">
          <text:insertion>
            <office:change-info>
              <dc:creator>Autor desconhecido</dc:creator>
              <dc:date>2014-05-21T11:13:00</dc:date>
            </office:change-info>
          </text:insertion>
        </text:changed-region>
        <text:changed-region xml:id="ct53304912" text:id="ct53304912">
          <text:format-change>
            <office:change-info>
              <dc:creator>Autor desconhecido</dc:creator>
              <dc:date>2014-05-21T17:20:00</dc:date>
            </office:change-info>
          </text:format-change>
        </text:changed-region>
        <text:changed-region xml:id="ct53305104" text:id="ct53305104">
          <text:deletion>
            <office:change-info>
              <dc:creator>Autor desconhecido</dc:creator>
              <dc:date>2014-05-21T11:13:00</dc:date>
            </office:change-info>
            <text:p text:style-name="P4">apps </text:p>
          </text:deletion>
        </text:changed-region>
        <text:changed-region xml:id="ct52392432" text:id="ct52392432">
          <text:format-change>
            <office:change-info>
              <dc:creator>Autor desconhecido</dc:creator>
              <dc:date>2014-05-21T17:20:00</dc:date>
            </office:change-info>
          </text:format-change>
        </text:changed-region>
        <text:changed-region xml:id="ct52433952" text:id="ct52433952">
          <text:insertion>
            <office:change-info>
              <dc:creator>Autor desconhecido</dc:creator>
              <dc:date>2014-05-21T11:13:00</dc:date>
            </office:change-info>
          </text:insertion>
        </text:changed-region>
        <text:changed-region xml:id="ct52422752" text:id="ct52422752">
          <text:format-change>
            <office:change-info>
              <dc:creator>Autor desconhecido</dc:creator>
              <dc:date>2014-05-21T17:20:00</dc:date>
            </office:change-info>
          </text:format-change>
        </text:changed-region>
        <text:changed-region xml:id="ct53320080" text:id="ct53320080">
          <text:deletion>
            <office:change-info>
              <dc:creator>Autor desconhecido</dc:creator>
              <dc:date>2014-05-21T11:13:00</dc:date>
            </office:change-info>
            <text:p text:style-name="P4">multi-level</text:p>
          </text:deletion>
        </text:changed-region>
        <text:changed-region xml:id="ct53320272" text:id="ct53320272">
          <text:insertion>
            <office:change-info>
              <dc:creator>Autor desconhecido</dc:creator>
              <dc:date>2014-05-21T11:13:00</dc:date>
            </office:change-info>
          </text:insertion>
        </text:changed-region>
        <text:changed-region xml:id="ct51276160" text:id="ct51276160">
          <text:format-change>
            <office:change-info>
              <dc:creator>Autor desconhecido</dc:creator>
              <dc:date>2014-05-21T17:20:00</dc:date>
            </office:change-info>
          </text:format-change>
        </text:changed-region>
        <text:changed-region xml:id="ct53307664" text:id="ct53307664">
          <text:insertion>
            <office:change-info>
              <dc:creator>Autor desconhecido</dc:creator>
              <dc:date>2014-05-21T11:14:00</dc:date>
            </office:change-info>
          </text:insertion>
        </text:changed-region>
        <text:changed-region xml:id="ct53307856" text:id="ct53307856">
          <text:deletion>
            <office:change-info>
              <dc:creator>Autor desconhecido</dc:creator>
              <dc:date>2014-05-21T11:14:00</dc:date>
            </office:change-info>
            <text:p text:style-name="P4">. T</text:p>
          </text:deletion>
        </text:changed-region>
        <text:changed-region xml:id="ct53328528" text:id="ct53328528">
          <text:insertion>
            <office:change-info>
              <dc:creator>Autor desconhecido</dc:creator>
              <dc:date>2014-05-21T11:14:00</dc:date>
            </office:change-info>
          </text:insertion>
        </text:changed-region>
        <text:changed-region xml:id="ct53328720" text:id="ct53328720">
          <text:format-change>
            <office:change-info>
              <dc:creator>Autor desconhecido</dc:creator>
              <dc:date>2014-05-21T17:20:00</dc:date>
            </office:change-info>
          </text:format-change>
        </text:changed-region>
        <text:changed-region xml:id="ct53323952" text:id="ct53323952">
          <text:deletion>
            <office:change-info>
              <dc:creator>Timothy Cook</dc:creator>
              <dc:date>2014-05-22T06:35:00</dc:date>
            </office:change-info>
            <text:p text:style-name="P4"><office:annotation><dc:creator>Autor desconhecido</dc:creator><dc:date>2014-05-21T11:14:41</dc:date><text:p text:style-name="P325"><text:span text:style-name="T228">Once again, the RM implementation is necessary in this context?</text:span></text:p></office:annotation></text:p>
          </text:deletion>
        </text:changed-region>
        <text:changed-region xml:id="ct53324144" text:id="ct53324144">
          <text:format-change>
            <office:change-info>
              <dc:creator>Autor desconhecido</dc:creator>
              <dc:date>2014-05-21T17:20:00</dc:date>
            </office:change-info>
          </text:format-change>
        </text:changed-region>
        <text:changed-region xml:id="ct53313504" text:id="ct53313504">
          <text:insertion>
            <office:change-info>
              <dc:creator>Timothy Cook</dc:creator>
              <dc:date>2014-05-21T12:39:00</dc:date>
            </office:change-info>
          </text:insertion>
        </text:changed-region>
        <text:changed-region xml:id="ct53313696" text:id="ct53313696">
          <text:format-change>
            <office:change-info>
              <dc:creator>Autor desconhecido</dc:creator>
              <dc:date>2014-05-21T17:20:00</dc:date>
            </office:change-info>
          </text:format-change>
        </text:changed-region>
        <text:changed-region xml:id="ct53314016" text:id="ct53314016">
          <text:deletion>
            <office:change-info>
              <dc:creator>Timothy Cook</dc:creator>
              <dc:date>2014-05-22T06:35:00</dc:date>
            </office:change-info>
            <text:p text:style-name="P4"><office:annotation><dc:creator>Autor desconhecido</dc:creator><dc:date>2014-05-21T11:15:22</dc:date><text:p text:style-name="P325"><text:span text:style-name="T228">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3314208" text:id="ct53314208">
          <text:format-change>
            <office:change-info>
              <dc:creator>Autor desconhecido</dc:creator>
              <dc:date>2014-05-21T17:20:00</dc:date>
            </office:change-info>
          </text:format-change>
        </text:changed-region>
        <text:changed-region xml:id="ct53334176" text:id="ct53334176">
          <text:insertion>
            <office:change-info>
              <dc:creator>Timothy Cook</dc:creator>
              <dc:date>2014-05-21T12:40:00</dc:date>
            </office:change-info>
          </text:insertion>
        </text:changed-region>
        <text:changed-region xml:id="ct52382288" text:id="ct52382288">
          <text:insertion>
            <office:change-info>
              <dc:creator>Timothy Cook</dc:creator>
              <dc:date>2014-05-21T12:41:00</dc:date>
            </office:change-info>
          </text:insertion>
        </text:changed-region>
        <text:changed-region xml:id="ct48386928" text:id="ct48386928">
          <text:insertion>
            <office:change-info>
              <dc:creator>Timothy Cook</dc:creator>
              <dc:date>2014-05-21T12:42:00</dc:date>
            </office:change-info>
          </text:insertion>
        </text:changed-region>
        <text:changed-region xml:id="ct48473248" text:id="ct48473248">
          <text:insertion>
            <office:change-info>
              <dc:creator>Timothy Cook</dc:creator>
              <dc:date>2014-05-21T12:42:00</dc:date>
            </office:change-info>
          </text:insertion>
        </text:changed-region>
        <text:changed-region xml:id="ct52380624" text:id="ct5238062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1276352" text:id="ct51276352">
          <text:format-change>
            <office:change-info>
              <dc:creator>Autor desconhecido</dc:creator>
              <dc:date>2014-05-21T17:20:00</dc:date>
            </office:change-info>
          </text:format-change>
        </text:changed-region>
        <text:changed-region xml:id="ct53334368" text:id="ct53334368">
          <text:deletion>
            <office:change-info>
              <dc:creator>Timothy Cook</dc:creator>
              <dc:date>2014-05-22T06:35:00</dc:date>
            </office:change-info>
            <text:p text:style-name="P4"><office:annotation><dc:creator>Autor desconhecido</dc:creator><dc:date>2014-05-21T11:17:28</dc:date><text:p text:style-name="P325"><text:span text:style-name="T228">I would expand: 'all the other healthcare IT standards currently available, including other multilevel modelling approaches'</text:span></text:p></office:annotation></text:p>
          </text:deletion>
        </text:changed-region>
        <text:changed-region xml:id="ct48493776" text:id="ct48493776">
          <text:format-change>
            <office:change-info>
              <dc:creator>Autor desconhecido</dc:creator>
              <dc:date>2014-05-21T17:20:00</dc:date>
            </office:change-info>
          </text:format-change>
        </text:changed-region>
        <text:changed-region xml:id="ct52450480" text:id="ct52450480">
          <text:format-change>
            <office:change-info>
              <dc:creator>Autor desconhecido</dc:creator>
              <dc:date>2014-05-21T17:20:00</dc:date>
            </office:change-info>
          </text:format-change>
        </text:changed-region>
        <text:changed-region xml:id="ct52422944" text:id="ct52422944">
          <text:format-change>
            <office:change-info>
              <dc:creator>Autor desconhecido</dc:creator>
              <dc:date>2014-05-21T17:20:00</dc:date>
            </office:change-info>
          </text:format-change>
        </text:changed-region>
        <text:changed-region xml:id="ct48489216" text:id="ct48489216">
          <text:insertion>
            <office:change-info>
              <dc:creator>Autor desconhecido</dc:creator>
              <dc:date>2014-05-21T11:18:00</dc:date>
            </office:change-info>
          </text:insertion>
        </text:changed-region>
        <text:changed-region xml:id="ct48477232" text:id="ct48477232">
          <text:format-change>
            <office:change-info>
              <dc:creator>Autor desconhecido</dc:creator>
              <dc:date>2014-05-21T17:20:00</dc:date>
            </office:change-info>
          </text:format-change>
        </text:changed-region>
        <text:changed-region xml:id="ct53315856" text:id="ct53315856">
          <text:deletion>
            <office:change-info>
              <dc:creator>Autor desconhecido</dc:creator>
              <dc:date>2014-05-21T11:19:00</dc:date>
            </office:change-info>
            <text:p text:style-name="P12">concept </text:p>
          </text:deletion>
        </text:changed-region>
        <text:changed-region xml:id="ct53320816" text:id="ct53320816">
          <text:insertion>
            <office:change-info>
              <dc:creator>Autor desconhecido</dc:creator>
              <dc:date>2014-05-21T11:19:00</dc:date>
            </office:change-info>
          </text:insertion>
        </text:changed-region>
        <text:changed-region xml:id="ct53321008" text:id="ct53321008">
          <text:format-change>
            <office:change-info>
              <dc:creator>Autor desconhecido</dc:creator>
              <dc:date>2014-05-21T17:20:00</dc:date>
            </office:change-info>
          </text:format-change>
        </text:changed-region>
        <text:changed-region xml:id="ct53304256" text:id="ct53304256">
          <text:insertion>
            <office:change-info>
              <dc:creator>Autor desconhecido</dc:creator>
              <dc:date>2014-05-21T11:19:00</dc:date>
            </office:change-info>
          </text:insertion>
        </text:changed-region>
        <text:changed-region xml:id="ct53304448" text:id="ct53304448">
          <text:format-change>
            <office:change-info>
              <dc:creator>Autor desconhecido</dc:creator>
              <dc:date>2014-05-21T17:20:00</dc:date>
            </office:change-info>
          </text:format-change>
        </text:changed-region>
        <text:changed-region xml:id="ct53308160" text:id="ct53308160">
          <text:insertion>
            <office:change-info>
              <dc:creator>Autor desconhecido</dc:creator>
              <dc:date>2014-05-21T11:19:00</dc:date>
            </office:change-info>
          </text:insertion>
        </text:changed-region>
        <text:changed-region xml:id="ct53308352" text:id="ct53308352">
          <text:format-change>
            <office:change-info>
              <dc:creator>Autor desconhecido</dc:creator>
              <dc:date>2014-05-21T17:20:00</dc:date>
            </office:change-info>
          </text:format-change>
        </text:changed-region>
        <text:changed-region xml:id="ct53308544" text:id="ct53308544">
          <text:insertion>
            <office:change-info>
              <dc:creator>Autor desconhecido</dc:creator>
              <dc:date>2014-05-21T11:19:00</dc:date>
            </office:change-info>
          </text:insertion>
        </text:changed-region>
        <text:changed-region xml:id="ct53242880" text:id="ct53242880">
          <text:insertion>
            <office:change-info>
              <dc:creator>Autor desconhecido</dc:creator>
              <dc:date>2014-05-21T11:20:00</dc:date>
            </office:change-info>
          </text:insertion>
        </text:changed-region>
        <text:changed-region xml:id="ct53243072" text:id="ct53243072">
          <text:format-change>
            <office:change-info>
              <dc:creator>Autor desconhecido</dc:creator>
              <dc:date>2014-05-21T17:20:00</dc:date>
            </office:change-info>
          </text:format-change>
        </text:changed-region>
        <text:changed-region xml:id="ct52455168" text:id="ct52455168">
          <text:insertion>
            <office:change-info>
              <dc:creator>Autor desconhecido</dc:creator>
              <dc:date>2014-05-21T11:20:00</dc:date>
            </office:change-info>
          </text:insertion>
        </text:changed-region>
        <text:changed-region xml:id="ct52448192" text:id="ct52448192">
          <text:format-change>
            <office:change-info>
              <dc:creator>Autor desconhecido</dc:creator>
              <dc:date>2014-05-21T17:20:00</dc:date>
            </office:change-info>
          </text:format-change>
        </text:changed-region>
        <text:changed-region xml:id="ct52444736" text:id="ct52444736">
          <text:insertion>
            <office:change-info>
              <dc:creator>Autor desconhecido</dc:creator>
              <dc:date>2014-05-21T11:20:00</dc:date>
            </office:change-info>
          </text:insertion>
        </text:changed-region>
        <text:changed-region xml:id="ct52421984" text:id="ct52421984">
          <text:insertion>
            <office:change-info>
              <dc:creator>Autor desconhecido</dc:creator>
              <dc:date>2014-05-21T11:21:00</dc:date>
            </office:change-info>
          </text:insertion>
        </text:changed-region>
        <text:changed-region xml:id="ct52412048" text:id="ct52412048">
          <text:format-change>
            <office:change-info>
              <dc:creator>Autor desconhecido</dc:creator>
              <dc:date>2014-05-21T17:20:00</dc:date>
            </office:change-info>
          </text:format-change>
        </text:changed-region>
        <text:changed-region xml:id="ct53242480" text:id="ct53242480">
          <text:deletion>
            <office:change-info>
              <dc:creator>Autor desconhecido</dc:creator>
              <dc:date>2014-05-21T11:21:00</dc:date>
            </office:change-info>
            <text:p text:style-name="P4"><text:s/></text:p>
          </text:deletion>
        </text:changed-region>
        <text:changed-region xml:id="ct53242672" text:id="ct53242672">
          <text:format-change>
            <office:change-info>
              <dc:creator>Autor desconhecido</dc:creator>
              <dc:date>2014-05-21T17:20:00</dc:date>
            </office:change-info>
          </text:format-change>
        </text:changed-region>
        <text:changed-region xml:id="ct53333632" text:id="ct53333632">
          <text:insertion>
            <office:change-info>
              <dc:creator>Autor desconhecido</dc:creator>
              <dc:date>2014-05-21T11:21:00</dc:date>
            </office:change-info>
          </text:insertion>
        </text:changed-region>
        <text:changed-region xml:id="ct53333424" text:id="ct53333424">
          <text:format-change>
            <office:change-info>
              <dc:creator>Autor desconhecido</dc:creator>
              <dc:date>2014-05-21T17:20:00</dc:date>
            </office:change-info>
          </text:format-change>
        </text:changed-region>
        <text:changed-region xml:id="ct53333824" text:id="ct53333824">
          <text:insertion>
            <office:change-info>
              <dc:creator>Autor desconhecido</dc:creator>
              <dc:date>2014-05-21T11:22:00</dc:date>
            </office:change-info>
          </text:insertion>
        </text:changed-region>
        <text:changed-region xml:id="ct53241744" text:id="ct53241744">
          <text:deletion>
            <office:change-info>
              <dc:creator>Autor desconhecido</dc:creator>
              <dc:date>2014-05-21T11:23:00</dc:date>
            </office:change-info>
            <text:p text:style-name="P4"><text:s/>(</text:p>
          </text:deletion>
        </text:changed-region>
        <text:changed-region xml:id="ct53241312" text:id="ct53241312">
          <text:format-change>
            <office:change-info>
              <dc:creator>Autor desconhecido</dc:creator>
              <dc:date>2014-05-21T17:20:00</dc:date>
            </office:change-info>
          </text:format-change>
        </text:changed-region>
        <text:changed-region xml:id="ct53241504" text:id="ct53241504">
          <text:insertion>
            <office:change-info>
              <dc:creator>Autor desconhecido</dc:creator>
              <dc:date>2014-05-21T11:23:00</dc:date>
            </office:change-info>
          </text:insertion>
        </text:changed-region>
        <text:changed-region xml:id="ct53330224" text:id="ct53330224">
          <text:format-change>
            <office:change-info>
              <dc:creator>Autor desconhecido</dc:creator>
              <dc:date>2014-05-21T17:20:00</dc:date>
            </office:change-info>
          </text:format-change>
        </text:changed-region>
        <text:changed-region xml:id="ct53330416" text:id="ct53330416">
          <text:deletion>
            <office:change-info>
              <dc:creator>Timothy Cook</dc:creator>
              <dc:date>2014-05-22T06:35:00</dc:date>
            </office:change-info>
            <text:p text:style-name="P4"><office:annotation><dc:creator>Autor desconhecido</dc:creator><dc:date>2014-05-21T11:23:26</dc:date><text:p text:style-name="P325"><text:span text:style-name="T228">Are you here talking about flat data? Thar requires some development IMO. Maybe Daniel's description on how software developers build UML models based on the user's requisites?</text:span></text:p></office:annotation></text:p>
          </text:deletion>
        </text:changed-region>
        <text:changed-region xml:id="ct53330608" text:id="ct53330608">
          <text:format-change>
            <office:change-info>
              <dc:creator>Autor desconhecido</dc:creator>
              <dc:date>2014-05-21T17:20:00</dc:date>
            </office:change-info>
          </text:format-change>
        </text:changed-region>
        <text:changed-region xml:id="ct53330800" text:id="ct53330800">
          <text:insertion>
            <office:change-info>
              <dc:creator>Timothy Cook</dc:creator>
              <dc:date>2014-05-21T12:51:00</dc:date>
            </office:change-info>
          </text:insertion>
        </text:changed-region>
        <text:changed-region xml:id="ct52450144" text:id="ct52450144">
          <text:format-change>
            <office:change-info>
              <dc:creator>Autor desconhecido</dc:creator>
              <dc:date>2014-05-21T17:20:00</dc:date>
            </office:change-info>
          </text:format-change>
        </text:changed-region>
        <text:changed-region xml:id="ct52469904" text:id="ct52469904">
          <text:insertion>
            <office:change-info>
              <dc:creator>Timothy Cook</dc:creator>
              <dc:date>2014-05-21T12:51:00</dc:date>
            </office:change-info>
          </text:insertion>
        </text:changed-region>
        <text:changed-region xml:id="ct52452512" text:id="ct52452512">
          <text:format-change>
            <office:change-info>
              <dc:creator>Autor desconhecido</dc:creator>
              <dc:date>2014-05-21T17:20:00</dc:date>
            </office:change-info>
          </text:format-change>
        </text:changed-region>
        <text:changed-region xml:id="ct52502176" text:id="ct52502176">
          <text:insertion>
            <office:change-info>
              <dc:creator>Autor desconhecido</dc:creator>
              <dc:date>2014-05-21T11:24:00</dc:date>
            </office:change-info>
          </text:insertion>
        </text:changed-region>
        <text:changed-region xml:id="ct52467504" text:id="ct52467504">
          <text:insertion>
            <office:change-info>
              <dc:creator>Autor desconhecido</dc:creator>
              <dc:date>2014-05-21T11:25:00</dc:date>
            </office:change-info>
          </text:insertion>
        </text:changed-region>
        <text:changed-region xml:id="ct52455504" text:id="ct52455504">
          <text:deletion>
            <office:change-info>
              <dc:creator>Autor desconhecido</dc:creator>
              <dc:date>2014-05-21T11:25:00</dc:date>
            </office:change-info>
            <text:p text:style-name="P4">Each CCD is </text:p>
          </text:deletion>
        </text:changed-region>
        <text:changed-region xml:id="ct53241936" text:id="ct53241936">
          <text:format-change>
            <office:change-info>
              <dc:creator>Autor desconhecido</dc:creator>
              <dc:date>2014-05-21T17:20:00</dc:date>
            </office:change-info>
          </text:format-change>
        </text:changed-region>
        <text:changed-region xml:id="ct53242128" text:id="ct53242128">
          <text:deletion>
            <office:change-info>
              <dc:creator>Timothy Cook</dc:creator>
              <dc:date>2014-05-22T06:35:00</dc:date>
            </office:change-info>
            <text:p text:style-name="P4"><office:annotation><dc:creator>Autor desconhecido</dc:creator><dc:date>2014-05-21T11:25:47</dc:date><text:p text:style-name="P325"><text:span text:style-name="T228">CCDs or PcTs?</text:span></text:p></office:annotation></text:p>
          </text:deletion>
        </text:changed-region>
        <text:changed-region xml:id="ct52382928" text:id="ct52382928">
          <text:format-change>
            <office:change-info>
              <dc:creator>Autor desconhecido</dc:creator>
              <dc:date>2014-05-21T17:20:00</dc:date>
            </office:change-info>
          </text:format-change>
        </text:changed-region>
        <text:changed-region xml:id="ct52452176" text:id="ct52452176">
          <text:insertion>
            <office:change-info>
              <dc:creator>Timothy Cook</dc:creator>
              <dc:date>2014-05-21T12:52:00</dc:date>
            </office:change-info>
          </text:insertion>
        </text:changed-region>
        <text:changed-region xml:id="ct52515856" text:id="ct52515856">
          <text:format-change>
            <office:change-info>
              <dc:creator>Autor desconhecido</dc:creator>
              <dc:date>2014-05-21T17:20:00</dc:date>
            </office:change-info>
          </text:format-change>
        </text:changed-region>
        <text:changed-region xml:id="ct52467696" text:id="ct52467696">
          <text:insertion>
            <office:change-info>
              <dc:creator>Timothy Cook</dc:creator>
              <dc:date>2014-05-21T12:52:00</dc:date>
            </office:change-info>
          </text:insertion>
        </text:changed-region>
        <text:changed-region xml:id="ct53346384" text:id="ct53346384">
          <text:format-change>
            <office:change-info>
              <dc:creator>Autor desconhecido</dc:creator>
              <dc:date>2014-05-21T17:20:00</dc:date>
            </office:change-info>
          </text:format-change>
        </text:changed-region>
        <text:changed-region xml:id="ct53346576" text:id="ct5334657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25"><text:span text:style-name="T228">Why 'small' CCDs?</text:span></text:p></office:annotation></text:span><text:span text:style-name="T1">small</text:span></text:p>
          </text:deletion>
        </text:changed-region>
        <text:changed-region xml:id="ct52505728" text:id="ct52505728">
          <text:insertion>
            <office:change-info>
              <dc:creator>Timothy Cook</dc:creator>
              <dc:date>2014-05-21T12:53:00</dc:date>
            </office:change-info>
          </text:insertion>
        </text:changed-region>
        <text:changed-region xml:id="ct53346768" text:id="ct53346768">
          <text:format-change>
            <office:change-info>
              <dc:creator>Autor desconhecido</dc:creator>
              <dc:date>2014-05-21T17:20:00</dc:date>
            </office:change-info>
          </text:format-change>
        </text:changed-region>
        <text:changed-region xml:id="ct53346960" text:id="ct53346960">
          <text:deletion>
            <office:change-info>
              <dc:creator>Timothy Cook</dc:creator>
              <dc:date>2014-05-22T06:35:00</dc:date>
            </office:change-info>
            <text:p text:style-name="P4"><office:annotation><dc:creator>Autor desconhecido</dc:creator><dc:date>2014-05-21T11:26:35</dc:date><text:p><text:span text:style-name="T228">Let's make it simple and just say 'application form'?</text:span></text:p></office:annotation></text:p>
          </text:deletion>
        </text:changed-region>
        <text:changed-region xml:id="ct53347152" text:id="ct53347152">
          <text:format-change>
            <office:change-info>
              <dc:creator>Autor desconhecido</dc:creator>
              <dc:date>2014-05-21T17:20:00</dc:date>
            </office:change-info>
          </text:format-change>
        </text:changed-region>
        <text:changed-region xml:id="ct53347344" text:id="ct53347344">
          <text:deletion>
            <office:change-info>
              <dc:creator>Timothy Cook</dc:creator>
              <dc:date>2014-05-21T12:54:00</dc:date>
            </office:change-info>
            <text:p text:style-name="P4">concept, document, etc.</text:p>
          </text:deletion>
        </text:changed-region>
        <text:changed-region xml:id="ct52494768" text:id="ct52494768">
          <text:insertion>
            <office:change-info>
              <dc:creator>Timothy Cook</dc:creator>
              <dc:date>2014-05-21T12:54:00</dc:date>
            </office:change-info>
          </text:insertion>
        </text:changed-region>
        <text:changed-region xml:id="ct53347536" text:id="ct53347536">
          <text:format-change>
            <office:change-info>
              <dc:creator>Autor desconhecido</dc:creator>
              <dc:date>2014-05-21T17:20:00</dc:date>
            </office:change-info>
          </text:format-change>
        </text:changed-region>
        <text:changed-region xml:id="ct53347728" text:id="ct53347728">
          <text:format-change>
            <office:change-info>
              <dc:creator>Autor desconhecido</dc:creator>
              <dc:date>2014-05-21T17:20:00</dc:date>
            </office:change-info>
          </text:format-change>
        </text:changed-region>
        <text:changed-region xml:id="ct53348752" text:id="ct53348752">
          <text:insertion>
            <office:change-info>
              <dc:creator>Autor desconhecido</dc:creator>
              <dc:date>2014-05-21T11:28:00</dc:date>
            </office:change-info>
          </text:insertion>
        </text:changed-region>
        <text:changed-region xml:id="ct53347920" text:id="ct53347920">
          <text:format-change>
            <office:change-info>
              <dc:creator>Autor desconhecido</dc:creator>
              <dc:date>2014-05-21T17:20:00</dc:date>
            </office:change-info>
          </text:format-change>
        </text:changed-region>
        <text:changed-region xml:id="ct53349312" text:id="ct53349312">
          <text:deletion>
            <office:change-info>
              <dc:creator>Autor desconhecido</dc:creator>
              <dc:date>2014-05-21T17:25:00</dc:date>
            </office:change-info>
            <text:p text:style-name="P13">4.1 </text:p>
          </text:deletion>
        </text:changed-region>
        <text:changed-region xml:id="ct53349504" text:id="ct53349504">
          <text:format-change>
            <office:change-info>
              <dc:creator>Autor desconhecido</dc:creator>
              <dc:date>2014-05-21T17:25:00</dc:date>
            </office:change-info>
          </text:format-change>
        </text:changed-region>
        <text:changed-region xml:id="ct52456704" text:id="ct52456704">
          <text:format-change>
            <office:change-info>
              <dc:creator>Autor desconhecido</dc:creator>
              <dc:date>2014-05-21T17:20:00</dc:date>
            </office:change-info>
          </text:format-change>
        </text:changed-region>
        <text:changed-region xml:id="ct53355552" text:id="ct53355552">
          <text:deletion>
            <office:change-info>
              <dc:creator>Timothy Cook</dc:creator>
              <dc:date>2014-05-22T06:50:00</dc:date>
            </office:change-info>
            <text:list xml:id="list8206653764179862433"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53353120" text:id="ct53353120">
          <text:deletion>
            <office:change-info>
              <dc:creator>Timothy Cook</dc:creator>
              <dc:date>2014-05-22T06:49:00</dc:date>
            </office:change-info>
            <text:list xml:id="list73747385146750"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53352928" text:id="ct53352928">
          <text:deletion>
            <office:change-info>
              <dc:creator>Timothy Cook</dc:creator>
              <dc:date>2014-05-22T06:54:00</dc:date>
            </office:change-info>
            <text:p text:style-name="Text_20_body">:Namespace table below</text:p>
          </text:deletion>
        </text:changed-region>
        <text:changed-region xml:id="ct53357952" text:id="ct53357952">
          <text:insertion>
            <office:change-info>
              <dc:creator>Timothy Cook</dc:creator>
              <dc:date>2014-05-22T06:54:00</dc:date>
            </office:change-info>
          </text:insertion>
        </text:changed-region>
        <text:changed-region xml:id="ct53355744" text:id="ct53355744">
          <text:insertion>
            <office:change-info>
              <dc:creator>Timothy Cook</dc:creator>
              <dc:date>2014-05-22T06:55:00</dc:date>
            </office:change-info>
          </text:insertion>
        </text:changed-region>
        <text:changed-region xml:id="ct53358400" text:id="ct53358400">
          <text:format-change>
            <office:change-info>
              <dc:creator>Autor desconhecido</dc:creator>
              <dc:date>2014-05-21T17:20:00</dc:date>
            </office:change-info>
          </text:format-change>
        </text:changed-region>
        <text:changed-region xml:id="ct53361392" text:id="ct53361392">
          <text:format-change>
            <office:change-info>
              <dc:creator>Timothy Cook</dc:creator>
              <dc:date>2014-05-22T06:51:00</dc:date>
            </office:change-info>
          </text:format-change>
        </text:changed-region>
        <text:changed-region xml:id="ct53359824" text:id="ct53359824">
          <text:format-change>
            <office:change-info>
              <dc:creator>Timothy Cook</dc:creator>
              <dc:date>2014-05-22T06:51:00</dc:date>
            </office:change-info>
          </text:format-change>
        </text:changed-region>
        <text:changed-region xml:id="ct53361584" text:id="ct53361584">
          <text:format-change>
            <office:change-info>
              <dc:creator>Autor desconhecido</dc:creator>
              <dc:date>2014-05-21T17:20:00</dc:date>
            </office:change-info>
          </text:format-change>
        </text:changed-region>
        <text:changed-region xml:id="ct53361776" text:id="ct53361776">
          <text:format-change>
            <office:change-info>
              <dc:creator>Autor desconhecido</dc:creator>
              <dc:date>2014-05-21T17:20:00</dc:date>
            </office:change-info>
          </text:format-change>
        </text:changed-region>
        <text:changed-region xml:id="ct53361968" text:id="ct53361968">
          <text:format-change>
            <office:change-info>
              <dc:creator>Autor desconhecido</dc:creator>
              <dc:date>2014-05-21T17:20:00</dc:date>
            </office:change-info>
          </text:format-change>
        </text:changed-region>
        <text:changed-region xml:id="ct52531680" text:id="ct52531680">
          <text:format-change>
            <office:change-info>
              <dc:creator>Autor desconhecido</dc:creator>
              <dc:date>2014-05-21T17:20:00</dc:date>
            </office:change-info>
          </text:format-change>
        </text:changed-region>
        <text:changed-region xml:id="ct52500000" text:id="ct52500000">
          <text:format-change>
            <office:change-info>
              <dc:creator>Autor desconhecido</dc:creator>
              <dc:date>2014-05-21T17:20:00</dc:date>
            </office:change-info>
          </text:format-change>
        </text:changed-region>
        <text:changed-region xml:id="ct52500304" text:id="ct52500304">
          <text:format-change>
            <office:change-info>
              <dc:creator>Autor desconhecido</dc:creator>
              <dc:date>2014-05-21T17:20:00</dc:date>
            </office:change-info>
          </text:format-change>
        </text:changed-region>
        <text:changed-region xml:id="ct52528944" text:id="ct52528944">
          <text:format-change>
            <office:change-info>
              <dc:creator>Autor desconhecido</dc:creator>
              <dc:date>2014-05-21T17:20:00</dc:date>
            </office:change-info>
          </text:format-change>
        </text:changed-region>
        <text:changed-region xml:id="ct53360288" text:id="ct53360288">
          <text:format-change>
            <office:change-info>
              <dc:creator>Autor desconhecido</dc:creator>
              <dc:date>2014-05-21T17:20:00</dc:date>
            </office:change-info>
          </text:format-change>
        </text:changed-region>
        <text:changed-region xml:id="ct53360096" text:id="ct53360096">
          <text:format-change>
            <office:change-info>
              <dc:creator>Autor desconhecido</dc:creator>
              <dc:date>2014-05-21T17:20:00</dc:date>
            </office:change-info>
          </text:format-change>
        </text:changed-region>
        <text:changed-region xml:id="ct52501376" text:id="ct52501376">
          <text:format-change>
            <office:change-info>
              <dc:creator>Autor desconhecido</dc:creator>
              <dc:date>2014-05-21T17:20:00</dc:date>
            </office:change-info>
          </text:format-change>
        </text:changed-region>
        <text:changed-region xml:id="ct52504720" text:id="ct52504720">
          <text:format-change>
            <office:change-info>
              <dc:creator>Autor desconhecido</dc:creator>
              <dc:date>2014-05-21T17:20:00</dc:date>
            </office:change-info>
          </text:format-change>
        </text:changed-region>
        <text:changed-region xml:id="ct52517040" text:id="ct52517040">
          <text:format-change>
            <office:change-info>
              <dc:creator>Autor desconhecido</dc:creator>
              <dc:date>2014-05-21T17:20:00</dc:date>
            </office:change-info>
          </text:format-change>
        </text:changed-region>
        <text:changed-region xml:id="ct52517392" text:id="ct52517392">
          <text:format-change>
            <office:change-info>
              <dc:creator>Autor desconhecido</dc:creator>
              <dc:date>2014-05-21T17:20:00</dc:date>
            </office:change-info>
          </text:format-change>
        </text:changed-region>
        <text:changed-region xml:id="ct53362288" text:id="ct53362288">
          <text:format-change>
            <office:change-info>
              <dc:creator>Autor desconhecido</dc:creator>
              <dc:date>2014-05-21T17:20:00</dc:date>
            </office:change-info>
          </text:format-change>
        </text:changed-region>
        <text:changed-region xml:id="ct53362832" text:id="ct53362832">
          <text:format-change>
            <office:change-info>
              <dc:creator>Autor desconhecido</dc:creator>
              <dc:date>2014-05-21T17:20:00</dc:date>
            </office:change-info>
          </text:format-change>
        </text:changed-region>
        <text:changed-region xml:id="ct53363024" text:id="ct53363024">
          <text:format-change>
            <office:change-info>
              <dc:creator>Autor desconhecido</dc:creator>
              <dc:date>2014-05-21T17:20:00</dc:date>
            </office:change-info>
          </text:format-change>
        </text:changed-region>
        <text:changed-region xml:id="ct53366432" text:id="ct53366432">
          <text:format-change>
            <office:change-info>
              <dc:creator>Autor desconhecido</dc:creator>
              <dc:date>2014-05-21T17:20:00</dc:date>
            </office:change-info>
          </text:format-change>
        </text:changed-region>
        <text:changed-region xml:id="ct53358800" text:id="ct53358800">
          <text:insertion>
            <office:change-info>
              <dc:creator>Autor desconhecido</dc:creator>
              <dc:date>2014-05-21T11:31:00</dc:date>
            </office:change-info>
          </text:insertion>
        </text:changed-region>
        <text:changed-region xml:id="ct53364112" text:id="ct53364112">
          <text:format-change>
            <office:change-info>
              <dc:creator>Autor desconhecido</dc:creator>
              <dc:date>2014-05-21T17:20:00</dc:date>
            </office:change-info>
          </text:format-change>
        </text:changed-region>
        <text:changed-region xml:id="ct53364304" text:id="ct53364304">
          <text:deletion>
            <office:change-info>
              <dc:creator>Timothy Cook</dc:creator>
              <dc:date>2014-05-22T06:35:00</dc:date>
            </office:change-info>
            <text:p text:style-name="P4"><office:annotation><dc:creator>Autor desconhecido</dc:creator><dc:date>2014-05-21T11:31:18</dc:date><text:p text:style-name="P325"><text:span text:style-name="T228">Table 1. Namespace table is a redundance. Maybe the title could be 'Namespaces in the MLHIM specifications'?</text:span></text:p></office:annotation></text:p>
          </text:deletion>
        </text:changed-region>
        <text:changed-region xml:id="ct53364496" text:id="ct53364496">
          <text:format-change>
            <office:change-info>
              <dc:creator>Autor desconhecido</dc:creator>
              <dc:date>2014-05-21T17:20:00</dc:date>
            </office:change-info>
          </text:format-change>
        </text:changed-region>
        <text:changed-region xml:id="ct53366624" text:id="ct53366624">
          <text:insertion>
            <office:change-info>
              <dc:creator>Autor desconhecido</dc:creator>
              <dc:date>2014-05-21T11:30:00</dc:date>
            </office:change-info>
          </text:insertion>
        </text:changed-region>
        <text:changed-region xml:id="ct53384816" text:id="ct53384816">
          <text:format-change>
            <office:change-info>
              <dc:creator>Autor desconhecido</dc:creator>
              <dc:date>2014-05-21T17:20:00</dc:date>
            </office:change-info>
          </text:format-change>
        </text:changed-region>
        <text:changed-region xml:id="ct53386304" text:id="ct53386304">
          <text:deletion>
            <office:change-info>
              <dc:creator>Timothy Cook</dc:creator>
              <dc:date>2014-05-22T06:57:00</dc:date>
            </office:change-info>
            <text:p text:style-name="Text_20_body"/>
            <text:p text:style-name="Text_20_body"/>
          </text:deletion>
        </text:changed-region>
        <text:changed-region xml:id="ct53391776" text:id="ct53391776">
          <text:format-change>
            <office:change-info>
              <dc:creator>Autor desconhecido</dc:creator>
              <dc:date>2014-05-21T17:20:00</dc:date>
            </office:change-info>
          </text:format-change>
        </text:changed-region>
        <text:changed-region xml:id="ct53407344" text:id="ct53407344">
          <text:deletion>
            <office:change-info>
              <dc:creator>Timothy Cook</dc:creator>
              <dc:date>2014-05-22T06:57:00</dc:date>
            </office:change-info>
            <text:p text:style-name="P4"/>
            <text:p text:style-name="P4"/>
          </text:deletion>
        </text:changed-region>
        <text:changed-region xml:id="ct53365312" text:id="ct53365312">
          <text:deletion>
            <office:change-info>
              <dc:creator>Timothy Cook</dc:creator>
              <dc:date>2014-05-22T06:53:00</dc:date>
            </office:change-info>
            <text:p text:style-name="P4">Metadata definition example:</text:p>
            <text:p text:style-name="P4"/>
          </text:deletion>
        </text:changed-region>
        <text:changed-region xml:id="ct53365120" text:id="ct53365120">
          <text:deletion>
            <office:change-info>
              <dc:creator>Timothy Cook</dc:creator>
              <dc:date>2014-05-22T06:35:00</dc:date>
            </office:change-info>
            <text:p text:style-name="P4"><office:annotation><dc:creator>Autor desconhecido</dc:creator><dc:date>2014-05-21T11:32:37</dc:date><text:p text:style-name="P325"><text:span text:style-name="T228">You did not say anything about the CCD Metadata yet. If that is mentioned later in the document, I would refer to the correspondent section.</text:span></text:p></office:annotation></text:p>
          </text:deletion>
        </text:changed-region>
        <text:changed-region xml:id="ct53367040" text:id="ct53367040">
          <text:deletion>
            <office:change-info>
              <dc:creator>Timothy Cook</dc:creator>
              <dc:date>2014-05-22T06:53:00</dc:date>
            </office:change-info>
            <text:p text:style-name="P4">Minimum </text:p>
          </text:deletion>
        </text:changed-region>
        <text:changed-region xml:id="ct53409408" text:id="ct5340940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3405600" text:id="ct53405600">
          <text:deletion>
            <office:change-info>
              <dc:creator>Timothy Cook</dc:creator>
              <dc:date>2014-05-22T06:53:00</dc:date>
            </office:change-info>
            <text:p text:style-name="P4"/>
            <text:p text:style-name="P4"/>
          </text:deletion>
        </text:changed-region>
        <text:changed-region xml:id="ct53407536" text:id="ct53407536">
          <text:format-change>
            <office:change-info>
              <dc:creator>Autor desconhecido</dc:creator>
              <dc:date>2014-05-21T17:20:00</dc:date>
            </office:change-info>
          </text:format-change>
        </text:changed-region>
        <text:changed-region xml:id="ct53392560" text:id="ct53392560">
          <text:deletion>
            <office:change-info>
              <dc:creator>Autor desconhecido</dc:creator>
              <dc:date>2014-05-21T17:26:00</dc:date>
            </office:change-info>
            <text:p text:style-name="P15">4.2 </text:p>
          </text:deletion>
        </text:changed-region>
        <text:changed-region xml:id="ct53392368" text:id="ct53392368">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53383888" text:id="ct53383888">
          <text:format-change>
            <office:change-info>
              <dc:creator>Autor desconhecido</dc:creator>
              <dc:date>2014-05-21T17:26:00</dc:date>
            </office:change-info>
          </text:format-change>
        </text:changed-region>
        <text:changed-region xml:id="ct53403824" text:id="ct53403824">
          <text:format-change>
            <office:change-info>
              <dc:creator>Autor desconhecido</dc:creator>
              <dc:date>2014-05-21T17:20:00</dc:date>
            </office:change-info>
          </text:format-change>
        </text:changed-region>
        <text:changed-region xml:id="ct53411472" text:id="ct53411472">
          <text:deletion>
            <office:change-info>
              <dc:creator>Autor desconhecido</dc:creator>
              <dc:date>2014-05-21T17:26:00</dc:date>
            </office:change-info>
            <text:p text:style-name="P16">5. </text:p>
            <text:p text:style-name="Chapter_20_Title"/>
          </text:deletion>
        </text:changed-region>
        <text:changed-region xml:id="ct53406016" text:id="ct53406016">
          <text:format-change>
            <office:change-info>
              <dc:creator>Autor desconhecido</dc:creator>
              <dc:date>2014-05-21T17:20:00</dc:date>
            </office:change-info>
          </text:format-change>
        </text:changed-region>
        <text:changed-region xml:id="ct53150416" text:id="ct53150416">
          <text:deletion>
            <office:change-info>
              <dc:creator>Autor desconhecido</dc:creator>
              <dc:date>2014-05-21T17:26:00</dc:date>
            </office:change-info>
            <text:p text:style-name="P17">5.1 </text:p>
          </text:deletion>
        </text:changed-region>
        <text:changed-region xml:id="ct53149984" text:id="ct53149984">
          <text:format-change>
            <office:change-info>
              <dc:creator>Autor desconhecido</dc:creator>
              <dc:date>2014-05-21T17:26:00</dc:date>
            </office:change-info>
          </text:format-change>
        </text:changed-region>
        <text:changed-region xml:id="ct53150176" text:id="ct53150176">
          <text:format-change>
            <office:change-info>
              <dc:creator>Autor desconhecido</dc:creator>
              <dc:date>2014-05-21T17:20:00</dc:date>
            </office:change-info>
          </text:format-change>
        </text:changed-region>
        <text:changed-region xml:id="ct53395904" text:id="ct53395904">
          <text:deletion>
            <office:change-info>
              <dc:creator>Timothy Cook</dc:creator>
              <dc:date>2014-05-22T06:35:00</dc:date>
            </office:change-info>
            <text:p text:style-name="P4"><office:annotation><dc:creator>Autor desconhecido</dc:creator><dc:date>2014-05-21T11:34:20</dc:date><text:p text:style-name="P325"><text:span text:style-name="T228">The question about using the term 'class' comes back.</text:span></text:p></office:annotation></text:p>
          </text:deletion>
        </text:changed-region>
        <text:changed-region xml:id="ct53396096" text:id="ct53396096">
          <text:format-change>
            <office:change-info>
              <dc:creator>Autor desconhecido</dc:creator>
              <dc:date>2014-05-21T17:20:00</dc:date>
            </office:change-info>
          </text:format-change>
        </text:changed-region>
        <text:changed-region xml:id="ct53154624" text:id="ct53154624">
          <text:insertion>
            <office:change-info>
              <dc:creator>Autor desconhecido</dc:creator>
              <dc:date>2014-05-21T11:34:00</dc:date>
            </office:change-info>
          </text:insertion>
        </text:changed-region>
        <text:changed-region xml:id="ct53396288" text:id="ct53396288">
          <text:format-change>
            <office:change-info>
              <dc:creator>Autor desconhecido</dc:creator>
              <dc:date>2014-05-21T17:20:00</dc:date>
            </office:change-info>
          </text:format-change>
        </text:changed-region>
        <text:changed-region xml:id="ct53396480" text:id="ct53396480">
          <text:insertion>
            <office:change-info>
              <dc:creator>Autor desconhecido</dc:creator>
              <dc:date>2014-05-21T11:34:00</dc:date>
            </office:change-info>
          </text:insertion>
        </text:changed-region>
        <text:changed-region xml:id="ct53406208" text:id="ct53406208">
          <text:format-change>
            <office:change-info>
              <dc:creator>Autor desconhecido</dc:creator>
              <dc:date>2014-05-21T17:20:00</dc:date>
            </office:change-info>
          </text:format-change>
        </text:changed-region>
        <text:changed-region xml:id="ct53150608" text:id="ct53150608">
          <text:deletion>
            <office:change-info>
              <dc:creator>Timothy Cook</dc:creator>
              <dc:date>2014-05-22T06:35:00</dc:date>
            </office:change-info>
            <text:p text:style-name="P4"><office:annotation><dc:creator>Autor desconhecido</dc:creator><dc:date>2014-05-21T11:35:17</dc:date><text:p text:style-name="P325"><text:span text:style-name="T228">In openEHR! MLHIM 1 is the implementation in XML Schema 1.1 of the openEHR RM 1.0.2, and the Domain Models are already CCDs, right?</text:span></text:p></office:annotation></text:p>
          </text:deletion>
        </text:changed-region>
        <text:changed-region xml:id="ct53156656" text:id="ct53156656">
          <text:format-change>
            <office:change-info>
              <dc:creator>Autor desconhecido</dc:creator>
              <dc:date>2014-05-21T17:20:00</dc:date>
            </office:change-info>
          </text:format-change>
        </text:changed-region>
        <text:changed-region xml:id="ct53403488" text:id="ct53403488">
          <text:insertion>
            <office:change-info>
              <dc:creator>Autor desconhecido</dc:creator>
              <dc:date>2014-05-21T11:37:00</dc:date>
            </office:change-info>
          </text:insertion>
        </text:changed-region>
        <text:changed-region xml:id="ct53399808" text:id="ct53399808">
          <text:insertion>
            <office:change-info>
              <dc:creator>Autor desconhecido</dc:creator>
              <dc:date>2014-05-21T11:38:00</dc:date>
            </office:change-info>
          </text:insertion>
        </text:changed-region>
        <text:changed-region xml:id="ct53154816" text:id="ct53154816">
          <text:deletion>
            <office:change-info>
              <dc:creator>Autor desconhecido</dc:creator>
              <dc:date>2014-05-21T11:38:00</dc:date>
            </office:change-info>
            <text:p text:style-name="P4">we use </text:p>
          </text:deletion>
        </text:changed-region>
        <text:changed-region xml:id="ct53155216" text:id="ct53155216">
          <text:format-change>
            <office:change-info>
              <dc:creator>Autor desconhecido</dc:creator>
              <dc:date>2014-05-21T17:20:00</dc:date>
            </office:change-info>
          </text:format-change>
        </text:changed-region>
        <text:changed-region xml:id="ct53155008" text:id="ct53155008">
          <text:insertion>
            <office:change-info>
              <dc:creator>Autor desconhecido</dc:creator>
              <dc:date>2014-05-21T11:38:00</dc:date>
            </office:change-info>
          </text:insertion>
        </text:changed-region>
        <text:changed-region xml:id="ct53155824" text:id="ct53155824">
          <text:format-change>
            <office:change-info>
              <dc:creator>Autor desconhecido</dc:creator>
              <dc:date>2014-05-21T17:20:00</dc:date>
            </office:change-info>
          </text:format-change>
        </text:changed-region>
        <text:changed-region xml:id="ct53155408" text:id="ct53155408">
          <text:deletion>
            <office:change-info>
              <dc:creator>Autor desconhecido</dc:creator>
              <dc:date>2014-05-21T11:38:00</dc:date>
            </office:change-info>
            <text:p text:style-name="P4">implementation </text:p>
          </text:deletion>
        </text:changed-region>
        <text:changed-region xml:id="ct53155616" text:id="ct53155616">
          <text:format-change>
            <office:change-info>
              <dc:creator>Autor desconhecido</dc:creator>
              <dc:date>2014-05-21T17:20:00</dc:date>
            </office:change-info>
          </text:format-change>
        </text:changed-region>
        <text:changed-region xml:id="ct53158944" text:id="ct53158944">
          <text:format-change>
            <office:change-info>
              <dc:creator>Autor desconhecido</dc:creator>
              <dc:date>2014-05-21T17:20:00</dc:date>
            </office:change-info>
          </text:format-change>
        </text:changed-region>
        <text:changed-region xml:id="ct53159216" text:id="ct53159216">
          <text:insertion>
            <office:change-info>
              <dc:creator>Timothy Cook</dc:creator>
              <dc:date>2014-05-21T12:57:00</dc:date>
            </office:change-info>
          </text:insertion>
        </text:changed-region>
        <text:changed-region xml:id="ct53159408" text:id="ct53159408">
          <text:deletion>
            <office:change-info>
              <dc:creator>Timothy Cook</dc:creator>
              <dc:date>2014-05-21T12:57:00</dc:date>
            </office:change-info>
            <text:p text:style-name="P18">concept of a</text:p>
          </text:deletion>
        </text:changed-region>
        <text:changed-region xml:id="ct53159600" text:id="ct53159600">
          <text:format-change>
            <office:change-info>
              <dc:creator>Autor desconhecido</dc:creator>
              <dc:date>2014-05-21T17:20:00</dc:date>
            </office:change-info>
          </text:format-change>
        </text:changed-region>
        <text:changed-region xml:id="ct53159792" text:id="ct53159792">
          <text:deletion>
            <office:change-info>
              <dc:creator>Timothy Cook</dc:creator>
              <dc:date>2014-05-22T06:35:00</dc:date>
            </office:change-info>
            <text:p text:style-name="P4"><office:annotation><dc:creator>Autor desconhecido</dc:creator><dc:date>2014-05-21T11:39:24</dc:date><text:p text:style-name="P325"><text:span text:style-name="T228">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53159984" text:id="ct53159984">
          <text:format-change>
            <office:change-info>
              <dc:creator>Autor desconhecido</dc:creator>
              <dc:date>2014-05-21T17:20:00</dc:date>
            </office:change-info>
          </text:format-change>
        </text:changed-region>
        <text:changed-region xml:id="ct53160176" text:id="ct53160176">
          <text:insertion>
            <office:change-info>
              <dc:creator>Timothy Cook</dc:creator>
              <dc:date>2014-05-21T12:58:00</dc:date>
            </office:change-info>
          </text:insertion>
        </text:changed-region>
        <text:changed-region xml:id="ct52557184" text:id="ct52557184">
          <text:format-change>
            <office:change-info>
              <dc:creator>Autor desconhecido</dc:creator>
              <dc:date>2014-05-21T17:20:00</dc:date>
            </office:change-info>
          </text:format-change>
        </text:changed-region>
        <text:changed-region xml:id="ct52558480" text:id="ct52558480">
          <text:insertion>
            <office:change-info>
              <dc:creator>Timothy Cook</dc:creator>
              <dc:date>2014-05-21T12:59:00</dc:date>
            </office:change-info>
          </text:insertion>
        </text:changed-region>
        <text:changed-region xml:id="ct52572656" text:id="ct52572656">
          <text:format-change>
            <office:change-info>
              <dc:creator>Autor desconhecido</dc:creator>
              <dc:date>2014-05-21T17:20:00</dc:date>
            </office:change-info>
          </text:format-change>
        </text:changed-region>
        <text:changed-region xml:id="ct52571488" text:id="ct52571488">
          <text:deletion>
            <office:change-info>
              <dc:creator>Timothy Cook</dc:creator>
              <dc:date>2014-05-22T06:35:00</dc:date>
            </office:change-info>
            <text:p text:style-name="P4"><office:annotation><dc:creator>Autor desconhecido</dc:creator><dc:date>2014-05-21T11:42:04</dc:date><text:p text:style-name="P325"><text:span text:style-name="T228">Is this the EntryType? I got confused.</text:span></text:p></office:annotation></text:p>
          </text:deletion>
        </text:changed-region>
        <text:changed-region xml:id="ct52636880" text:id="ct52636880">
          <text:format-change>
            <office:change-info>
              <dc:creator>Autor desconhecido</dc:creator>
              <dc:date>2014-05-21T17:20:00</dc:date>
            </office:change-info>
          </text:format-change>
        </text:changed-region>
        <text:changed-region xml:id="ct52563248" text:id="ct52563248">
          <text:deletion>
            <office:change-info>
              <dc:creator>Autor desconhecido</dc:creator>
              <dc:date>2014-05-21T11:42:00</dc:date>
            </office:change-info>
            <text:p text:style-name="P4"><text:s/></text:p>
          </text:deletion>
        </text:changed-region>
        <text:changed-region xml:id="ct53164768" text:id="ct53164768">
          <text:format-change>
            <office:change-info>
              <dc:creator>Autor desconhecido</dc:creator>
              <dc:date>2014-05-21T17:20:00</dc:date>
            </office:change-info>
          </text:format-change>
        </text:changed-region>
        <text:changed-region xml:id="ct53160368" text:id="ct53160368">
          <text:format-change>
            <office:change-info>
              <dc:creator>Autor desconhecido</dc:creator>
              <dc:date>2014-05-21T17:20:00</dc:date>
            </office:change-info>
          </text:format-change>
        </text:changed-region>
        <text:changed-region xml:id="ct53164960" text:id="ct53164960">
          <text:deletion>
            <office:change-info>
              <dc:creator>Autor desconhecido</dc:creator>
              <dc:date>2014-05-21T11:42:00</dc:date>
            </office:change-info>
            <text:p text:style-name="P4">Then b</text:p>
          </text:deletion>
        </text:changed-region>
        <text:changed-region xml:id="ct53165152" text:id="ct53165152">
          <text:insertion>
            <office:change-info>
              <dc:creator>Autor desconhecido</dc:creator>
              <dc:date>2014-05-21T11:42:00</dc:date>
            </office:change-info>
          </text:insertion>
        </text:changed-region>
        <text:changed-region xml:id="ct53161136" text:id="ct53161136">
          <text:format-change>
            <office:change-info>
              <dc:creator>Autor desconhecido</dc:creator>
              <dc:date>2014-05-21T17:20:00</dc:date>
            </office:change-info>
          </text:format-change>
        </text:changed-region>
        <text:changed-region xml:id="ct53160560" text:id="ct53160560">
          <text:insertion>
            <office:change-info>
              <dc:creator>Autor desconhecido</dc:creator>
              <dc:date>2014-05-21T11:43:00</dc:date>
            </office:change-info>
          </text:insertion>
        </text:changed-region>
        <text:changed-region xml:id="ct53160752" text:id="ct53160752">
          <text:format-change>
            <office:change-info>
              <dc:creator>Autor desconhecido</dc:creator>
              <dc:date>2014-05-21T17:20:00</dc:date>
            </office:change-info>
          </text:format-change>
        </text:changed-region>
        <text:changed-region xml:id="ct53160944" text:id="ct53160944">
          <text:insertion>
            <office:change-info>
              <dc:creator>Autor desconhecido</dc:creator>
              <dc:date>2014-05-21T11:43:00</dc:date>
            </office:change-info>
          </text:insertion>
        </text:changed-region>
        <text:changed-region xml:id="ct53161328" text:id="ct53161328">
          <text:deletion>
            <office:change-info>
              <dc:creator>Autor desconhecido</dc:creator>
              <dc:date>2014-05-21T11:43:00</dc:date>
            </office:change-info>
            <text:p text:style-name="P4">. T</text:p>
          </text:deletion>
        </text:changed-region>
        <text:changed-region xml:id="ct53162160" text:id="ct53162160">
          <text:insertion>
            <office:change-info>
              <dc:creator>Autor desconhecido</dc:creator>
              <dc:date>2014-05-21T11:43:00</dc:date>
            </office:change-info>
          </text:insertion>
        </text:changed-region>
        <text:changed-region xml:id="ct53162352" text:id="ct53162352">
          <text:format-change>
            <office:change-info>
              <dc:creator>Autor desconhecido</dc:creator>
              <dc:date>2014-05-21T17:20:00</dc:date>
            </office:change-info>
          </text:format-change>
        </text:changed-region>
        <text:changed-region xml:id="ct53161520" text:id="ct53161520">
          <text:deletion>
            <office:change-info>
              <dc:creator>Timothy Cook</dc:creator>
              <dc:date>2014-05-22T06:35:00</dc:date>
            </office:change-info>
            <text:p text:style-name="P4"><office:annotation><dc:creator>Autor desconhecido</dc:creator><dc:date>2014-05-21T11:43:33</dc:date><text:p text:style-name="P325"><text:span text:style-name="T228">And the semantics?</text:span></text:p></office:annotation></text:p>
          </text:deletion>
        </text:changed-region>
        <text:changed-region xml:id="ct53161712" text:id="ct53161712">
          <text:format-change>
            <office:change-info>
              <dc:creator>Autor desconhecido</dc:creator>
              <dc:date>2014-05-21T17:20:00</dc:date>
            </office:change-info>
          </text:format-change>
        </text:changed-region>
        <text:changed-region xml:id="ct53161904" text:id="ct53161904">
          <text:insertion>
            <office:change-info>
              <dc:creator>Timothy Cook</dc:creator>
              <dc:date>2014-05-21T13:00:00</dc:date>
            </office:change-info>
          </text:insertion>
        </text:changed-region>
        <text:changed-region xml:id="ct53413184" text:id="ct53413184">
          <text:format-change>
            <office:change-info>
              <dc:creator>Autor desconhecido</dc:creator>
              <dc:date>2014-05-21T17:20:00</dc:date>
            </office:change-info>
          </text:format-change>
        </text:changed-region>
        <text:changed-region xml:id="ct53412256" text:id="ct53412256">
          <text:insertion>
            <office:change-info>
              <dc:creator>Autor desconhecido</dc:creator>
              <dc:date>2014-05-21T11:43:00</dc:date>
            </office:change-info>
          </text:insertion>
        </text:changed-region>
        <text:changed-region xml:id="ct53412448" text:id="ct53412448">
          <text:deletion>
            <office:change-info>
              <dc:creator>Autor desconhecido</dc:creator>
              <dc:date>2014-05-21T11:43:00</dc:date>
            </office:change-info>
            <text:p text:style-name="P4">. B</text:p>
          </text:deletion>
        </text:changed-region>
        <text:changed-region xml:id="ct53412640" text:id="ct53412640">
          <text:insertion>
            <office:change-info>
              <dc:creator>Autor desconhecido</dc:creator>
              <dc:date>2014-05-21T11:43:00</dc:date>
            </office:change-info>
          </text:insertion>
        </text:changed-region>
        <text:changed-region xml:id="ct52569024" text:id="ct52569024">
          <text:format-change>
            <office:change-info>
              <dc:creator>Autor desconhecido</dc:creator>
              <dc:date>2014-05-21T17:20:00</dc:date>
            </office:change-info>
          </text:format-change>
        </text:changed-region>
        <text:changed-region xml:id="ct52577184" text:id="ct52577184">
          <text:deletion>
            <office:change-info>
              <dc:creator>Autor desconhecido</dc:creator>
              <dc:date>2014-05-21T11:43:00</dc:date>
            </office:change-info>
            <text:p text:style-name="P4">people </text:p>
          </text:deletion>
        </text:changed-region>
        <text:changed-region xml:id="ct53414576" text:id="ct53414576">
          <text:format-change>
            <office:change-info>
              <dc:creator>Autor desconhecido</dc:creator>
              <dc:date>2014-05-21T17:20:00</dc:date>
            </office:change-info>
          </text:format-change>
        </text:changed-region>
        <text:changed-region xml:id="ct53414768" text:id="ct53414768">
          <text:deletion>
            <office:change-info>
              <dc:creator>Autor desconhecido</dc:creator>
              <dc:date>2014-05-21T11:44:00</dc:date>
            </office:change-info>
            <text:p text:style-name="P4">,</text:p>
          </text:deletion>
        </text:changed-region>
        <text:changed-region xml:id="ct52611552" text:id="ct52611552">
          <text:format-change>
            <office:change-info>
              <dc:creator>Autor desconhecido</dc:creator>
              <dc:date>2014-05-21T17:20:00</dc:date>
            </office:change-info>
          </text:format-change>
        </text:changed-region>
        <text:changed-region xml:id="ct52633344" text:id="ct52633344">
          <text:insertion>
            <office:change-info>
              <dc:creator>Autor desconhecido</dc:creator>
              <dc:date>2014-05-21T11:44:00</dc:date>
            </office:change-info>
          </text:insertion>
        </text:changed-region>
        <text:changed-region xml:id="ct53414960" text:id="ct53414960">
          <text:format-change>
            <office:change-info>
              <dc:creator>Autor desconhecido</dc:creator>
              <dc:date>2014-05-21T17:20:00</dc:date>
            </office:change-info>
          </text:format-change>
        </text:changed-region>
        <text:changed-region xml:id="ct53415712" text:id="ct53415712">
          <text:deletion>
            <office:change-info>
              <dc:creator>Timothy Cook</dc:creator>
              <dc:date>2014-05-21T13:00:00</dc:date>
            </office:change-info>
            <text:p text:style-name="P4">six</text:p>
          </text:deletion>
        </text:changed-region>
        <text:changed-region xml:id="ct53415520" text:id="ct53415520">
          <text:deletion>
            <office:change-info>
              <dc:creator>Timothy Cook</dc:creator>
              <dc:date>2014-05-22T06:35:00</dc:date>
            </office:change-info>
            <text:p text:style-name="P4"><office:annotation><dc:creator>Autor desconhecido</dc:creator><dc:date>2014-05-21T11:45:38</dc:date><text:p text:style-name="P325"><text:span text:style-name="T228">I can only see four...</text:span></text:p></office:annotation></text:p>
          </text:deletion>
        </text:changed-region>
        <text:changed-region xml:id="ct53418528" text:id="ct53418528">
          <text:insertion>
            <office:change-info>
              <dc:creator>Timothy Cook</dc:creator>
              <dc:date>2014-05-21T13:00:00</dc:date>
            </office:change-info>
          </text:insertion>
        </text:changed-region>
        <text:changed-region xml:id="ct53418720" text:id="ct53418720">
          <text:format-change>
            <office:change-info>
              <dc:creator>Autor desconhecido</dc:creator>
              <dc:date>2014-05-21T17:20:00</dc:date>
            </office:change-info>
          </text:format-change>
        </text:changed-region>
        <text:changed-region xml:id="ct53428464" text:id="ct53428464">
          <text:deletion>
            <office:change-info>
              <dc:creator>Timothy Cook</dc:creator>
              <dc:date>2014-05-22T06:35:00</dc:date>
            </office:change-info>
            <text:p text:style-name="P4"><office:annotation><dc:creator>Autor desconhecido</dc:creator><dc:date>2014-05-21T11:46:31</dc:date><text:p text:style-name="P325"><text:span text:style-name="T228">CCD?</text:span></text:p></office:annotation></text:p>
          </text:deletion>
        </text:changed-region>
        <text:changed-region xml:id="ct53418304" text:id="ct53418304">
          <text:format-change>
            <office:change-info>
              <dc:creator>Autor desconhecido</dc:creator>
              <dc:date>2014-05-21T17:20:00</dc:date>
            </office:change-info>
          </text:format-change>
        </text:changed-region>
        <text:changed-region xml:id="ct53418992" text:id="ct53418992">
          <text:insertion>
            <office:change-info>
              <dc:creator>Timothy Cook</dc:creator>
              <dc:date>2014-05-21T13:01:00</dc:date>
            </office:change-info>
          </text:insertion>
        </text:changed-region>
        <text:changed-region xml:id="ct53428272" text:id="ct53428272">
          <text:format-change>
            <office:change-info>
              <dc:creator>Autor desconhecido</dc:creator>
              <dc:date>2014-05-21T17:20:00</dc:date>
            </office:change-info>
          </text:format-change>
        </text:changed-region>
        <text:changed-region xml:id="ct52661520" text:id="ct52661520">
          <text:deletion>
            <office:change-info>
              <dc:creator>Timothy Cook</dc:creator>
              <dc:date>2014-05-22T06:58:00</dc:date>
            </office:change-info>
            <text:p text:style-name="Text_20_body"/>
            <text:p text:style-name="Text_20_body"/>
          </text:deletion>
        </text:changed-region>
        <text:changed-region xml:id="ct53427776" text:id="ct53427776">
          <text:format-change>
            <office:change-info>
              <dc:creator>Autor desconhecido</dc:creator>
              <dc:date>2014-05-21T17:20:00</dc:date>
            </office:change-info>
          </text:format-change>
        </text:changed-region>
        <text:changed-region xml:id="ct53447136" text:id="ct53447136">
          <text:deletion>
            <office:change-info>
              <dc:creator>Autor desconhecido</dc:creator>
              <dc:date>2014-05-21T17:27:00</dc:date>
            </office:change-info>
            <text:p text:style-name="P17">2 5.</text:p>
            <text:p text:style-name="Subtitle"/>
          </text:deletion>
        </text:changed-region>
        <text:changed-region xml:id="ct53446944" text:id="ct53446944">
          <text:deletion>
            <office:change-info>
              <dc:creator>Autor desconhecido</dc:creator>
              <dc:date>2014-05-21T17:26:00</dc:date>
            </office:change-info>
            <text:p text:style-name="Subtitle"/>
            <text:p text:style-name="Subtitle"/>
          </text:deletion>
        </text:changed-region>
        <text:changed-region xml:id="ct53416848" text:id="ct53416848">
          <text:format-change>
            <office:change-info>
              <dc:creator>Autor desconhecido</dc:creator>
              <dc:date>2014-05-21T17:27:00</dc:date>
            </office:change-info>
          </text:format-change>
        </text:changed-region>
        <text:changed-region xml:id="ct53427968" text:id="ct53427968">
          <text:format-change>
            <office:change-info>
              <dc:creator>Autor desconhecido</dc:creator>
              <dc:date>2014-05-21T17:20:00</dc:date>
            </office:change-info>
          </text:format-change>
        </text:changed-region>
        <text:changed-region xml:id="ct52664480" text:id="ct52664480">
          <text:format-change>
            <office:change-info>
              <dc:creator>Autor desconhecido</dc:creator>
              <dc:date>2014-05-21T17:20:00</dc:date>
            </office:change-info>
          </text:format-change>
        </text:changed-region>
        <text:changed-region xml:id="ct52609056" text:id="ct52609056">
          <text:format-change>
            <office:change-info>
              <dc:creator>Autor desconhecido</dc:creator>
              <dc:date>2014-05-21T17:20:00</dc:date>
            </office:change-info>
          </text:format-change>
        </text:changed-region>
        <text:changed-region xml:id="ct53422672" text:id="ct53422672">
          <text:format-change>
            <office:change-info>
              <dc:creator>Autor desconhecido</dc:creator>
              <dc:date>2014-05-21T17:20:00</dc:date>
            </office:change-info>
          </text:format-change>
        </text:changed-region>
        <text:changed-region xml:id="ct53417584" text:id="ct53417584">
          <text:deletion>
            <office:change-info>
              <dc:creator>Timothy Cook</dc:creator>
              <dc:date>2014-05-21T13:01:00</dc:date>
            </office:change-info>
            <text:p text:style-name="P4"><office:annotation><dc:creator>Autor desconhecido</dc:creator><dc:date>2014-05-21T11:47:28</dc:date><text:p text:style-name="P325"><text:span text:style-name="T228">CCDs?</text:span></text:p></office:annotation></text:p>
          </text:deletion>
        </text:changed-region>
        <text:changed-region xml:id="ct53445056" text:id="ct53445056">
          <text:format-change>
            <office:change-info>
              <dc:creator>Autor desconhecido</dc:creator>
              <dc:date>2014-05-21T17:20:00</dc:date>
            </office:change-info>
          </text:format-change>
        </text:changed-region>
        <text:changed-region xml:id="ct53445392" text:id="ct53445392">
          <text:insertion>
            <office:change-info>
              <dc:creator>Autor desconhecido</dc:creator>
              <dc:date>2014-05-21T11:47:00</dc:date>
            </office:change-info>
          </text:insertion>
        </text:changed-region>
        <text:changed-region xml:id="ct53445584" text:id="ct53445584">
          <text:format-change>
            <office:change-info>
              <dc:creator>Autor desconhecido</dc:creator>
              <dc:date>2014-05-21T17:20:00</dc:date>
            </office:change-info>
          </text:format-change>
        </text:changed-region>
        <text:changed-region xml:id="ct53417040" text:id="ct53417040">
          <text:insertion>
            <office:change-info>
              <dc:creator>Autor desconhecido</dc:creator>
              <dc:date>2014-05-21T11:48:00</dc:date>
            </office:change-info>
          </text:insertion>
        </text:changed-region>
        <text:changed-region xml:id="ct53449728" text:id="ct53449728">
          <text:format-change>
            <office:change-info>
              <dc:creator>Autor desconhecido</dc:creator>
              <dc:date>2014-05-21T17:20:00</dc:date>
            </office:change-info>
          </text:format-change>
        </text:changed-region>
        <text:changed-region xml:id="ct53445776" text:id="ct53445776">
          <text:insertion>
            <office:change-info>
              <dc:creator>Autor desconhecido</dc:creator>
              <dc:date>2014-05-21T17:28:00</dc:date>
            </office:change-info>
          </text:insertion>
        </text:changed-region>
        <text:changed-region xml:id="ct53445968" text:id="ct53445968">
          <text:insertion>
            <office:change-info>
              <dc:creator>Timothy Cook</dc:creator>
              <dc:date>2014-05-22T06:59:00</dc:date>
            </office:change-info>
          </text:insertion>
        </text:changed-region>
        <text:changed-region xml:id="ct53417968" text:id="ct5341796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53417776" text:id="ct53417776">
          <text:deletion>
            <office:change-info>
              <dc:creator>Timothy Cook</dc:creator>
              <dc:date>2014-05-22T06:59:00</dc:date>
            </office:change-info>
            <text:p text:style-name="Subtitle"/>
            <text:p text:style-name="Text_20_body"/>
            <text:p text:style-name="Subtitle"/>
          </text:deletion>
        </text:changed-region>
        <text:changed-region xml:id="ct53449008" text:id="ct53449008">
          <text:format-change>
            <office:change-info>
              <dc:creator>Autor desconhecido</dc:creator>
              <dc:date>2014-05-21T17:28:00</dc:date>
            </office:change-info>
          </text:format-change>
        </text:changed-region>
        <text:changed-region xml:id="ct53449200" text:id="ct53449200">
          <text:format-change>
            <office:change-info>
              <dc:creator>Autor desconhecido</dc:creator>
              <dc:date>2014-05-21T17:20:00</dc:date>
            </office:change-info>
          </text:format-change>
        </text:changed-region>
        <text:changed-region xml:id="ct53449392" text:id="ct53449392">
          <text:insertion>
            <office:change-info>
              <dc:creator>Autor desconhecido</dc:creator>
              <dc:date>2014-05-21T17:28:00</dc:date>
            </office:change-info>
          </text:insertion>
        </text:changed-region>
        <text:changed-region xml:id="ct53452064" text:id="ct53452064">
          <text:format-change>
            <office:change-info>
              <dc:creator>Autor desconhecido</dc:creator>
              <dc:date>2014-05-21T17:20:00</dc:date>
            </office:change-info>
          </text:format-change>
        </text:changed-region>
        <text:changed-region xml:id="ct52707280" text:id="ct52707280">
          <text:format-change>
            <office:change-info>
              <dc:creator>Autor desconhecido</dc:creator>
              <dc:date>2014-05-21T17:20:00</dc:date>
            </office:change-info>
          </text:format-change>
        </text:changed-region>
        <text:changed-region xml:id="ct52691280" text:id="ct52691280">
          <text:deletion>
            <office:change-info>
              <dc:creator>Autor desconhecido</dc:creator>
              <dc:date>2014-05-21T11:49:00</dc:date>
            </office:change-info>
            <text:p text:style-name="P4">research team</text:p>
          </text:deletion>
        </text:changed-region>
        <text:changed-region xml:id="ct53446256" text:id="ct53446256">
          <text:insertion>
            <office:change-info>
              <dc:creator>Autor desconhecido</dc:creator>
              <dc:date>2014-05-21T11:49:00</dc:date>
            </office:change-info>
          </text:insertion>
        </text:changed-region>
        <text:changed-region xml:id="ct53452560" text:id="ct53452560">
          <text:format-change>
            <office:change-info>
              <dc:creator>Autor desconhecido</dc:creator>
              <dc:date>2014-05-21T17:20:00</dc:date>
            </office:change-info>
          </text:format-change>
        </text:changed-region>
        <text:changed-region xml:id="ct52622896" text:id="ct52622896">
          <text:deletion>
            <office:change-info>
              <dc:creator>Autor desconhecido</dc:creator>
              <dc:date>2014-05-21T17:28:00</dc:date>
            </office:change-info>
            <text:p text:style-name="P17">5.4 </text:p>
          </text:deletion>
        </text:changed-region>
        <text:changed-region xml:id="ct52635808" text:id="ct52635808">
          <text:format-change>
            <office:change-info>
              <dc:creator>Autor desconhecido</dc:creator>
              <dc:date>2014-05-21T17:28:00</dc:date>
            </office:change-info>
          </text:format-change>
        </text:changed-region>
        <text:changed-region xml:id="ct53454704" text:id="ct53454704">
          <text:format-change>
            <office:change-info>
              <dc:creator>Autor desconhecido</dc:creator>
              <dc:date>2014-05-21T17:20:00</dc:date>
            </office:change-info>
          </text:format-change>
        </text:changed-region>
        <text:changed-region xml:id="ct52556320" text:id="ct52556320">
          <text:format-change>
            <office:change-info>
              <dc:creator>Autor desconhecido</dc:creator>
              <dc:date>2014-05-21T17:20:00</dc:date>
            </office:change-info>
          </text:format-change>
        </text:changed-region>
        <text:changed-region xml:id="ct52557856" text:id="ct52557856">
          <text:deletion>
            <office:change-info>
              <dc:creator>Timothy Cook</dc:creator>
              <dc:date>2014-05-21T13:02:00</dc:date>
            </office:change-info>
            <text:p text:style-name="P4"><office:annotation><dc:creator>Autor desconhecido</dc:creator><dc:date>2014-05-21T11:50:09</dc:date><text:p text:style-name="P325"><text:span text:style-name="T228">There is a grey field here that I could not delete.</text:span></text:p></office:annotation></text:p>
          </text:deletion>
        </text:changed-region>
        <text:changed-region xml:id="ct52651376" text:id="ct52651376">
          <text:format-change>
            <office:change-info>
              <dc:creator>Autor desconhecido</dc:creator>
              <dc:date>2014-05-21T17:20:00</dc:date>
            </office:change-info>
          </text:format-change>
        </text:changed-region>
        <text:changed-region xml:id="ct52677248" text:id="ct52677248">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2633872" text:id="ct52633872">
          <text:insertion>
            <office:change-info>
              <dc:creator>Timothy Cook</dc:creator>
              <dc:date>2014-05-21T13:02:00</dc:date>
            </office:change-info>
          </text:insertion>
        </text:changed-region>
        <text:changed-region xml:id="ct52676448" text:id="ct52676448">
          <text:format-change>
            <office:change-info>
              <dc:creator>Autor desconhecido</dc:creator>
              <dc:date>2014-05-21T17:20:00</dc:date>
            </office:change-info>
          </text:format-change>
        </text:changed-region>
        <text:changed-region xml:id="ct52663280" text:id="ct52663280">
          <text:insertion>
            <office:change-info>
              <dc:creator>Autor desconhecido</dc:creator>
              <dc:date>2014-05-21T11:50:00</dc:date>
            </office:change-info>
          </text:insertion>
        </text:changed-region>
        <text:changed-region xml:id="ct52691472" text:id="ct52691472">
          <text:format-change>
            <office:change-info>
              <dc:creator>Autor desconhecido</dc:creator>
              <dc:date>2014-05-21T17:20:00</dc:date>
            </office:change-info>
          </text:format-change>
        </text:changed-region>
        <text:changed-region xml:id="ct52691744" text:id="ct52691744">
          <text:deletion>
            <office:change-info>
              <dc:creator>Autor desconhecido</dc:creator>
              <dc:date>2014-05-21T17:28:00</dc:date>
            </office:change-info>
            <text:p text:style-name="P17">5.5 </text:p>
          </text:deletion>
        </text:changed-region>
        <text:changed-region xml:id="ct53452832" text:id="ct53452832">
          <text:format-change>
            <office:change-info>
              <dc:creator>Autor desconhecido</dc:creator>
              <dc:date>2014-05-21T17:28:00</dc:date>
            </office:change-info>
          </text:format-change>
        </text:changed-region>
        <text:changed-region xml:id="ct52677552" text:id="ct52677552">
          <text:format-change>
            <office:change-info>
              <dc:creator>Autor desconhecido</dc:creator>
              <dc:date>2014-05-21T17:20:00</dc:date>
            </office:change-info>
          </text:format-change>
        </text:changed-region>
        <text:changed-region xml:id="ct53455760" text:id="ct53455760">
          <text:insertion>
            <office:change-info>
              <dc:creator>Autor desconhecido</dc:creator>
              <dc:date>2014-05-21T11:52:00</dc:date>
            </office:change-info>
          </text:insertion>
        </text:changed-region>
        <text:changed-region xml:id="ct53453104" text:id="ct53453104">
          <text:format-change>
            <office:change-info>
              <dc:creator>Autor desconhecido</dc:creator>
              <dc:date>2014-05-21T17:20:00</dc:date>
            </office:change-info>
          </text:format-change>
        </text:changed-region>
        <text:changed-region xml:id="ct53453296" text:id="ct53453296">
          <text:deletion>
            <office:change-info>
              <dc:creator>Timothy Cook</dc:creator>
              <dc:date>2014-05-22T06:35:00</dc:date>
            </office:change-info>
            <text:p text:style-name="P4"><office:annotation><dc:creator>Autor desconhecido</dc:creator><dc:date>2014-05-21T11:51:30</dc:date><text:p text:style-name="P325"><text:span text:style-name="T228">Reference to the Data Types package below would be good. Is is DvStringType?</text:span></text:p></office:annotation></text:p>
          </text:deletion>
        </text:changed-region>
        <text:changed-region xml:id="ct53454896" text:id="ct53454896">
          <text:format-change>
            <office:change-info>
              <dc:creator>Autor desconhecido</dc:creator>
              <dc:date>2014-05-21T17:20:00</dc:date>
            </office:change-info>
          </text:format-change>
        </text:changed-region>
        <text:changed-region xml:id="ct53455088" text:id="ct53455088">
          <text:insertion>
            <office:change-info>
              <dc:creator>Timothy Cook</dc:creator>
              <dc:date>2014-05-21T13:03:00</dc:date>
            </office:change-info>
          </text:insertion>
        </text:changed-region>
        <text:changed-region xml:id="ct52692176" text:id="ct52692176">
          <text:format-change>
            <office:change-info>
              <dc:creator>Autor desconhecido</dc:creator>
              <dc:date>2014-05-21T17:20:00</dc:date>
            </office:change-info>
          </text:format-change>
        </text:changed-region>
        <text:changed-region xml:id="ct52662688" text:id="ct52662688">
          <text:deletion>
            <office:change-info>
              <dc:creator>Timothy Cook</dc:creator>
              <dc:date>2014-05-22T06:35:00</dc:date>
            </office:change-info>
            <text:p text:style-name="P4"><office:annotation><dc:creator>Autor desconhecido</dc:creator><dc:date>2014-05-21T11:53:29</dc:date><text:p text:style-name="P325"><text:span text:style-name="T228">This is not the reason why PcTs can be reused IMO. Do we need mode context here?</text:span></text:p></office:annotation></text:p>
          </text:deletion>
        </text:changed-region>
        <text:changed-region xml:id="ct52745552" text:id="ct52745552">
          <text:format-change>
            <office:change-info>
              <dc:creator>Autor desconhecido</dc:creator>
              <dc:date>2014-05-21T17:20:00</dc:date>
            </office:change-info>
          </text:format-change>
        </text:changed-region>
        <text:changed-region xml:id="ct53455280" text:id="ct53455280">
          <text:format-change>
            <office:change-info>
              <dc:creator>Autor desconhecido</dc:creator>
              <dc:date>2014-05-21T17:20:00</dc:date>
            </office:change-info>
          </text:format-change>
        </text:changed-region>
        <text:changed-region xml:id="ct53459248" text:id="ct53459248">
          <text:insertion>
            <office:change-info>
              <dc:creator>Timothy Cook</dc:creator>
              <dc:date>2014-05-22T06:59:00</dc:date>
            </office:change-info>
          </text:insertion>
        </text:changed-region>
        <text:changed-region xml:id="ct53459632" text:id="ct53459632">
          <text:deletion>
            <office:change-info>
              <dc:creator>Autor desconhecido</dc:creator>
              <dc:date>2014-05-21T17:29:00</dc:date>
            </office:change-info>
            <text:p text:style-name="P9">6. </text:p>
          </text:deletion>
        </text:changed-region>
        <text:changed-region xml:id="ct53459440" text:id="ct53459440">
          <text:deletion>
            <office:change-info>
              <dc:creator>Timothy Cook</dc:creator>
              <dc:date>2014-05-22T06:59:00</dc:date>
            </office:change-info>
            <text:p text:style-name="Chapter_20_Title"/>
            <text:p text:style-name="Chapter_20_Title"/>
            <text:p text:style-name="P9"/>
          </text:deletion>
        </text:changed-region>
        <text:changed-region xml:id="ct53459824" text:id="ct53459824">
          <text:format-change>
            <office:change-info>
              <dc:creator>Autor desconhecido</dc:creator>
              <dc:date>2014-05-21T17:29:00</dc:date>
            </office:change-info>
          </text:format-change>
        </text:changed-region>
        <text:changed-region xml:id="ct53460016" text:id="ct53460016">
          <text:format-change>
            <office:change-info>
              <dc:creator>Autor desconhecido</dc:creator>
              <dc:date>2014-05-21T17:20:00</dc:date>
            </office:change-info>
          </text:format-change>
        </text:changed-region>
        <text:changed-region xml:id="ct53460208" text:id="ct53460208">
          <text:deletion>
            <office:change-info>
              <dc:creator>Autor desconhecido</dc:creator>
              <dc:date>2014-05-21T11:54:00</dc:date>
            </office:change-info>
            <text:p text:style-name="P4">team</text:p>
          </text:deletion>
        </text:changed-region>
        <text:changed-region xml:id="ct53460400" text:id="ct53460400">
          <text:insertion>
            <office:change-info>
              <dc:creator>Autor desconhecido</dc:creator>
              <dc:date>2014-05-21T11:54:00</dc:date>
            </office:change-info>
          </text:insertion>
        </text:changed-region>
        <text:changed-region xml:id="ct53460592" text:id="ct53460592">
          <text:format-change>
            <office:change-info>
              <dc:creator>Autor desconhecido</dc:creator>
              <dc:date>2014-05-21T17:20:00</dc:date>
            </office:change-info>
          </text:format-change>
        </text:changed-region>
        <text:changed-region xml:id="ct53461200" text:id="ct53461200">
          <text:deletion>
            <office:change-info>
              <dc:creator>Autor desconhecido</dc:creator>
              <dc:date>2014-05-21T11:54:00</dc:date>
            </office:change-info>
            <text:p text:style-name="P4">requested</text:p>
          </text:deletion>
        </text:changed-region>
        <text:changed-region xml:id="ct53460784" text:id="ct53460784">
          <text:insertion>
            <office:change-info>
              <dc:creator>Autor desconhecido</dc:creator>
              <dc:date>2014-05-21T11:54:00</dc:date>
            </office:change-info>
          </text:insertion>
        </text:changed-region>
        <text:changed-region xml:id="ct53460976" text:id="ct53460976">
          <text:format-change>
            <office:change-info>
              <dc:creator>Autor desconhecido</dc:creator>
              <dc:date>2014-05-21T17:20:00</dc:date>
            </office:change-info>
          </text:format-change>
        </text:changed-region>
        <text:changed-region xml:id="ct53461392" text:id="ct53461392">
          <text:deletion>
            <office:change-info>
              <dc:creator>Autor desconhecido</dc:creator>
              <dc:date>2014-05-21T17:29:00</dc:date>
            </office:change-info>
            <text:p text:style-name="P22">6.1 </text:p>
          </text:deletion>
        </text:changed-region>
        <text:changed-region xml:id="ct53462096" text:id="ct53462096">
          <text:format-change>
            <office:change-info>
              <dc:creator>Autor desconhecido</dc:creator>
              <dc:date>2014-05-21T17:29:00</dc:date>
            </office:change-info>
          </text:format-change>
        </text:changed-region>
        <text:changed-region xml:id="ct53462784" text:id="ct53462784">
          <text:format-change>
            <office:change-info>
              <dc:creator>Autor desconhecido</dc:creator>
              <dc:date>2014-05-21T17:20:00</dc:date>
            </office:change-info>
          </text:format-change>
        </text:changed-region>
        <text:changed-region xml:id="ct53462976" text:id="ct53462976">
          <text:insertion>
            <office:change-info>
              <dc:creator>Timothy Cook</dc:creator>
              <dc:date>2014-05-22T07:00:00</dc:date>
            </office:change-info>
          </text:insertion>
        </text:changed-region>
        <text:changed-region xml:id="ct53463360" text:id="ct53463360">
          <text:deletion>
            <office:change-info>
              <dc:creator>Autor desconhecido</dc:creator>
              <dc:date>2014-05-21T17:29:00</dc:date>
            </office:change-info>
            <text:p text:style-name="P9">7. </text:p>
          </text:deletion>
        </text:changed-region>
        <text:changed-region xml:id="ct53463168" text:id="ct53463168">
          <text:deletion>
            <office:change-info>
              <dc:creator>Timothy Cook</dc:creator>
              <dc:date>2014-05-22T07:00:00</dc:date>
            </office:change-info>
            <text:p text:style-name="Chapter_20_Title"/>
            <text:p text:style-name="P9"/>
          </text:deletion>
        </text:changed-region>
        <text:changed-region xml:id="ct53463552" text:id="ct53463552">
          <text:format-change>
            <office:change-info>
              <dc:creator>Autor desconhecido</dc:creator>
              <dc:date>2014-05-21T17:29:00</dc:date>
            </office:change-info>
          </text:format-change>
        </text:changed-region>
        <text:changed-region xml:id="ct53463744" text:id="ct53463744">
          <text:format-change>
            <office:change-info>
              <dc:creator>Autor desconhecido</dc:creator>
              <dc:date>2014-05-21T17:20:00</dc:date>
            </office:change-info>
          </text:format-change>
        </text:changed-region>
        <text:changed-region xml:id="ct53463936" text:id="ct53463936">
          <text:format-change>
            <office:change-info>
              <dc:creator>Autor desconhecido</dc:creator>
              <dc:date>2014-05-21T17:20:00</dc:date>
            </office:change-info>
          </text:format-change>
        </text:changed-region>
        <text:changed-region xml:id="ct53464976" text:id="ct53464976">
          <text:deletion>
            <office:change-info>
              <dc:creator>Autor desconhecido</dc:creator>
              <dc:date>2014-05-21T17:29:00</dc:date>
            </office:change-info>
            <text:p text:style-name="P15">H7.1 </text:p>
          </text:deletion>
        </text:changed-region>
        <text:changed-region xml:id="ct53465168" text:id="ct53465168">
          <text:format-change>
            <office:change-info>
              <dc:creator>Autor desconhecido</dc:creator>
              <dc:date>2014-05-21T17:20:00</dc:date>
            </office:change-info>
          </text:format-change>
        </text:changed-region>
        <text:changed-region xml:id="ct53465360" text:id="ct53465360">
          <text:deletion>
            <office:change-info>
              <dc:creator>Autor desconhecido</dc:creator>
              <dc:date>2014-05-21T17:29:00</dc:date>
            </office:change-info>
            <text:p text:style-name="P16">8. </text:p>
          </text:deletion>
        </text:changed-region>
        <text:changed-region xml:id="ct53465552" text:id="ct53465552">
          <text:format-change>
            <office:change-info>
              <dc:creator>Autor desconhecido</dc:creator>
              <dc:date>2014-05-21T17:29:00</dc:date>
            </office:change-info>
          </text:format-change>
        </text:changed-region>
        <text:changed-region xml:id="ct53465744" text:id="ct53465744">
          <text:format-change>
            <office:change-info>
              <dc:creator>Autor desconhecido</dc:creator>
              <dc:date>2014-05-21T17:20:00</dc:date>
            </office:change-info>
          </text:format-change>
        </text:changed-region>
        <text:changed-region xml:id="ct53466192" text:id="ct53466192">
          <text:insertion>
            <office:change-info>
              <dc:creator>Autor desconhecido</dc:creator>
              <dc:date>2014-05-21T12:06:00</dc:date>
            </office:change-info>
          </text:insertion>
        </text:changed-region>
        <text:changed-region xml:id="ct53465936" text:id="ct53465936">
          <text:format-change>
            <office:change-info>
              <dc:creator>Autor desconhecido</dc:creator>
              <dc:date>2014-05-21T17:20:00</dc:date>
            </office:change-info>
          </text:format-change>
        </text:changed-region>
        <text:changed-region xml:id="ct53466384" text:id="ct5346638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3466576" text:id="ct53466576">
          <text:insertion>
            <office:change-info>
              <dc:creator>Timothy Cook</dc:creator>
              <dc:date>2014-05-21T13:05:00</dc:date>
            </office:change-info>
          </text:insertion>
        </text:changed-region>
        <text:changed-region xml:id="ct53467008" text:id="ct53467008">
          <text:format-change>
            <office:change-info>
              <dc:creator>Autor desconhecido</dc:creator>
              <dc:date>2014-05-21T17:20:00</dc:date>
            </office:change-info>
          </text:format-change>
        </text:changed-region>
        <text:changed-region xml:id="ct52756816" text:id="ct52756816">
          <text:format-change>
            <office:change-info>
              <dc:creator>Autor desconhecido</dc:creator>
              <dc:date>2014-05-21T17:20:00</dc:date>
            </office:change-info>
          </text:format-change>
        </text:changed-region>
        <text:changed-region xml:id="ct52738128" text:id="ct52738128">
          <text:deletion>
            <office:change-info>
              <dc:creator>Autor desconhecido</dc:creator>
              <dc:date>2014-05-21T17:29:00</dc:date>
            </office:change-info>
            <text:p text:style-name="P23">8.1 </text:p>
          </text:deletion>
        </text:changed-region>
        <text:changed-region xml:id="ct52680640" text:id="ct52680640">
          <text:format-change>
            <office:change-info>
              <dc:creator>Autor desconhecido</dc:creator>
              <dc:date>2014-05-21T17:30:00</dc:date>
            </office:change-info>
          </text:format-change>
        </text:changed-region>
        <text:changed-region xml:id="ct52705120" text:id="ct52705120">
          <text:format-change>
            <office:change-info>
              <dc:creator>Autor desconhecido</dc:creator>
              <dc:date>2014-05-21T17:20:00</dc:date>
            </office:change-info>
          </text:format-change>
        </text:changed-region>
        <text:changed-region xml:id="ct52679104" text:id="ct52679104">
          <text:insertion>
            <office:change-info>
              <dc:creator>Timothy Cook</dc:creator>
              <dc:date>2014-05-22T07:06:00</dc:date>
            </office:change-info>
          </text:insertion>
        </text:changed-region>
        <text:changed-region xml:id="ct52719056" text:id="ct52719056">
          <text:format-change>
            <office:change-info>
              <dc:creator>Autor desconhecido</dc:creator>
              <dc:date>2014-05-21T17:20:00</dc:date>
            </office:change-info>
          </text:format-change>
        </text:changed-region>
        <text:changed-region xml:id="ct52735360" text:id="ct5273536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2724000" text:id="ct52724000">
          <text:insertion>
            <office:change-info>
              <dc:creator>Autor desconhecido</dc:creator>
              <dc:date>2014-05-21T17:30:00</dc:date>
            </office:change-info>
          </text:insertion>
        </text:changed-region>
        <text:changed-region xml:id="ct53339744" text:id="ct53339744">
          <text:format-change>
            <office:change-info>
              <dc:creator>Autor desconhecido</dc:creator>
              <dc:date>2014-05-21T17:20:00</dc:date>
            </office:change-info>
          </text:format-change>
        </text:changed-region>
        <text:changed-region xml:id="ct53339936" text:id="ct53339936">
          <text:insertion>
            <office:change-info>
              <dc:creator>Timothy Cook</dc:creator>
              <dc:date>2014-05-22T07:02:00</dc:date>
            </office:change-info>
          </text:insertion>
        </text:changed-region>
        <text:changed-region xml:id="ct53339472" text:id="ct53339472">
          <text:insertion>
            <office:change-info>
              <dc:creator>Timothy Cook</dc:creator>
              <dc:date>2014-05-22T07:02:00</dc:date>
            </office:change-info>
          </text:insertion>
        </text:changed-region>
        <text:changed-region xml:id="ct53340128" text:id="ct53340128">
          <text:insertion>
            <office:change-info>
              <dc:creator>Timothy Cook</dc:creator>
              <dc:date>2014-05-22T07:02:00</dc:date>
            </office:change-info>
          </text:insertion>
        </text:changed-region>
        <text:changed-region xml:id="ct53340800" text:id="ct53340800">
          <text:insertion>
            <office:change-info>
              <dc:creator>Timothy Cook</dc:creator>
              <dc:date>2014-05-22T07:02:00</dc:date>
            </office:change-info>
          </text:insertion>
        </text:changed-region>
        <text:changed-region xml:id="ct53340368" text:id="ct53340368">
          <text:insertion>
            <office:change-info>
              <dc:creator>Timothy Cook</dc:creator>
              <dc:date>2014-05-22T07:02:00</dc:date>
            </office:change-info>
          </text:insertion>
        </text:changed-region>
        <text:changed-region xml:id="ct53341104" text:id="ct53341104">
          <text:insertion>
            <office:change-info>
              <dc:creator>Timothy Cook</dc:creator>
              <dc:date>2014-05-22T07:02:00</dc:date>
            </office:change-info>
          </text:insertion>
        </text:changed-region>
        <text:changed-region xml:id="ct53341296" text:id="ct53341296">
          <text:insertion>
            <office:change-info>
              <dc:creator>Timothy Cook</dc:creator>
              <dc:date>2014-05-22T07:02:00</dc:date>
            </office:change-info>
          </text:insertion>
        </text:changed-region>
        <text:changed-region xml:id="ct53341488" text:id="ct53341488">
          <text:insertion>
            <office:change-info>
              <dc:creator>Timothy Cook</dc:creator>
              <dc:date>2014-05-22T07:02:00</dc:date>
            </office:change-info>
          </text:insertion>
        </text:changed-region>
        <text:changed-region xml:id="ct53342048" text:id="ct53342048">
          <text:insertion>
            <office:change-info>
              <dc:creator>Timothy Cook</dc:creator>
              <dc:date>2014-05-22T07:02:00</dc:date>
            </office:change-info>
          </text:insertion>
        </text:changed-region>
        <text:changed-region xml:id="ct53342320" text:id="ct53342320">
          <text:insertion>
            <office:change-info>
              <dc:creator>Timothy Cook</dc:creator>
              <dc:date>2014-05-22T07:02:00</dc:date>
            </office:change-info>
          </text:insertion>
        </text:changed-region>
        <text:changed-region xml:id="ct52740816" text:id="ct52740816">
          <text:insertion>
            <office:change-info>
              <dc:creator>Timothy Cook</dc:creator>
              <dc:date>2014-05-22T07:02:00</dc:date>
            </office:change-info>
          </text:insertion>
        </text:changed-region>
        <text:changed-region xml:id="ct53342768" text:id="ct53342768">
          <text:insertion>
            <office:change-info>
              <dc:creator>Timothy Cook</dc:creator>
              <dc:date>2014-05-22T07:02:00</dc:date>
            </office:change-info>
          </text:insertion>
        </text:changed-region>
        <text:changed-region xml:id="ct53342576" text:id="ct53342576">
          <text:insertion>
            <office:change-info>
              <dc:creator>Timothy Cook</dc:creator>
              <dc:date>2014-05-22T07:02:00</dc:date>
            </office:change-info>
          </text:insertion>
        </text:changed-region>
        <text:changed-region xml:id="ct52742224" text:id="ct52742224">
          <text:insertion>
            <office:change-info>
              <dc:creator>Timothy Cook</dc:creator>
              <dc:date>2014-05-22T07:02:00</dc:date>
            </office:change-info>
          </text:insertion>
        </text:changed-region>
        <text:changed-region xml:id="ct52741520" text:id="ct52741520">
          <text:insertion>
            <office:change-info>
              <dc:creator>Timothy Cook</dc:creator>
              <dc:date>2014-05-22T07:02:00</dc:date>
            </office:change-info>
          </text:insertion>
        </text:changed-region>
        <text:changed-region xml:id="ct53477616" text:id="ct53477616">
          <text:insertion>
            <office:change-info>
              <dc:creator>Timothy Cook</dc:creator>
              <dc:date>2014-05-22T07:02:00</dc:date>
            </office:change-info>
          </text:insertion>
        </text:changed-region>
        <text:changed-region xml:id="ct52741872" text:id="ct52741872">
          <text:insertion>
            <office:change-info>
              <dc:creator>Timothy Cook</dc:creator>
              <dc:date>2014-05-22T07:02:00</dc:date>
            </office:change-info>
          </text:insertion>
        </text:changed-region>
        <text:changed-region xml:id="ct52784832" text:id="ct52784832">
          <text:insertion>
            <office:change-info>
              <dc:creator>Timothy Cook</dc:creator>
              <dc:date>2014-05-22T07:02:00</dc:date>
            </office:change-info>
          </text:insertion>
        </text:changed-region>
        <text:changed-region xml:id="ct52784128" text:id="ct52784128">
          <text:insertion>
            <office:change-info>
              <dc:creator>Timothy Cook</dc:creator>
              <dc:date>2014-05-22T07:02:00</dc:date>
            </office:change-info>
          </text:insertion>
        </text:changed-region>
        <text:changed-region xml:id="ct52785184" text:id="ct52785184">
          <text:insertion>
            <office:change-info>
              <dc:creator>Timothy Cook</dc:creator>
              <dc:date>2014-05-22T07:02:00</dc:date>
            </office:change-info>
          </text:insertion>
        </text:changed-region>
        <text:changed-region xml:id="ct52786592" text:id="ct52786592">
          <text:insertion>
            <office:change-info>
              <dc:creator>Timothy Cook</dc:creator>
              <dc:date>2014-05-22T07:02:00</dc:date>
            </office:change-info>
          </text:insertion>
        </text:changed-region>
        <text:changed-region xml:id="ct52702208" text:id="ct52702208">
          <text:insertion>
            <office:change-info>
              <dc:creator>Timothy Cook</dc:creator>
              <dc:date>2014-05-22T07:09:00</dc:date>
            </office:change-info>
          </text:insertion>
        </text:changed-region>
        <text:changed-region xml:id="ct52717536" text:id="ct52717536">
          <text:insertion>
            <office:change-info>
              <dc:creator>Timothy Cook</dc:creator>
              <dc:date>2014-05-22T07:09:00</dc:date>
            </office:change-info>
          </text:insertion>
        </text:changed-region>
        <text:changed-region xml:id="ct52785536" text:id="ct52785536">
          <text:insertion>
            <office:change-info>
              <dc:creator>Timothy Cook</dc:creator>
              <dc:date>2014-05-22T07:09:00</dc:date>
            </office:change-info>
          </text:insertion>
        </text:changed-region>
        <text:changed-region xml:id="ct53480976" text:id="ct53480976">
          <text:insertion>
            <office:change-info>
              <dc:creator>Timothy Cook</dc:creator>
              <dc:date>2014-05-22T07:09:00</dc:date>
            </office:change-info>
          </text:insertion>
        </text:changed-region>
        <text:changed-region xml:id="ct53481360" text:id="ct53481360">
          <text:insertion>
            <office:change-info>
              <dc:creator>Timothy Cook</dc:creator>
              <dc:date>2014-05-22T07:09:00</dc:date>
            </office:change-info>
          </text:insertion>
        </text:changed-region>
        <text:changed-region xml:id="ct53484432" text:id="ct53484432">
          <text:insertion>
            <office:change-info>
              <dc:creator>Timothy Cook</dc:creator>
              <dc:date>2014-05-22T07:09:00</dc:date>
            </office:change-info>
          </text:insertion>
        </text:changed-region>
        <text:changed-region xml:id="ct53485696" text:id="ct53485696">
          <text:insertion>
            <office:change-info>
              <dc:creator>Timothy Cook</dc:creator>
              <dc:date>2014-05-22T07:09:00</dc:date>
            </office:change-info>
          </text:insertion>
        </text:changed-region>
        <text:changed-region xml:id="ct53488896" text:id="ct53488896">
          <text:insertion>
            <office:change-info>
              <dc:creator>Timothy Cook</dc:creator>
              <dc:date>2014-05-22T07:09:00</dc:date>
            </office:change-info>
          </text:insertion>
        </text:changed-region>
        <text:changed-region xml:id="ct53489696" text:id="ct53489696">
          <text:insertion>
            <office:change-info>
              <dc:creator>Timothy Cook</dc:creator>
              <dc:date>2014-05-22T07:09:00</dc:date>
            </office:change-info>
          </text:insertion>
        </text:changed-region>
        <text:changed-region xml:id="ct53495680" text:id="ct53495680">
          <text:insertion>
            <office:change-info>
              <dc:creator>Timothy Cook</dc:creator>
              <dc:date>2014-05-22T07:09:00</dc:date>
            </office:change-info>
          </text:insertion>
        </text:changed-region>
        <text:changed-region xml:id="ct53496128" text:id="ct53496128">
          <text:insertion>
            <office:change-info>
              <dc:creator>Timothy Cook</dc:creator>
              <dc:date>2014-05-22T07:09:00</dc:date>
            </office:change-info>
          </text:insertion>
        </text:changed-region>
        <text:changed-region xml:id="ct53497776" text:id="ct53497776">
          <text:insertion>
            <office:change-info>
              <dc:creator>Timothy Cook</dc:creator>
              <dc:date>2014-05-22T07:09:00</dc:date>
            </office:change-info>
          </text:insertion>
        </text:changed-region>
        <text:changed-region xml:id="ct53499136" text:id="ct53499136">
          <text:insertion>
            <office:change-info>
              <dc:creator>Timothy Cook</dc:creator>
              <dc:date>2014-05-22T07:09:00</dc:date>
            </office:change-info>
          </text:insertion>
        </text:changed-region>
        <text:changed-region xml:id="ct53498560" text:id="ct53498560">
          <text:insertion>
            <office:change-info>
              <dc:creator>Timothy Cook</dc:creator>
              <dc:date>2014-05-22T07:09:00</dc:date>
            </office:change-info>
          </text:insertion>
        </text:changed-region>
        <text:changed-region xml:id="ct53500128" text:id="ct53500128">
          <text:insertion>
            <office:change-info>
              <dc:creator>Timothy Cook</dc:creator>
              <dc:date>2014-05-22T07:09:00</dc:date>
            </office:change-info>
          </text:insertion>
        </text:changed-region>
        <text:changed-region xml:id="ct53497392" text:id="ct53497392">
          <text:insertion>
            <office:change-info>
              <dc:creator>Timothy Cook</dc:creator>
              <dc:date>2014-05-22T07:09:00</dc:date>
            </office:change-info>
          </text:insertion>
        </text:changed-region>
        <text:changed-region xml:id="ct53501104" text:id="ct53501104">
          <text:insertion>
            <office:change-info>
              <dc:creator>Timothy Cook</dc:creator>
              <dc:date>2014-05-22T07:09:00</dc:date>
            </office:change-info>
          </text:insertion>
        </text:changed-region>
        <text:changed-region xml:id="ct53510064" text:id="ct53510064">
          <text:deletion>
            <office:change-info>
              <dc:creator>Timothy Cook</dc:creator>
              <dc:date>2014-05-22T07:17:00</dc:date>
            </office:change-info>
            <text:p text:style-name="P24"/>
            <text:p text:style-name="P24"/>
          </text:deletion>
        </text:changed-region>
        <text:changed-region xml:id="ct53509872" text:id="ct53509872">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53509680" text:id="ct53509680">
          <text:deletion>
            <office:change-info>
              <dc:creator>Timothy Cook</dc:creator>
              <dc:date>2014-05-22T07:17:00</dc:date>
            </office:change-info>
            <text:p text:style-name="P24"/>
            <text:p text:style-name="Text_20_body"/>
            <text:p text:style-name="P24"/>
          </text:deletion>
        </text:changed-region>
        <text:changed-region xml:id="ct53509488" text:id="ct53509488">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9296" text:id="ct53509296">
          <text:deletion>
            <office:change-info>
              <dc:creator>Autor desconhecido</dc:creator>
              <dc:date>2014-05-21T17:31:00</dc:date>
            </office:change-info>
            <text:p text:style-name="P24"/>
            <text:p text:style-name="P24"/>
          </text:deletion>
        </text:changed-region>
        <text:changed-region xml:id="ct53509104" text:id="ct53509104">
          <text:deletion>
            <office:change-info>
              <dc:creator>Timothy Cook</dc:creator>
              <dc:date>2014-05-22T07:17:00</dc:date>
            </office:change-info>
            <text:p text:style-name="P24"/>
            <text:p text:style-name="Text_20_body"/>
            <text:p text:style-name="P24"/>
          </text:deletion>
        </text:changed-region>
        <text:changed-region xml:id="ct53508912" text:id="ct53508912">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53508720" text:id="ct53508720">
          <text:deletion>
            <office:change-info>
              <dc:creator>Timothy Cook</dc:creator>
              <dc:date>2014-05-22T07:17:00</dc:date>
            </office:change-info>
            <text:p text:style-name="P24"/>
            <text:p text:style-name="Text_20_body"/>
            <text:p text:style-name="P24"/>
          </text:deletion>
        </text:changed-region>
        <text:changed-region xml:id="ct53508528" text:id="ct53508528">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8336" text:id="ct53508336">
          <text:deletion>
            <office:change-info>
              <dc:creator>Timothy Cook</dc:creator>
              <dc:date>2014-05-22T07:17:00</dc:date>
            </office:change-info>
            <text:p text:style-name="P24"/>
            <text:p text:style-name="Text_20_body"/>
            <text:p text:style-name="P24"/>
          </text:deletion>
        </text:changed-region>
        <text:changed-region xml:id="ct53508144" text:id="ct53508144">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53507952" text:id="ct53507952">
          <text:deletion>
            <office:change-info>
              <dc:creator>Autor desconhecido</dc:creator>
              <dc:date>2014-05-21T17:31:00</dc:date>
            </office:change-info>
            <text:p text:style-name="P24"/>
            <text:p text:style-name="P24"/>
          </text:deletion>
        </text:changed-region>
        <text:changed-region xml:id="ct53507760" text:id="ct53507760">
          <text:deletion>
            <office:change-info>
              <dc:creator>Timothy Cook</dc:creator>
              <dc:date>2014-05-22T07:13:00</dc:date>
            </office:change-info>
            <text:p text:style-name="P24"/>
            <text:p text:style-name="Text_20_body"/>
            <text:p text:style-name="P24"/>
          </text:deletion>
        </text:changed-region>
        <text:changed-region xml:id="ct53507568" text:id="ct53507568">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53507376" text:id="ct53507376">
          <text:deletion>
            <office:change-info>
              <dc:creator>Timothy Cook</dc:creator>
              <dc:date>2014-05-22T07:13:00</dc:date>
            </office:change-info>
            <text:p text:style-name="P24"/>
            <text:p text:style-name="Text_20_body"/>
            <text:p text:style-name="P24"/>
          </text:deletion>
        </text:changed-region>
        <text:changed-region xml:id="ct53507184" text:id="ct53507184">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6992" text:id="ct53506992">
          <text:deletion>
            <office:change-info>
              <dc:creator>Timothy Cook</dc:creator>
              <dc:date>2014-05-22T07:13:00</dc:date>
            </office:change-info>
            <text:p text:style-name="P24"/>
            <text:p text:style-name="P24"/>
          </text:deletion>
        </text:changed-region>
        <text:changed-region xml:id="ct53506800" text:id="ct53506800">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53506608" text:id="ct53506608">
          <text:deletion>
            <office:change-info>
              <dc:creator>Autor desconhecido</dc:creator>
              <dc:date>2014-05-21T17:30:00</dc:date>
            </office:change-info>
            <text:p text:style-name="P24"/>
            <text:p text:style-name="P24"/>
          </text:deletion>
        </text:changed-region>
        <text:changed-region xml:id="ct53506416" text:id="ct53506416">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53506224" text:id="ct53506224">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53506032" text:id="ct53506032">
          <text:deletion>
            <office:change-info>
              <dc:creator>Timothy Cook</dc:creator>
              <dc:date>2014-05-22T07:07:00</dc:date>
            </office:change-info>
            <text:p text:style-name="P24">An enumeration of any type with a key:value combination. The keys must be unique.</text:p>
          </text:deletion>
        </text:changed-region>
        <text:changed-region xml:id="ct53505840" text:id="ct53505840">
          <text:deletion>
            <office:change-info>
              <dc:creator>Timothy Cook</dc:creator>
              <dc:date>2014-05-22T07:08:00</dc:date>
            </office:change-info>
            <text:p text:style-name="P24"/>
            <text:p text:style-name="P24"/>
            <text:p text:style-name="P24"/>
          </text:deletion>
        </text:changed-region>
        <text:changed-region xml:id="ct53505648" text:id="ct53505648">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5456" text:id="ct53505456">
          <text:deletion>
            <office:change-info>
              <dc:creator>Timothy Cook</dc:creator>
              <dc:date>2014-05-22T07:08:00</dc:date>
            </office:change-info>
            <text:p text:style-name="P24"/>
            <text:p text:style-name="P24"/>
            <text:p text:style-name="P24"/>
          </text:deletion>
        </text:changed-region>
        <text:changed-region xml:id="ct53505264" text:id="ct53505264">
          <text:deletion>
            <office:change-info>
              <dc:creator>Timothy Cook</dc:creator>
              <dc:date>2014-05-22T07:07:00</dc:date>
            </office:change-info>
            <text:p text:style-name="P24">.)URIUnique Resource Identifier (Specifies a </text:p>
          </text:deletion>
        </text:changed-region>
        <text:changed-region xml:id="ct53505072" text:id="ct53505072">
          <text:deletion>
            <office:change-info>
              <dc:creator>Timothy Cook</dc:creator>
              <dc:date>2014-05-22T07:08:00</dc:date>
            </office:change-info>
            <text:p text:style-name="P24"/>
            <text:p text:style-name="Text_20_body"/>
            <text:p text:style-name="P24"/>
          </text:deletion>
        </text:changed-region>
        <text:changed-region xml:id="ct53504880" text:id="ct53504880">
          <text:deletion>
            <office:change-info>
              <dc:creator>Timothy Cook</dc:creator>
              <dc:date>2014-05-22T07:07:00</dc:date>
            </office:change-info>
            <text:p text:style-name="P24">anyURI</text:p>
          </text:deletion>
        </text:changed-region>
        <text:changed-region xml:id="ct53504688" text:id="ct53504688">
          <text:deletion>
            <office:change-info>
              <dc:creator>Timothy Cook</dc:creator>
              <dc:date>2014-05-22T07:08:00</dc:date>
            </office:change-info>
            <text:p text:style-name="P24"/>
            <text:p text:style-name="P24"/>
          </text:deletion>
        </text:changed-region>
        <text:changed-region xml:id="ct53504496" text:id="ct53504496">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53504304" text:id="ct53504304">
          <text:deletion>
            <office:change-info>
              <dc:creator>Timothy Cook</dc:creator>
              <dc:date>2014-05-22T07:08:00</dc:date>
            </office:change-info>
            <text:p text:style-name="P24"/>
            <text:p text:style-name="Text_20_body"/>
            <text:p text:style-name="P24"/>
          </text:deletion>
        </text:changed-region>
        <text:changed-region xml:id="ct52786240" text:id="ct52786240">
          <text:deletion>
            <office:change-info>
              <dc:creator>Timothy Cook</dc:creator>
              <dc:date>2014-05-22T07:06:00</dc:date>
            </office:change-info>
            <text:p text:style-name="P24">token</text:p>
          </text:deletion>
        </text:changed-region>
        <text:changed-region xml:id="ct53502992" text:id="ct53502992">
          <text:deletion>
            <office:change-info>
              <dc:creator>Timothy Cook</dc:creator>
              <dc:date>2014-05-22T07:08:00</dc:date>
            </office:change-info>
            <text:p text:style-name="P24"/>
            <text:p text:style-name="Text_20_body"/>
            <text:p text:style-name="P24"/>
          </text:deletion>
        </text:changed-region>
        <text:changed-region xml:id="ct53502800" text:id="ct53502800">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53502608" text:id="ct53502608">
          <text:deletion>
            <office:change-info>
              <dc:creator>Timothy Cook</dc:creator>
              <dc:date>2014-05-22T07:08:00</dc:date>
            </office:change-info>
            <text:p text:style-name="P24"/>
            <text:p text:style-name="Text_20_body"/>
            <text:p text:style-name="P24"/>
          </text:deletion>
        </text:changed-region>
        <text:changed-region xml:id="ct53502416" text:id="ct53502416">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2224" text:id="ct53502224">
          <text:deletion>
            <office:change-info>
              <dc:creator>Timothy Cook</dc:creator>
              <dc:date>2014-05-22T07:08:00</dc:date>
            </office:change-info>
            <text:p text:style-name="P24"/>
            <text:p text:style-name="Text_20_body"/>
            <text:p text:style-name="P24"/>
          </text:deletion>
        </text:changed-region>
        <text:changed-region xml:id="ct53501296" text:id="ct53501296">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53497584" text:id="ct53497584">
          <text:format-change>
            <office:change-info>
              <dc:creator>Autor desconhecido</dc:creator>
              <dc:date>2014-05-21T17:20:00</dc:date>
            </office:change-info>
          </text:format-change>
        </text:changed-region>
        <text:changed-region xml:id="ct53510256" text:id="ct53510256">
          <text:deletion>
            <office:change-info>
              <dc:creator>Timothy Cook</dc:creator>
              <dc:date>2014-05-22T07:18:00</dc:date>
            </office:change-info>
            <text:p text:style-name="P25"/>
            <text:p text:style-name="Text_20_body"/>
            <text:p text:style-name="P25">real</text:p>
          </text:deletion>
        </text:changed-region>
        <text:changed-region xml:id="ct53503760" text:id="ct53503760">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53503568" text:id="ct53503568">
          <text:deletion>
            <office:change-info>
              <dc:creator>Timothy Cook</dc:creator>
              <dc:date>2014-05-22T07:18:00</dc:date>
            </office:change-info>
            <text:p text:style-name="P25"/>
            <text:p text:style-name="Text_20_body"/>
            <text:p text:style-name="P25"/>
          </text:deletion>
        </text:changed-region>
        <text:changed-region xml:id="ct53503376" text:id="ct53503376">
          <text:deletion>
            <office:change-info>
              <dc:creator>Timothy Cook</dc:creator>
              <dc:date>2014-05-22T07:17:00</dc:date>
            </office:change-info>
            <text:p text:style-name="P25">Partial Date Types</text:p>
          </text:deletion>
        </text:changed-region>
        <text:changed-region xml:id="ct53503184" text:id="ct53503184">
          <text:deletion>
            <office:change-info>
              <dc:creator>Autor desconhecido</dc:creator>
              <dc:date>2014-05-21T17:31:00</dc:date>
            </office:change-info>
            <text:p text:style-name="P25"/>
            <text:p text:style-name="P25"/>
          </text:deletion>
        </text:changed-region>
        <text:changed-region xml:id="ct53501872" text:id="ct53501872">
          <text:deletion>
            <office:change-info>
              <dc:creator>Timothy Cook</dc:creator>
              <dc:date>2014-05-22T07:41:00</dc:date>
            </office:change-info>
            <text:p text:style-name="P25"/>
            <text:p text:style-name="Text_20_body"/>
            <text:p text:style-name="P25"/>
          </text:deletion>
        </text:changed-region>
        <text:changed-region xml:id="ct53501680" text:id="ct53501680">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53468096" text:id="ct53468096">
          <text:deletion>
            <office:change-info>
              <dc:creator>Timothy Cook</dc:creator>
              <dc:date>2014-05-22T07:41:00</dc:date>
            </office:change-info>
            <text:p text:style-name="P25"/>
            <text:p text:style-name="P25"/>
            <text:p text:style-name="P25"/>
          </text:deletion>
        </text:changed-region>
        <text:changed-region xml:id="ct52796560" text:id="ct52796560">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499328" text:id="ct53499328">
          <text:deletion>
            <office:change-info>
              <dc:creator>Timothy Cook</dc:creator>
              <dc:date>2014-05-22T07:41:00</dc:date>
            </office:change-info>
            <text:p text:style-name="P25"/>
            <text:p text:style-name="P25"/>
          </text:deletion>
        </text:changed-region>
        <text:changed-region xml:id="ct53500880" text:id="ct53500880">
          <text:format-change>
            <office:change-info>
              <dc:creator>Autor desconhecido</dc:creator>
              <dc:date>2014-05-21T17:20:00</dc:date>
            </office:change-info>
          </text:format-change>
        </text:changed-region>
        <text:changed-region xml:id="ct53510640" text:id="ct53510640">
          <text:deletion>
            <office:change-info>
              <dc:creator>Timothy Cook</dc:creator>
              <dc:date>2014-05-22T06:35:00</dc:date>
            </office:change-info>
            <text:p text:style-name="P9"><office:annotation><dc:creator>Autor desconhecido</dc:creator><dc:date>2014-05-21T12:08:30</dc:date><text:p text:style-name="P325"><text:span text:style-name="T228">Are there contents to be included here os is this just a Section Header?</text:span></text:p></office:annotation></text:p>
          </text:deletion>
        </text:changed-region>
        <text:changed-region xml:id="ct53510448" text:id="ct53510448">
          <text:deletion>
            <office:change-info>
              <dc:creator>Autor desconhecido</dc:creator>
              <dc:date>2014-05-21T17:31:00</dc:date>
            </office:change-info>
            <text:p text:style-name="P9">9. </text:p>
          </text:deletion>
        </text:changed-region>
        <text:changed-region xml:id="ct52792576" text:id="ct5279257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3510832" text:id="ct53510832">
          <text:format-change>
            <office:change-info>
              <dc:creator>Autor desconhecido</dc:creator>
              <dc:date>2014-05-21T17:31:00</dc:date>
            </office:change-info>
          </text:format-change>
        </text:changed-region>
        <text:changed-region xml:id="ct53511024" text:id="ct53511024">
          <text:deletion>
            <office:change-info>
              <dc:creator>Autor desconhecido</dc:creator>
              <dc:date>2014-05-21T17:33:00</dc:date>
            </office:change-info>
            <text:p text:style-name="P26">d</text:p>
          </text:deletion>
        </text:changed-region>
        <text:changed-region xml:id="ct53511216" text:id="ct53511216">
          <text:insertion>
            <office:change-info>
              <dc:creator>Autor desconhecido</dc:creator>
              <dc:date>2014-05-21T17:33:00</dc:date>
            </office:change-info>
          </text:insertion>
        </text:changed-region>
        <text:changed-region xml:id="ct53511408" text:id="ct53511408">
          <text:format-change>
            <office:change-info>
              <dc:creator>Autor desconhecido</dc:creator>
              <dc:date>2014-05-21T17:31:00</dc:date>
            </office:change-info>
          </text:format-change>
        </text:changed-region>
        <text:changed-region xml:id="ct52890896" text:id="ct52890896">
          <text:format-change>
            <office:change-info>
              <dc:creator>Autor desconhecido</dc:creator>
              <dc:date>2014-05-21T17:20:00</dc:date>
            </office:change-info>
          </text:format-change>
        </text:changed-region>
        <text:changed-region xml:id="ct53498048" text:id="ct53498048">
          <text:insertion>
            <office:change-info>
              <dc:creator>Timothy Cook</dc:creator>
              <dc:date>2014-05-21T13:07:00</dc:date>
            </office:change-info>
          </text:insertion>
        </text:changed-region>
        <text:changed-region xml:id="ct52903920" text:id="ct52903920">
          <text:insertion>
            <office:change-info>
              <dc:creator>Timothy Cook</dc:creator>
              <dc:date>2014-05-21T13:07:00</dc:date>
            </office:change-info>
          </text:insertion>
        </text:changed-region>
        <text:changed-region xml:id="ct52738816" text:id="ct52738816">
          <text:insertion>
            <office:change-info>
              <dc:creator>Timothy Cook</dc:creator>
              <dc:date>2014-05-22T07:23:00</dc:date>
            </office:change-info>
          </text:insertion>
        </text:changed-region>
        <text:changed-region xml:id="ct53511600" text:id="ct53511600">
          <text:format-change>
            <office:change-info>
              <dc:creator>Autor desconhecido</dc:creator>
              <dc:date>2014-05-21T17:20:00</dc:date>
            </office:change-info>
          </text:format-change>
        </text:changed-region>
        <text:changed-region xml:id="ct53512496" text:id="ct53512496">
          <text:insertion>
            <office:change-info>
              <dc:creator>Timothy Cook</dc:creator>
              <dc:date>2014-05-22T07:43:00</dc:date>
            </office:change-info>
          </text:insertion>
        </text:changed-region>
        <text:changed-region xml:id="ct53512688" text:id="ct53512688">
          <text:insertion>
            <office:change-info>
              <dc:creator>Timothy Cook</dc:creator>
              <dc:date>2014-05-22T07:43:00</dc:date>
            </office:change-info>
          </text:insertion>
        </text:changed-region>
        <text:changed-region xml:id="ct53512880" text:id="ct53512880">
          <text:insertion>
            <office:change-info>
              <dc:creator>Timothy Cook</dc:creator>
              <dc:date>2014-05-22T07:43:00</dc:date>
            </office:change-info>
          </text:insertion>
        </text:changed-region>
        <text:changed-region xml:id="ct53511792" text:id="ct53511792">
          <text:insertion>
            <office:change-info>
              <dc:creator>Timothy Cook</dc:creator>
              <dc:date>2014-05-22T07:44:00</dc:date>
            </office:change-info>
          </text:insertion>
        </text:changed-region>
        <text:changed-region xml:id="ct53518432" text:id="ct53518432">
          <text:insertion>
            <office:change-info>
              <dc:creator>Timothy Cook</dc:creator>
              <dc:date>2014-05-22T07:39:00</dc:date>
            </office:change-info>
          </text:insertion>
        </text:changed-region>
        <text:changed-region xml:id="ct52876672" text:id="ct52876672">
          <text:insertion>
            <office:change-info>
              <dc:creator>Timothy Cook</dc:creator>
              <dc:date>2014-05-22T07:48:00</dc:date>
            </office:change-info>
          </text:insertion>
        </text:changed-region>
        <text:changed-region xml:id="ct53517136" text:id="ct53517136">
          <text:insertion>
            <office:change-info>
              <dc:creator>Timothy Cook</dc:creator>
              <dc:date>2014-05-22T07:48:00</dc:date>
            </office:change-info>
          </text:insertion>
        </text:changed-region>
        <text:changed-region xml:id="ct53517664" text:id="ct53517664">
          <text:insertion>
            <office:change-info>
              <dc:creator>Timothy Cook</dc:creator>
              <dc:date>2014-05-22T07:48:00</dc:date>
            </office:change-info>
          </text:insertion>
        </text:changed-region>
        <text:changed-region xml:id="ct53518096" text:id="ct53518096">
          <text:insertion>
            <office:change-info>
              <dc:creator>Timothy Cook</dc:creator>
              <dc:date>2014-05-22T07:48:00</dc:date>
            </office:change-info>
          </text:insertion>
        </text:changed-region>
        <text:changed-region xml:id="ct53513456" text:id="ct53513456">
          <text:deletion>
            <office:change-info>
              <dc:creator>Timothy Cook</dc:creator>
              <dc:date>2014-05-22T07:48:00</dc:date>
            </office:change-info>
            <text:p text:style-name="P27"/>
            <text:p text:style-name="P28"/>
          </text:deletion>
        </text:changed-region>
        <text:changed-region xml:id="ct53513648" text:id="ct53513648">
          <text:insertion>
            <office:change-info>
              <dc:creator>Timothy Cook</dc:creator>
              <dc:date>2014-05-22T07:49:00</dc:date>
            </office:change-info>
          </text:insertion>
        </text:changed-region>
        <text:changed-region xml:id="ct53513888" text:id="ct53513888">
          <text:insertion>
            <office:change-info>
              <dc:creator>Timothy Cook</dc:creator>
              <dc:date>2014-05-22T07:50:00</dc:date>
            </office:change-info>
          </text:insertion>
        </text:changed-region>
        <text:changed-region xml:id="ct53514080" text:id="ct53514080">
          <text:insertion>
            <office:change-info>
              <dc:creator>Timothy Cook</dc:creator>
              <dc:date>2014-05-22T09:05:00</dc:date>
            </office:change-info>
          </text:insertion>
        </text:changed-region>
        <text:changed-region xml:id="ct53514272" text:id="ct53514272">
          <text:insertion>
            <office:change-info>
              <dc:creator>Timothy Cook</dc:creator>
              <dc:date>2014-05-22T07:51:00</dc:date>
            </office:change-info>
          </text:insertion>
        </text:changed-region>
        <text:changed-region xml:id="ct53520720" text:id="ct53520720">
          <text:insertion>
            <office:change-info>
              <dc:creator>Timothy Cook</dc:creator>
              <dc:date>2014-05-22T07:52:00</dc:date>
            </office:change-info>
          </text:insertion>
        </text:changed-region>
        <text:changed-region xml:id="ct53526304" text:id="ct53526304">
          <text:insertion>
            <office:change-info>
              <dc:creator>Timothy Cook</dc:creator>
              <dc:date>2014-05-22T07:52:00</dc:date>
            </office:change-info>
          </text:insertion>
        </text:changed-region>
        <text:changed-region xml:id="ct53529904" text:id="ct53529904">
          <text:insertion>
            <office:change-info>
              <dc:creator>Timothy Cook</dc:creator>
              <dc:date>2014-05-22T07:52:00</dc:date>
            </office:change-info>
          </text:insertion>
        </text:changed-region>
        <text:changed-region xml:id="ct53531120" text:id="ct53531120">
          <text:insertion>
            <office:change-info>
              <dc:creator>Timothy Cook</dc:creator>
              <dc:date>2014-05-22T07:52:00</dc:date>
            </office:change-info>
          </text:insertion>
        </text:changed-region>
        <text:changed-region xml:id="ct53531824" text:id="ct53531824">
          <text:insertion>
            <office:change-info>
              <dc:creator>Timothy Cook</dc:creator>
              <dc:date>2014-05-22T07:52:00</dc:date>
            </office:change-info>
          </text:insertion>
        </text:changed-region>
        <text:changed-region xml:id="ct53635696" text:id="ct53635696">
          <text:insertion>
            <office:change-info>
              <dc:creator>Timothy Cook</dc:creator>
              <dc:date>2014-05-22T07:52:00</dc:date>
            </office:change-info>
          </text:insertion>
        </text:changed-region>
        <text:changed-region xml:id="ct50765216" text:id="ct50765216">
          <text:insertion>
            <office:change-info>
              <dc:creator>Timothy Cook</dc:creator>
              <dc:date>2014-05-22T07:52:00</dc:date>
            </office:change-info>
          </text:insertion>
        </text:changed-region>
        <text:changed-region xml:id="ct52274320" text:id="ct52274320">
          <text:insertion>
            <office:change-info>
              <dc:creator>Timothy Cook</dc:creator>
              <dc:date>2014-05-22T07:52:00</dc:date>
            </office:change-info>
          </text:insertion>
        </text:changed-region>
        <text:changed-region xml:id="ct52291232" text:id="ct52291232">
          <text:insertion>
            <office:change-info>
              <dc:creator>Timothy Cook</dc:creator>
              <dc:date>2014-05-22T07:52:00</dc:date>
            </office:change-info>
          </text:insertion>
        </text:changed-region>
        <text:changed-region xml:id="ct52288272" text:id="ct52288272">
          <text:insertion>
            <office:change-info>
              <dc:creator>Timothy Cook</dc:creator>
              <dc:date>2014-05-22T07:52:00</dc:date>
            </office:change-info>
          </text:insertion>
        </text:changed-region>
        <text:changed-region xml:id="ct52294880" text:id="ct52294880">
          <text:insertion>
            <office:change-info>
              <dc:creator>Timothy Cook</dc:creator>
              <dc:date>2014-05-22T07:52:00</dc:date>
            </office:change-info>
          </text:insertion>
        </text:changed-region>
        <text:changed-region xml:id="ct53663936" text:id="ct53663936">
          <text:insertion>
            <office:change-info>
              <dc:creator>Timothy Cook</dc:creator>
              <dc:date>2014-05-22T07:52:00</dc:date>
            </office:change-info>
          </text:insertion>
        </text:changed-region>
        <text:changed-region xml:id="ct53665088" text:id="ct53665088">
          <text:insertion>
            <office:change-info>
              <dc:creator>Timothy Cook</dc:creator>
              <dc:date>2014-05-22T07:52:00</dc:date>
            </office:change-info>
          </text:insertion>
        </text:changed-region>
        <text:changed-region xml:id="ct53671248" text:id="ct53671248">
          <text:insertion>
            <office:change-info>
              <dc:creator>Timothy Cook</dc:creator>
              <dc:date>2014-05-22T07:52:00</dc:date>
            </office:change-info>
          </text:insertion>
        </text:changed-region>
        <text:changed-region xml:id="ct53689520" text:id="ct53689520">
          <text:insertion>
            <office:change-info>
              <dc:creator>Timothy Cook</dc:creator>
              <dc:date>2014-05-22T07:52:00</dc:date>
            </office:change-info>
          </text:insertion>
        </text:changed-region>
        <text:changed-region xml:id="ct53435616" text:id="ct53435616">
          <text:insertion>
            <office:change-info>
              <dc:creator>Timothy Cook</dc:creator>
              <dc:date>2014-05-22T07:52:00</dc:date>
            </office:change-info>
          </text:insertion>
        </text:changed-region>
        <text:changed-region xml:id="ct53708400" text:id="ct53708400">
          <text:insertion>
            <office:change-info>
              <dc:creator>Timothy Cook</dc:creator>
              <dc:date>2014-05-22T07:52:00</dc:date>
            </office:change-info>
          </text:insertion>
        </text:changed-region>
        <text:changed-region xml:id="ct53706464" text:id="ct53706464">
          <text:insertion>
            <office:change-info>
              <dc:creator>Timothy Cook</dc:creator>
              <dc:date>2014-05-22T07:52:00</dc:date>
            </office:change-info>
          </text:insertion>
        </text:changed-region>
        <text:changed-region xml:id="ct53441504" text:id="ct53441504">
          <text:insertion>
            <office:change-info>
              <dc:creator>Timothy Cook</dc:creator>
              <dc:date>2014-05-22T07:52:00</dc:date>
            </office:change-info>
          </text:insertion>
        </text:changed-region>
        <text:changed-region xml:id="ct53736048" text:id="ct53736048">
          <text:insertion>
            <office:change-info>
              <dc:creator>Timothy Cook</dc:creator>
              <dc:date>2014-05-22T07:52:00</dc:date>
            </office:change-info>
          </text:insertion>
        </text:changed-region>
        <text:changed-region xml:id="ct53769712" text:id="ct53769712">
          <text:insertion>
            <office:change-info>
              <dc:creator>Timothy Cook</dc:creator>
              <dc:date>2014-05-22T07:52:00</dc:date>
            </office:change-info>
          </text:insertion>
        </text:changed-region>
        <text:changed-region xml:id="ct53773888" text:id="ct53773888">
          <text:insertion>
            <office:change-info>
              <dc:creator>Timothy Cook</dc:creator>
              <dc:date>2014-05-22T07:52:00</dc:date>
            </office:change-info>
          </text:insertion>
        </text:changed-region>
        <text:changed-region xml:id="ct53785648" text:id="ct53785648">
          <text:insertion>
            <office:change-info>
              <dc:creator>Timothy Cook</dc:creator>
              <dc:date>2014-05-22T07:52:00</dc:date>
            </office:change-info>
          </text:insertion>
        </text:changed-region>
        <text:changed-region xml:id="ct53796048" text:id="ct53796048">
          <text:insertion>
            <office:change-info>
              <dc:creator>Timothy Cook</dc:creator>
              <dc:date>2014-05-22T07:52:00</dc:date>
            </office:change-info>
          </text:insertion>
        </text:changed-region>
        <text:changed-region xml:id="ct53807696" text:id="ct53807696">
          <text:insertion>
            <office:change-info>
              <dc:creator>Timothy Cook</dc:creator>
              <dc:date>2014-05-22T07:52:00</dc:date>
            </office:change-info>
          </text:insertion>
        </text:changed-region>
        <text:changed-region xml:id="ct53831744" text:id="ct53831744">
          <text:insertion>
            <office:change-info>
              <dc:creator>Timothy Cook</dc:creator>
              <dc:date>2014-05-22T07:52:00</dc:date>
            </office:change-info>
          </text:insertion>
        </text:changed-region>
        <text:changed-region xml:id="ct53833552" text:id="ct53833552">
          <text:insertion>
            <office:change-info>
              <dc:creator>Timothy Cook</dc:creator>
              <dc:date>2014-05-22T07:52:00</dc:date>
            </office:change-info>
          </text:insertion>
        </text:changed-region>
        <text:changed-region xml:id="ct53837936" text:id="ct53837936">
          <text:insertion>
            <office:change-info>
              <dc:creator>Timothy Cook</dc:creator>
              <dc:date>2014-05-22T07:52:00</dc:date>
            </office:change-info>
          </text:insertion>
        </text:changed-region>
        <text:changed-region xml:id="ct53831936" text:id="ct53831936">
          <text:insertion>
            <office:change-info>
              <dc:creator>Timothy Cook</dc:creator>
              <dc:date>2014-05-22T07:52:00</dc:date>
            </office:change-info>
          </text:insertion>
        </text:changed-region>
        <text:changed-region xml:id="ct53762864" text:id="ct53762864">
          <text:insertion>
            <office:change-info>
              <dc:creator>Timothy Cook</dc:creator>
              <dc:date>2014-05-22T07:52:00</dc:date>
            </office:change-info>
          </text:insertion>
        </text:changed-region>
        <text:changed-region xml:id="ct53853456" text:id="ct53853456">
          <text:insertion>
            <office:change-info>
              <dc:creator>Timothy Cook</dc:creator>
              <dc:date>2014-05-22T07:52:00</dc:date>
            </office:change-info>
          </text:insertion>
        </text:changed-region>
        <text:changed-region xml:id="ct53862800" text:id="ct53862800">
          <text:insertion>
            <office:change-info>
              <dc:creator>Timothy Cook</dc:creator>
              <dc:date>2014-05-22T07:52:00</dc:date>
            </office:change-info>
          </text:insertion>
        </text:changed-region>
        <text:changed-region xml:id="ct53864512" text:id="ct53864512">
          <text:insertion>
            <office:change-info>
              <dc:creator>Timothy Cook</dc:creator>
              <dc:date>2014-05-22T07:52:00</dc:date>
            </office:change-info>
          </text:insertion>
        </text:changed-region>
        <text:changed-region xml:id="ct53877680" text:id="ct53877680">
          <text:insertion>
            <office:change-info>
              <dc:creator>Timothy Cook</dc:creator>
              <dc:date>2014-05-22T07:52:00</dc:date>
            </office:change-info>
          </text:insertion>
        </text:changed-region>
        <text:changed-region xml:id="ct53889664" text:id="ct53889664">
          <text:insertion>
            <office:change-info>
              <dc:creator>Timothy Cook</dc:creator>
              <dc:date>2014-05-22T07:52:00</dc:date>
            </office:change-info>
          </text:insertion>
        </text:changed-region>
        <text:changed-region xml:id="ct53913376" text:id="ct53913376">
          <text:insertion>
            <office:change-info>
              <dc:creator>Timothy Cook</dc:creator>
              <dc:date>2014-05-22T07:52:00</dc:date>
            </office:change-info>
          </text:insertion>
        </text:changed-region>
        <text:changed-region xml:id="ct53910880" text:id="ct53910880">
          <text:insertion>
            <office:change-info>
              <dc:creator>Timothy Cook</dc:creator>
              <dc:date>2014-05-22T07:52:00</dc:date>
            </office:change-info>
          </text:insertion>
        </text:changed-region>
        <text:changed-region xml:id="ct53908160" text:id="ct53908160">
          <text:insertion>
            <office:change-info>
              <dc:creator>Timothy Cook</dc:creator>
              <dc:date>2014-05-22T07:52:00</dc:date>
            </office:change-info>
          </text:insertion>
        </text:changed-region>
        <text:changed-region xml:id="ct53914976" text:id="ct53914976">
          <text:insertion>
            <office:change-info>
              <dc:creator>Timothy Cook</dc:creator>
              <dc:date>2014-05-22T07:52:00</dc:date>
            </office:change-info>
          </text:insertion>
        </text:changed-region>
        <text:changed-region xml:id="ct53913824" text:id="ct53913824">
          <text:insertion>
            <office:change-info>
              <dc:creator>Timothy Cook</dc:creator>
              <dc:date>2014-05-22T07:52:00</dc:date>
            </office:change-info>
          </text:insertion>
        </text:changed-region>
        <text:changed-region xml:id="ct53916688" text:id="ct53916688">
          <text:insertion>
            <office:change-info>
              <dc:creator>Timothy Cook</dc:creator>
              <dc:date>2014-05-22T07:52:00</dc:date>
            </office:change-info>
          </text:insertion>
        </text:changed-region>
        <text:changed-region xml:id="ct53919872" text:id="ct53919872">
          <text:insertion>
            <office:change-info>
              <dc:creator>Timothy Cook</dc:creator>
              <dc:date>2014-05-22T07:52:00</dc:date>
            </office:change-info>
          </text:insertion>
        </text:changed-region>
        <text:changed-region xml:id="ct53911712" text:id="ct53911712">
          <text:insertion>
            <office:change-info>
              <dc:creator>Timothy Cook</dc:creator>
              <dc:date>2014-05-22T07:52:00</dc:date>
            </office:change-info>
          </text:insertion>
        </text:changed-region>
        <text:changed-region xml:id="ct53921776" text:id="ct53921776">
          <text:insertion>
            <office:change-info>
              <dc:creator>Timothy Cook</dc:creator>
              <dc:date>2014-05-22T07:52:00</dc:date>
            </office:change-info>
          </text:insertion>
        </text:changed-region>
        <text:changed-region xml:id="ct53921088" text:id="ct53921088">
          <text:insertion>
            <office:change-info>
              <dc:creator>Timothy Cook</dc:creator>
              <dc:date>2014-05-22T07:52:00</dc:date>
            </office:change-info>
          </text:insertion>
        </text:changed-region>
        <text:changed-region xml:id="ct53920112" text:id="ct53920112">
          <text:insertion>
            <office:change-info>
              <dc:creator>Timothy Cook</dc:creator>
              <dc:date>2014-05-22T07:52:00</dc:date>
            </office:change-info>
          </text:insertion>
        </text:changed-region>
        <text:changed-region xml:id="ct53921408" text:id="ct53921408">
          <text:insertion>
            <office:change-info>
              <dc:creator>Timothy Cook</dc:creator>
              <dc:date>2014-05-22T07:52:00</dc:date>
            </office:change-info>
          </text:insertion>
        </text:changed-region>
        <text:changed-region xml:id="ct53927344" text:id="ct53927344">
          <text:insertion>
            <office:change-info>
              <dc:creator>Timothy Cook</dc:creator>
              <dc:date>2014-05-22T07:52:00</dc:date>
            </office:change-info>
          </text:insertion>
        </text:changed-region>
        <text:changed-region xml:id="ct53925136" text:id="ct53925136">
          <text:insertion>
            <office:change-info>
              <dc:creator>Timothy Cook</dc:creator>
              <dc:date>2014-05-22T07:52:00</dc:date>
            </office:change-info>
          </text:insertion>
        </text:changed-region>
        <text:changed-region xml:id="ct53928112" text:id="ct53928112">
          <text:insertion>
            <office:change-info>
              <dc:creator>Timothy Cook</dc:creator>
              <dc:date>2014-05-22T07:52:00</dc:date>
            </office:change-info>
          </text:insertion>
        </text:changed-region>
        <text:changed-region xml:id="ct53933104" text:id="ct53933104">
          <text:insertion>
            <office:change-info>
              <dc:creator>Timothy Cook</dc:creator>
              <dc:date>2014-05-22T07:52:00</dc:date>
            </office:change-info>
          </text:insertion>
        </text:changed-region>
        <text:changed-region xml:id="ct53931936" text:id="ct53931936">
          <text:insertion>
            <office:change-info>
              <dc:creator>Timothy Cook</dc:creator>
              <dc:date>2014-05-22T07:52:00</dc:date>
            </office:change-info>
          </text:insertion>
        </text:changed-region>
        <text:changed-region xml:id="ct53932672" text:id="ct53932672">
          <text:insertion>
            <office:change-info>
              <dc:creator>Timothy Cook</dc:creator>
              <dc:date>2014-05-22T07:52:00</dc:date>
            </office:change-info>
          </text:insertion>
        </text:changed-region>
        <text:changed-region xml:id="ct53931520" text:id="ct53931520">
          <text:insertion>
            <office:change-info>
              <dc:creator>Timothy Cook</dc:creator>
              <dc:date>2014-05-22T07:52:00</dc:date>
            </office:change-info>
          </text:insertion>
        </text:changed-region>
        <text:changed-region xml:id="ct53275472" text:id="ct53275472">
          <text:insertion>
            <office:change-info>
              <dc:creator>Timothy Cook</dc:creator>
              <dc:date>2014-05-22T07:52:00</dc:date>
            </office:change-info>
          </text:insertion>
        </text:changed-region>
        <text:changed-region xml:id="ct53927536" text:id="ct53927536">
          <text:insertion>
            <office:change-info>
              <dc:creator>Timothy Cook</dc:creator>
              <dc:date>2014-05-22T07:52:00</dc:date>
            </office:change-info>
          </text:insertion>
        </text:changed-region>
        <text:changed-region xml:id="ct53929184" text:id="ct53929184">
          <text:insertion>
            <office:change-info>
              <dc:creator>Timothy Cook</dc:creator>
              <dc:date>2014-05-22T07:52:00</dc:date>
            </office:change-info>
          </text:insertion>
        </text:changed-region>
        <text:changed-region xml:id="ct53930944" text:id="ct53930944">
          <text:insertion>
            <office:change-info>
              <dc:creator>Timothy Cook</dc:creator>
              <dc:date>2014-05-22T07:52:00</dc:date>
            </office:change-info>
          </text:insertion>
        </text:changed-region>
        <text:changed-region xml:id="ct53929968" text:id="ct53929968">
          <text:insertion>
            <office:change-info>
              <dc:creator>Timothy Cook</dc:creator>
              <dc:date>2014-05-22T07:52:00</dc:date>
            </office:change-info>
          </text:insertion>
        </text:changed-region>
        <text:changed-region xml:id="ct53944912" text:id="ct53944912">
          <text:insertion>
            <office:change-info>
              <dc:creator>Timothy Cook</dc:creator>
              <dc:date>2014-05-22T07:52:00</dc:date>
            </office:change-info>
          </text:insertion>
        </text:changed-region>
        <text:changed-region xml:id="ct53940304" text:id="ct53940304">
          <text:insertion>
            <office:change-info>
              <dc:creator>Timothy Cook</dc:creator>
              <dc:date>2014-05-22T07:52:00</dc:date>
            </office:change-info>
          </text:insertion>
        </text:changed-region>
        <text:changed-region xml:id="ct53947024" text:id="ct53947024">
          <text:insertion>
            <office:change-info>
              <dc:creator>Timothy Cook</dc:creator>
              <dc:date>2014-05-22T07:52:00</dc:date>
            </office:change-info>
          </text:insertion>
        </text:changed-region>
        <text:changed-region xml:id="ct53949408" text:id="ct53949408">
          <text:insertion>
            <office:change-info>
              <dc:creator>Timothy Cook</dc:creator>
              <dc:date>2014-05-22T07:52:00</dc:date>
            </office:change-info>
          </text:insertion>
        </text:changed-region>
        <text:changed-region xml:id="ct53951616" text:id="ct53951616">
          <text:insertion>
            <office:change-info>
              <dc:creator>Timothy Cook</dc:creator>
              <dc:date>2014-05-22T07:52:00</dc:date>
            </office:change-info>
          </text:insertion>
        </text:changed-region>
        <text:changed-region xml:id="ct53955776" text:id="ct53955776">
          <text:insertion>
            <office:change-info>
              <dc:creator>Timothy Cook</dc:creator>
              <dc:date>2014-05-22T07:52:00</dc:date>
            </office:change-info>
          </text:insertion>
        </text:changed-region>
        <text:changed-region xml:id="ct53956096" text:id="ct53956096">
          <text:insertion>
            <office:change-info>
              <dc:creator>Timothy Cook</dc:creator>
              <dc:date>2014-05-22T07:52:00</dc:date>
            </office:change-info>
          </text:insertion>
        </text:changed-region>
        <text:changed-region xml:id="ct52919744" text:id="ct52919744">
          <text:insertion>
            <office:change-info>
              <dc:creator>Timothy Cook</dc:creator>
              <dc:date>2014-05-22T07:52:00</dc:date>
            </office:change-info>
          </text:insertion>
        </text:changed-region>
        <text:changed-region xml:id="ct53967248" text:id="ct53967248">
          <text:insertion>
            <office:change-info>
              <dc:creator>Timothy Cook</dc:creator>
              <dc:date>2014-05-22T07:52:00</dc:date>
            </office:change-info>
          </text:insertion>
        </text:changed-region>
        <text:changed-region xml:id="ct54001120" text:id="ct54001120">
          <text:insertion>
            <office:change-info>
              <dc:creator>Timothy Cook</dc:creator>
              <dc:date>2014-05-22T07:52:00</dc:date>
            </office:change-info>
          </text:insertion>
        </text:changed-region>
        <text:changed-region xml:id="ct54001584" text:id="ct54001584">
          <text:insertion>
            <office:change-info>
              <dc:creator>Timothy Cook</dc:creator>
              <dc:date>2014-05-22T07:44:00</dc:date>
            </office:change-info>
          </text:insertion>
        </text:changed-region>
        <text:changed-region xml:id="ct53483136" text:id="ct53483136">
          <text:insertion>
            <office:change-info>
              <dc:creator>Timothy Cook</dc:creator>
              <dc:date>2014-05-21T13:13:00</dc:date>
            </office:change-info>
          </text:insertion>
        </text:changed-region>
        <text:changed-region xml:id="ct54008720" text:id="ct54008720">
          <text:insertion>
            <office:change-info>
              <dc:creator>Timothy Cook</dc:creator>
              <dc:date>2014-05-22T07:27:00</dc:date>
            </office:change-info>
          </text:insertion>
        </text:changed-region>
        <text:changed-region xml:id="ct53482368" text:id="ct53482368">
          <text:insertion>
            <office:change-info>
              <dc:creator>Timothy Cook</dc:creator>
              <dc:date>2014-05-22T07:28:00</dc:date>
            </office:change-info>
          </text:insertion>
        </text:changed-region>
        <text:changed-region xml:id="ct54001312" text:id="ct54001312">
          <text:format-change>
            <office:change-info>
              <dc:creator>Autor desconhecido</dc:creator>
              <dc:date>2014-05-21T17:20:00</dc:date>
            </office:change-info>
          </text:format-change>
        </text:changed-region>
        <text:changed-region xml:id="ct54033280" text:id="ct54033280">
          <text:format-change>
            <office:change-info>
              <dc:creator>Autor desconhecido</dc:creator>
              <dc:date>2014-05-21T17:20:00</dc:date>
            </office:change-info>
          </text:format-change>
        </text:changed-region>
        <text:changed-region xml:id="ct54036496" text:id="ct54036496">
          <text:deletion>
            <office:change-info>
              <dc:creator>Autor desconhecido</dc:creator>
              <dc:date>2014-05-21T17:32:00</dc:date>
            </office:change-info>
            <text:p text:style-name="P9">10. </text:p>
          </text:deletion>
        </text:changed-region>
        <text:changed-region xml:id="ct52921856" text:id="ct52921856">
          <text:format-change>
            <office:change-info>
              <dc:creator>Autor desconhecido</dc:creator>
              <dc:date>2014-05-21T17:32:00</dc:date>
            </office:change-info>
          </text:format-change>
        </text:changed-region>
        <text:changed-region xml:id="ct54034688" text:id="ct54034688">
          <text:format-change>
            <office:change-info>
              <dc:creator>Autor desconhecido</dc:creator>
              <dc:date>2014-05-21T17:20:00</dc:date>
            </office:change-info>
          </text:format-change>
        </text:changed-region>
        <text:changed-region xml:id="ct52923552" text:id="ct52923552">
          <text:deletion>
            <office:change-info>
              <dc:creator>Autor desconhecido</dc:creator>
              <dc:date>2014-05-21T17:32:00</dc:date>
            </office:change-info>
            <text:p text:style-name="P17">10.1 </text:p>
          </text:deletion>
        </text:changed-region>
        <text:changed-region xml:id="ct53483648" text:id="ct53483648">
          <text:format-change>
            <office:change-info>
              <dc:creator>Autor desconhecido</dc:creator>
              <dc:date>2014-05-21T17:32:00</dc:date>
            </office:change-info>
          </text:format-change>
        </text:changed-region>
        <text:changed-region xml:id="ct52923264" text:id="ct52923264">
          <text:format-change>
            <office:change-info>
              <dc:creator>Autor desconhecido</dc:creator>
              <dc:date>2014-05-21T17:20:00</dc:date>
            </office:change-info>
          </text:format-change>
        </text:changed-region>
        <text:changed-region xml:id="ct52926880" text:id="ct52926880">
          <text:insertion>
            <office:change-info>
              <dc:creator>Autor desconhecido</dc:creator>
              <dc:date>2014-05-21T12:09:00</dc:date>
            </office:change-info>
          </text:insertion>
        </text:changed-region>
        <text:changed-region xml:id="ct54024880" text:id="ct54024880">
          <text:insertion>
            <office:change-info>
              <dc:creator>Autor desconhecido</dc:creator>
              <dc:date>2014-05-21T12:10:00</dc:date>
            </office:change-info>
          </text:insertion>
        </text:changed-region>
        <text:changed-region xml:id="ct54006336" text:id="ct54006336">
          <text:deletion>
            <office:change-info>
              <dc:creator>Autor desconhecido</dc:creator>
              <dc:date>2014-05-21T12:10:00</dc:date>
            </office:change-info>
            <text:p text:style-name="P4"><text:s/></text:p>
          </text:deletion>
        </text:changed-region>
        <text:changed-region xml:id="ct52924752" text:id="ct52924752">
          <text:format-change>
            <office:change-info>
              <dc:creator>Autor desconhecido</dc:creator>
              <dc:date>2014-05-21T17:20:00</dc:date>
            </office:change-info>
          </text:format-change>
        </text:changed-region>
        <text:changed-region xml:id="ct52926368" text:id="ct52926368">
          <text:insertion>
            <office:change-info>
              <dc:creator>Autor desconhecido</dc:creator>
              <dc:date>2014-05-21T12:10:00</dc:date>
            </office:change-info>
          </text:insertion>
        </text:changed-region>
        <text:changed-region xml:id="ct54032144" text:id="ct54032144">
          <text:insertion>
            <office:change-info>
              <dc:creator>Autor desconhecido</dc:creator>
              <dc:date>2014-05-21T12:10:00</dc:date>
            </office:change-info>
          </text:insertion>
        </text:changed-region>
        <text:changed-region xml:id="ct48017424" text:id="ct48017424">
          <text:deletion>
            <office:change-info>
              <dc:creator>Autor desconhecido</dc:creator>
              <dc:date>2014-05-21T17:32:00</dc:date>
            </office:change-info>
            <text:p text:style-name="P29"><text:s text:c="3"/><office:annotation><dc:creator>Timothy Cook</dc:creator><dc:date>2014-05-21T13:14:05</dc:date><text:list text:style-name=""><text:list-item><text:p text:style-name="P325"><text:span text:style-name="T229">Reply to Autor desconhecido (05/21/2014, 12:10): "..."</text:span></text:p></text:list-item><text:list-item><text:p><text:span text:style-name="T230">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8"><text:span text:style-name="T217">M</text:span>ulti-<text:span text:style-name="T217">L</text:span>evel <text:span text:style-name="T218">H</text:span>ealth <text:span text:style-name="T219">I</text:span>nformation <text:span text:style-name="T220">M</text:span>odel<text:span text:style-name="T206">l</text:span>ing </text:p>
      <text:p text:style-name="P232"><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34"/>
      <text:p text:style-name="P234"/>
      <text:p text:style-name="P234"/>
      <text:p text:style-name="P234"/>
      <text:p text:style-name="P230"/>
      <text:p text:style-name="P230"/>
      <text:p text:style-name="P230"/>
      <text:p text:style-name="P230"/>
      <text:p text:style-name="P230"/>
      <text:p text:style-name="P231"><text:span text:style-name="T126">User &amp; </text:span>Reference Manual</text:p>
      <text:p text:style-name="P212">Release 2.4.<text:span text:style-name="T225">6</text:span></text:p>
      <text:p text:style-name="P186"><draw:frame draw:style-name="fr4" draw:name="Image4" text:anchor-type="paragraph" svg:width="2.0835in" svg:height="0.5154in" draw:z-index="8"><draw:image xlink:href="Pictures/100000000000013F00000041935053CE.png" xlink:type="simple" xlink:show="embed" xlink:actuate="onLoad"/></draw:frame></text:p>
      <text:p text:style-name="P233"/>
      <text:p text:style-name="P233"/>
      <text:p text:style-name="P233">Copyright, 2009-2014</text:p>
      <text:p text:style-name="P233">Timothy W. Cook &amp; Contributors</text:p>
      <text:p text:style-name="P302"><text:span text:style-name="T16">T</text:span><text:span text:style-name="T17">he goal of MLHIM is to be </text:span><text:span text:style-name="T18">Minimalistic</text:span><text:span text:style-name="T17">, </text:span><text:span text:style-name="T18">Sustainable</text:span><text:span text:style-name="T17">, </text:span><text:span text:style-name="T19">Implementable</text:span><text:span text:style-name="T17"> AND </text:span><text:span text:style-name="T18">Interoperable.</text:span></text:p>
      <text:p text:style-name="P303"/>
      <text:p text:style-name="P304"><text:span text:style-name="T20">Distribution is permitted under the terms of the </text:span><text:a xlink:type="simple" xlink:href="http://creativecommons.org/licenses/by-sa/4.0/"><text:span text:style-name="T22">Attribution-ShareAlike 4.0 International</text:span></text:a><text:span text:style-name="T21"> license.</text:span></text:p>
      <text:p text:style-name="P304"/>
      <text:p text:style-name="P305"/>
      <text:p text:style-name="P305"><draw:frame draw:style-name="fr4" draw:name="Image5" text:anchor-type="paragraph" svg:width="1.222in" svg:height="0.4307in" draw:z-index="6"><draw:image xlink:href="Pictures/10000201000000580000001F516347EA.png" xlink:type="simple" xlink:show="embed" xlink:actuate="onLoad"/></draw:frame></text:p>
      <text:p text:style-name="P305"/>
      <text:p text:style-name="P305"/>
      <text:p text:style-name="P305"/>
      <text:p text:style-name="P305"/>
      <text:p text:style-name="P158"><text:bookmark-start text:name="__RefHeading__12321_1429810110"/>Executive Summary<text:bookmark-end text:name="__RefHeading__12321_1429810110"/></text:p>
      <text:p text:style-name="P150">Keep everything as simple as possible; but no simpler. - Albert Einstein</text:p>
      <text:p text:style-name="P148">MLHIM (<text:span text:style-name="T208">pronounced </text:span><text:span text:style-name="T209">muh-leem</text:span>) is a<text:span text:style-name="T210">n </text:span><text:span text:style-name="T199">agile and open</text:span> <text:span text:style-name="T198">framework</text:span> for computable semantic interoperability in healthcare. This capability is required in order to advance the <text:span text:style-name="T216">usage</text:span> of clinical (and other) decision support services (CDSS) <text:span text:style-name="T211">and Big Data analysis</text:span> across data <text:span text:style-name="T211">coming </text:span>from multiple <text:span text:style-name="T211">points</text:span>. <text:s/><text:span text:style-name="T211">These points of data creation are increasing every day as a result of more institutions bringing new digital capabilities to more functions, in addition to the plethora of new devices arriving in the personal healthcare marketplace. </text:span></text:p>
      <text:p text:style-name="P149"><text:span text:style-name="T212">MLHIM is not a </text:span><text:span text:style-name="T8">standard</text:span><text:span text:style-name="T212"> in the historical sense of the term. </text:span><text:s/><text:span text:style-name="T212">The standards development process is far from agile; healthcare is too dynamic to wait for the 20</text:span><text:span text:style-name="T173">th</text:span><text:span text:style-name="T212"> century standards processes. In addition, healthcare is too broad for a top-down, one-size-fits-all solution for information interoperability. MLHIM is based on widely used standards for data exchange and expression on the semantic web. </text:span></text:p>
      <text:p text:style-name="P152">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3">MLHIM specifically addresses the need to communicate syntactically sound data with the intended semantics. The larger picture of information exchange is already handled by other formal <text:s/>and de-facto standards.</text:p>
      <text:p text:style-name="P149"><text:span text:style-name="T213">We have a growing number of peer-reviewed material on our </text:span><text:a xlink:type="simple" xlink:href="http://mlhim.org/documents.html"><text:span text:style-name="T213">website</text:span></text:a><text:span text:style-name="T213"> as well as invited presentations, educational material on </text:span><text:a xlink:type="simple" xlink:href="http://www.slideshare.net/twcook"><text:span text:style-name="T213">SlideShare</text:span></text:a><text:span text:style-name="T213"> and </text:span><text:a xlink:type="simple" xlink:href="https://www.youtube.com/user/MLHIMdotORG"><text:span text:style-name="T213">YouTube</text:span></text:a><text:span text:style-name="T213">. <text:s/></text:span></text:p>
      <text:p text:style-name="P149"/>
      <text:p text:style-name="Caption"><text:bookmark-start text:name="__RefHeading__12470_242774761"/><text:span text:style-name="T221">Insanity: doing the same thing over and over again and expecting different results. </text:span><text:span text:style-name="T222">- Albert Einstein</text:span><text:bookmark-end text:name="__RefHeading__12470_242774761"/></text:p>
      <text:p text:style-name="P151"/>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21">Table of Contents</text:p>
          </text:index-title>
          <text:p text:style-name="P323"><text:a xlink:type="simple" xlink:href="#__RefHeading__12321_1429810110" text:style-name="Internet_20_link" text:visited-style-name="Internet_20_link">Executive Summary</text:a><text:tab/>2</text:p>
          <text:p text:style-name="P323"><text:a xlink:type="simple" xlink:href="#__RefHeading__10999_746337490" text:style-name="Internet_20_link" text:visited-style-name="Internet_20_link">Front Matter</text:a><text:tab/>6</text:p>
          <text:p text:style-name="P322"><text:a xlink:type="simple" xlink:href="#__RefHeading__9719_426781434" text:style-name="Internet_20_link" text:visited-style-name="Internet_20_link">Acknowledgements</text:a><text:tab/>6</text:p>
          <text:p text:style-name="P323"><text:a xlink:type="simple" xlink:href="#__RefHeading__9721_426781434" text:style-name="Internet_20_link" text:visited-style-name="Internet_20_link">Using the MLHIM Reference Manual</text:a><text:tab/>7</text:p>
          <text:p text:style-name="P322"><text:a xlink:type="simple" xlink:href="#__RefHeading__9723_426781434" text:style-name="Internet_20_link" text:visited-style-name="Internet_20_link">Release Information</text:a><text:tab/>7</text:p>
          <text:p text:style-name="P322"><text:a xlink:type="simple" xlink:href="#__RefHeading__13069_2043601038" text:style-name="Internet_20_link" text:visited-style-name="Internet_20_link">Error Reporting</text:a><text:tab/>8</text:p>
          <text:p text:style-name="P322"><text:a xlink:type="simple" xlink:href="#__RefHeading__9725_426781434" text:style-name="Internet_20_link" text:visited-style-name="Internet_20_link">Pronunciation</text:a><text:tab/>8</text:p>
          <text:p text:style-name="P322"><text:a xlink:type="simple" xlink:href="#__RefHeading__3780_929254182" text:style-name="Internet_20_link" text:visited-style-name="Internet_20_link">Purpose &amp; Scope</text:a><text:tab/>8</text:p>
          <text:p text:style-name="P322"><text:a xlink:type="simple" xlink:href="#__RefHeading__9727_426781434" text:style-name="Internet_20_link" text:visited-style-name="Internet_20_link">Conformance</text:a><text:tab/>9</text:p>
          <text:p text:style-name="P322"><text:a xlink:type="simple" xlink:href="#__RefHeading__9729_426781434" text:style-name="Internet_20_link" text:visited-style-name="Internet_20_link">Compliance</text:a><text:tab/>9</text:p>
          <text:p text:style-name="P322"><text:a xlink:type="simple" xlink:href="#__RefHeading__1448_2080043106" text:style-name="Internet_20_link" text:visited-style-name="Internet_20_link">Availability</text:a><text:tab/>10</text:p>
          <text:p text:style-name="P323"><text:a xlink:type="simple" xlink:href="#__RefHeading__3782_929254182" text:style-name="Internet_20_link" text:visited-style-name="Internet_20_link">Governance</text:a><text:tab/>11</text:p>
          <text:p text:style-name="P323"><text:a xlink:type="simple" xlink:href="#__RefHeading__14400_810339579" text:style-name="Internet_20_link" text:visited-style-name="Internet_20_link">Introduction</text:a><text:tab/>12</text:p>
          <text:p text:style-name="P323"><text:a xlink:type="simple" xlink:href="#__RefHeading__16210_353946569" text:style-name="Internet_20_link" text:visited-style-name="Internet_20_link">MLHIM as a Component of an Enterprise Architecture</text:a><text:tab/>15</text:p>
          <text:p text:style-name="P323"><text:a xlink:type="simple" xlink:href="#__RefHeading__11314_1033523245" text:style-name="Internet_20_link" text:visited-style-name="Internet_20_link">Data Description Levels</text:a><text:tab/>18</text:p>
          <text:p text:style-name="P323"><text:a xlink:type="simple" xlink:href="#__RefHeading__8790_252205679" text:style-name="Internet_20_link" text:visited-style-name="Internet_20_link">The MLHIM Eco-System</text:a><text:tab/>21</text:p>
          <text:p text:style-name="P322"><text:a xlink:type="simple" xlink:href="#__RefHeading__1760_210828132" text:style-name="Internet_20_link" text:visited-style-name="Internet_20_link">A Valid CCD Must:</text:a><text:tab/>24</text:p>
          <text:p text:style-name="P322"><text:a xlink:type="simple" xlink:href="#__RefHeading__48458_302335373" text:style-name="Internet_20_link" text:visited-style-name="Internet_20_link">A Valid CCD Must Not:</text:a><text:tab/>26</text:p>
          <text:p text:style-name="P323"><text:a xlink:type="simple" xlink:href="#__RefHeading__11003_746337490" text:style-name="Internet_20_link" text:visited-style-name="Internet_20_link">Modeling Concepts</text:a><text:tab/>27</text:p>
          <text:p text:style-name="P322"><text:a xlink:type="simple" xlink:href="#__RefHeading__9731_426781434" text:style-name="Internet_20_link" text:visited-style-name="Internet_20_link">Approach</text:a><text:tab/>27</text:p>
          <text:p text:style-name="P322"><text:a xlink:type="simple" xlink:href="#__RefHeading__14402_810339579" text:style-name="Internet_20_link" text:visited-style-name="Internet_20_link">Constraint Definitions</text:a><text:tab/>30</text:p>
          <text:p text:style-name="P322"><text:a xlink:type="simple" xlink:href="#__RefHeading__1458_2080043106" text:style-name="Internet_20_link" text:visited-style-name="Internet_20_link">CCD Identification</text:a><text:tab/>30</text:p>
          <text:p text:style-name="P322"><text:a xlink:type="simple" xlink:href="#__RefHeading__1540_168204783" text:style-name="Internet_20_link" text:visited-style-name="Internet_20_link">CCD Versioning</text:a><text:tab/>31</text:p>
          <text:p text:style-name="P322"><text:a xlink:type="simple" xlink:href="#__RefHeading__1542_168204783" text:style-name="Internet_20_link" text:visited-style-name="Internet_20_link">Pluggable complexTypes (PcTs)</text:a><text:tab/>32</text:p>
          <text:p text:style-name="P323"><text:soft-page-break/><text:a xlink:type="simple" xlink:href="#__RefHeading__14404_810339579" text:style-name="Internet_20_link" text:visited-style-name="Internet_20_link">Implementations</text:a><text:tab/>32</text:p>
          <text:p text:style-name="P323"><text:a xlink:type="simple" xlink:href="#__RefHeading__14422_810339579" text:style-name="Internet_20_link" text:visited-style-name="Internet_20_link">Best Practices</text:a><text:tab/>32</text:p>
          <text:p text:style-name="P323"><text:a xlink:type="simple" xlink:href="#__RefHeading__14426_810339579" text:style-name="Internet_20_link" text:visited-style-name="Internet_20_link">The Reference Model</text:a><text:tab/>33</text:p>
          <text:p text:style-name="P322"><text:a xlink:type="simple" xlink:href="#__RefHeading__9733_426781434" text:style-name="Internet_20_link" text:visited-style-name="Internet_20_link">Assumed Types</text:a><text:tab/>33</text:p>
          <text:p text:style-name="P323"><text:a xlink:type="simple" xlink:href="#__RefHeading__40575_302335373" text:style-name="Internet_20_link" text:visited-style-name="Internet_20_link">Technical Documentation</text:a><text:tab/>40</text:p>
          <text:p text:style-name="P322"><text:a xlink:type="simple" xlink:href="#__RefHeading__40577_302335373" text:style-name="Internet_20_link" text:visited-style-name="Internet_20_link">2.4.5 Reference Model</text:a><text:tab/>40</text:p>
          <text:p text:style-name="P322"><text:a xlink:type="simple" xlink:href="#__RefHeading__54281_302335373" text:style-name="Internet_20_link" text:visited-style-name="Internet_20_link">UML</text:a><text:tab/>40</text:p>
          <text:p text:style-name="P323"><text:a xlink:type="simple" xlink:href="#__RefHeading__54283_302335373" text:style-name="Internet_20_link" text:visited-style-name="Internet_20_link">complexTypes</text:a><text:tab/>41</text:p>
          <text:p text:style-name="P322"><text:a xlink:type="simple" xlink:href="#__RefHeading__40579_302335373" text:style-name="Internet_20_link" text:visited-style-name="Internet_20_link">DataValue Group</text:a><text:tab/>41</text:p>
          <text:p text:style-name="P324"><text:a xlink:type="simple" xlink:href="#__RefHeading__48460_302335373" text:style-name="Internet_20_link" text:visited-style-name="Internet_20_link">DvAnyType</text:a><text:tab/>41</text:p>
          <text:p text:style-name="P324"><text:a xlink:type="simple" xlink:href="#__RefHeading__48462_302335373" text:style-name="Internet_20_link" text:visited-style-name="Internet_20_link">DvBooleanType</text:a><text:tab/>41</text:p>
          <text:p text:style-name="P324"><text:a xlink:type="simple" xlink:href="#__RefHeading__48464_302335373" text:style-name="Internet_20_link" text:visited-style-name="Internet_20_link">DvURIType</text:a><text:tab/>42</text:p>
          <text:p text:style-name="P324"><text:a xlink:type="simple" xlink:href="#__RefHeading__48466_302335373" text:style-name="Internet_20_link" text:visited-style-name="Internet_20_link">DvStringType</text:a><text:tab/>43</text:p>
          <text:p text:style-name="P324"><text:a xlink:type="simple" xlink:href="#__RefHeading__48468_302335373" text:style-name="Internet_20_link" text:visited-style-name="Internet_20_link">DvCodedStringType</text:a><text:tab/>43</text:p>
          <text:p text:style-name="P324"><text:a xlink:type="simple" xlink:href="#__RefHeading__48470_302335373" text:style-name="Internet_20_link" text:visited-style-name="Internet_20_link">DvIdentifierType</text:a><text:tab/>44</text:p>
          <text:p text:style-name="P324"><text:a xlink:type="simple" xlink:href="#__RefHeading__48472_302335373" text:style-name="Internet_20_link" text:visited-style-name="Internet_20_link">DvEncapsulatedType</text:a><text:tab/>44</text:p>
          <text:p text:style-name="P324"><text:a xlink:type="simple" xlink:href="#__RefHeading__48474_302335373" text:style-name="Internet_20_link" text:visited-style-name="Internet_20_link">DvParsableType</text:a><text:tab/>45</text:p>
          <text:p text:style-name="P324"><text:a xlink:type="simple" xlink:href="#__RefHeading__48476_302335373" text:style-name="Internet_20_link" text:visited-style-name="Internet_20_link">DvMediaType</text:a><text:tab/>46</text:p>
          <text:p text:style-name="P324"><text:a xlink:type="simple" xlink:href="#__RefHeading__48478_302335373" text:style-name="Internet_20_link" text:visited-style-name="Internet_20_link">DvOrderedType</text:a><text:tab/>46</text:p>
          <text:p text:style-name="P324"><text:a xlink:type="simple" xlink:href="#__RefHeading__48480_302335373" text:style-name="Internet_20_link" text:visited-style-name="Internet_20_link">DvOrdinalType</text:a><text:tab/>47</text:p>
          <text:p text:style-name="P324"><text:a xlink:type="simple" xlink:href="#__RefHeading__48482_302335373" text:style-name="Internet_20_link" text:visited-style-name="Internet_20_link">DvQuantifiedType</text:a><text:tab/>48</text:p>
          <text:p text:style-name="P324"><text:a xlink:type="simple" xlink:href="#__RefHeading__48484_302335373" text:style-name="Internet_20_link" text:visited-style-name="Internet_20_link">DvCountType</text:a><text:tab/>49</text:p>
          <text:p text:style-name="P324"><text:a xlink:type="simple" xlink:href="#__RefHeading__48486_302335373" text:style-name="Internet_20_link" text:visited-style-name="Internet_20_link">DvQuantityType</text:a><text:tab/>50</text:p>
          <text:p text:style-name="P324"><text:a xlink:type="simple" xlink:href="#__RefHeading__48488_302335373" text:style-name="Internet_20_link" text:visited-style-name="Internet_20_link">DvRatioType</text:a><text:tab/>50</text:p>
          <text:p text:style-name="P324"><text:soft-page-break/><text:a xlink:type="simple" xlink:href="#__RefHeading__48490_302335373" text:style-name="Internet_20_link" text:visited-style-name="Internet_20_link">DvTemporalType</text:a><text:tab/>51</text:p>
          <text:p text:style-name="P324"><text:a xlink:type="simple" xlink:href="#__RefHeading__48492_302335373" text:style-name="Internet_20_link" text:visited-style-name="Internet_20_link">DvIntervalType</text:a><text:tab/>52</text:p>
          <text:p text:style-name="P324"><text:a xlink:type="simple" xlink:href="#__RefHeading__16212_353946569" text:style-name="Internet_20_link" text:visited-style-name="Internet_20_link">interval-type</text:a><text:tab/>53</text:p>
          <text:p text:style-name="P324"><text:a xlink:type="simple" xlink:href="#__RefHeading__48494_302335373" text:style-name="Internet_20_link" text:visited-style-name="Internet_20_link">ReferenceRangeType</text:a><text:tab/>53</text:p>
          <text:p text:style-name="P322"><text:a xlink:type="simple" xlink:href="#__RefHeading__40581_302335373" text:style-name="Internet_20_link" text:visited-style-name="Internet_20_link">Common Group</text:a><text:tab/>55</text:p>
          <text:p text:style-name="P324"><text:a xlink:type="simple" xlink:href="#__RefHeading__11449_51515525" text:style-name="Internet_20_link" text:visited-style-name="Internet_20_link">AuditType</text:a><text:tab/>55</text:p>
          <text:p text:style-name="P324"><text:a xlink:type="simple" xlink:href="#__RefHeading__48500_302335373" text:style-name="Internet_20_link" text:visited-style-name="Internet_20_link">PartyType</text:a><text:tab/>55</text:p>
          <text:p text:style-name="P324"><text:a xlink:type="simple" xlink:href="#__RefHeading__48502_302335373" text:style-name="Internet_20_link" text:visited-style-name="Internet_20_link">AttestationType</text:a><text:tab/>56</text:p>
          <text:p text:style-name="P324"><text:a xlink:type="simple" xlink:href="#__RefHeading__48504_302335373" text:style-name="Internet_20_link" text:visited-style-name="Internet_20_link">ParticipationType</text:a><text:tab/>56</text:p>
          <text:p text:style-name="P324"><text:a xlink:type="simple" xlink:href="#__RefHeading__48506_302335373" text:style-name="Internet_20_link" text:visited-style-name="Internet_20_link">ExceptionalValueType</text:a><text:tab/>58</text:p>
          <text:p text:style-name="P324"><text:a xlink:type="simple" xlink:href="#__RefHeading__48508_302335373" text:style-name="Internet_20_link" text:visited-style-name="Internet_20_link">NIType</text:a><text:tab/>58</text:p>
          <text:p text:style-name="P324"><text:a xlink:type="simple" xlink:href="#__RefHeading__48510_302335373" text:style-name="Internet_20_link" text:visited-style-name="Internet_20_link">MSKType</text:a><text:tab/>59</text:p>
          <text:p text:style-name="P324"><text:a xlink:type="simple" xlink:href="#__RefHeading__48512_302335373" text:style-name="Internet_20_link" text:visited-style-name="Internet_20_link">INVType</text:a><text:tab/>59</text:p>
          <text:p text:style-name="P324"><text:a xlink:type="simple" xlink:href="#__RefHeading__48514_302335373" text:style-name="Internet_20_link" text:visited-style-name="Internet_20_link">DERType</text:a><text:tab/>59</text:p>
          <text:p text:style-name="P324"><text:a xlink:type="simple" xlink:href="#__RefHeading__48516_302335373" text:style-name="Internet_20_link" text:visited-style-name="Internet_20_link">UNCType</text:a><text:tab/>60</text:p>
          <text:p text:style-name="P324"><text:a xlink:type="simple" xlink:href="#__RefHeading__48518_302335373" text:style-name="Internet_20_link" text:visited-style-name="Internet_20_link">OTHType</text:a><text:tab/>60</text:p>
          <text:p text:style-name="P324"><text:a xlink:type="simple" xlink:href="#__RefHeading__48520_302335373" text:style-name="Internet_20_link" text:visited-style-name="Internet_20_link">NINFType</text:a><text:tab/>60</text:p>
          <text:p text:style-name="P324"><text:a xlink:type="simple" xlink:href="#__RefHeading__48522_302335373" text:style-name="Internet_20_link" text:visited-style-name="Internet_20_link">PINFType</text:a><text:tab/>61</text:p>
          <text:p text:style-name="P324"><text:a xlink:type="simple" xlink:href="#__RefHeading__48524_302335373" text:style-name="Internet_20_link" text:visited-style-name="Internet_20_link">UNKType</text:a><text:tab/>61</text:p>
          <text:p text:style-name="P324"><text:a xlink:type="simple" xlink:href="#__RefHeading__48526_302335373" text:style-name="Internet_20_link" text:visited-style-name="Internet_20_link">ASKRType</text:a><text:tab/>61</text:p>
          <text:p text:style-name="P324"><text:a xlink:type="simple" xlink:href="#__RefHeading__48528_302335373" text:style-name="Internet_20_link" text:visited-style-name="Internet_20_link">NASKType</text:a><text:tab/>62</text:p>
          <text:p text:style-name="P324"><text:a xlink:type="simple" xlink:href="#__RefHeading__48530_302335373" text:style-name="Internet_20_link" text:visited-style-name="Internet_20_link">QSType</text:a><text:tab/>62</text:p>
          <text:p text:style-name="P324"><text:a xlink:type="simple" xlink:href="#__RefHeading__48532_302335373" text:style-name="Internet_20_link" text:visited-style-name="Internet_20_link">TRCType</text:a><text:tab/>62</text:p>
          <text:p text:style-name="P324"><text:a xlink:type="simple" xlink:href="#__RefHeading__48534_302335373" text:style-name="Internet_20_link" text:visited-style-name="Internet_20_link">ASKUType</text:a><text:tab/>63</text:p>
          <text:p text:style-name="P324"><text:soft-page-break/><text:a xlink:type="simple" xlink:href="#__RefHeading__48536_302335373" text:style-name="Internet_20_link" text:visited-style-name="Internet_20_link">NAVType</text:a><text:tab/>63</text:p>
          <text:p text:style-name="P324"><text:a xlink:type="simple" xlink:href="#__RefHeading__48538_302335373" text:style-name="Internet_20_link" text:visited-style-name="Internet_20_link">NAType</text:a><text:tab/>63</text:p>
          <text:p text:style-name="P322"><text:a xlink:type="simple" xlink:href="#__RefHeading__40583_302335373" text:style-name="Internet_20_link" text:visited-style-name="Internet_20_link">Items Group</text:a><text:tab/>64</text:p>
          <text:p text:style-name="P324"><text:a xlink:type="simple" xlink:href="#__RefHeading__48540_302335373" text:style-name="Internet_20_link" text:visited-style-name="Internet_20_link">ItemType</text:a><text:tab/>64</text:p>
          <text:p text:style-name="P324"><text:a xlink:type="simple" xlink:href="#__RefHeading__48542_302335373" text:style-name="Internet_20_link" text:visited-style-name="Internet_20_link">ClusterType</text:a><text:tab/>64</text:p>
          <text:p text:style-name="P324"><text:a xlink:type="simple" xlink:href="#__RefHeading__48544_302335373" text:style-name="Internet_20_link" text:visited-style-name="Internet_20_link">DvAdapterType</text:a><text:tab/>64</text:p>
          <text:p text:style-name="P322"><text:a xlink:type="simple" xlink:href="#__RefHeading__40585_302335373" text:style-name="Internet_20_link" text:visited-style-name="Internet_20_link">Entry Group</text:a><text:tab/>65</text:p>
          <text:p text:style-name="P324"><text:a xlink:type="simple" xlink:href="#__RefHeading__48546_302335373" text:style-name="Internet_20_link" text:visited-style-name="Internet_20_link">EntryType</text:a><text:tab/>65</text:p>
          <text:p text:style-name="P324"><text:a xlink:type="simple" xlink:href="#__RefHeading__48548_302335373" text:style-name="Internet_20_link" text:visited-style-name="Internet_20_link">CareEntryType</text:a><text:tab/>66</text:p>
          <text:p text:style-name="P324"><text:a xlink:type="simple" xlink:href="#__RefHeading__48550_302335373" text:style-name="Internet_20_link" text:visited-style-name="Internet_20_link">AdminEntryType</text:a><text:tab/>66</text:p>
          <text:p text:style-name="P324"><text:a xlink:type="simple" xlink:href="#__RefHeading__48552_302335373" text:style-name="Internet_20_link" text:visited-style-name="Internet_20_link">DemographicEntryType</text:a><text:tab/>67</text:p>
          <text:p text:style-name="P322"><text:a xlink:type="simple" xlink:href="#__RefHeading__40587_302335373" text:style-name="Internet_20_link" text:visited-style-name="Internet_20_link">Constraint Group</text:a><text:tab/>67</text:p>
          <text:p text:style-name="P324"><text:a xlink:type="simple" xlink:href="#__RefHeading__48554_302335373" text:style-name="Internet_20_link" text:visited-style-name="Internet_20_link">CCDType</text:a><text:tab/>67</text:p>
          <text:p text:style-name="P322"><text:a xlink:type="simple" xlink:href="#__RefHeading__40589_302335373" text:style-name="Internet_20_link" text:visited-style-name="Internet_20_link">Example CCD</text:a><text:tab/>69</text:p>
          <text:p text:style-name="P323"><text:a xlink:type="simple" xlink:href="#__RefHeading__12343_1214509811" text:style-name="Internet_20_link" text:visited-style-name="Internet_20_link">MLHIM Data Analysis</text:a><text:tab/>69</text:p>
          <text:p text:style-name="P323"><text:a xlink:type="simple" xlink:href="#__RefHeading__11009_746337490" text:style-name="Internet_20_link" text:visited-style-name="Internet_20_link">Concept Constraint Definition Generator (CCD-Gen)</text:a><text:tab/>70</text:p>
          <text:p text:style-name="P322"><text:a xlink:type="simple" xlink:href="#__RefHeading__9991_426781434" text:style-name="Internet_20_link" text:visited-style-name="Internet_20_link">Creating and Managing CCDs</text:a><text:tab/>70</text:p>
          <text:p text:style-name="P322"><text:a xlink:type="simple" xlink:href="#__RefHeading__13716_786975215" text:style-name="Internet_20_link" text:visited-style-name="Internet_20_link">Data Instances</text:a><text:tab/>71</text:p>
          <text:p text:style-name="P322"><text:a xlink:type="simple" xlink:href="#__RefHeading__13718_786975215" text:style-name="Internet_20_link" text:visited-style-name="Internet_20_link">HTML Forms</text:a><text:tab/>71</text:p>
          <text:p text:style-name="P322"><text:a xlink:type="simple" xlink:href="#__RefHeading__12345_1214509811" text:style-name="Internet_20_link" text:visited-style-name="Internet_20_link">R Code</text:a><text:tab/>72</text:p>
          <text:p text:style-name="P323"><text:a xlink:type="simple" xlink:href="#__RefHeading__54285_302335373" text:style-name="Internet_20_link" text:visited-style-name="Internet_20_link">Publications &amp; Social Media</text:a><text:tab/>74</text:p>
          <text:p text:style-name="P322"><text:a xlink:type="simple" xlink:href="#__RefHeading__54287_302335373" text:style-name="Internet_20_link" text:visited-style-name="Internet_20_link">Peer Reviewed</text:a><text:tab/>74</text:p>
          <text:p text:style-name="P322"><text:a xlink:type="simple" xlink:href="#__RefHeading__12446_51515525" text:style-name="Internet_20_link" text:visited-style-name="Internet_20_link">Specifications Wiki</text:a><text:tab/>74</text:p>
          <text:p text:style-name="P322"><text:a xlink:type="simple" xlink:href="#__RefHeading__12448_51515525" text:style-name="Internet_20_link" text:visited-style-name="Internet_20_link">Code Examples</text:a><text:tab/>74</text:p>
          <text:p text:style-name="P322"><text:soft-page-break/><text:a xlink:type="simple" xlink:href="#__RefHeading__54289_302335373" text:style-name="Internet_20_link" text:visited-style-name="Internet_20_link">SlideShare</text:a><text:tab/>74</text:p>
          <text:p text:style-name="P322"><text:a xlink:type="simple" xlink:href="#__RefHeading__54291_302335373" text:style-name="Internet_20_link" text:visited-style-name="Internet_20_link">YouTube</text:a><text:tab/>74</text:p>
          <text:p text:style-name="P322"><text:a xlink:type="simple" xlink:href="#__RefHeading__54293_302335373" text:style-name="Internet_20_link" text:visited-style-name="Internet_20_link">FaceBook</text:a><text:tab/>74</text:p>
          <text:p text:style-name="P322"><text:a xlink:type="simple" xlink:href="#__RefHeading__54295_302335373" text:style-name="Internet_20_link" text:visited-style-name="Internet_20_link">Google Plus</text:a><text:tab/>75</text:p>
          <text:p text:style-name="P322"><text:a xlink:type="simple" xlink:href="#__RefHeading__54297_302335373" text:style-name="Internet_20_link" text:visited-style-name="Internet_20_link">Twitter</text:a><text:tab/>75</text:p>
          <text:p text:style-name="P323"><text:a xlink:type="simple" xlink:href="#__RefHeading__48556_302335373" text:style-name="Internet_20_link" text:visited-style-name="Internet_20_link">Glossary</text:a><text:tab/>76</text:p>
        </text:index-body>
      </text:table-of-content>
      <text:p text:style-name="P171"/>
      <text:p text:style-name="P187"/>
      <text:p text:style-name="P159"><text:span text:style-name="T223">We cannot solve our problems with the same thinking we used when we created them.</text:span><text:span text:style-name="T224">- Albert Einstein</text:span></text:p>
      <text:p text:style-name="Chapter_20_Title"><text:bookmark-start text:name="__RefHeading__10999_746337490"/><text:change text:change-id="ct53146384"/><text:change-start text:change-id="ct53146576"/>Front Matter<text:bookmark-end text:name="__RefHeading__10999_746337490"/><text:change-end text:change-id="ct53146576"/><text:change-start text:change-id="ct52837232"/></text:p>
      <text:p text:style-name="Subtitle"><text:bookmark-start text:name="__RefHeading__9719_426781434"/><text:change-end text:change-id="ct52837232"/><text:change text:change-id="ct53147968"/><text:change text:change-id="ct53147776"/><text:change-start text:change-id="ct53148240"/>Acknowledgements<text:bookmark-end text:name="__RefHeading__9719_426781434"/><text:change-end text:change-id="ct53148240"/><text:change-start text:change-id="ct53166800"/></text:p>
      <text:p text:style-name="P184"/>
      <text:p text:style-name="Text_20_body">This work has received financial and in-kind support from the following persons and organizations: </text:p>
      <text:list xml:id="list5777430409703920320" text:style-name="L46">
        <text:list-item>
          <text:p text:style-name="P309">National Institute of Science and Technology on Medicine Assisted by Scientific Computing (INCT-MACC), coordinated by the National Laboratory of Scientific Computing (macc.lncc.br)</text:p>
        </text:list-item>
        <text:list-item>
          <text:p text:style-name="P309">Multilevel Healthcare Information Modeling <text:change-end text:change-id="ct53166800"/><text:change text:change-id="ct53172608"/><text:change-start text:change-id="ct53170416"/>Technological<text:change-end text:change-id="ct53170416"/><text:change text:change-id="ct53170752"/><text:change-start text:change-id="ct53172800"/> Development Unit<text:change-end text:change-id="ct53172800"/><text:change-start text:change-id="ct53174352"/>, <text:change-end text:change-id="ct53174352"/><text:change text:change-id="ct53174544"/><text:change-start text:change-id="ct53174736"/>Member of the Emergent Group for Research and Innovation in Healthcare Information <text:change-end text:change-id="ct53174736"/><text:change text:change-id="ct53174928"/><text:change-start text:change-id="ct53176176"/>Technol<text:change-end text:change-id="ct53176176"/><text:change-start text:change-id="ct53176368"/>ogy, coordinated by Prof. Luciana Tricai Cavalini, MD, PhD (lutricav@mlhim.org) <text:change-end text:change-id="ct53176368"/><text:change text:change-id="ct53176832"/><text:change-start text:change-id="ct53167008"/></text:p>
        </text:list-item>
        <text:list-item>
          <text:p text:style-name="P309">Timothy W. Cook, Independent Consultant </text:p>
        </text:list-item>
        <text:list-item>
          <text:p text:style-name="P309">Roger Erens, Independent Consultant<text:change-end text:change-id="ct53167008"/><text:change-start text:change-id="ct53165472"/></text:p>
          <text:p text:style-name="P309"/>
        </text:list-item>
      </text:list>
      <text:p text:style-name="Text_20_body"><text:change-end text:change-id="ct53165472"/><text:change-start text:change-id="ct51270352"/></text:p>
      <text:p text:style-name="P154"><text:bookmark-start text:name="__RefHeading__9721_426781434"/><text:change-end text:change-id="ct51270352"/><text:change text:change-id="ct53177024"/><text:change-start text:change-id="ct51147344"/>Using the MLHIM Reference Manual<text:bookmark-end text:name="__RefHeading__9721_426781434"/><text:change-end text:change-id="ct51147344"/><text:change-start text:change-id="ct53178464"/></text:p>
      <text:p text:style-name="Text_20_body"/>
      <text:p text:style-name="Text_20_body">This section describes typographical conventions and other information to help you get the most from this document. <text:change-end text:change-id="ct53178464"/><text:change-start text:change-id="ct53173136"/></text:p>
      <text:p text:style-name="P316">The intended audience for this manual includes; software developers, systems analysts and knowledge <text:change-end text:change-id="ct53173136"/><text:change text:change-id="ct53181408"/><text:change-start text:change-id="ct53177760"/>modelers<text:change-end text:change-id="ct53177760"/><text:change-start text:change-id="ct53177952"/> in the healthcare domain. It is assumed that the reader has knowledge of object-oriented notation, <text:change-end text:change-id="ct53177952"/><text:change-start text:change-id="ct53064704"/>concepts and software construction practices<text:change-end text:change-id="ct53064704"/> <text:span text:style-name="T226">as well as XML Schema 1.1 constructs</text:span><text:change-start text:change-id="ct76140256"/>. <text:change-end text:change-id="ct76140256"/><text:change-start text:change-id="ct53181600"/></text:p>
      <text:p text:style-name="Text_20_body"><text:change-end text:change-id="ct53181600"/><text:change-start text:change-id="ct53181872"/>In the PDF release of these specifications cross reference links are denoted by a number inside square brackets i.e. <text:s/>[5]. <text:s text:c="2"/></text:p>
      <text:p text:style-name="Text_20_body"><text:s/><text:change-end text:change-id="ct53181872"/>The key words "MUST", "MUST NOT", "REQUIRED", "SHALL", "SHALL NOT", "SHOULD", "SHOULD NOT", "RECOMMENDED", "MAY", and "OPTIONAL" in this document, are to be interpreted as described in RFC 2119.</text:p>
      <text:p text:style-name="P199">This document focuses on common data elements and their value sets for the description of data. Although use cases are drawn from the healthcare domain, this document will focus on requirements that are broadly applicable.</text:p>
      <text:p text:style-name="P199"><text:change-start text:change-id="ct53182144"/></text:p>
      <text:p text:style-name="Subtitle"><text:bookmark-start text:name="__RefHeading__9723_426781434"/><text:change-end text:change-id="ct53182144"/><text:change text:change-id="ct51279504"/><text:change-start text:change-id="ct53176560"/>Release Information<text:bookmark-end text:name="__RefHeading__9723_426781434"/><text:change-end text:change-id="ct53176560"/><text:change-start text:change-id="ct53184128"/></text:p>
      <text:p text:style-name="Text_20_body"><text:change-end text:change-id="ct53184128"/><text:change-start text:change-id="ct75526784"/>The official published version is in PDF format in the English language. The ODT version is always considered a work in progress. <text:s/>Each version is labeled with the release number of the reference model and its implementation in XML Schema 1.1. <text:s/><text:change-end text:change-id="ct75526784"/><text:change-start text:change-id="ct53186240"/></text:p>
      <text:p text:style-name="Text_20_body">Previous versions of the PDF release had a version number that is the date of release followed by the language code and locality code. <text:s/>As an example, a release in English on January 1, 2011 <text:s/>ha<text:change-end text:change-id="ct53186240"/><text:span text:style-name="T196">s</text:span><text:change-start text:change-id="ct53185824"/> the filename: mlhim-ref-man-2011-01-01-en-US.pdf <text:s text:c="2"/></text:p>
      <text:p text:style-name="Text_20_body"/>
      <text:p text:style-name="Subtitle"><text:bookmark-start text:name="__RefHeading__13069_2043601038"/><text:change-end text:change-id="ct53185824"/><text:change text:change-id="ct53186432"/><text:change-start text:change-id="ct53186624"/><text:soft-page-break/>Error Reporting<text:bookmark-end text:name="__RefHeading__13069_2043601038"/><text:change-end text:change-id="ct53186624"/><text:change-start text:change-id="ct51945712"/></text:p>
      <text:p text:style-name="Text_20_body"><text:change-end text:change-id="ct51945712"/><text:change-start text:change-id="ct75415904"/>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75415904"/><text:change text:change-id="ct48517888"/><text:change-start text:change-id="ct53186976"/>Pronunciation<text:bookmark-end text:name="__RefHeading__9725_426781434"/><text:change-end text:change-id="ct53186976"/><text:change-start text:change-id="ct53187168"/></text:p>
      <text:p text:style-name="Text_20_body">MLHIM is pronounced <text:change-end text:change-id="ct53187168"/><text:change-start text:change-id="ct53195904"/>'<text:change-end text:change-id="ct53195904"/><text:change-start text:change-id="ct53196096"/>muh-leem<text:change-end text:change-id="ct53196096"/><text:change text:change-id="ct53196288"/><text:change-start text:change-id="ct53197856"/> Click <text:a xlink:type="simple" xlink:href="http://www.mlhim.org/muh-leem.wav">Hear How It Sounds</text:a> for when it is used in spoken English language such as presentations or general discussions. <text:change-end text:change-id="ct53197856"/><text:change-start text:change-id="ct53197184"/></text:p>
      <text:p text:style-name="Text_20_body"/>
      <text:p text:style-name="Subtitle"><text:bookmark-start text:name="__RefHeading__3780_929254182"/><text:change-end text:change-id="ct53197184"/><text:change text:change-id="ct50997136"/><text:change-start text:change-id="ct48882928"/>P<text:change-end text:change-id="ct48882928"/><text:change-start text:change-id="ct53198048"/>urpose<text:change-end text:change-id="ct53198048"/> <text:span text:style-name="T156">&amp; Scope</text:span><text:bookmark-end text:name="__RefHeading__3780_929254182"/></text:p>
      <text:p text:style-name="P211">Keep everything as simple as possible; but no simpler. – Albert Einstein</text:p>
      <text:p text:style-name="P200"><text:change-start text:change-id="ct53198400"/></text:p>
      <text:p text:style-name="P122">The purpose of the MLHIM <text:change-end text:change-id="ct53198400"/><text:change text:change-id="ct53198592"/><text:change-start text:change-id="ct51277600"/>project is to provide a free and openly available specification <text:change-end text:change-id="ct51277600"/><text:span text:style-name="T214">for</text:span><text:change-start text:change-id="ct53198784"/> implementation <text:change-end text:change-id="ct53198784"/><text:span text:style-name="T214">of computable semantic</text:span><text:change-start text:change-id="ct49611104"/> interoperability <text:change-end text:change-id="ct49611104"/><text:span text:style-name="T214">for</text:span><text:change-start text:change-id="ct53199696"/> healthcare information exchange. <text:change-end text:change-id="ct53199696"/></text:p>
      <text:p text:style-name="P122"><text:change-start text:change-id="ct48831040"/>The MLHIM specifications are designed to <text:change-end text:change-id="ct48831040"/><text:span text:style-name="T157">provide semantic interoperability that is</text:span><text:change-start text:change-id="ct51500144"/> <text:change-end text:change-id="ct51500144"/><text:change text:change-id="ct53199392"/><text:change-start text:change-id="ct53199200"/>f<text:change-end text:change-id="ct53199200"/><text:change-start text:change-id="ct53200832"/>ully independent of any implementation specific contexts. Therefore workflow, security, user access, data persistence, etc. are all outside the scope of MLHIM. <text:s/><text:change-end text:change-id="ct53200832"/></text:p>
      <text:p text:style-name="P123">The MLHIM site on GitHub<text:note text:id="ftn1" text:note-class="footnote"><text:note-citation>1</text:note-citation><text:note-body><text:p text:style-name="P219"><text:a xlink:type="simple" xlink:href="https://github.com/mlhim">https://github.com/mlhim</text:a> </text:p></text:note-body></text:note> <text:span text:style-name="T158">contains</text:span> <text:span text:style-name="T158">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3207696"/></text:p>
      <text:p text:style-name="Text_20_body"/>
      <text:p text:style-name="Subtitle"><text:bookmark-start text:name="__RefHeading__9727_426781434"/><text:change-end text:change-id="ct53207696"/><text:change text:change-id="ct53205216"/><text:change text:change-id="ct53204832"/><text:change-start text:change-id="ct53184784"/><text:soft-page-break/>C<text:change-end text:change-id="ct53184784"/><text:change-start text:change-id="ct53184976"/>onformance<text:bookmark-end text:name="__RefHeading__9727_426781434"/><text:change-end text:change-id="ct53184976"/><text:change-start text:change-id="ct51499888"/></text:p>
      <text:p text:style-name="Text_20_body">Conformance to these specification<text:change-end text:change-id="ct51499888"/><text:change-start text:change-id="ct53205600"/>s<text:change-end text:change-id="ct53205600"/><text:change-start text:change-id="ct53210384"/>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928253981250573885" text:style-name="L47">
        <text:list-item>
          <text:p text:style-name="P310">All datatypes are defined and mapped. </text:p>
        </text:list-item>
        <text:list-item>
          <text:p text:style-name="P310"><text:change-end text:change-id="ct53210384"/><text:change text:change-id="ct53214464"/><text:change-start text:change-id="ct53214656"/>T<text:change-end text:change-id="ct53214656"/><text:change-start text:change-id="ct53213072"/>he value spaces of the healthcare datatypes used by the entity to be identical to the value spaces specified herein<text:change-end text:change-id="ct53213072"/><text:change-start text:change-id="ct53212816"/>.<text:change-end text:change-id="ct53212816"/><text:change-start text:change-id="ct53212560"/> </text:p>
        </text:list-item>
        <text:list-item>
          <text:p text:style-name="P310"><text:change-end text:change-id="ct53212560"/><text:change text:change-id="ct53216208"/><text:change-start text:change-id="ct53216400"/>T<text:change-end text:change-id="ct53216400"/><text:change-start text:change-id="ct48302272"/>o the extent that the entity provides operations other than movement or translation of values, define operations on the healthcare datatypes which can be derived from, or are otherwise consistent with the characterizing operations specified <text:change-end text:change-id="ct48302272"/><text:change text:change-id="ct48300016"/><text:change-start text:change-id="ct53209968"/>herein<text:change-end text:change-id="ct53209968"/><text:change-start text:change-id="ct51275584"/>.<text:change-end text:change-id="ct51275584"/><text:change-start text:change-id="ct53216608"/></text:p>
          <text:p text:style-name="P310"><text:change-end text:change-id="ct53216608"/><text:change-start text:change-id="ct53216800"/></text:p>
        </text:list-item>
      </text:list>
      <text:p text:style-name="Subtitle"><text:bookmark-start text:name="__RefHeading__9729_426781434"/><text:change-end text:change-id="ct53216800"/><text:change text:change-id="ct53218752"/><text:change text:change-id="ct53218560"/><text:change-start text:change-id="ct53218992"/>Compliance<text:bookmark-end text:name="__RefHeading__9729_426781434"/><text:change-end text:change-id="ct53218992"/><text:change-start text:change-id="ct53226864"/></text:p>
      <text:p text:style-name="Text_20_body">These specifications:</text:p>
      <text:list xml:id="list5244494214714212853" text:style-name="L48">
        <text:list-item>
          <text:p text:style-name="P311"><text:change-end text:change-id="ct53226864"/><text:change text:change-id="ct53227056"/><text:change-start text:change-id="ct53227248"/>A<text:change-end text:change-id="ct53227248"/><text:change-start text:change-id="ct53226208"/>re in indirect conformance with ISO/DIS 21090/2008<text:change-end text:change-id="ct53226208"/><text:change-start text:change-id="ct53226400"/>.<text:change-end text:change-id="ct53226400"/><text:change-start text:change-id="ct53226592"/> </text:p>
        </text:list-item>
        <text:list-item>
          <text:p text:style-name="P311"><text:change-end text:change-id="ct53226592"/><text:change text:change-id="ct53227440"/><text:change-start text:change-id="ct53227632"/>A<text:change-end text:change-id="ct53227632"/><text:change-start text:change-id="ct53229712"/>re in compliance with applicable sections of ISO 18308/2008<text:change-end text:change-id="ct53229712"/><text:change-start text:change-id="ct53229904"/>.<text:change-end text:change-id="ct53229904"/><text:change-start text:change-id="ct53227872"/></text:p>
        </text:list-item>
        <text:list-item>
          <text:p text:style-name="P311"><text:change-end text:change-id="ct53227872"/><text:change text:change-id="ct53228064"/><text:change-start text:change-id="ct53228256"/>A<text:change-end text:change-id="ct53228256"/><text:change-start text:change-id="ct53228608"/>re in compliance with applicable sections of ISO/TR 20514:2005<text:change-end text:change-id="ct53228608"/><text:change-start text:change-id="ct53228960"/>.<text:change-end text:change-id="ct53228960"/><text:change-start text:change-id="ct53229152"/></text:p>
        </text:list-item>
        <text:list-item>
          <text:p text:style-name="P311"><text:change-end text:change-id="ct53229152"/><text:change text:change-id="ct53232912"/><text:change-start text:change-id="ct53233104"/>A<text:change-end text:change-id="ct53233104"/><text:change-start text:change-id="ct53233296"/>re in <text:change-end text:change-id="ct53233296"/><text:change text:change-id="ct53233488"/><text:change-start text:change-id="ct53233680"/>compliance with applicable sections of ISO 13606-1:2007<text:change-end text:change-id="ct53233680"/><text:change-start text:change-id="ct53233872"/>.<text:change-end text:change-id="ct53233872"/><text:change-start text:change-id="ct53234064"/></text:p>
        </text:list-item>
        <text:list-item>
          <text:p text:style-name="P311"><text:change-end text:change-id="ct53234064"/><text:change text:change-id="ct53234256"/><text:change-start text:change-id="ct53234448"/>A<text:change-end text:change-id="ct53234448"/><text:change-start text:change-id="ct53234640"/>re in conformance with W3C XML Schema Definition Language (XSD) 1.1</text:p>
        </text:list-item>
      </text:list>
      <text:p text:style-name="Chapter_20_Title"><text:change-end text:change-id="ct53234640"/><text:change-start text:change-id="ct53224496"/></text:p>
      <text:p text:style-name="Subtitle"><text:bookmark-start text:name="__RefHeading__1448_2080043106"/><text:change-end text:change-id="ct53224496"/><text:change text:change-id="ct51278448"/><text:change-start text:change-id="ct53234832"/>Availability<text:bookmark-end text:name="__RefHeading__1448_2080043106"/><text:change-end text:change-id="ct53234832"/><text:change-start text:change-id="ct53235216"/></text:p>
      <text:p text:style-name="Text_20_body"><text:bookmark-start text:name="__RefHeading__1450_2080043106"/>The MLHIM specifications, reference implementation and tools are available from GitHub: <text:bookmark-end text:name="__RefHeading__1450_2080043106"/></text:p>
      <text:p text:style-name="P126"><text:a xlink:type="simple" xlink:href="https://github.com/mlhim/specs">https://github.com/mlhim</text:a><text:change-end text:change-id="ct53235216"/><text:a xlink:type="simple" xlink:href="https://github.com/mlhim/specs">/</text:a><text:a xlink:type="simple" xlink:href="https://github.com/mlhim/specs"><text:span text:style-name="T162">specs</text:span></text:a><text:change-start text:change-id="ct53237776"/> <text:change-end text:change-id="ct53237776"/><text:change text:change-id="ct53237968"/><text:change-start text:change-id="ct49048720"/></text:p>
      <text:p text:style-name="Text_20_body"><text:change-end text:change-id="ct49048720"/><text:soft-page-break/><text:span text:style-name="T227">Previously released f</text:span><text:change-start text:change-id="ct72874144"/>inal version<text:change-end text:change-id="ct72874144"/><text:change-start text:change-id="ct75873008"/>s are available, packaged as .ZIP files from <text:change-end text:change-id="ct75873008"/><text:change text:change-id="ct53238160"/><text:change-start text:change-id="ct53235712"/>Launchpad: <text:change-end text:change-id="ct53235712"/><text:change-start text:change-id="ct47810400"/><text:a xlink:type="simple" xlink:href="http://launchpad.net/mlhim-specs">http://launchpad.net/mlhim</text:a><text:change-end text:change-id="ct47810400"/><text:a xlink:type="simple" xlink:href="http://launchpad.net/mlhim-specs">-</text:a><text:a xlink:type="simple" xlink:href="http://launchpad.net/mlhim-specs"><text:span text:style-name="T162">specs</text:span></text:a><text:span text:style-name="T162"> </text:span></text:p>
      <text:p text:style-name="P317">From 2.4.6 on, you may download a zip file from the GitHub repository using the “Download ZIP” button. <text:a xlink:type="simple" xlink:href="https://github.com/mlhim/specs/archive/2_4_6.zip">Click here</text:a> to download the 2.4.6 zipped version.<text:change-start text:change-id="ct53241008"/></text:p>
      <text:p text:style-name="Text_20_body"><text:change-end text:change-id="ct53241008"/><text:change-start text:change-id="ct53240688"/></text:p>
      <text:p text:style-name="Chapter_20_Title"><text:change-end text:change-id="ct53240688"/></text:p>
      <text:p text:style-name="P154"><text:bookmark-start text:name="__RefHeading__3782_929254182"/><text:change text:change-id="ct48306528"/><text:change text:change-id="ct51279904"/><text:change-start text:change-id="ct53236000"/>Governance<text:bookmark-end text:name="__RefHeading__3782_929254182"/><text:change-end text:change-id="ct53236000"/><text:change-start text:change-id="ct53237488"/></text:p>
      <text:p text:style-name="Standard"><text:change-end text:change-id="ct53237488"/><text:change-start text:change-id="ct53238784"/></text:p>
      <text:p text:style-name="Text_20_body"><text:bookmark-start text:name="__RefHeading__3784_929254182"/><text:change-end text:change-id="ct53238784"/><text:change text:change-id="ct53239616"/><text:change text:change-id="ct53239424"/><text:change-start text:change-id="ct53236480"/>The MLHIM project was originally started by <text:change-end text:change-id="ct53236480"/><text:change text:change-id="ct53236672"/><text:change-start text:change-id="ct53208016"/>four individuals with a desire to build an openly available approach to true syntactic <text:change-end text:change-id="ct53208016"/><text:span text:style-name="T197">interoperability as well as </text:span><text:span text:style-name="T6">computable </text:span><text:change-start text:change-id="ct53243776"/><text:span text:style-name="T3">semantic interoperability</text:span> for global healthcare IT. <text:s/>The founding agreement signed by these <text:change-end text:change-id="ct53243776"/><text:change text:change-id="ct53244624"/><text:change-start text:change-id="ct53244816"/>four guarantees that the MLHIM specifications documents and the reference implementation will be published under open <text:change-end text:change-id="ct53244816"/><text:span text:style-name="T197">content</text:span><text:change-start text:change-id="ct53246080"/> and open <text:change-end text:change-id="ct53246080"/><text:span text:style-name="T197">source</text:span><text:change-start text:change-id="ct53243968"/> licenses. <text:bookmark-end text:name="__RefHeading__3784_929254182"/></text:p>
      <text:p text:style-name="P85"><text:bookmark-start text:name="__RefHeading__3786_929254182"/>The MLHIM project is a meritocracy. <text:s/><text:span text:style-name="T15">Anyone may participate</text:span> in the community which uses the <text:a xlink:type="simple" xlink:href="http://goo.gl/EoLGJM">Google Plus social network community</text:a> <text:s/>for discussions.<text:change-end text:change-id="ct53243968"/> <text:span text:style-name="T154">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7">The <text:span text:style-name="T198">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7"><text:change-start text:change-id="ct49195840"/></text:p>
      <text:p text:style-name="P164"/>
      <text:p text:style-name="Chapter_20_Title"><text:bookmark-start text:name="__RefHeading__14400_810339579"/><text:change-end text:change-id="ct49195840"/><text:change text:change-id="ct48480736"/><text:change text:change-id="ct48303872"/><text:change-start text:change-id="ct53239056"/>Introduction<text:bookmark-end text:name="__RefHeading__14400_810339579"/><text:change-end text:change-id="ct53239056"/><text:change-start text:change-id="ct53245600"/></text:p>
      <text:p text:style-name="Text_20_body"><text:change-end text:change-id="ct53245600"/><text:change-start text:change-id="ct53243376"/></text:p>
      <text:p text:style-name="Text_20_body"><text:change-end text:change-id="ct53243376"/><text:change text:change-id="ct53243568"/><text:change-start text:change-id="ct53147168"/>The Multi-Level Health Information Modeling (<text:a xlink:type="simple" xlink:href="http://www.mlhim.org/">MLHIM</text:a>) specifications are partially derived from<text:change-end text:change-id="ct53147168"/><text:change-start text:change-id="ct53246272"/> <text:change-end text:change-id="ct53246272"/><text:span text:style-name="T149">various</text:span><text:change-start text:change-id="ct53249424"/> <text:a xlink:type="simple" xlink:href="http://www.iso.org/iso/home.html">ISO</text:a> Healthcare Information Standards <text:change-end text:change-id="ct53249424"/><text:change-start text:change-id="ct48490432"/>(See the 'Compliance <text:change-end text:change-id="ct48490432"/>Section<text:change-start text:change-id="ct51501552"/>') <text:change-end text:change-id="ct51501552"/><text:change-start text:change-id="ct5325019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3250192"/><text:change text:change-id="ct53252688"/><text:change-start text:change-id="ct53253408"/>further innovation<text:change-end text:change-id="ct53253408"/><text:change-start text:change-id="ct51278960"/> through the use of XML technologies and reducing complexity without sacrificing interoperability as well as improved modeling tools <text:change-end text:change-id="ct51278960"/><text:change text:change-id="ct53251872"/><text:change-start text:change-id="ct48476656"/>and <text:change-end text:change-id="ct48476656"/><text:change-start text:change-id="ct53208224"/>as <text:change-end text:change-id="ct53208224"/><text:change-start text:change-id="ct5196472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51964720"/><text:change text:change-id="ct53250384"/><text:change-start text:change-id="ct53236864"/>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53236864"/><text:change text:change-id="ct53245792"/><text:change-start text:change-id="ct53147360"/>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53147360"/><text:change text:change-id="ct48477008"/><text:change-start text:change-id="ct48389120"/>class names in the specification documents are in CamelCase type<text:change-end text:change-id="ct48389120"/><text:change text:change-id="ct53255920"/><text:change-start text:change-id="ct53256112"/>.<text:change-end text:change-id="ct53256112"/><text:change-start text:change-id="ct53208656"/> <text:change-end text:change-id="ct53208656"/><text:change text:change-id="ct53208848"/><text:change-start text:change-id="ct48297136"/>s<text:change-end text:change-id="ct48297136"/><text:change-start text:change-id="ct48296944"/>ince this is most typical of implementation usage. <text:s/></text:p>
      <text:p text:style-name="P142"><text:change-end text:change-id="ct48296944"/><text:change text:change-id="ct52320464"/><text:change-start text:change-id="ct48489616"/>Only the reference model is implemented in software<text:change-end text:change-id="ct48489616"/><text:change-start text:change-id="ct51500496"/> where needed<text:change-end text:change-id="ct51500496"/><text:change-start text:change-id="ct53252880"/>.<text:change-end text:change-id="ct53252880"/><text:change-start text:change-id="ct53253072"/> In <text:change-end text:change-id="ct53253072"/><text:change-start text:change-id="ct53254688"/>many implementations, the application can use XML Tools to validate against the CCD and reference model using a NoSQL storage.<text:change-end text:change-id="ct53254688"/><text:change-start text:change-id="ct53254880"/> The domain knowledge models are implemented in the XML Schema language and they represent constraints on the reference model<text:change-end text:change-id="ct53254880"/> <text:span text:style-name="T200">implementation that is also implemented in XML Schema</text:span><text:change-start text:change-id="ct48478768"/>. <text:change-end text:change-id="ct48478768"/></text:p>
      <text:p text:style-name="P142"><text:change-start text:change-id="ct48477936"/>The <text:change-end text:change-id="ct48477936"/><text:change-start text:change-id="ct53249616"/>domain <text:change-end text:change-id="ct53249616"/><text:change-start text:change-id="ct53257792"/>knowledge models are called <text:span text:style-name="T12">Concept Constraint Definitions</text:span> and the acronyms CCD and CCDs are used throughout MLHIM documents to mean these XML Schema files. <text:change-end text:change-id="ct53257792"/><text:change text:change-id="ct53249808"/><text:change-start text:change-id="ct48385840"/>This means that, since CCDs form a model that allows the creation of data instances from and according to a specific CCD, it is ensured that the data instances will be valid<text:change-end text:change-id="ct48385840"/><text:change-start text:change-id="ct53257984"/>, in <text:change-end text:change-id="ct53257984"/><text:change text:change-id="ct53258176"/><text:change-start text:change-id="ct53258368"/>perpetuity.<text:change-end text:change-id="ct53258368"/><text:change-start text:change-id="ct53260080"/> <text:change-end text:change-id="ct53260080"/><text:change-start text:change-id="ct48492032"/></text:p>
      <text:p text:style-name="Text_20_body"><text:change-end text:change-id="ct48492032"/><text:change-start text:change-id="ct53246464"/>However, any data instance should be able to be imported into any MLHIM based application since <text:change-end text:change-id="ct53246464"/><text:change text:change-id="ct53260496"/><text:change-start text:change-id="ct53260272"/>the root data model<text:change-end text:change-id="ct53260272"/><text:change-start text:change-id="ct53260688"/>, for any application<text:change-end text:change-id="ct53260688"/><text:change-start text:change-id="ct53261024"/> is the <text:change-end text:change-id="ct53261024"/><text:span text:style-name="T163">MLHIM </text:span><text:change-start text:change-id="ct53261504"/>reference model. But, the full semantics of <text:change-end text:change-id="ct53261504"/><text:change text:change-id="ct53261696"/><text:change-start text:change-id="ct53261216"/>that data will not be known unless and until the defining CCD is available to <text:change-end text:change-id="ct53261216"/><text:change text:change-id="ct53262080"/><text:change text:change-id="ct53261888"/><text:change-start text:change-id="ct53262416"/>the receiving application<text:change-end text:change-id="ct53262416"/><text:change text:change-id="ct53262608"/><text:change-start text:change-id="ct53262944"/>. The CCD represents the structural syntax of a <text:change-end text:change-id="ct53262944"/><text:change-start text:change-id="ct52407872"/>healthcare<text:note text:id="ftn2" text:note-class="footnote"><text:note-citation>2</text:note-citation><text:note-body><text:p text:style-name="Footnote"><text:change-start text:change-id="ct53264064"/>Healthcare concepts include: (a) clinical concepts adopted in medi<text:change-end text:change-id="ct53264064"/><text:change-start text:change-id="ct53264256"/>cine for diagnostic and therapeutic decision making; (b) analogous concepts used for all healthcare<text:change-end text:change-id="ct53264256"/><text:change-start text:change-id="ct53264448"/> professionals (e.g. nursing, dentistry, psychology, pharmacy)<text:change-end text:change-id="ct53264448"/><text:change-start text:change-id="ct53264640"/>; (c) public health concepts (e.g. epidemiology, social medicine, <text:change-end text:change-id="ct53264640"/>biostatistics<text:change-start text:change-id="ct52381808"/>); (d) demographic and (e) administrative concepts that concern healthcare<text:change-end text:change-id="ct52381808"/></text:p></text:note-body></text:note> <text:change-end text:change-id="ct52407872"/><text:change-start text:change-id="ct52350592"/>concept using XML Schema constraints and contains the semantics defined by the <text:change-end text:change-id="ct52350592"/>modeler<text:change-start text:change-id="ct48479200"/>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ext:soft-page-break/>The above paragraph describes the foundation of <text:change-end text:change-id="ct48479200"/><text:span text:style-name="T14">computable </text:span><text:change-start text:change-id="ct52434272"/><text:span text:style-name="T12">semantic interoperability</text:span> in MLHIM implementations. You must understand this and the implications it carries to be successful with implementing <text:change-end text:change-id="ct52434272"/><text:span text:style-name="T201">and creating the full value of </text:span><text:change-start text:change-id="ct53263872"/>MLHIM based applications. See the Constraint section for further discussion of Concept Constraint Definitions (CCDs). </text:p>
      <text:p text:style-name="Text_20_body"><text:change-end text:change-id="ct53263872"/></text:p>
      <text:p text:style-name="P172"/>
      <text:p text:style-name="P157"><text:bookmark-start text:name="__RefHeading__16210_353946569"/>MLHIM as a Component of an Enterprise Architecture<text:bookmark-end text:name="__RefHeading__16210_353946569"/></text:p>
      <text:p text:style-name="P128"/>
      <text:p text:style-name="P146">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text:a xlink:type="simple" xlink:href="http://pubs.opengroup.org/architecture/togaf9-doc/arch/index.html"><text:span text:style-name="T3">The Open Group Architecture Framework</text:span></text:a> (TOGAF<text:span text:style-name="T172">®</text:span>) is a framework for enterprise architecture which provides an approach for designing, planning, implementing, and governing an enterprise information technology architecture. <text:span text:style-name="T164">In this document it provides us with a formal method to communicate with implementers and decision makers on integrating MLHIM into the enterprise. </text:span></text:p>
      <text:p text:style-name="Text_20_body"><text:span text:style-name="T165">We will focus on Part V (chapter 39) and Part VI (chapter 44) of the TOGAF specification;</text:span> <text:span text:style-name="T3">Enterprise Continuum</text:span><text:span text:style-name="T136"> </text:span><text:span text:style-name="T141">and</text:span><text:span text:style-name="T136"> </text:span><text:span text:style-name="T3">Integrated Information Infrastructure Reference Model. </text:span><text:span text:style-name="T139">Th</text:span><text:span text:style-name="T142">ese</text:span><text:span text:style-name="T139"> chapter</text:span><text:span text:style-name="T142">s </text:span><text:span text:style-name="T145">explore</text:span><text:span text:style-name="T139"> the view of the enterprise repository as part of the enterprise and the information technology industry at large </text:span><text:span text:style-name="T142">as well as developing a sound foundation for boundary-less </text:span><text:span text:style-name="T145">information</text:span><text:span text:style-name="T142"> flow</text:span><text:span text:style-name="T139">. </text:span></text:p>
      <text:p text:style-name="P129"><text:span text:style-name="T139">R</text:span><text:span text:style-name="T140">eferring to </text:span><text:a xlink:type="simple" xlink:href="http://pubs.opengroup.org/architecture/togaf9-doc/arch/chap39.html#tagfcjh_91"><text:span text:style-name="T140">Figure 39-1</text:span></text:a><text:span text:style-name="T140"> and its description, the MLHIM reference model and its implementation fits into the category</text:span><text:span text:style-name="T3"> Architecture Continuum.</text:span> In the details description <text:span text:style-name="T166">and depicted graphically in </text:span><text:a xlink:type="simple" xlink:href="http://pubs.opengroup.org/architecture/togaf9-doc/arch/chap39.html#tag_39_04_01"><text:span text:style-name="T166">Figure 39-2</text:span></text:a><text:span text:style-name="T166"> are four conceptual architectures. Their relationship to MLHIM is shown in Table1. Keeping in mind that the granularity of MLHIM is much finer than these abstract architectures. <text:s/>However, this does serve as a good starting point.</text:span></text:p>
      <text:p text:style-name="P129"/>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71">®</text:span></text:p>
          </table:table-cell>
          <table:table-cell table:style-name="ArchitectureContinuum.B1" office:value-type="string">
            <text:p text:style-name="P294">MLHIM</text:p>
          </table:table-cell>
        </table:table-row>
        <table:table-row>
          <table:table-cell table:style-name="ArchitectureContinuum.A2" office:value-type="string">
            <text:p text:style-name="P130">Foundation Architectures</text:p>
          </table:table-cell>
          <table:table-cell table:style-name="ArchitectureContinuum.B2" office:value-type="string">
            <text:p text:style-name="P295">The MLHIM specifications and reference implementation represent a foundation model on which to build more specific models. <text:span text:style-name="T176">From a broader perspective, the XML family of technologies provides the foundation for ubiquity.</text:span></text:p>
          </table:table-cell>
        </table:table-row>
        <table:table-row>
          <table:table-cell table:style-name="ArchitectureContinuum.A4" office:value-type="string">
            <text:p text:style-name="P130">Common System Architectures</text:p>
          </table:table-cell>
          <table:table-cell table:style-name="ArchitectureContinuum.B4" office:value-type="string">
            <text:p text:style-name="P295">The MLHIM CCDs<text:span text:style-name="T169">[</text:span><text:span text:style-name="T169"><text:bookmark-ref text:reference-format="chapter" text:ref-name="CCD"/></text:span><text:span text:style-name="T169">] are</text:span> composed of multiple, reusable <text:span text:style-name="T167">(pluggable) </text:span>complexType<text:span text:style-name="T168">[</text:span><text:span text:style-name="T168"><text:bookmark-ref text:reference-format="text" text:ref-name="PcT"/></text:span><text:span text:style-name="T168">]</text:span> <text:span text:style-name="T167">restrictions</text:span> of the reference model. <text:span text:style-name="T167">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93">Industry Architectures</text:p>
          </table:table-cell>
          <table:table-cell table:style-name="ArchitectureContinuum.B4" office:value-type="string">
            <text:p text:style-name="P296">CCDs that have broad applicability in healthcare across many types of applications fit into the architecture. These CCDs may be openly licensed and shared globally. <text:span text:style-name="T177">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93">Organization-Specific Architectures</text:p>
          </table:table-cell>
          <table:table-cell table:style-name="ArchitectureContinuum.B5" office:value-type="string">
            <text:p text:style-name="P296">CCDs that are <text:span text:style-name="T170">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3"><text:span text:style-name="T202">The reader should consult the details of the TOGAF</text:span><text:span text:style-name="T172">®</text:span><text:span text:style-name="T202"> documentation as well as the remainder of this document, in order to understand the full implications of implementing MLHIM into large organizations. <text:s/></text:span></text:p>
      <text:p text:style-name="Text_20_body"><text:soft-page-break/><text:span text:style-name="T174">In </text:span><text:a xlink:type="simple" xlink:href="http://pubs.opengroup.org/architecture/togaf9-doc/arch/chap44.html#tag_44"><text:span text:style-name="T174">chapter 44</text:span></text:a><text:span text:style-name="T174"> of the TOGAF</text:span><text:span text:style-name="T172">® </text:span>specif<text:span text:style-name="T174">i</text:span>cations <text:span text:style-name="T175">we being to focus more towards information interoperability of applications, regardless of their platform and location. Here we can discover the importance of ubiquitous technology in providing interoperability. <text:s text:c="2"/></text:span><text:change-start text:change-id="ct53308832"/></text:p>
      <text:p text:style-name="P68"><text:bookmark-start text:name="__RefHeading__13337_2025839886"/><text:change-end text:change-id="ct53308832"/>[this section is currently incomplete]<text:bookmark-end text:name="__RefHeading__13337_2025839886"/></text:p>
      <text:p text:style-name="P154"><text:bookmark-start text:name="__RefHeading__11314_1033523245"/>Data Description Levels<text:bookmark-end text:name="__RefHeading__11314_1033523245"/><text:change-start text:change-id="ct48377616"/></text:p>
      <text:p text:style-name="Text_20_body"><text:change-end text:change-id="ct48377616"/></text:p>
      <text:p text:style-name="P116">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14"><text:a xlink:type="simple" xlink:href="http://dublincore.org/">http://dublincore.org/</text:a> </text:p></text:note-body></text:note>) terms, <text:span text:style-name="T150">the Data Catalog Vocabulary (DCAT</text:span><text:span text:style-name="T150"><text:note text:id="ftn4" text:note-class="footnote"><text:note-citation>4</text:note-citation><text:note-body><text:p text:style-name="P215"><text:a xlink:type="simple" xlink:href="http://www.w3.org/TR/vocab-dcat/">http://www.w3.org/TR/vocab-dcat/</text:a> </text:p></text:note-body></text:note></text:span><text:span text:style-name="T150">), Schema.org</text:span><text:span text:style-name="T150"><text:note text:id="ftn5" text:note-class="footnote"><text:note-citation>5</text:note-citation><text:note-body><text:p text:style-name="P215"><text:a xlink:type="simple" xlink:href="http://schema.org/">http://schema.org/</text:a> </text:p></text:note-body></text:note></text:span><text:span text:style-name="T150"> and others. </text:span></text:p>
      <text:p text:style-name="P117">The popular approach is to use the vocabularies to directly annotate the data. <text:span text:style-name="T152">We call this the </text:span><text:span text:style-name="T5">direct markup</text:span><text:span text:style-name="T152">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1">memory size, processing speed</text:span> and network bandwidth have improved <text:span text:style-name="T151">immensely</text:span> over the past decade. They are not infinite <text:span text:style-name="T151">and every byte still counts; affecting overall performance in an inverse relationship</text:span>. <text:s/></text:p>
      <text:p text:style-name="P125">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4">Let us say you record a time-series from some device and your data is 10MB. Now, for that one instance if it is marked up individually, <text:s/>the size blooms to 40MB. Even with today's technology, this is a significant payload to transfer. </text:p>
      <text:p text:style-name="P118"><text:span text:style-name="T151">Estimates are</text:span><text:span text:style-name="T151"><text:note text:id="ftn6" text:note-class="footnote"><text:note-citation>6</text:note-citation><text:note-body><text:p text:style-name="P216"><text:a xlink:type="simple" xlink:href="http://www.storagenewsletter.com/rubriques/market-reportsresearch/ibm-cmo-study/">http://www.storagenewsletter.com/rubriques/market-reportsresearch/ibm-cmo-study/</text:a> </text:p></text:note-body></text:note></text:span><text:span text:style-name="T151"> that every day we create 2.5 quintillion (10</text:span><text:span text:style-name="textsuperscript"><text:span text:style-name="T151">18</text:span></text:span><text:span text:style-name="T151">) bytes of data. That linear expansion that resulted in a growth of 48kb is now a growth of 7.5 quintillion (10</text:span><text:span text:style-name="textsuperscript"><text:span text:style-name="T151">18</text:span></text:span><text:span text:style-name="T151">) bytes; </text:span><text:span text:style-name="T13">every day</text:span><text:span text:style-name="T151">.</text:span></text:p>
      <text:p text:style-name="P119"><text:soft-page-break/><text:span text:style-name="T215">R</text:span>egardless of any sustainability estimates. <text:s/>Is it even a smart thing to do? <text:s/></text:p>
      <text:p text:style-name="P124">When the data instances are marked up with semantics and they are being exchanged between systems (as medical information should be), <text:span text:style-name="T215">t</text:span>here is no single point of reference to insure that the syntax or semantics of the information wasn't modified along the way. </text:p>
      <text:p text:style-name="P144">The MLHIM approach to the <text:span text:style-name="T7">computable </text:span><text:span text:style-name="T3">semantic interoperability</text:span> problem does not have th<text:span text:style-name="T159">ese</text:span> issue<text:span text:style-name="T159">s</text:span>. <text:s/>The metadata is developed by the modeler and it is static. <text:s/>It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4"><text:span text:style-name="T203">O</text:span>ther multi-level modeling approaches <text:span text:style-name="T203">may</text:span> use a domain specific language that is not in common use and does not have tools widely available for management <text:span text:style-name="T203">and analysis of the models and data</text:span>. <text:s/></text:p>
      <text:p text:style-name="P145">As stated earlier, the growth in size of the data is only one issue with the direct markup approach. <text:s/><text:span text:style-name="T153">An additional concern is the specific file format used for distribution. <text:s/>In the direct markup approach there may be differences in semantics</text:span><text:span text:style-name="T153"><text:note text:id="ftn7" text:note-class="footnote"><text:note-citation>7</text:note-citation><text:note-body><text:p text:style-name="P217"><text:a xlink:type="simple" xlink:href="http://goo.gl/oSTC1g">http://goo.gl/oSTC1g</text:a> (W3C HCLS Dataset draft specs.)</text:p></text:note-body></text:note></text:span><text:span text:style-name="T153">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or misrepresented. <text:s/></text:span></text:p>
      <text:p text:style-name="P145"><text:span text:style-name="T153">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3">https://github.com/mlhim/mxic</text:span></text:a><text:span text:style-name="T153"> for further details. </text:span></text:p>
      <text:p text:style-name="P120">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8"><text:a xlink:type="simple" xlink:href="http://www.w3.org/2012/12/rdf-val/report">http://www.w3.org/2012/12/rdf-val/report</text:a> </text:p></text:note-body></text:note>. However, we know from previous experience that the W3C process is a slow one. <text:s/></text:p>
      <text:p text:style-name="P120"><text:soft-page-break/>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53326992"/></text:p>
      <text:p text:style-name="P154"><text:bookmark-start text:name="__RefHeading__8790_252205679"/><text:change-end text:change-id="ct53326992"/><text:change text:change-id="ct53201312"/><text:change-start text:change-id="ct53325200"/>The MLHIM Eco-System<text:bookmark-end text:name="__RefHeading__8790_252205679"/><text:change-end text:change-id="ct53325200"/><text:change-start text:change-id="ct4849184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48491840"/><text:change-start text:change-id="ct53314864"/>MLHIM eco-<text:change-end text:change-id="ct53314864"/><text:change-start text:change-id="ct53298416"/>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3298416"/><text:change-start text:change-id="ct53306448"/>mHealth (apps for <text:change-end text:change-id="ct53306448"/><text:change-start text:change-id="ct53322240"/>smart<text:change-end text:change-id="ct53322240"/><text:change text:change-id="ct53305472"/><text:change-start text:change-id="ct53306064"/>phone<text:change-end text:change-id="ct53306064"/><text:change-start text:change-id="ct53322688"/>s<text:change-end text:change-id="ct53322688"/><text:change text:change-id="ct53322880"/><text:change-start text:change-id="ct52381296"/> and<text:change-end text:change-id="ct52381296"/><text:change-start text:change-id="ct53327488"/> tablet<text:change-end text:change-id="ct53327488"/><text:change-start text:change-id="ct53327680"/>s,<text:change-end text:change-id="ct53327680"/><text:change-start text:change-id="ct53304912"/> <text:change-end text:change-id="ct53304912"/><text:change text:change-id="ct53305104"/><text:change-start text:change-id="ct52392432"/>as well as purpose specific devices such as a home blood pressure monitor<text:change-end text:change-id="ct52392432"/><text:change-start text:change-id="ct52433952"/>)<text:change-end text:change-id="ct52433952"/><text:change-start text:change-id="ct52422752"/>. <text:s/></text:p>
      <text:p text:style-name="Text_20_body"/>
      <text:p text:style-name="Text_20_body">The next level of the <text:change-end text:change-id="ct52422752"/><text:change text:change-id="ct53320080"/><text:change-start text:change-id="ct53320272"/>MLHIM<text:change-end text:change-id="ct53320272"/><text:change-start text:change-id="ct5127616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51276160"/><text:change-start text:change-id="ct53307664"/>, <text:change-end text:change-id="ct53307664"/><text:change text:change-id="ct53307856"/><text:change-start text:change-id="ct53328528"/>t<text:change-end text:change-id="ct53328528"/><text:change-start text:change-id="ct53328720"/>hen any data instance that is compliant with a CCD is also compliant in any software application <text:change-end text:change-id="ct53328720"/><text:change text:change-id="ct53323952"/><text:change-start text:change-id="ct53324144"/>that implements the RM<text:change-end text:change-id="ct53324144"/><text:change-start text:change-id="ct53313504"/> or is designed to validate against the RM<text:change-end text:change-id="ct53313504"/><text:change-start text:change-id="ct53313696"/>. <text:s text:c="2"/><text:change-end text:change-id="ct53313696"/><text:change text:change-id="ct53314016"/><text:change-start text:change-id="ct53314208"/>Even if the CCD is not available, an application can know how to display and even analyze certain information. <text:change-end text:change-id="ct53314208"/><text:change-start text:change-id="ct53334176"/>For example<text:change-end text:change-id="ct53334176"/><text:change-start text:change-id="ct5238228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52382288"/><text:change-start text:change-id="ct48386928"/>nested within an element with the prefix 'ccd:'. Because these element names are unique to certain RM complexTypes. IF there is a &lt;magnitude&gt; element and a DVCount-units element, that fragment is a <text:change-end text:change-id="ct48386928"/>DvCountType.<text:change-start text:change-id="ct48473248"/> <text:change-end text:change-id="ct48473248"/><text:change text:change-id="ct52380624"/><text:change-start text:change-id="ct5127635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his is now the point where the MLHIM eco-system is in contrast to the top-down approach used by <text:change-end text:change-id="ct51276352"/><text:change text:change-id="ct53334368"/><text:change-start text:change-id="ct48493776"/>other multi-level <text:change-end text:change-id="ct48493776"/>modeling<text:change-start text:change-id="ct52450480"/>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52450480"/>consensus<text:change-start text:change-id="ct52422944"/> has led to the<text:change-end text:change-id="ct52422944"/><text:change-start text:change-id="ct48489216"/> development of the<text:change-end text:change-id="ct48489216"/><text:change-start text:change-id="ct48477232"/>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text:soft-page-break/>In MLHIM, participants at any level are encouraged to create <text:change-end text:change-id="ct48477232"/><text:change text:change-id="ct53315856"/><text:change-start text:change-id="ct53320816"/>domain knowledge <text:change-end text:change-id="ct53320816"/><text:change-start text:change-id="ct53321008"/>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53321008"/><text:change-start text:change-id="ct53304256"/>Electronic Health Record (<text:change-end text:change-id="ct53304256"/><text:change-start text:change-id="ct53304448"/>EHR<text:change-end text:change-id="ct53304448"/><text:change-start text:change-id="ct53308160"/>)<text:change-end text:change-id="ct53308160"/><text:change-start text:change-id="ct53308352"/>, <text:change-end text:change-id="ct53308352"/><text:change-start text:change-id="ct53308544"/>Electronic Medical Record <text:change-end text:change-id="ct53308544"/><text:change-start text:change-id="ct53242880"/>(<text:change-end text:change-id="ct53242880"/><text:change-start text:change-id="ct53243072"/>EMR<text:change-end text:change-id="ct53243072"/><text:change-start text:change-id="ct52455168"/>)<text:change-end text:change-id="ct52455168"/><text:change-start text:change-id="ct52448192"/>, etc<text:change-end text:change-id="ct52448192"/><text:change-start text:change-id="ct52444736"/>, although the MLHIM specifications can also be adopted for <text:change-end text:change-id="ct52444736"/><text:change-start text:change-id="ct52421984"/>the development of these types of applications<text:change-end text:change-id="ct52421984"/><text:change-start text:change-id="ct52412048"/>. This provides an opening for small, purpose specific apps such as mobile<text:change-end text:change-id="ct52412048"/><text:change text:change-id="ct53242480"/><text:change-start text:change-id="ct53242672"/> or portable device software as well.</text:p>
      <text:p text:style-name="Text_20_body"><text:s text:c="2"/></text:p>
      <text:p text:style-name="Text_20_body">In MLHIM, there is room for thousands of CCDs to describe <text:change-end text:change-id="ct53242672"/><text:change-start text:change-id="ct53333632"/>each healthcare concept, (e.g. <text:change-end text:change-id="ct53333632"/><text:change-start text:change-id="ct53333424"/>blood pressure<text:change-end text:change-id="ct53333424"/><text:change-start text:change-id="ct53333824"/>, body temperature, problem list, medication list, Glasgow Coma Scale, cost of a medical procedure, <text:change-end text:change-id="ct53333824"/><text:change text:change-id="ct53241744"/><text:change-start text:change-id="ct53241312"/>or any other <text:change-end text:change-id="ct53241312"/><text:change-start text:change-id="ct53241504"/>healthcare <text:change-end text:change-id="ct53241504"/><text:change-start text:change-id="ct53330224"/>phenomena) <text:change-end text:change-id="ct53330224"/><text:change text:change-id="ct53330416"/><text:change-start text:change-id="ct53330608"/>vs. a single<text:change-end text:change-id="ct53330608"/><text:change-start text:change-id="ct53330800"/>, flat<text:change-end text:change-id="ct53330800"/><text:change-start text:change-id="ct52450144"/> model <text:change-end text:change-id="ct52450144"/><text:change-start text:change-id="ct52469904"/>implemented in software <text:change-end text:change-id="ct52469904"/><text:change-start text:change-id="ct52452512"/>that must encompass all descriptions/uses/etc. <text:change-end text:change-id="ct52452512"/><text:change-start text:change-id="ct52502176"/>This multiplicity of compatible domain knowledge models is achieve<text:change-end text:change-id="ct52502176"/><text:change-start text:change-id="ct52467504"/>d by the way CCDs are <text:change-end text:change-id="ct52467504"/><text:change text:change-id="ct52455504"/><text:change-start text:change-id="ct53241936"/>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53241936"/><text:change text:change-id="ct53242128"/><text:change-start text:change-id="ct52382928"/>CCDs are <text:change-end text:change-id="ct52382928"/><text:change-start text:change-id="ct52452176"/>built out of <text:change-end text:change-id="ct52452176"/><text:change-start text:change-id="ct52515856"/>pluggable <text:change-end text:change-id="ct52515856"/><text:change-start text:change-id="ct52467696"/>complexTypes (PcTs) <text:change-end text:change-id="ct52467696"/><text:change-start text:change-id="ct53346384"/>so that modelers can use <text:change-end text:change-id="ct53346384"/><text:change text:change-id="ct53346576"/><text:change-start text:change-id="ct52505728"/>granular definitions<text:change-end text:change-id="ct52505728"/><text:change-start text:change-id="ct53346768"/> to create any <text:change-end text:change-id="ct53346768"/><text:change text:change-id="ct53346960"/><text:change-start text:change-id="ct53347152"/>size <text:change-end text:change-id="ct53347152"/><text:change text:change-id="ct53347344"/><text:change-start text:change-id="ct52494768"/>application form<text:change-end text:change-id="ct52494768"/><text:change-start text:change-id="ct53347536"/>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text:change-end text:change-id="ct53347536"/>modeler<text:change-start text:change-id="ct53347728"/> and/or publishing organization. There are very strict guidelines that define what constitutes a valid CCD<text:change-end text:change-id="ct53347728"/><text:change-start text:change-id="ct53348752"/>, as seen above<text:change-end text:change-id="ct53348752"/><text:change-start text:change-id="ct53347920"/>.</text:p>
      <text:p text:style-name="Text_20_body"/>
      <text:p text:style-name="Subtitle"><text:bookmark-start text:name="__RefHeading__1760_210828132"/><text:change-end text:change-id="ct53347920"/><text:change text:change-id="ct53349312"/><text:change-start text:change-id="ct53349504"/><text:soft-page-break/>A Valid CCD Must:<text:bookmark-end text:name="__RefHeading__1760_210828132"/><text:change-end text:change-id="ct53349504"/><text:change-start text:change-id="ct52456704"/></text:p>
      <text:list xml:id="list73747114819790" text:continue-list="list73747385146750"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23">http://xerces.apache.org/xerces2-j/faq-xs.html</text:span></text:a><text:span text:style-name="T23">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52456704"/><text:change text:change-id="ct53355552"/><text:change text:change-id="ct53353120"/><text:change text:change-id="ct53352928"/><text:change-start text:change-id="ct53357952"/><text:span text:style-name="T26">namespaces in Table 1. An example from a CCD is shown in Fi</text:span><text:change-end text:change-id="ct53357952"/><text:change-start text:change-id="ct53355744"/><text:span text:style-name="T26">gure 1. </text:span></text:p>
        </text:list-item>
        <text:list-item>
          <text:p text:style-name="P312">define the minimum <text:span text:style-name="T27">DCMI</text:span><text:span text:style-name="T27"><text:note text:id="ftn12" text:note-class="footnote"><text:note-citation>12</text:note-citation><text:note-body><text:p text:style-name="P213"><text:change-start text:change-id="ct53358608"/><text:s/><text:a xlink:type="simple" xlink:href="http://dublincore.org/"><text:span text:style-name="T27">http://dublincore.org/</text:span></text:a><text:span text:style-name="T27"> </text:span><text:change-end text:change-id="ct53358608"/></text:p></text:note-body></text:note></text:span><text:span text:style-name="T27"> </text:span>metadata items as shown in Figure 2.<text:change-end text:change-id="ct53355744"/><text:change-start text:change-id="ct53358400"/></text:p>
        </text:list-item>
      </text:list>
      <text:p text:style-name="Text_20_body"><text:change-end text:change-id="ct5335840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35"><text:change-start text:change-id="ct53361392"/>prefix<text:change-end text:change-id="ct53361392"/></text:p>
            </table:table-cell>
            <table:table-cell table:style-name="NamespacesTable.B1" office:value-type="string">
              <text:p text:style-name="P235"><text:change-start text:change-id="ct53359824"/>namespace<text:change-end text:change-id="ct53359824"/></text:p>
            </table:table-cell>
          </table:table-row>
        </table:table-header-rows>
        <table:table-row table:style-name="NamespacesTable.1">
          <table:table-cell table:style-name="NamespacesTable.A2" office:value-type="string">
            <text:p text:style-name="Text_20_body"><text:change-start text:change-id="ct53361584"/>mlhim244<text:change-end text:change-id="ct53361584"/></text:p>
          </table:table-cell>
          <table:table-cell table:style-name="NamespacesTable.B2" office:value-type="string">
            <text:p text:style-name="Text_20_body"><text:change-start text:change-id="ct53361776"/>http://www.mlhim.org/xmlns/mlhim2/2_4_4<text:change-end text:change-id="ct53361776"/></text:p>
          </table:table-cell>
        </table:table-row>
        <text:soft-page-break/>
        <table:table-row table:style-name="NamespacesTable.1">
          <table:table-cell table:style-name="NamespacesTable.A2" office:value-type="string">
            <text:p text:style-name="Text_20_body"><text:change-start text:change-id="ct53361968"/>ccd<text:change-end text:change-id="ct53361968"/></text:p>
          </table:table-cell>
          <table:table-cell table:style-name="NamespacesTable.B2" office:value-type="string">
            <text:p text:style-name="Text_20_body"><text:change-start text:change-id="ct52531680"/>http://www.mlhim.org/ccd<text:change-end text:change-id="ct52531680"/></text:p>
          </table:table-cell>
        </table:table-row>
        <table:table-row table:style-name="NamespacesTable.1">
          <table:table-cell table:style-name="NamespacesTable.A2" office:value-type="string">
            <text:p text:style-name="Text_20_body"><text:change-start text:change-id="ct52500000"/>xs<text:change-end text:change-id="ct52500000"/></text:p>
          </table:table-cell>
          <table:table-cell table:style-name="NamespacesTable.B2" office:value-type="string">
            <text:p text:style-name="Text_20_body"><text:change-start text:change-id="ct52500304"/>http://www.w3.org/2001/XMLSchema<text:change-end text:change-id="ct52500304"/></text:p>
          </table:table-cell>
        </table:table-row>
        <table:table-row table:style-name="NamespacesTable.1">
          <table:table-cell table:style-name="NamespacesTable.A2" office:value-type="string">
            <text:p text:style-name="Text_20_body"><text:change-start text:change-id="ct52528944"/>rdf<text:change-end text:change-id="ct52528944"/></text:p>
          </table:table-cell>
          <table:table-cell table:style-name="NamespacesTable.B2" office:value-type="string">
            <text:p text:style-name="Text_20_body"><text:change-start text:change-id="ct53360288"/>http://www.w3.org/1999/02/22-rdf-syntax-ns#<text:change-end text:change-id="ct53360288"/></text:p>
          </table:table-cell>
        </table:table-row>
        <table:table-row table:style-name="NamespacesTable.1">
          <table:table-cell table:style-name="NamespacesTable.A2" office:value-type="string">
            <text:p text:style-name="Text_20_body"><text:change-start text:change-id="ct53360096"/>owl<text:change-end text:change-id="ct53360096"/></text:p>
          </table:table-cell>
          <table:table-cell table:style-name="NamespacesTable.B2" office:value-type="string">
            <text:p text:style-name="Text_20_body"><text:change-start text:change-id="ct52501376"/>http://www.w3.org/2002/07/owl#<text:change-end text:change-id="ct52501376"/></text:p>
          </table:table-cell>
        </table:table-row>
        <table:table-row table:style-name="NamespacesTable.1">
          <table:table-cell table:style-name="NamespacesTable.A2" office:value-type="string">
            <text:p text:style-name="Text_20_body"><text:change-start text:change-id="ct52504720"/>dc<text:change-end text:change-id="ct52504720"/></text:p>
          </table:table-cell>
          <table:table-cell table:style-name="NamespacesTable.B2" office:value-type="string">
            <text:p text:style-name="Text_20_body"><text:change-start text:change-id="ct52517040"/>http://purl.org/dc/elements/1.1/<text:change-end text:change-id="ct52517040"/></text:p>
          </table:table-cell>
        </table:table-row>
        <table:table-row table:style-name="NamespacesTable.1">
          <table:table-cell table:style-name="NamespacesTable.A2" office:value-type="string">
            <text:p text:style-name="Text_20_body"><text:change-start text:change-id="ct52517392"/>rdfs<text:change-end text:change-id="ct52517392"/></text:p>
          </table:table-cell>
          <table:table-cell table:style-name="NamespacesTable.B2" office:value-type="string">
            <text:p text:style-name="Text_20_body"><text:change-start text:change-id="ct53362288"/>http://www.w3.org/2000/01/rdf-schema#<text:change-end text:change-id="ct53362288"/></text:p>
          </table:table-cell>
        </table:table-row>
        <table:table-row table:style-name="NamespacesTable.1">
          <table:table-cell table:style-name="NamespacesTable.A2" office:value-type="string">
            <text:p text:style-name="Text_20_body"><text:change-start text:change-id="ct53362832"/>targetNamespace<text:change-end text:change-id="ct53362832"/></text:p>
          </table:table-cell>
          <table:table-cell table:style-name="NamespacesTable.B2" office:value-type="string">
            <text:p text:style-name="Text_20_body"><text:change-start text:change-id="ct53363024"/>http://www.mlhim.org/ccd<text:change-end text:change-id="ct53363024"/></text:p>
          </table:table-cell>
        </table:table-row>
      </table:table>
      <text:p text:style-name="Text_20_body"><text:change-start text:change-id="ct53366432"/>Table <text:sequence text:ref-name="refTable1" text:name="Table" text:formula="ooow:Table+1" style:num-format="1">2</text:sequence>: Namespace<text:change-end text:change-id="ct53366432"/><text:change-start text:change-id="ct53358800"/>s<text:change-end text:change-id="ct53358800"/><text:change-start text:change-id="ct53364112"/> <text:change-end text:change-id="ct53364112"/><text:change text:change-id="ct53364304"/><text:change-start text:change-id="ct53364496"/>Table<text:change-end text:change-id="ct53364496"/><text:change-start text:change-id="ct53366624"/>.<text:change-end text:change-id="ct53366624"/><text:change-start text:change-id="ct53384816"/></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53384816"/><text:change text:change-id="ct53386304"/><text:change-start text:change-id="ct53391776"/></text:p>
      <text:p text:style-name="P4"><draw:frame draw:style-name="fr2" draw:name="Frame1" text:anchor-type="paragraph" svg:x="0.3291in" svg:y="0.1319in" svg:width="5.9972in" draw:z-index="4"><draw:text-box fo:min-height="3.2311in"><text:p text:style-name="Figure"><draw:frame draw:style-name="fr5" draw:name="Image1" text:anchor-type="paragraph" svg:width="5.9972in" style:rel-width="100%" svg:height="3.2311in" style:rel-height="scale" draw:z-index="5"><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53391776"/><text:change text:change-id="ct53407344"/><text:change text:change-id="ct53365312"/><text:change text:change-id="ct53365120"/><text:change text:change-id="ct53367040"/><text:change text:change-id="ct53409408"/><text:change text:change-id="ct53405600"/><text:change-start text:change-id="ct53407536"/></text:p>
      <text:p text:style-name="Text_20_body"/>
      <text:p text:style-name="P179"><text:bookmark-start text:name="__RefHeading__3788_929254182"/><text:bookmark-end text:name="__RefHeading__3788_929254182"/><text:change-end text:change-id="ct53407536"/><text:change text:change-id="ct53392560"/><text:change text:change-id="ct53392368"/></text:p>
      <text:p text:style-name="P179"/>
      <text:p text:style-name="P179"/>
      <text:p text:style-name="P105"/>
      <text:p text:style-name="P105"/>
      <text:p text:style-name="P105"/>
      <text:p text:style-name="P105"/>
      <text:p text:style-name="P105"/>
      <text:p text:style-name="P105"/>
      <text:p text:style-name="P105"><text:soft-page-break/></text:p>
      <text:p text:style-name="P105"/>
      <text:p text:style-name="P179"><text:bookmark-start text:name="__RefHeading__48458_302335373"/><text:span text:style-name="T134">A </text:span><text:change-start text:change-id="ct53383888"/>Valid CCD Must Not:<text:bookmark-end text:name="__RefHeading__48458_302335373"/><text:change-end text:change-id="ct53383888"/><text:change-start text:change-id="ct53403824"/></text:p>
      <text:list xml:id="list1352497715282614940" text:style-name="L49">
        <text:list-item>
          <text:p text:style-name="P313">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13">Import any XML Schema document other than its parent reference model schema.</text:p>
          <text:p text:style-name="P313"/>
        </text:list-item>
      </text:list>
      <text:p text:style-name="P154"><text:bookmark-start text:name="__RefHeading__11003_746337490"/><text:change-end text:change-id="ct53403824"/><text:change text:change-id="ct53411472"/><text:span text:style-name="T204">M</text:span>odeling <text:span text:style-name="T204">Concepts</text:span><text:bookmark-end text:name="__RefHeading__11003_746337490"/><text:change-start text:change-id="ct53406016"/></text:p>
      <text:p text:style-name="Text_20_body"/>
      <text:p text:style-name="Subtitle"><text:bookmark-start text:name="__RefHeading__9731_426781434"/><text:change-end text:change-id="ct53406016"/><text:change text:change-id="ct53150416"/><text:change-start text:change-id="ct53149984"/>Approach<text:bookmark-end text:name="__RefHeading__9731_426781434"/><text:change-end text:change-id="ct53149984"/><text:change-start text:change-id="ct53150176"/></text:p>
      <text:p text:style-name="Text_20_body"/>
      <text:p text:style-name="Text_20_body">The MLHIM specifications are arranged conceptually, into packages. These packages represent logical groupings of <text:change-end text:change-id="ct53150176"/><text:change text:change-id="ct53395904"/><text:change-start text:change-id="ct53396096"/>classes providing ease of consistent implementation. That said, the MLHIM R<text:change-end text:change-id="ct53396096"/><text:change-start text:change-id="ct53154624"/>eference <text:change-end text:change-id="ct53154624"/><text:change-start text:change-id="ct53396288"/>M<text:change-end text:change-id="ct53396288"/><text:change-start text:change-id="ct53396480"/>odel<text:change-end text:change-id="ct53396480"/><text:change-start text:change-id="ct5340620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53406208"/><text:change text:change-id="ct53150608"/><text:change-start text:change-id="ct53156656"/>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53156656"/><text:change-start text:change-id="ct53403488"/>a<text:change-end text:change-id="ct53403488"/><text:change-start text:change-id="ct53399808"/> given domain knowledge model is implemented in <text:change-end text:change-id="ct53399808"/><text:change text:change-id="ct53154816"/><text:change-start text:change-id="ct53155216"/>an XML Schema (XSD)<text:change-end text:change-id="ct53155216"/><text:change-start text:change-id="ct53155008"/>,<text:change-end text:change-id="ct53155008"/><text:change-start text:change-id="ct53155824"/> <text:change-end text:change-id="ct53155824"/><text:change text:change-id="ct53155408"/><text:change-start text:change-id="ct53155616"/>called a Concept Constraint Definition (CCD). <text:s/>This allows MLHIM to use the XML Schema language as well as other XML technologies, as the constraint language. <text:s/>This provides the MLHIM development community with an approach to using multi-level <text:change-end text:change-id="ct53155616"/>modeling<text:change-start text:change-id="ct53158944"/> in healthcare using standardized, widely available tools and technologies. <text:s/></text:p>
      <text:p text:style-name="Text_20_body"/>
      <text:p text:style-name="Text_20_body"><text:soft-page-break/>The <text:change-end text:change-id="ct53158944"/><text:change-start text:change-id="ct53159216"/>attempt to design a<text:change-end text:change-id="ct53159216"/><text:change text:change-id="ct53159408"/><text:change-start text:change-id="ct53159600"/> <text:change-end text:change-id="ct53159600"/><text:change text:change-id="ct53159792"/><text:change-start text:change-id="ct53159984"/>maximal data model for a concept is still restricted to the knowledge and context of a particular domain expert. <text:change-end text:change-id="ct53159984"/><text:change-start text:change-id="ct53160176"/>In effect, there can never be a maximal data model for a healthcare concept. <text:change-end text:change-id="ct53160176"/><text:change-start text:change-id="ct52557184"/>This means that from a global perspective there may be several CCDs that purport to fill the same need. 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52557184"/><text:change-start text:change-id="ct52558480"/>data <text:change-end text:change-id="ct52558480"/><text:change-start text:change-id="ct52572656"/>form <text:change-end text:change-id="ct52572656"/><text:change text:change-id="ct52571488"/><text:change-start text:change-id="ct5263688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he real advantage to using the MLHIM approach to health<text:change-end text:change-id="ct52636880"/><text:change text:change-id="ct52563248"/><text:change-start text:change-id="ct53164768"/>care information <text:change-end text:change-id="ct53164768"/>modeling<text:change-start text:change-id="ct53160368"/> is that it provides for a wide variety of healthcare applications to be developed based on the broad concepts defined in the reference model. <text:change-end text:change-id="ct53160368"/><text:change text:change-id="ct53164960"/><text:change-start text:change-id="ct53165152"/>B<text:change-end text:change-id="ct53165152"/><text:change-start text:change-id="ct53161136"/>y having domain experts within the healthcare field <text:change-end text:change-id="ct53161136"/><text:change-start text:change-id="ct53160560"/>to <text:change-end text:change-id="ct53160560"/><text:change-start text:change-id="ct53160752"/>define and create the CCDs<text:change-end text:change-id="ct53160752"/><text:change-start text:change-id="ct53160944"/>, <text:change-end text:change-id="ct53160944"/><text:change text:change-id="ct53161328"/><text:change-start text:change-id="ct53162160"/>t<text:change-end text:change-id="ct53162160"/><text:change-start text:change-id="ct53162352"/>hey can then be shared across multiple applications so that the <text:change-end text:change-id="ct53162352"/><text:change text:change-id="ct53161520"/><text:change-start text:change-id="ct53161712"/>structure <text:change-end text:change-id="ct53161712"/><text:change-start text:change-id="ct53161904"/>and semantics <text:change-end text:change-id="ct53161904"/><text:change-start text:change-id="ct53413184"/>of the data is not locked into one specific application<text:change-end text:change-id="ct53413184"/><text:change-start text:change-id="ct53412256"/>, <text:change-end text:change-id="ct53412256"/><text:change text:change-id="ct53412448"/><text:change-start text:change-id="ct53412640"/>b<text:change-end text:change-id="ct53412640"/><text:change-start text:change-id="ct52569024"/>ut can be exchanged among many different applications. This properly implements the separation of roles between IT <text:change-end text:change-id="ct52569024"/><text:change text:change-id="ct52577184"/><text:change-start text:change-id="ct53414576"/>and domain experts.</text:p>
      <text:p text:style-name="Text_20_body"/>
      <text:p text:style-name="Text_20_body">To demonstrate the differences between the MLHIM approach and the typical data model design approach we will use two common metaphors. </text:p>
      <text:list xml:id="list7253741630400460367" text:style-name="L50">
        <text:list-item>
          <text:p text:style-name="P314"><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3414576"/><text:change text:change-id="ct53414768"/><text:change-start text:change-id="ct52611552"/> into a different puzzle<text:change-end text:change-id="ct52611552"/><text:change-start text:change-id="ct52633344"/>,<text:change-end text:change-id="ct52633344"/><text:change-start text:change-id="ct5341496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3414960"/><text:change text:change-id="ct53415712"/><text:change text:change-id="ct53415520"/><text:change-start text:change-id="ct53418528"/>four<text:change-end text:change-id="ct53418528"/><text:change-start text:change-id="ct53418720"/> sides. It cannot, reasonably, be extended to incorporate new pieces (concepts) discovered after the initial design. </text:p>
          <text:p text:style-name="P314"/>
        </text:list-item>
        <text:list-item>
          <text:p text:style-name="P314">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3418720"/><text:change text:change-id="ct53428464"/><text:change-start text:change-id="ct53418304"/>concept constraint<text:change-end text:change-id="ct53418304"/><text:change-start text:change-id="ct53418992"/> (implemented as a CCD in MLHIM)<text:change-end text:change-id="ct53418992"/><text:change-start text:change-id="ct5342827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3428272"/><text:change text:change-id="ct52661520"/><text:change-start text:change-id="ct53427776"/><text:soft-page-break/></text:p>
      <text:p text:style-name="Subtitle"><text:bookmark-start text:name="__RefHeading__14402_810339579"/><text:change-end text:change-id="ct53427776"/><text:change text:change-id="ct53447136"/><text:change text:change-id="ct53446944"/><text:change-start text:change-id="ct53416848"/>Constraint Definitions<text:bookmark-end text:name="__RefHeading__14402_810339579"/><text:change-end text:change-id="ct53416848"/><text:change-start text:change-id="ct53427968"/></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
      <text:p text:style-name="Text_20_body">An open source Constraint Definition Designer (CDD) has been started but is in need of a leader and <text:change-end text:change-id="ct53427968"/><text:span text:style-name="T205">developer</text:span><text:change-start text:change-id="ct52664480"/> community. <text:change-end text:change-id="ct52664480"/><text:span text:style-name="T205">MLHIM founders are eager to support the development of this tool. </text:span><text:change-start text:change-id="ct52609056"/>It <text:change-end text:change-id="ct52609056"/><text:span text:style-name="T205">will (eventually)</text:span><text:change-start text:change-id="ct53422672"/> be used to create <text:change-end text:change-id="ct53422672"/><text:change text:change-id="ct53417584"/><text:change-start text:change-id="ct53445056"/>constraint definitions. It is open source and we hope to build a community around its development. The CDD can be used now to create a shell XSD with the correct metadata entries. Each release is available <text:change-end text:change-id="ct53445056"/><text:change-start text:change-id="ct53445392"/>on <text:change-end text:change-id="ct53445392"/><text:change-start text:change-id="ct53445584"/>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53445584"/><text:change-start text:change-id="ct53417040"/>healthcare <text:change-end text:change-id="ct53417040"/><text:change-start text:change-id="ct53449728"/>concept. <text:s/>There is a tool being developed to convert these Freemind definitions into a standardized format for import and processing by the <text:a xlink:type="simple" xlink:href="http://www.ccdgen.com/">CCD-Gen</text:a>. <text:s/><text:change-end text:change-id="ct53449728"/><text:span text:style-name="T205">It can also be found on the GitHub Site as xml2ccd</text:span><text:change-start text:change-id="ct53445776"/></text:p>
      <text:p text:style-name="Text_20_body"><text:change-end text:change-id="ct53445776"/><text:change-start text:change-id="ct53445968"/></text:p>
      <text:p text:style-name="Subtitle"><text:bookmark-start text:name="__RefHeading__1458_2080043106"/><text:change-end text:change-id="ct53445968"/><text:change text:change-id="ct53417968"/><text:change text:change-id="ct53417776"/><text:change-start text:change-id="ct53449008"/>CCD Identification<text:bookmark-end text:name="__RefHeading__1458_2080043106"/><text:change-end text:change-id="ct53449008"/><text:change-start text:change-id="ct53449200"/></text:p>
      <text:p text:style-name="Text_20_body"><text:change-end text:change-id="ct53449200"/><text:change-start text:change-id="ct53449392"/></text:p>
      <text:p text:style-name="Text_20_body"><text:change-end text:change-id="ct53449392"/><text:change-start text:change-id="ct53452064"/>The root element of a CCD and all complexType and global elements will use Type UUIDs as defined by the IETF RFC 4122 See: <text:a xlink:type="simple" xlink:href="http://www.ietf.org/rfc/rfc4122.txt">http://www.ietf.org/rfc/rfc4122.txt</text:a> </text:p>
      <text:p text:style-name="Text_20_body"><text:soft-page-break/>The filename of a CCD may use any format defined by the CCD author. <text:s/>The CCD author must recognize that the metadata section of the CCD must contain the correct <text:span text:style-name="T3">RDF:about</text:span> URI with this filename. As a matter of consistency and to avoid any possible name clashes, the CCDs created by the CCD-Gen also use the CCD ID (ccd-&lt;uuid&gt;.xsd)<text:change-end text:change-id="ct53452064"/>.<text:change-start text:change-id="ct52707280"/> To be a viable CCD for validation purposes the CCD should use the W3C assigned extension of '.xsd'. Though many tools may still process the artifact as an XML Schema without it. </text:p>
      <text:p text:style-name="Text_20_body">The MLHIM <text:change-end text:change-id="ct52707280"/><text:change text:change-id="ct52691280"/><text:change-start text:change-id="ct53446256"/>community<text:change-end text:change-id="ct53446256"/><text:change-start text:change-id="ct53452560"/> considers it a matter of good artifact management practice to use the CCD ID with the .xsd extension, as the filename. </text:p>
      <text:p text:style-name="Text_20_body"/>
      <text:p text:style-name="Subtitle"><text:bookmark-start text:name="__RefHeading__1540_168204783"/><text:change-end text:change-id="ct53452560"/><text:change text:change-id="ct52622896"/><text:change-start text:change-id="ct52635808"/>CCD Versioning<text:bookmark-end text:name="__RefHeading__1540_168204783"/><text:change-end text:change-id="ct52635808"/><text:change-start text:change-id="ct5345470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text:change-end text:change-id="ct53454704"/>modeler<text:change-start text:change-id="ct52556320"/>. We determined that any change in the structure or semantics of a CCD, constitutes a new CCD. <text:s/>Since the complexTypes are re-usable (See the <text:change-end text:change-id="ct52556320"/><text:change text:change-id="ct52557856"/><text:change-start text:change-id="ct52651376"/>PcT<text:change-end text:change-id="ct52651376"/><text:change text:change-id="ct52677248"/><text:change-start text:change-id="ct52633872"/> <text:change-end text:change-id="ct52633872"/><text:change-start text:change-id="ct52676448"/>description<text:change-end text:change-id="ct52676448"/><text:change-start text:change-id="ct52663280"/> below<text:change-end text:change-id="ct52663280"/><text:change-start text:change-id="ct52691472"/>),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52691472"/><text:change text:change-id="ct52691744"/><text:change-start text:change-id="ct53452832"/><text:soft-page-break/>Pluggable complexTypes (PcTs)<text:bookmark-end text:name="__RefHeading__1542_168204783"/><text:change-end text:change-id="ct53452832"/><text:change-start text:change-id="ct5267755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52677552"/><text:change-start text:change-id="ct53455760"/>a domain expert might model <text:change-end text:change-id="ct53455760"/><text:change-start text:change-id="ct53453104"/>a complexType that is a restriction of <text:change-end text:change-id="ct53453104"/><text:change text:change-id="ct53453296"/><text:change-start text:change-id="ct53454896"/>DvString<text:change-end text:change-id="ct53454896"/><text:change-start text:change-id="ct53455088"/>Type<text:change-end text:change-id="ct53455088"/><text:change-start text:change-id="ct52692176"/> with the enumerations for selecting one of the three measurement systems for temperature; Fahrenheit, Kelvin and Celsius. This PcT as well as many others can be reused in many CCDs without modification. <text:s text:c="2"/><text:change-end text:change-id="ct52692176"/><text:change text:change-id="ct52662688"/><text:change-start text:change-id="ct52745552"/>For this reason, the semantic links for PcTs are directly expressed in an <text:change-end text:change-id="ct52745552"/><text:span text:style-name="T9">xs:</text:span><text:change-start text:change-id="ct53455280"/><text:span text:style-name="T3">appinfo</text:span> section in each PcT. </text:p>
      <text:p text:style-name="Text_20_body"><text:change-end text:change-id="ct53455280"/><text:change-start text:change-id="ct53459248"/></text:p>
      <text:p text:style-name="Chapter_20_Title"><text:bookmark-start text:name="__RefHeading__14404_810339579"/><text:change-end text:change-id="ct53459248"/><text:change text:change-id="ct53459632"/><text:change text:change-id="ct53459440"/><text:change-start text:change-id="ct53459824"/>Implementations<text:bookmark-end text:name="__RefHeading__14404_810339579"/><text:change-end text:change-id="ct53459824"/><text:change-start text:change-id="ct53460016"/></text:p>
      <text:p text:style-name="Text_20_body">It is the intent of the MLHIM <text:change-end text:change-id="ct53460016"/><text:change text:change-id="ct53460208"/><text:change-start text:change-id="ct53460400"/>community<text:change-end text:change-id="ct53460400"/><text:change-start text:change-id="ct53460592"/> to maintain implementations and documentation in all major programming languages. <text:s/>Volunteers to manage these are <text:change-end text:change-id="ct53460592"/><text:change text:change-id="ct53461200"/><text:change-start text:change-id="ct53460784"/>welcome<text:change-end text:change-id="ct53460784"/><text:change-start text:change-id="ct53460976"/>. </text:p>
      <text:p text:style-name="Text_20_body"><text:bookmark-start text:name="__RefHeading__14406_810339579"/><text:change-end text:change-id="ct53460976"/><text:change text:change-id="ct53461392"/><text:change-start text:change-id="ct53462096"/>XML Schema<text:bookmark-end text:name="__RefHeading__14406_810339579"/><text:change-end text:change-id="ct53462096"/><text:change-start text:change-id="ct53462784"/></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3462784"/><text:change-start text:change-id="ct53462976"/></text:p>
      <text:p text:style-name="Chapter_20_Title"><text:bookmark-start text:name="__RefHeading__14422_810339579"/><text:change-end text:change-id="ct53462976"/><text:change text:change-id="ct53463360"/><text:change text:change-id="ct53463168"/><text:change-start text:change-id="ct53463552"/>Best Practices<text:bookmark-end text:name="__RefHeading__14422_810339579"/><text:change-end text:change-id="ct53463552"/><text:change-start text:change-id="ct53463744"/></text:p>
      <text:p text:style-name="Text_20_body">The <text:change-end text:change-id="ct53463744"/><text:span text:style-name="T155">concept of best practices for modeling and for implementation is an evolving set of results. <text:s/>To accommodate new items of interest under this heading we are using the MLHIM specs Wiki. </text:span></text:p>
      <text:p text:style-name="P121">See the table of contents here: <text:a xlink:type="simple" xlink:href="https://github.com/mlhim/specs/wiki/1.-Best-Practices">https://github.com/mlhim/specs/wiki/1.-Best-Practices</text:a> <text:change-start text:change-id="ct53463936"/></text:p>
      <text:p text:style-name="Text_20_body"><text:change-end text:change-id="ct53463936"/><text:change text:change-id="ct53464976"/><text:change-start text:change-id="ct53465168"/></text:p>
      <text:p text:style-name="P154"><text:bookmark-start text:name="__RefHeading__14426_810339579"/><text:change-end text:change-id="ct53465168"/><text:change text:change-id="ct53465360"/><text:change-start text:change-id="ct53465552"/>The Reference Model<text:bookmark-end text:name="__RefHeading__14426_810339579"/><text:change-end text:change-id="ct53465552"/><text:change-start text:change-id="ct53465744"/></text:p>
      <text:p text:style-name="Text_20_body"/>
      <text:p text:style-name="Text_20_body">Please note: <text:s/>Any discrepancies between this document and the XML Schema implementation is to be resolved by the XML<text:change-end text:change-id="ct53465744"/><text:change-start text:change-id="ct53466192"/> <text:change-end text:change-id="ct53466192"/><text:change-start text:change-id="ct53465936"/>Schema. The automatically generated XML Schema documentation is available in PDF and downloadable HTML forms: <text:change-end text:change-id="ct53465936"/><text:change text:change-id="ct53466384"/><text:change-start text:change-id="ct53466576"/><text:a xlink:type="simple" xlink:href="http://mlhim.org/documents.html">http://mlhim.org/documents.html</text:a><text:change-end text:change-id="ct53466576"/><text:change-start text:change-id="ct53467008"/>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53467008"/> <text:change-start text:change-id="ct52756816"/></text:p>
      <text:p text:style-name="Text_20_body"/>
      <text:p text:style-name="Text_20_body"/>
      <text:p text:style-name="Subtitle"><text:bookmark-start text:name="__RefHeading__9733_426781434"/><text:change-end text:change-id="ct52756816"/><text:change text:change-id="ct52738128"/><text:change-start text:change-id="ct52680640"/>Assumed Types<text:bookmark-end text:name="__RefHeading__9733_426781434"/><text:change-end text:change-id="ct52680640"/><text:change-start text:change-id="ct5270512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2705120"/><text:change-start text:change-id="ct52679104"/> <text:span text:style-name="T28">The names may or may not be exactly the same.</text:span><text:change-end text:change-id="ct52679104"/><text:change-start text:change-id="ct52719056"/></text:p>
      <text:p text:style-name="Text_20_body"><text:change-end text:change-id="ct52719056"/><text:change text:change-id="ct52735360"/><text:change-start text:change-id="ct52724000"/></text:p>
      <text:p text:style-name="P63"><text:bookmark-start text:name="__RefHeading__5242_814048790"/>Non-<text:bookmark-start text:name="Ordered1"/>Ordered<text:bookmark-end text:name="Ordered1"/> Types:<text:bookmark-end text:name="__RefHeading__5242_814048790"/><text:change-end text:change-id="ct52724000"/><text:change-start text:change-id="ct53339744"/></text:p>
      <text:change-end text:change-id="ct53339744"/>
      <table:table table:name="Table1" table:style-name="Table1">
        <table:table-column table:style-name="Table1.A"/>
        <table:table-column table:style-name="Table1.B"/>
        <table:table-header-rows>
          <text:soft-page-break/>
          <table:table-row>
            <table:table-cell table:style-name="Table1.A1" office:value-type="string">
              <text:p text:style-name="P236"><text:change-start text:change-id="ct53339936"/>Name<text:change-end text:change-id="ct53339936"/></text:p>
            </table:table-cell>
            <table:table-cell table:style-name="Table1.B1" office:value-type="string">
              <text:p text:style-name="P236"><text:change-start text:change-id="ct53339472"/>Description<text:change-end text:change-id="ct53339472"/></text:p>
            </table:table-cell>
          </table:table-row>
        </table:table-header-rows>
        <table:table-row>
          <table:table-cell table:style-name="Table1.A2" office:value-type="string">
            <text:p text:style-name="P44"><text:change-start text:change-id="ct53340128"/>a<text:bookmark-start text:name="Any"/>ny<text:bookmark-end text:name="Any"/>Type<text:change-end text:change-id="ct53340128"/></text:p>
          </table:table-cell>
          <table:table-cell table:style-name="Table1.B9" office:value-type="string">
            <text:p text:style-name="P69"><text:change-start text:change-id="ct53340800"/>Also sometimes called Object. This is the base class of the implementation technology.<text:change-end text:change-id="ct53340800"/></text:p>
          </table:table-cell>
        </table:table-row>
        <table:table-row>
          <table:table-cell table:style-name="Table1.A2" office:value-type="string">
            <text:p text:style-name="P44"><text:change-start text:change-id="ct53340368"/>b<text:bookmark-start text:name="Boolean"/>oolean<text:bookmark-end text:name="Boolean"/><text:change-end text:change-id="ct53340368"/></text:p>
          </table:table-cell>
          <table:table-cell table:style-name="Table1.B9" office:value-type="string">
            <text:p text:style-name="P69"><text:change-start text:change-id="ct53341104"/>Two state only. <text:s/>Either true or false.<text:change-end text:change-id="ct53341104"/></text:p>
          </table:table-cell>
        </table:table-row>
        <table:table-row>
          <table:table-cell table:style-name="Table1.A2" office:value-type="string">
            <text:p text:style-name="P44"><text:change-start text:change-id="ct53341296"/>s<text:bookmark-start text:name="String"/>tring<text:bookmark-end text:name="String"/><text:change-end text:change-id="ct53341296"/></text:p>
          </table:table-cell>
          <table:table-cell table:style-name="Table1.B9" office:value-type="string">
            <text:p text:style-name="P69"><text:change-start text:change-id="ct53341488"/>The string data type can contain characters, line feeds, carriage returns, and tab characters.<text:change-end text:change-id="ct53341488"/></text:p>
          </table:table-cell>
        </table:table-row>
        <table:table-row>
          <table:table-cell table:style-name="Table1.A2" office:value-type="string">
            <text:p text:style-name="P44"><text:change-start text:change-id="ct53342048"/>normalizedS<text:bookmark-start text:name="String1"/>tring<text:bookmark-end text:name="String1"/><text:change-end text:change-id="ct53342048"/></text:p>
          </table:table-cell>
          <table:table-cell table:style-name="Table1.B9" office:value-type="string">
            <text:p text:style-name="P69"><text:change-start text:change-id="ct53342320"/>The normalized string data type also contains characters, but all line feeds, carriage returns, and tab characters are removed.<text:change-end text:change-id="ct53342320"/></text:p>
          </table:table-cell>
        </table:table-row>
        <table:table-row>
          <table:table-cell table:style-name="Table1.A2" office:value-type="string">
            <text:p text:style-name="P44"><text:change-start text:change-id="ct52740816"/>token<text:change-end text:change-id="ct52740816"/></text:p>
          </table:table-cell>
          <table:table-cell table:style-name="Table1.B9" office:value-type="string">
            <text:p text:style-name="P86"><text:change-start text:change-id="ct53342768"/>The token data type also contains characters, but the line feeds, carriage returns, tabs, leading and trailing spaces are removed, and multiple spaces are replaced with one space.<text:change-end text:change-id="ct53342768"/></text:p>
          </table:table-cell>
        </table:table-row>
        <table:table-row>
          <table:table-cell table:style-name="Table1.A2" office:value-type="string">
            <text:p text:style-name="P44"><text:change-start text:change-id="ct53342576"/>anyURI<text:change-end text:change-id="ct53342576"/></text:p>
          </table:table-cell>
          <table:table-cell table:style-name="Table1.B9" office:value-type="string">
            <text:p text:style-name="P69"><text:change-start text:change-id="ct52742224"/>Specifies a Unique Resource Identifier (URI).<text:change-end text:change-id="ct52742224"/></text:p>
          </table:table-cell>
        </table:table-row>
        <table:table-row>
          <table:table-cell table:style-name="Table1.A2" office:value-type="string">
            <text:p text:style-name="P44"><text:change-start text:change-id="ct52741520"/>h<text:bookmark-start text:name="Hash"/>ash<text:bookmark-end text:name="Hash"/><text:change-end text:change-id="ct52741520"/></text:p>
          </table:table-cell>
          <table:table-cell table:style-name="Table1.B9" office:value-type="string">
            <text:p text:style-name="P69"><text:change-start text:change-id="ct53477616"/>An enumeration of any type with a key:value combination. The keys must be unique.<text:change-end text:change-id="ct53477616"/></text:p>
          </table:table-cell>
        </table:table-row>
        <table:table-row>
          <table:table-cell table:style-name="Table1.A2" office:value-type="string">
            <text:p text:style-name="P44"><text:change-start text:change-id="ct52741872"/>l<text:bookmark-start text:name="List"/>ist<text:bookmark-end text:name="List"/><text:change-end text:change-id="ct52741872"/></text:p>
          </table:table-cell>
          <table:table-cell table:style-name="Table1.B9" office:value-type="string">
            <text:p text:style-name="P69"><text:change-start text:change-id="ct52784832"/>An ordered or unordered list of any type. <text:change-end text:change-id="ct52784832"/></text:p>
          </table:table-cell>
        </table:table-row>
        <table:table-row>
          <table:table-cell table:style-name="Table1.A2" office:value-type="string">
            <text:p text:style-name="P44"><text:change-start text:change-id="ct52784128"/>s<text:bookmark-start text:name="Set"/>et<text:bookmark-end text:name="Set"/><text:change-end text:change-id="ct52784128"/></text:p>
          </table:table-cell>
          <table:table-cell table:style-name="Table1.B10" office:value-type="string">
            <text:p text:style-name="P69"><text:change-start text:change-id="ct52785184"/>An ordered or unordered but unique list of any type.<text:change-end text:change-id="ct52785184"/></text:p>
          </table:table-cell>
        </table:table-row>
      </table:table>
      <text:p text:style-name="Table"><text:change-start text:change-id="ct52786592"/>Table <text:sequence text:ref-name="refTable2" text:name="Table" text:formula="ooow:Table+1" style:num-format="1">3</text:sequence>: Assumed: Non-ordered types</text:p>
      <text:change-end text:change-id="ct52786592"/>
      <table:table table:name="Table2" table:style-name="Table2">
        <table:table-column table:style-name="Table2.A"/>
        <table:table-column table:style-name="Table2.B"/>
        <table:table-header-rows>
          <table:table-row>
            <table:table-cell table:style-name="Table2.A1" office:value-type="string">
              <text:p text:style-name="P237"><text:change-start text:change-id="ct52702208"/>Name<text:change-end text:change-id="ct52702208"/></text:p>
            </table:table-cell>
            <table:table-cell table:style-name="Table2.B1" office:value-type="string">
              <text:p text:style-name="P237"><text:change-start text:change-id="ct52717536"/>Description<text:change-end text:change-id="ct52717536"/></text:p>
            </table:table-cell>
          </table:table-row>
        </table:table-header-rows>
        <table:table-row>
          <table:table-cell table:style-name="Table2.A2" office:value-type="string">
            <text:p text:style-name="P45"><text:change-start text:change-id="ct52785536"/>d<text:bookmark-start text:name="DateTime"/>ateTime<text:bookmark-end text:name="DateTime"/><text:change-end text:change-id="ct52785536"/></text:p>
          </table:table-cell>
          <table:table-cell table:style-name="Table2.B7" office:value-type="string">
            <text:p text:style-name="P24"><text:change-start text:change-id="ct53480976"/>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text:soft-page-break/>adding a positive or negative time behind the time - like this:</text:p>
            <text:p text:style-name="P70">&lt;startdate&gt;2002-05-30T09:30:10-06:00&lt;/startdate&gt;<text:line-break/>or<text:line-break/>&lt;startdate&gt;2002-05-30T09:30:10+06:00&lt;/startdate&gt; <text:change-end text:change-id="ct53480976"/></text:p>
          </table:table-cell>
        </table:table-row>
        <table:table-row>
          <table:table-cell table:style-name="Table2.A2" office:value-type="string">
            <text:p text:style-name="P46"><text:change-start text:change-id="ct53481360"/>d<text:bookmark-start text:name="Date"/>ate<text:bookmark-end text:name="Date"/><text:change-end text:change-id="ct53481360"/></text:p>
          </table:table-cell>
          <table:table-cell table:style-name="Table2.B7" office:value-type="string">
            <text:p text:style-name="P87"><text:change-start text:change-id="ct53484432"/>The date data type is used to specify a date.</text:p>
            <text:p text:style-name="P87"/>
            <text:p text:style-name="P87">The date is specified in the following form "YYYY-MM-DD" where:</text:p>
            <text:p text:style-name="P87"/>
            <text:p text:style-name="P87"><text:s text:c="4"/>YYYY indicates the year</text:p>
            <text:p text:style-name="P87"><text:s text:c="4"/>MM indicates the month</text:p>
            <text:p text:style-name="P87"><text:s text:c="4"/>DD indicates the day</text:p>
            <text:p text:style-name="P87"/>
            <text:p text:style-name="P87">An element in an XML Document <text:s/>might look like this:</text:p>
            <text:p text:style-name="P71">&lt;start&gt;2002-09-24&lt;/start&gt; <text:change-end text:change-id="ct53484432"/></text:p>
          </table:table-cell>
        </table:table-row>
        <table:table-row>
          <table:table-cell table:style-name="Table2.A2" office:value-type="string">
            <text:p text:style-name="P46"><text:change-start text:change-id="ct53485696"/>t<text:bookmark-start text:name="Time"/>ime<text:bookmark-end text:name="Time"/><text:change-end text:change-id="ct53485696"/></text:p>
          </table:table-cell>
          <table:table-cell table:style-name="Table2.B7" office:value-type="string">
            <text:p text:style-name="P87"><text:change-start text:change-id="ct53488896"/>The time data type is used to specify a time.</text:p>
            <text:p text:style-name="P87">The time is specified in the following form "hh:mm:ss" where:</text:p>
            <text:p text:style-name="P87"><text:s text:c="4"/>hh indicates the hour</text:p>
            <text:p text:style-name="P87"><text:s text:c="4"/>mm indicates the minute</text:p>
            <text:p text:style-name="P87"><text:s text:c="4"/>ss indicates the second</text:p>
            <text:p text:style-name="P87"/>
            <text:p text:style-name="P87">The following is an example of a time declaration in a schema:</text:p>
            <text:p text:style-name="P87"><text:soft-page-break/>&lt;xs:element name="start" type="xs:time"/&gt;</text:p>
            <text:p text:style-name="P87">An element in your document might look like this:</text:p>
            <text:p text:style-name="P87">&lt;start&gt;09:00:00&lt;/start&gt;</text:p>
            <text:p text:style-name="P87">Or it might look like this:</text:p>
            <text:p text:style-name="P87">&lt;start&gt;09:30:10:05&lt;/start&gt;</text:p>
            <text:p text:style-name="P87"/>
            <text:p text:style-name="P65">Time Zones</text:p>
            <text:p text:style-name="P87"/>
            <text:p text:style-name="P87">To specify a time zone, you can either enter a time in UTC time by adding a "Z" behind the time - like this:</text:p>
            <text:p text:style-name="P87">&lt;start&gt;09:30:10Z&lt;/start&gt;</text:p>
            <text:p text:style-name="P87">or you can specify an offset from the UTC time by adding a positive or negative time behind the time - like this:</text:p>
            <text:p text:style-name="P71">&lt;start&gt;09:30:10-06:00&lt;/start&gt; <text:s/>or <text:s/>&lt;start&gt;09:30:10+06:00&lt;/start&gt;<text:change-end text:change-id="ct53488896"/></text:p>
          </table:table-cell>
        </table:table-row>
        <table:table-row>
          <table:table-cell table:style-name="Table2.A2" office:value-type="string">
            <text:p text:style-name="P47"><text:change-start text:change-id="ct53489696"/>d<text:bookmark-start text:name="Duration"/>uration<text:bookmark-end text:name="Duration"/><text:change-end text:change-id="ct53489696"/></text:p>
          </table:table-cell>
          <table:table-cell table:style-name="Table2.B7" office:value-type="string">
            <text:p text:style-name="P88"><text:change-start text:change-id="ct53495680"/>The duration data type is used to specify a time interval.</text:p>
            <text:p text:style-name="P88">The time interval is specified in the following form "PnYnMnDTnHnMnS" where:</text:p>
            <text:p text:style-name="P88"><text:s text:c="4"/>P indicates the period (required)</text:p>
            <text:p text:style-name="P88"><text:s text:c="4"/>nY indicates the number of years</text:p>
            <text:p text:style-name="P88"><text:s text:c="4"/>nM indicates the number of months</text:p>
            <text:p text:style-name="P88"><text:s text:c="4"/>nD indicates the number of days</text:p>
            <text:p text:style-name="P88"><text:s text:c="4"/>T indicates the start of a time section (required if you are going to specify hours, minutes, or sec<text:soft-page-break/>onds)</text:p>
            <text:p text:style-name="P88"><text:s text:c="4"/>nH indicates the number of hours</text:p>
            <text:p text:style-name="P88"><text:s text:c="4"/>nM indicates the number of minutes</text:p>
            <text:p text:style-name="P88"><text:s text:c="4"/>nS indicates the number of seconds</text:p>
            <text:p text:style-name="P88">The following is an example of a duration declaration in a schema:</text:p>
            <text:p text:style-name="P88">&lt;xs:element name="period" type="xs:duration"/&gt;</text:p>
            <text:p text:style-name="P88"/>
            <text:p text:style-name="P88">An element in your document might look like this:</text:p>
            <text:p text:style-name="P88">&lt;period&gt;P5Y&lt;/period&gt;</text:p>
            <text:p text:style-name="P88">The example above indicates a period of five years.</text:p>
            <text:p text:style-name="P88">Or it might look like this:</text:p>
            <text:p text:style-name="P88">&lt;period&gt;P5Y2M10D&lt;/period&gt;</text:p>
            <text:p text:style-name="P88">The example above indicates a period of five years, two months, and 10 days.</text:p>
            <text:p text:style-name="P88">Or it might look like this:</text:p>
            <text:p text:style-name="P88">&lt;period&gt;P5Y2M10DT15H&lt;/period&gt;</text:p>
            <text:p text:style-name="P88">The example above indicates a period of five years, two months, 10 days, and 15 hours.</text:p>
            <text:p text:style-name="P88">Or it might look like this:</text:p>
            <text:p text:style-name="P88">&lt;period&gt;PT15H&lt;/period&gt;</text:p>
            <text:p text:style-name="P88">The example above indicates a period of 15 hours.</text:p>
            <text:p text:style-name="P66">Negative Duration</text:p>
            <text:p text:style-name="P88">To specify a negative duration, enter a minus sign before the P:</text:p>
            <text:p text:style-name="P88"><text:soft-page-break/>&lt;period&gt;-P10D&lt;/period&gt;</text:p>
            <text:p text:style-name="P72">The example above indicates a period of minus 10 days.<text:change-end text:change-id="ct53495680"/></text:p>
          </table:table-cell>
        </table:table-row>
        <table:table-row>
          <table:table-cell table:style-name="Table2.A2" office:value-type="string">
            <text:p text:style-name="P48"><text:change-start text:change-id="ct53496128"/>Partial Date Types<text:change-end text:change-id="ct53496128"/></text:p>
          </table:table-cell>
          <table:table-cell table:style-name="Table2.B7" office:value-type="string">
            <text:p text:style-name="P25"><text:change-start text:change-id="ct53497776"/><text:span text:style-name="T29">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53497776"/></text:p>
          </table:table-cell>
        </table:table-row>
        <table:table-row>
          <table:table-cell table:style-name="Table2.A2" office:value-type="string">
            <text:p text:style-name="P48"><text:change-start text:change-id="ct53499136"/>r<text:bookmark-start text:name="Real"/>eal<text:bookmark-end text:name="Real"/><text:change-end text:change-id="ct53499136"/></text:p>
          </table:table-cell>
          <table:table-cell table:style-name="Table2.B7" office:value-type="string">
            <text:p text:style-name="P25"><text:change-start text:change-id="ct53498560"/>The decimal data type is used to specify a numeric value.</text:p>
            <text:p text:style-name="P73">Note: The maximum number of decimal digits you can specify is 18.<text:change-end text:change-id="ct53498560"/></text:p>
          </table:table-cell>
        </table:table-row>
        <table:table-row>
          <table:table-cell table:style-name="Table2.A2" office:value-type="string">
            <text:p text:style-name="P48"><text:change-start text:change-id="ct53500128"/>i<text:bookmark-start text:name="Integer"/>nteger<text:bookmark-end text:name="Integer"/><text:change-end text:change-id="ct53500128"/></text:p>
          </table:table-cell>
          <table:table-cell table:style-name="Table2.B8" office:value-type="string">
            <text:p text:style-name="P73"><text:change-start text:change-id="ct53497392"/>The integer data type is used to specify a numeric value without a fractional component.<text:change-end text:change-id="ct53497392"/></text:p>
          </table:table-cell>
        </table:table-row>
      </table:table>
      <text:p text:style-name="Table"><text:change-start text:change-id="ct53501104"/>Table <text:sequence text:ref-name="refTable3" text:name="Table" text:formula="ooow:Table+1" style:num-format="1">4</text:sequence>: Assumed: Ordered Types</text:p>
      <text:p text:style-name="P24"><text:change-end text:change-id="ct53501104"/><text:change text:change-id="ct53510064"/><text:change text:change-id="ct53509872"/><text:change text:change-id="ct53509680"/><text:change text:change-id="ct53509488"/><text:change text:change-id="ct53509296"/><text:change text:change-id="ct53509104"/><text:change text:change-id="ct53508912"/><text:change text:change-id="ct53508720"/><text:change text:change-id="ct53508528"/><text:change text:change-id="ct53508336"/><text:change text:change-id="ct53508144"/><text:change text:change-id="ct53507952"/><text:change text:change-id="ct53507760"/><text:change text:change-id="ct53507568"/><text:change text:change-id="ct53507376"/><text:change text:change-id="ct53507184"/><text:change text:change-id="ct53506992"/><text:change text:change-id="ct53506800"/><text:change text:change-id="ct53506608"/><text:change text:change-id="ct53506416"/><text:change text:change-id="ct53506224"/><text:change text:change-id="ct53506032"/><text:change text:change-id="ct53505840"/><text:change text:change-id="ct53505648"/><text:change text:change-id="ct53505456"/><text:change text:change-id="ct53505264"/><text:change text:change-id="ct53505072"/><text:change text:change-id="ct53504880"/><text:change text:change-id="ct53504688"/><text:change text:change-id="ct53504496"/><text:change text:change-id="ct53504304"/><text:change text:change-id="ct52786240"/><text:change text:change-id="ct53502992"/><text:change text:change-id="ct53502800"/><text:change text:change-id="ct53502608"/><text:change text:change-id="ct53502416"/><text:change text:change-id="ct53502224"/><text:change text:change-id="ct53501296"/><text:change-start text:change-id="ct53497584"/></text:p>
      <text:p text:style-name="P25"><text:change-end text:change-id="ct53497584"/></text:p>
      <text:p text:style-name="P162"><text:change text:change-id="ct53510256"/><text:change text:change-id="ct53503760"/><text:change text:change-id="ct53503568"/><text:change text:change-id="ct53503376"/><text:change text:change-id="ct53503184"/><text:change text:change-id="ct53501872"/><text:change text:change-id="ct53501680"/><text:change text:change-id="ct53468096"/><text:change text:change-id="ct52796560"/><text:change text:change-id="ct53499328"/><text:change-start text:change-id="ct53500880"/></text:p>
      <text:p text:style-name="Chapter_20_Title"><text:bookmark-start text:name="__RefHeading__40575_302335373"/><text:change-end text:change-id="ct53500880"/><text:change text:change-id="ct53510640"/><text:change text:change-id="ct53510448"/><text:change text:change-id="ct52792576"/><text:change-start text:change-id="ct53510832"/>T<text:bookmark-start text:name="__RefHeading__1653_1252818556"/>echnical <text:change-end text:change-id="ct53510832"/><text:change text:change-id="ct53511024"/><text:change-start text:change-id="ct53511216"/>D<text:change-end text:change-id="ct53511216"/><text:change-start text:change-id="ct53511408"/>ocumentation<text:bookmark-end text:name="__RefHeading__40575_302335373"/><text:bookmark-end text:name="__RefHeading__1653_1252818556"/><text:change-end text:change-id="ct53511408"/><text:change-start text:change-id="ct52890896"/></text:p>
      <text:p text:style-name="Text_20_body"><text:change-end text:change-id="ct52890896"/><text:change-start text:change-id="ct53498048"/></text:p>
      <text:p text:style-name="Subtitle"><text:bookmark-start text:name="__RefHeading__40577_302335373"/>2.4.<text:change-end text:change-id="ct53498048"/><text:span text:style-name="T195">5</text:span><text:change-start text:change-id="ct52903920"/> Reference Model<text:bookmark-end text:name="__RefHeading__40577_302335373"/></text:p>
      <text:p text:style-name="P25"><text:span text:style-name="T29">The complete documentation in a graphical, clickable format is available on the MLHIM website via this</text:span> <text:a xlink:type="simple" xlink:href="http://mlhim.org/rm245_html/">Reference <text:s/>implementation</text:a> <text:s/><text:change-end text:change-id="ct52903920"/><text:change-start text:change-id="ct52738816"/><text:span text:style-name="T29">link. <text:s/></text:span><text:change-end text:change-id="ct52738816"/></text:p>
      <text:p text:style-name="Subtitle"><text:bookmark-start text:name="__RefHeading__54281_302335373"/>UML<text:bookmark-end text:name="__RefHeading__54281_302335373"/><text:change-start text:change-id="ct53511600"/></text:p>
      <text:p text:style-name="P91"><text:change-end text:change-id="ct53511600"/><text:change-start text:change-id="ct53512496"/>Drawing 1 depicts the global elements of the reference implementation. <text:s/>This full size image as well as the ArgoUML project<text:change-end text:change-id="ct53512496"/><text:note text:id="ftn13" text:note-class="footnote"><text:note-citation>13</text:note-citation><text:note-body><text:p text:style-name="P229">Requires the included xsd.xmi profile.</text:p></text:note-body></text:note><text:change-start text:change-id="ct53512688"/> is <text:change-end text:change-id="ct53512688"/><text:span text:style-name="T127">available</text:span><text:change-start text:change-id="ct53512880"/> in the UML directory<text:change-end text:change-id="ct53512880"/><text:change-start text:change-id="ct53511792"/> of the specifications.</text:p>
      <text:p text:style-name="P91"><text:change-end text:change-id="ct53511792"/><text:change-start text:change-id="ct53518432"/></text:p>
      <text:p text:style-name="P90"><draw:frame draw:style-name="fr1" draw:name="Frame3" text:anchor-type="paragraph" svg:width="6.5in" draw:z-index="3"><draw:text-box fo:min-height="3.2839in"><text:p text:style-name="Drawing"><draw:frame draw:style-name="fr6" draw:name="Image3" text:anchor-type="paragraph" svg:width="6.5in" svg:height="3.2756in" draw:z-index="7"><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53518432"/><text:change-start text:change-id="ct52876672"/></text:p>
      <text:p text:style-name="P102"><text:change-end text:change-id="ct52876672"/></text:p>
      <text:p text:style-name="Chapter_20_Title"/>
      <text:p text:style-name="P165"/>
      <text:p text:style-name="Chapter_20_Title"><text:bookmark-start text:name="__RefHeading__54283_302335373"/>complexTypes<text:bookmark-end text:name="__RefHeading__54283_302335373"/></text:p>
      <text:p text:style-name="P102"/>
      <text:p text:style-name="P103"><text:change-start text:change-id="ct53517136"/>The reference implementation <text:span text:style-name="T113">complexType </text:span>descriptions.<text:change-end text:change-id="ct53517136"/> <text:span text:style-name="T132">The prefix 'xs:' is used to indicate W3C XML Schema datatypes. </text:span><text:change-start text:change-id="ct53517664"/></text:p>
      <text:p text:style-name="P101"><text:change-end text:change-id="ct53517664"/></text:p>
      <text:p text:style-name="Subtitle"><text:bookmark-start text:name="__RefHeading__40579_302335373"/>DataValue Group<text:bookmark-end text:name="__RefHeading__40579_302335373"/><text:change-start text:change-id="ct53518096"/></text:p>
      <text:p text:style-name="P298"><text:bookmark-start text:name="__RefHeading__48460_302335373"/><text:change-end text:change-id="ct53518096"/><text:change text:change-id="ct53513456"/><text:change-start text:change-id="ct53513648"/>DvAnyType<text:bookmark-end text:name="__RefHeading__48460_302335373"/><text:change-end text:change-id="ct53513648"/><text:change-start text:change-id="ct53513888"/></text:p>
      <text:p text:style-name="P53"><text:span text:style-name="T66">Derived from:</text:span> <text:change-end text:change-id="ct53513888"/><text:change-start text:change-id="ct53514080"/><text:span text:style-name="T115"><text:s/></text:span><text:span text:style-name="T117">n/a</text:span><text:change-end text:change-id="ct53514080"/><text:change-start text:change-id="ct53514272"/></text:p>
      <text:p text:style-name="P49"><text:span text:style-name="T65"><text:s/></text:span><text:span text:style-name="T67">Abstract:</text:span><text:span text:style-name="T65"> True</text:span><text:change-end text:change-id="ct53514272"/><text:change-start text:change-id="ct53520720"/></text:p>
      <text:p text:style-name="P43"/>
      <text:p text:style-name="P74"><text:span text:style-name="T69">Description:</text:span><text:span text:style-name="T111"> <text:s/></text:span><text:span text:style-name="T31">Serves as a common ancestor of all data-types in MLHIM models.</text:span></text:p>
      <text:p text:style-name="P108"/>
      <text:change-end text:change-id="ct5352072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38">Name</text:p>
            </table:table-cell>
            <table:table-cell table:style-name="Elements.A1" office:value-type="string">
              <text:p text:style-name="P238">Type</text:p>
            </table:table-cell>
            <table:table-cell table:style-name="Elements.A1" office:value-type="string">
              <text:p text:style-name="P238">minOccurs</text:p>
            </table:table-cell>
            <table:table-cell table:style-name="Elements.A1" office:value-type="string">
              <text:p text:style-name="P238">maxOccurs</text:p>
            </table:table-cell>
            <table:table-cell table:style-name="Elements.E1" office:value-type="string">
              <text:p text:style-name="P238">Description</text:p>
            </table:table-cell>
          </table:table-row>
        </table:table-header-rows>
        <table:table-row>
          <table:table-cell table:style-name="Elements.A2" office:value-type="string">
            <text:p text:style-name="P243">data-name</text:p>
          </table:table-cell>
          <table:table-cell table:style-name="Elements.A2" office:value-type="string">
            <text:p text:style-name="P243">xs:string</text:p>
          </table:table-cell>
          <table:table-cell table:style-name="Elements.A2" office:value-type="string">
            <text:p text:style-name="P243">1</text:p>
          </table:table-cell>
          <table:table-cell table:style-name="Elements.A2" office:value-type="string">
            <text:p text:style-name="P243">1</text:p>
          </table:table-cell>
          <table:table-cell table:style-name="Elements.E2" office:value-type="string">
            <text:p text:style-name="P202">Descriptive name of this fragment.</text:p>
          </table:table-cell>
        </table:table-row>
        <table:table-row>
          <table:table-cell table:style-name="Elements.A2" office:value-type="string">
            <text:p text:style-name="P244">mlhim244:ExceptionalValue</text:p>
          </table:table-cell>
          <table:table-cell table:style-name="Elements.A2" office:value-type="string">
            <text:p text:style-name="P244">mlhim244:ExceptionalValueType</text:p>
          </table:table-cell>
          <table:table-cell table:style-name="Elements.A2" office:value-type="string">
            <text:p text:style-name="P244">0</text:p>
          </table:table-cell>
          <table:table-cell table:style-name="Elements.A2" office:value-type="string">
            <text:p text:style-name="P244">1</text:p>
          </table:table-cell>
          <table:table-cell table:style-name="Elements.E4" office:value-type="string">
            <text:p text:style-name="P210">Any of the restrictions of the ExceptionalValueType.</text:p>
          </table:table-cell>
        </table:table-row>
        <table:table-row>
          <table:table-cell table:style-name="Elements.A2" office:value-type="string">
            <text:p text:style-name="P244">valid-time-begin</text:p>
          </table:table-cell>
          <table:table-cell table:style-name="Elements.A2" office:value-type="string">
            <text:p text:style-name="P244">xs:dataTime</text:p>
          </table:table-cell>
          <table:table-cell table:style-name="Elements.A2" office:value-type="string">
            <text:p text:style-name="P244">0</text:p>
          </table:table-cell>
          <table:table-cell table:style-name="Elements.A2" office:value-type="string">
            <text:p text:style-name="P244">1</text:p>
          </table:table-cell>
          <table:table-cell table:style-name="Elements.E4" office:value-type="string">
            <text:p text:style-name="P202">If present this must be a valid datetime including timezone. It is used to indicate the beginning time that information is considered valid or when the information was collected.</text:p>
            <text:p text:style-name="P206"/>
          </table:table-cell>
        </table:table-row>
        <table:table-row>
          <table:table-cell table:style-name="Elements.A2" office:value-type="string">
            <text:p text:style-name="P244">valid-time-end</text:p>
          </table:table-cell>
          <table:table-cell table:style-name="Elements.A2" office:value-type="string">
            <text:p text:style-name="P244">xs:dataTime</text:p>
          </table:table-cell>
          <table:table-cell table:style-name="Elements.A2" office:value-type="string">
            <text:p text:style-name="P244">0</text:p>
          </table:table-cell>
          <table:table-cell table:style-name="Elements.A2" office:value-type="string">
            <text:p text:style-name="P244">1</text:p>
          </table:table-cell>
          <table:table-cell table:style-name="Elements.E5" office:value-type="string">
            <text:p text:style-name="P202">If present this must be a valid datetime including timezone. It is used to indicate the <text:span text:style-name="T128">end</text:span>ing time that information is considered valid.</text:p>
            <text:p text:style-name="P206"/>
          </table:table-cell>
        </table:table-row>
      </table:table>
      <text:p text:style-name="P92"><text:change-start text:change-id="ct53526304"/></text:p>
      <text:p text:style-name="P43"/>
      <text:p text:style-name="P43"/>
      <text:p text:style-name="PcTName"><text:bookmark-start text:name="__RefHeading__48462_302335373"/><text:span text:style-name="T66">Dv</text:span><text:span text:style-name="T68">Boolean</text:span><text:span text:style-name="T66">Type</text:span><text:bookmark-end text:name="__RefHeading__48462_302335373"/></text:p>
      <text:p text:style-name="P50"><text:span text:style-name="T66">Derived from:</text:span> <text:span text:style-name="T112">DvAnyType </text:span><text:span text:style-name="T67">by extension</text:span></text:p>
      <text:p text:style-name="P50"><text:span text:style-name="T65"><text:s/></text:span><text:span text:style-name="T67">Abstract:</text:span><text:span text:style-name="T65"> False</text:span></text:p>
      <text:p text:style-name="P50"/>
      <text:p text:style-name="P75"><text:soft-page-break/><text:span text:style-name="T69">Description:</text:span><text:span text:style-name="T111"> <text:s/></text:span><text:span text:style-name="T31">Items which represent boolean decisions, such as true/false or yes/no answers. Use for such data, it is important to devise the meanings (usually questions in subjective data) carefully, so that the only allowed results are in fact true or false. </text:span><text:change-end text:change-id="ct53526304"/><text:span text:style-name="T31"><text:s/></text:span><text:span text:style-name="T57">The possible choices for True or False are enumerations in the CCD. The reference model defines valid-true and valid-false in a choice so only one or the other may be present in the instance data.</text:span><text:change-start text:change-id="ct53529904"/></text:p>
      <text:p text:style-name="P75"><text:span text:style-name="T32">Potential Misuse:</text:span><text:span text:style-name="T31"> The DvBoolean</text:span><text:span text:style-name="T37">Type</text:span><text:span text:style-name="T31"> should not be used as a replacement for naively <text:s text:c="6"/></text:span><text:change-end text:change-id="ct53529904"/><text:span text:style-name="T31">modeled</text:span><text:change-start text:change-id="ct53531120"/><text:span text:style-name="T31"> enumerated types such as male/female etc. Such values should be coded, and in any case the enumeration often has more than two values. </text:span><text:change-end text:change-id="ct53531120"/><text:span text:style-name="T58">The elements, valid-true and valid-false are contained in an xs:choice and only one or the other is instantiated in the instance data with its value coming from the enumerations defined in a CCD. </text:span><text:change-start text:change-id="ct53531824"/></text:p>
      <text:p text:style-name="P109"><text:change-end text:change-id="ct53531824"/></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9">Name</text:p>
            </table:table-cell>
            <table:table-cell table:style-name="Table3.A1" office:value-type="string">
              <text:p text:style-name="P239">Type</text:p>
            </table:table-cell>
            <table:table-cell table:style-name="Table3.A1" office:value-type="string">
              <text:p text:style-name="P239">minOccurs</text:p>
            </table:table-cell>
            <table:table-cell table:style-name="Table3.A1" office:value-type="string">
              <text:p text:style-name="P239">maxOccurs</text:p>
            </table:table-cell>
            <table:table-cell table:style-name="Table3.E1" office:value-type="string">
              <text:p text:style-name="P239">Description</text:p>
            </table:table-cell>
          </table:table-row>
        </table:table-header-rows>
        <table:table-row>
          <table:table-cell table:style-name="Table3.A2" office:value-type="string">
            <text:p text:style-name="P245">valid-true</text:p>
          </table:table-cell>
          <table:table-cell table:style-name="Table3.A2" office:value-type="string">
            <text:p text:style-name="P245">xs:string</text:p>
          </table:table-cell>
          <table:table-cell table:style-name="Table3.A2" office:value-type="string">
            <text:p text:style-name="P245">0</text:p>
          </table:table-cell>
          <table:table-cell table:style-name="Table3.A2" office:value-type="string">
            <text:p text:style-name="P245">1</text:p>
          </table:table-cell>
          <table:table-cell table:style-name="Table3.E2" office:value-type="string">
            <text:p text:style-name="P203">A string that represents a boolean True in the implementation. These are generally constrained by a set of enumerations in the PcT. </text:p>
          </table:table-cell>
        </table:table-row>
        <table:table-row>
          <table:table-cell table:style-name="Table3.A2" office:value-type="string">
            <text:p text:style-name="P245">valid-false</text:p>
          </table:table-cell>
          <table:table-cell table:style-name="Table3.A2" office:value-type="string">
            <text:p text:style-name="P245">xs:string</text:p>
          </table:table-cell>
          <table:table-cell table:style-name="Table3.A2" office:value-type="string">
            <text:p text:style-name="P245">0</text:p>
          </table:table-cell>
          <table:table-cell table:style-name="Table3.A2" office:value-type="string">
            <text:p text:style-name="P245">1</text:p>
          </table:table-cell>
          <table:table-cell table:style-name="Table3.E3" office:value-type="string">
            <text:p text:style-name="P203">A string that represents a boolean False in the implementation. These are generally constrained by a set of enumerations in the PcT.</text:p>
          </table:table-cell>
        </table:table-row>
      </table:table>
      <text:p text:style-name="P97"/>
      <text:p text:style-name="P100"><text:change-start text:change-id="ct53635696"/></text:p>
      <text:p text:style-name="P50"/>
      <text:p text:style-name="P43"/>
      <text:p text:style-name="P51"/>
      <text:p text:style-name="PcTName"><text:bookmark-start text:name="__RefHeading__48464_302335373"/><text:span text:style-name="T66">Dv</text:span><text:span text:style-name="T70">URI</text:span><text:span text:style-name="T66">Type</text:span><text:bookmark-end text:name="__RefHeading__48464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Used to specify a Universal Resource Identifier. Set the pattern to accommodate your needs in a CCD.</text:span></text:p>
      <text:p text:style-name="P93"/>
      <text:p text:style-name="P109"><text:change-end text:change-id="ct53635696"/><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9">Name</text:p>
            </table:table-cell>
            <table:table-cell table:style-name="Table4.A1" office:value-type="string">
              <text:p text:style-name="P239">Type</text:p>
            </table:table-cell>
            <table:table-cell table:style-name="Table4.A1" office:value-type="string">
              <text:p text:style-name="P239">minOccurs</text:p>
            </table:table-cell>
            <table:table-cell table:style-name="Table4.A1" office:value-type="string">
              <text:p text:style-name="P239">maxOccurs</text:p>
            </table:table-cell>
            <table:table-cell table:style-name="Table4.E1" office:value-type="string">
              <text:p text:style-name="P239">Description</text:p>
            </table:table-cell>
          </table:table-row>
        </table:table-header-rows>
        <table:table-row>
          <table:table-cell table:style-name="Table4.A2" office:value-type="string">
            <text:p text:style-name="P248">DvURI-dv</text:p>
          </table:table-cell>
          <table:table-cell table:style-name="Table4.B2" office:value-type="string">
            <text:p text:style-name="P245">xs:<text:span text:style-name="T129">anyURI</text:span></text:p>
          </table:table-cell>
          <table:table-cell table:style-name="Table4.C2" office:value-type="string">
            <text:p text:style-name="P250">1</text:p>
          </table:table-cell>
          <table:table-cell table:style-name="Table4.D2" office:value-type="string">
            <text:p text:style-name="P245">1</text:p>
          </table:table-cell>
          <table:table-cell table:style-name="Table4.E2" office:value-type="string">
            <text:p text:style-name="P193">anyURI as a pointer.</text:p>
          </table:table-cell>
        </table:table-row>
        <table:table-row>
          <table:table-cell table:style-name="Table4.A3" office:value-type="string">
            <text:p text:style-name="P249">relation</text:p>
          </table:table-cell>
          <table:table-cell table:style-name="Table4.B3" office:value-type="string">
            <text:p text:style-name="P245">xs:string</text:p>
          </table:table-cell>
          <table:table-cell table:style-name="Table4.C3" office:value-type="string">
            <text:p text:style-name="P250">1</text:p>
          </table:table-cell>
          <table:table-cell table:style-name="Table4.D3" office:value-type="string">
            <text:p text:style-name="P247">1</text:p>
          </table:table-cell>
          <table:table-cell table:style-name="Table4.E3" office:value-type="string">
            <text:p text:style-name="P188"><text:span text:style-name="T31">Normally constrained by on ontology such as the OBO RO </text:span><text:a xlink:type="simple" xlink:href="http://purl.obolibrary.org/obo/ro.owl">http://purl.obolibrary.org/obo/ro.owl</text:a></text:p>
          </table:table-cell>
        </table:table-row>
      </table:table>
      <text:p text:style-name="P97"/>
      <text:p text:style-name="P60"><text:change-start text:change-id="ct50765216"/></text:p>
      <text:p text:style-name="P51"/>
      <text:p text:style-name="PcTName"><text:bookmark-start text:name="__RefHeading__48466_302335373"/><text:span text:style-name="T66">Dv</text:span><text:span text:style-name="T70">String</text:span><text:span text:style-name="T66">Type</text:span><text:bookmark-end text:name="__RefHeading__48466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The string data type can contain characters, line feeds, carriage returns, and tab characters.</text:span></text:p>
      <text:p text:style-name="P109"><text:change-end text:change-id="ct5076521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9">Name</text:p>
            </table:table-cell>
            <table:table-cell table:style-name="Table5.A1" office:value-type="string">
              <text:p text:style-name="P239">Type</text:p>
            </table:table-cell>
            <table:table-cell table:style-name="Table5.A1" office:value-type="string">
              <text:p text:style-name="P239">minOccurs</text:p>
            </table:table-cell>
            <table:table-cell table:style-name="Table5.A1" office:value-type="string">
              <text:p text:style-name="P239">maxOccurs</text:p>
            </table:table-cell>
            <table:table-cell table:style-name="Table5.E1" office:value-type="string">
              <text:p text:style-name="P239">Description</text:p>
            </table:table-cell>
          </table:table-row>
        </table:table-header-rows>
        <table:table-row>
          <table:table-cell table:style-name="Table5.A2" office:value-type="string">
            <text:p text:style-name="P251">DvString-dv</text:p>
          </table:table-cell>
          <table:table-cell table:style-name="Table5.B2" office:value-type="string">
            <text:p text:style-name="P245">xs:string</text:p>
          </table:table-cell>
          <table:table-cell table:style-name="Table5.C2" office:value-type="string">
            <text:p text:style-name="P245">0</text:p>
          </table:table-cell>
          <table:table-cell table:style-name="Table5.D2" office:value-type="string">
            <text:p text:style-name="P245">1</text:p>
          </table:table-cell>
          <table:table-cell table:style-name="Table5.E2" office:value-type="string">
            <text:p text:style-name="P193">The string value of the item.</text:p>
          </table:table-cell>
        </table:table-row>
        <table:table-row>
          <table:table-cell table:style-name="Table5.A3" office:value-type="string">
            <text:p text:style-name="P251">language</text:p>
          </table:table-cell>
          <table:table-cell table:style-name="Table5.B3" office:value-type="string">
            <text:p text:style-name="P245">xs:<text:span text:style-name="T130">language</text:span></text:p>
          </table:table-cell>
          <table:table-cell table:style-name="Table5.C3" office:value-type="string">
            <text:p text:style-name="P245">0</text:p>
          </table:table-cell>
          <table:table-cell table:style-name="Table5.D3" office:value-type="string">
            <text:p text:style-name="P245">1</text:p>
          </table:table-cell>
          <table:table-cell table:style-name="Table5.E3" office:value-type="string">
            <text:p text:style-name="P188"><text:span text:style-name="T31">Optional indicator of the </text:span><text:span text:style-name="T49">localized</text:span><text:span text:style-name="T31">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7"/>
      <text:p text:style-name="P100"><text:change-start text:change-id="ct52274320"/></text:p>
      <text:p text:style-name="P51"/>
      <text:p text:style-name="PcTName"><text:bookmark-start text:name="__RefHeading__48468_302335373"/><text:span text:style-name="T66">Dv</text:span><text:span text:style-name="T71">CodedString</text:span><text:span text:style-name="T66">Type</text:span><text:bookmark-end text:name="__RefHeading__48468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 item whose DvString-dv </text:span><text:span text:style-name="T36">element</text:span><text:span text:style-name="T31"> must be the long name or description from a controlled terminology. The key (i.e. the 'code') of which is the terminology-code attribute. In some cases, DvString-dv and terminology-code may have the same content.</text:span></text:p>
      <text:p text:style-name="P109"><text:change-end text:change-id="ct52274320"/><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9">Name</text:p>
            </table:table-cell>
            <table:table-cell table:style-name="Table6.A1" office:value-type="string">
              <text:p text:style-name="P239">Type</text:p>
            </table:table-cell>
            <table:table-cell table:style-name="Table6.A1" office:value-type="string">
              <text:p text:style-name="P239">minOccurs</text:p>
            </table:table-cell>
            <table:table-cell table:style-name="Table6.A1" office:value-type="string">
              <text:p text:style-name="P239">maxOccurs</text:p>
            </table:table-cell>
            <table:table-cell table:style-name="Table6.E1" office:value-type="string">
              <text:p text:style-name="P239">Description</text:p>
            </table:table-cell>
          </table:table-row>
        </table:table-header-rows>
        <table:table-row>
          <table:table-cell table:style-name="Table6.A2" office:value-type="string">
            <text:p text:style-name="P249">terminology-abbrev</text:p>
          </table:table-cell>
          <table:table-cell table:style-name="Table6.B2" office:value-type="string">
            <text:p text:style-name="P245">xs:string</text:p>
          </table:table-cell>
          <table:table-cell table:style-name="Table6.C2" office:value-type="string">
            <text:p text:style-name="P252">0</text:p>
          </table:table-cell>
          <table:table-cell table:style-name="Table6.D2" office:value-type="string">
            <text:p text:style-name="P247">1</text:p>
          </table:table-cell>
          <table:table-cell table:style-name="Table6.E2" office:value-type="string">
            <text:p text:style-name="P193">Version Source Abbreviation (VSAB) from NLM Metathesarus; or similar.</text:p>
          </table:table-cell>
        </table:table-row>
        <table:table-row>
          <table:table-cell table:style-name="Table6.A4" office:value-type="string">
            <text:p text:style-name="P249">terminology-name</text:p>
          </table:table-cell>
          <table:table-cell table:style-name="Table6.B4" office:value-type="string">
            <text:p text:style-name="P245">xs:string</text:p>
          </table:table-cell>
          <table:table-cell table:style-name="Table6.C4" office:value-type="string">
            <text:p text:style-name="P252">0</text:p>
          </table:table-cell>
          <table:table-cell table:style-name="Table6.D4" office:value-type="string">
            <text:p text:style-name="P247">1</text:p>
          </table:table-cell>
          <table:table-cell table:style-name="Table6.E4" office:value-type="string">
            <text:p text:style-name="P193">Full Source Name from NLM Metathesarus; or similar</text:p>
          </table:table-cell>
        </table:table-row>
        <table:table-row>
          <table:table-cell table:style-name="Table6.A4" office:value-type="string">
            <text:p text:style-name="P249">terminology-version</text:p>
          </table:table-cell>
          <table:table-cell table:style-name="Table6.B4" office:value-type="string">
            <text:p text:style-name="P245">xs:string</text:p>
          </table:table-cell>
          <table:table-cell table:style-name="Table6.C4" office:value-type="string">
            <text:p text:style-name="P252">0</text:p>
          </table:table-cell>
          <table:table-cell table:style-name="Table6.D4" office:value-type="string">
            <text:p text:style-name="P247">1</text:p>
          </table:table-cell>
          <table:table-cell table:style-name="Table6.E4" office:value-type="string">
            <text:p text:style-name="P193">The proper release/version ID from the releasing authority.</text:p>
            <text:p text:style-name="P242"/>
          </table:table-cell>
        </table:table-row>
        <table:table-row>
          <table:table-cell table:style-name="Table6.A5" office:value-type="string">
            <text:p text:style-name="P249">terminology-code</text:p>
          </table:table-cell>
          <table:table-cell table:style-name="Table6.B5" office:value-type="string">
            <text:p text:style-name="P245">xs:string</text:p>
          </table:table-cell>
          <table:table-cell table:style-name="Table6.C5" office:value-type="string">
            <text:p text:style-name="P252">1</text:p>
          </table:table-cell>
          <table:table-cell table:style-name="Table6.D5" office:value-type="string">
            <text:p text:style-name="P247">1</text:p>
          </table:table-cell>
          <table:table-cell table:style-name="Table6.E5" office:value-type="string">
            <text:p text:style-name="P193">The uniquely identifiable code string from the terminology.</text:p>
          </table:table-cell>
        </table:table-row>
      </table:table>
      <text:p text:style-name="P97"/>
      <text:p text:style-name="P100"><text:change-start text:change-id="ct52291232"/></text:p>
      <text:p text:style-name="P51"/>
      <text:p text:style-name="PcTName"><text:bookmark-start text:name="__RefHeading__48470_302335373"/><text:span text:style-name="T66">Dv</text:span><text:span text:style-name="T72">Identifier</text:span><text:span text:style-name="T66">Type</text:span><text:bookmark-end text:name="__RefHeading__48470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Type for representing identifiers of real-world entities. Typical identifiers include: driver </text:span><text:span text:style-name="T38">license</text:span><text:span text:style-name="T31"> number, social security number, veterans affairs number, prescription id, order id, system id and so on. The actual identifier is in the DvString-dv </text:span><text:span text:style-name="T38">element</text:span><text:span text:style-name="T31">.</text:span></text:p>
      <text:p text:style-name="P109"><text:change-end text:change-id="ct52291232"/></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39">Name</text:p>
            </table:table-cell>
            <table:table-cell table:style-name="Table7.A1" office:value-type="string">
              <text:p text:style-name="P239">Type</text:p>
            </table:table-cell>
            <table:table-cell table:style-name="Table7.A1" office:value-type="string">
              <text:p text:style-name="P239">minOccurs</text:p>
            </table:table-cell>
            <table:table-cell table:style-name="Table7.A1" office:value-type="string">
              <text:p text:style-name="P239">maxOccurs</text:p>
            </table:table-cell>
            <table:table-cell table:style-name="Table7.E1" office:value-type="string">
              <text:p text:style-name="P239">Description</text:p>
            </table:table-cell>
          </table:table-row>
        </table:table-header-rows>
        <table:table-row>
          <table:table-cell table:style-name="Table7.A2" office:value-type="string">
            <text:p text:style-name="P249">id-name</text:p>
          </table:table-cell>
          <table:table-cell table:style-name="Table7.B2" office:value-type="string">
            <text:p text:style-name="P245">xs:string</text:p>
          </table:table-cell>
          <table:table-cell table:style-name="Table7.C2" office:value-type="string">
            <text:p text:style-name="P252">0</text:p>
          </table:table-cell>
          <table:table-cell table:style-name="Table7.D2" office:value-type="string">
            <text:p text:style-name="P247">1</text:p>
          </table:table-cell>
          <table:table-cell table:style-name="Table7.E2" office:value-type="string">
            <text:p text:style-name="P193">The identifier common name, such as “Driver's License” or “SSN”.</text:p>
          </table:table-cell>
        </table:table-row>
        <table:table-row>
          <table:table-cell table:style-name="Table7.A3" office:value-type="string">
            <text:p text:style-name="P253">issuer</text:p>
          </table:table-cell>
          <table:table-cell table:style-name="Table7.B3" office:value-type="string">
            <text:p text:style-name="P245">xs:string</text:p>
          </table:table-cell>
          <table:table-cell table:style-name="Table7.C3" office:value-type="string">
            <text:p text:style-name="P252">0</text:p>
          </table:table-cell>
          <table:table-cell table:style-name="Table7.D3" office:value-type="string">
            <text:p text:style-name="P247">1</text:p>
          </table:table-cell>
          <table:table-cell table:style-name="Table7.E3" office:value-type="string">
            <text:p text:style-name="P193">Authority which issues the kind of id used in the id field of this object.</text:p>
          </table:table-cell>
        </table:table-row>
        <table:table-row>
          <table:table-cell table:style-name="Table7.A4" office:value-type="string">
            <text:p text:style-name="P253">assignor</text:p>
          </table:table-cell>
          <table:table-cell table:style-name="Table7.B4" office:value-type="string">
            <text:p text:style-name="P245">xs:string</text:p>
          </table:table-cell>
          <table:table-cell table:style-name="Table7.C4" office:value-type="string">
            <text:p text:style-name="P252">0</text:p>
          </table:table-cell>
          <table:table-cell table:style-name="Table7.D4" office:value-type="string">
            <text:p text:style-name="P247">1</text:p>
          </table:table-cell>
          <table:table-cell table:style-name="Table7.E4" office:value-type="string">
            <text:p text:style-name="P193">Organisation that assigned the id to the item being identified.</text:p>
          </table:table-cell>
        </table:table-row>
      </table:table>
      <text:p text:style-name="P97"/>
      <text:p text:style-name="P100"><text:change-start text:change-id="ct52288272"/></text:p>
      <text:p text:style-name="P51"/>
      <text:p text:style-name="P297"><text:bookmark-start text:name="__RefHeading__48472_302335373"/><text:span text:style-name="T66">Dv</text:span><text:span text:style-name="T73">Encapsulated</text:span><text:span text:style-name="T66">Type</text:span><text:bookmark-end text:name="__RefHeading__4847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True</text:span></text:p>
      <text:p text:style-name="P51"/>
      <text:p text:style-name="P76"><text:soft-page-break/><text:span text:style-name="T69">Description:</text:span><text:span text:style-name="T111"> <text:s/></text:span><text:span text:style-name="T31">Abstract class defining the common meta-data of all types of encapsulated data.</text:span></text:p>
      <text:p text:style-name="P93"/>
      <text:p text:style-name="P109"><text:change-end text:change-id="ct5228827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9">Name</text:p>
            </table:table-cell>
            <table:table-cell table:style-name="Table8.A1" office:value-type="string">
              <text:p text:style-name="P239">Type</text:p>
            </table:table-cell>
            <table:table-cell table:style-name="Table8.A1" office:value-type="string">
              <text:p text:style-name="P239">minOccurs</text:p>
            </table:table-cell>
            <table:table-cell table:style-name="Table8.A1" office:value-type="string">
              <text:p text:style-name="P239">maxOccurs</text:p>
            </table:table-cell>
            <table:table-cell table:style-name="Table8.E1" office:value-type="string">
              <text:p text:style-name="P239">Description</text:p>
            </table:table-cell>
          </table:table-row>
        </table:table-header-rows>
        <table:table-row>
          <table:table-cell table:style-name="Table8.A2" office:value-type="string">
            <text:p text:style-name="P254">size</text:p>
          </table:table-cell>
          <table:table-cell table:style-name="Table8.A2" office:value-type="string">
            <text:p text:style-name="P254">xs:int</text:p>
          </table:table-cell>
          <table:table-cell table:style-name="Table8.A2" office:value-type="string">
            <text:p text:style-name="P254">1</text:p>
          </table:table-cell>
          <table:table-cell table:style-name="Table8.A2" office:value-type="string">
            <text:p text:style-name="P254">1</text:p>
          </table:table-cell>
          <table:table-cell table:style-name="Table8.E2" office:value-type="string">
            <text:p text:style-name="P193">Original size in bytes of unencoded encapsulated data. I.e. encodings such as base64, hexadecimal, etc do not change the value of this attribute.</text:p>
          </table:table-cell>
        </table:table-row>
        <table:table-row>
          <table:table-cell table:style-name="Table8.A2" office:value-type="string">
            <text:p text:style-name="P254">encoding</text:p>
          </table:table-cell>
          <table:table-cell table:style-name="Table8.A2" office:value-type="string">
            <text:p text:style-name="P246">xs:string</text:p>
          </table:table-cell>
          <table:table-cell table:style-name="Table8.A2" office:value-type="string">
            <text:p text:style-name="P254">0</text:p>
          </table:table-cell>
          <table:table-cell table:style-name="Table8.A2" office:value-type="string">
            <text:p text:style-name="P254">1</text:p>
          </table:table-cell>
          <table:table-cell table:style-name="Table8.E3" office:value-type="string">
            <text:p text:style-name="P188"><text:span text:style-name="T31">Name of character encoding scheme in which this value is encoded. Coded from the IANA </text:span><text:span text:style-name="T50">character</text:span><text:span text:style-name="T31"> set table: </text:span><text:a xlink:type="simple" xlink:href="http://www.iana.org/assignments/character-sets">http://www.iana.org/assignments/character-sets</text:a><text:span text:style-name="T31"> Unicode is the default assumption in MLHIM, with UTF-8 being the assumed encoding. This attribute allows for variations from these assumptions.</text:span></text:p>
          </table:table-cell>
        </table:table-row>
        <table:table-row>
          <table:table-cell table:style-name="Table8.A2" office:value-type="string">
            <text:p text:style-name="P254">language</text:p>
          </table:table-cell>
          <table:table-cell table:style-name="Table8.A2" office:value-type="string">
            <text:p text:style-name="P254">xs:language</text:p>
          </table:table-cell>
          <table:table-cell table:style-name="Table8.A2" office:value-type="string">
            <text:p text:style-name="P254">0</text:p>
          </table:table-cell>
          <table:table-cell table:style-name="Table8.A2" office:value-type="string">
            <text:p text:style-name="P254">1</text:p>
          </table:table-cell>
          <table:table-cell table:style-name="Table8.E4" office:value-type="string">
            <text:p text:style-name="P188"><text:span text:style-name="T31">Optional indicator of the localised language in which the value is written. Coded IAW IETF RFC 5646 </text:span><text:a xlink:type="simple" xlink:href="http://tools.ietf.org/html/rfc5646">http://tools.ietf.org/html/rfc5646</text:a><text:span text:style-name="T31"> language tag information should be used from the IANA registry </text:span><text:a xlink:type="simple" xlink:href="http://www.iana.org/assignments/language-subtag-registry">http://www.iana.org/assignments/language-subtag-registry</text:a><text:span text:style-name="T31"> Only used when the text object is in a different language from the enclosing CCD.</text:span></text:p>
            <text:p text:style-name="P242"/>
          </table:table-cell>
        </table:table-row>
      </table:table>
      <text:p text:style-name="P97"/>
      <text:p text:style-name="P60"><text:change-start text:change-id="ct52294880"/></text:p>
      <text:p text:style-name="PcTName"><text:bookmark-start text:name="__RefHeading__48474_302335373"/><text:span text:style-name="T66">Dv</text:span><text:span text:style-name="T74">Parsable</text:span><text:span text:style-name="T66">Type</text:span><text:bookmark-end text:name="__RefHeading__48474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39">Type</text:span><text:span text:style-name="T31">.</text:span></text:p>
      <text:p text:style-name="P93"/>
      <text:p text:style-name="P109"><text:change-end text:change-id="ct52294880"/></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9">Name</text:p>
            </table:table-cell>
            <table:table-cell table:style-name="Table9.A1" office:value-type="string">
              <text:p text:style-name="P239">Type</text:p>
            </table:table-cell>
            <table:table-cell table:style-name="Table9.A1" office:value-type="string">
              <text:p text:style-name="P239">minOccurs</text:p>
            </table:table-cell>
            <table:table-cell table:style-name="Table9.A1" office:value-type="string">
              <text:p text:style-name="P239">maxOccurs</text:p>
            </table:table-cell>
            <table:table-cell table:style-name="Table9.E1" office:value-type="string">
              <text:p text:style-name="P239">Description</text:p>
            </table:table-cell>
          </table:table-row>
        </table:table-header-rows>
        <table:table-row>
          <table:table-cell table:style-name="Table9.A2" office:value-type="string">
            <text:p text:style-name="P255">DvParsable-dv</text:p>
          </table:table-cell>
          <table:table-cell table:style-name="Table9.B2" office:value-type="string">
            <text:p text:style-name="P246">xs:string</text:p>
          </table:table-cell>
          <table:table-cell table:style-name="Table9.C2" office:value-type="string">
            <text:p text:style-name="P254">0</text:p>
          </table:table-cell>
          <table:table-cell table:style-name="Table9.D2" office:value-type="string">
            <text:p text:style-name="P254">1</text:p>
          </table:table-cell>
          <table:table-cell table:style-name="Table9.E2" office:value-type="string">
            <text:p text:style-name="P193">The string, which may validly be empty in some syntaxes.</text:p>
          </table:table-cell>
        </table:table-row>
        <table:table-row>
          <table:table-cell table:style-name="Table9.A3" office:value-type="string">
            <text:p text:style-name="P255">formalism</text:p>
          </table:table-cell>
          <table:table-cell table:style-name="Table9.B3" office:value-type="string">
            <text:p text:style-name="P246">xs:string</text:p>
          </table:table-cell>
          <table:table-cell table:style-name="Table9.C3" office:value-type="string">
            <text:p text:style-name="P254">0</text:p>
          </table:table-cell>
          <table:table-cell table:style-name="Table9.D3" office:value-type="string">
            <text:p text:style-name="P254">1</text:p>
          </table:table-cell>
          <table:table-cell table:style-name="Table9.E3" office:value-type="string">
            <text:p text:style-name="P193">Name of the formalism, e.g. 'GLIF 1.0', 'ADL 1.4', etc.</text:p>
          </table:table-cell>
        </table:table-row>
      </table:table>
      <text:p text:style-name="P97"/>
      <text:p text:style-name="P60"><text:change-start text:change-id="ct53663936"/></text:p>
      <text:p text:style-name="PcTName"><text:bookmark-start text:name="__RefHeading__48476_302335373"/><text:soft-page-break/><text:span text:style-name="T66">D</text:span><text:span text:style-name="T74">vMedia</text:span><text:span text:style-name="T66">Type</text:span><text:bookmark-end text:name="__RefHeading__48476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span><text:span text:style-name="T40">specialization</text:span><text:span text:style-name="T31"> of DvEncapsulated</text:span><text:span text:style-name="T40">Type</text:span><text:span text:style-name="T31"> for audiovisual and bio-signal types. Includes further metadata relating to media types which are not applicable to other subtypes of </text:span><text:change-end text:change-id="ct53663936"/><text:span text:style-name="T31">DvEncapsulatedType.</text:span><text:change-start text:change-id="ct53665088"/></text:p>
      <text:p text:style-name="P93"/>
      <text:p text:style-name="P109"><text:change-end text:change-id="ct5366508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9">Name</text:p>
            </table:table-cell>
            <table:table-cell table:style-name="Table10.A1" office:value-type="string">
              <text:p text:style-name="P239">Type</text:p>
            </table:table-cell>
            <table:table-cell table:style-name="Table10.A1" office:value-type="string">
              <text:p text:style-name="P239">minOccurs</text:p>
            </table:table-cell>
            <table:table-cell table:style-name="Table10.A1" office:value-type="string">
              <text:p text:style-name="P239">maxOccurs</text:p>
            </table:table-cell>
            <table:table-cell table:style-name="Table10.E1" office:value-type="string">
              <text:p text:style-name="P239">Description</text:p>
            </table:table-cell>
          </table:table-row>
        </table:table-header-rows>
        <table:table-row>
          <table:table-cell table:style-name="Table10.A2" office:value-type="string">
            <text:p text:style-name="P256">mime-type</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2" office:value-type="string">
            <text:p text:style-name="P188"><text:span text:style-name="T31">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56">compression-type</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88"><text:span text:style-name="T31">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57">hash-result</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88"><text:span text:style-name="T31">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7">hash-function</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88"><text:span text:style-name="T31">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7">alt-txt</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93">Text to display in lieu of multimedia display or execution.</text:p>
          </table:table-cell>
        </table:table-row>
        <table:table-row>
          <table:table-cell table:style-name="Table10.A2" office:value-type="string">
            <text:p text:style-name="P257">uri</text:p>
          </table:table-cell>
          <table:table-cell table:style-name="Table10.A2" office:value-type="string">
            <text:p text:style-name="P246">xs:string</text:p>
          </table:table-cell>
          <table:table-cell table:style-name="Table10.A2" office:value-type="string">
            <text:p text:style-name="P254">0</text:p>
          </table:table-cell>
          <table:table-cell table:style-name="Table10.A2" office:value-type="string">
            <text:p text:style-name="P254">1</text:p>
          </table:table-cell>
          <table:table-cell table:style-name="Table10.E7" office:value-type="string">
            <text:p text:style-name="P193">URI reference to electronic information stored outside the record as a file, database entry etc, if supplied as a reference.</text:p>
          </table:table-cell>
        </table:table-row>
        <table:table-row>
          <table:table-cell table:style-name="Table10.A2" office:value-type="string">
            <text:p text:style-name="P257">media-content</text:p>
          </table:table-cell>
          <table:table-cell table:style-name="Table10.A2" office:value-type="string">
            <text:p text:style-name="P246">xs:<text:span text:style-name="T131">base64Binary</text:span></text:p>
          </table:table-cell>
          <table:table-cell table:style-name="Table10.A2" office:value-type="string">
            <text:p text:style-name="P254">0</text:p>
          </table:table-cell>
          <table:table-cell table:style-name="Table10.A2" office:value-type="string">
            <text:p text:style-name="P254">1</text:p>
          </table:table-cell>
          <table:table-cell table:style-name="Table10.E8" office:value-type="string">
            <text:p text:style-name="P193">The content; if stored locally.</text:p>
          </table:table-cell>
        </table:table-row>
      </table:table>
      <text:p text:style-name="P97"/>
      <text:p text:style-name="P60"><text:change-start text:change-id="ct53671248"/></text:p>
      <text:p text:style-name="P297"><text:bookmark-start text:name="__RefHeading__48478_302335373"/><text:span text:style-name="T66">Dv</text:span><text:span text:style-name="T75">Ordered</text:span><text:span text:style-name="T66">Type</text:span><text:bookmark-end text:name="__RefHeading__48478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115"> </text:span><text:span text:style-name="T116">True</text:span></text:p>
      <text:p text:style-name="P51"/>
      <text:p text:style-name="Text_20_body"><text:soft-page-break/><text:span text:style-name="T69">Description:</text:span><text:span text:style-name="T111"> <text:s/></text:span><text:span text:style-name="T31">Abstract class defining the concept of ordered values, which includes ordinals as well as true quantities. The implementations require the functions</text:span> ‘&lt;’, '&gt;'<text:span text:style-name="T31"> and is_strictly_comparable_to ('==').</text:span></text:p>
      <text:p text:style-name="P93"/>
      <text:p text:style-name="P109"><text:change-end text:change-id="ct5367124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9">Name</text:p>
            </table:table-cell>
            <table:table-cell table:style-name="Table11.A1" office:value-type="string">
              <text:p text:style-name="P239">Type</text:p>
            </table:table-cell>
            <table:table-cell table:style-name="Table11.A1" office:value-type="string">
              <text:p text:style-name="P239">minOccurs</text:p>
            </table:table-cell>
            <table:table-cell table:style-name="Table11.A1" office:value-type="string">
              <text:p text:style-name="P239">maxOccurs</text:p>
            </table:table-cell>
            <table:table-cell table:style-name="Table11.E1" office:value-type="string">
              <text:p text:style-name="P239">Description</text:p>
            </table:table-cell>
          </table:table-row>
        </table:table-header-rows>
        <table:table-row>
          <table:table-cell table:style-name="Table11.A2" office:value-type="string">
            <text:p text:style-name="P202">reference-ranges</text:p>
          </table:table-cell>
          <table:table-cell table:style-name="Table11.A2" office:value-type="string">
            <text:p text:style-name="P204">ReferenceRangeType</text:p>
          </table:table-cell>
          <table:table-cell table:style-name="Table11.A2" office:value-type="string">
            <text:p text:style-name="P207">0</text:p>
          </table:table-cell>
          <table:table-cell table:style-name="Table11.A2" office:value-type="string">
            <text:p text:style-name="P207">unbounded</text:p>
          </table:table-cell>
          <table:table-cell table:style-name="Table11.E2" office:value-type="string">
            <text:p text:style-name="P203">Optional list of ReferenceRanges for this value in its particular measurement context. Implemented as restrictions on the ReferenceRangeType.</text:p>
            <text:p text:style-name="P205"/>
          </table:table-cell>
        </table:table-row>
        <table:table-row>
          <table:table-cell table:style-name="Table11.A2" office:value-type="string">
            <text:p text:style-name="P208">normal-status</text:p>
          </table:table-cell>
          <table:table-cell table:style-name="Table11.A2" office:value-type="string">
            <text:p text:style-name="P208">xs:string</text:p>
          </table:table-cell>
          <table:table-cell table:style-name="Table11.A2" office:value-type="string">
            <text:p text:style-name="P209">0</text:p>
          </table:table-cell>
          <table:table-cell table:style-name="Table11.A2" office:value-type="string">
            <text:p text:style-name="P209">1</text:p>
          </table:table-cell>
          <table:table-cell table:style-name="Table11.E3" office:value-type="string">
            <text:p text:style-name="P203">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7"/>
      <text:p text:style-name="P60"><text:change-start text:change-id="ct53689520"/></text:p>
      <text:p text:style-name="PcTName"><text:bookmark-start text:name="__RefHeading__48480_302335373"/><text:span text:style-name="T66">Dv</text:span><text:span text:style-name="T76">Ordinal</text:span><text:span text:style-name="T66">Type</text:span><text:bookmark-end text:name="__RefHeading__4848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7"><text:span text:style-name="T69">Description:</text:span><text:span text:style-name="T111"> <text:s/></text:span><text:span text:style-name="T31">Models rankings and scores, e.g. pain, Apgar values, etc, where there is </text:span></text:p>
      <text:p text:style-name="P77"><text:span text:style-name="T31">a) im</text:span><text:span text:style-name="T41">p</text:span><text:span text:style-name="T31">lied ordering, </text:span></text:p>
      <text:p text:style-name="P110">b) no implication that the distance between each value is constant, and </text:p>
      <text:p text:style-name="P110">c) the total number of values is finite.</text:p>
      <text:p text:style-name="P110">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10">Examples of sets of ordinal values: </text:p>
      <text:list xml:id="list2687579363232681975" text:style-name="L51">
        <text:list-item>
          <text:p text:style-name="P315">-3, -2, -1, 0, 1, 2, 3 -- reflex response values</text:p>
        </text:list-item>
        <text:list-item>
          <text:p text:style-name="P315">0, 1, 2 -- Apgar values </text:p>
        </text:list-item>
      </text:list>
      <text:p text:style-name="P77"><text:soft-page-break/></text:p>
      <text:p text:style-name="P77"><text:span text:style-name="T31">Used for recording any clinical datum which is customarily recorded using symbolic values.</text:span><text:line-break/><text:span text:style-name="T31"> <text:s text:c="3"/></text:span></text:p>
      <text:p text:style-name="P110"><text:s text:c="4"/>Example: the results on a urinalysis strip, e.g. {neg, trace, +, ++, +++} are used for leukocytes, protein, nitrites etc; for non-haemolysed blood {neg, trace, moderate}; for haemolysed blood {neg, trace, small, moderate, large}</text:p>
      <text:p text:style-name="P93"/>
      <text:p text:style-name="P109"><text:change-end text:change-id="ct53689520"/></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39">Name</text:p>
            </table:table-cell>
            <table:table-cell table:style-name="Table12.A1" office:value-type="string">
              <text:p text:style-name="P239">Type</text:p>
            </table:table-cell>
            <table:table-cell table:style-name="Table12.A1" office:value-type="string">
              <text:p text:style-name="P239">minOccurs</text:p>
            </table:table-cell>
            <table:table-cell table:style-name="Table12.A1" office:value-type="string">
              <text:p text:style-name="P239">maxOccurs</text:p>
            </table:table-cell>
            <table:table-cell table:style-name="Table12.E1" office:value-type="string">
              <text:p text:style-name="P239">Description</text:p>
            </table:table-cell>
          </table:table-row>
        </table:table-header-rows>
        <table:table-row>
          <table:table-cell table:style-name="Table12.A2" office:value-type="string">
            <text:p text:style-name="P258">DvOrdinal-dv</text:p>
          </table:table-cell>
          <table:table-cell table:style-name="Table12.A2" office:value-type="string">
            <text:p text:style-name="P258">xs:decimal</text:p>
          </table:table-cell>
          <table:table-cell table:style-name="Table12.A2" office:value-type="string">
            <text:p text:style-name="P258">1</text:p>
          </table:table-cell>
          <table:table-cell table:style-name="Table12.A2" office:value-type="string">
            <text:p text:style-name="P258">1</text:p>
          </table:table-cell>
          <table:table-cell table:style-name="Table12.E2" office:value-type="string">
            <text:p text:style-name="P193">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58">symbol</text:p>
          </table:table-cell>
          <table:table-cell table:style-name="Table12.A2" office:value-type="string">
            <text:p text:style-name="P258">xs:string</text:p>
          </table:table-cell>
          <table:table-cell table:style-name="Table12.A2" office:value-type="string">
            <text:p text:style-name="P258">1</text:p>
          </table:table-cell>
          <table:table-cell table:style-name="Table12.A2" office:value-type="string">
            <text:p text:style-name="P258">1</text:p>
          </table:table-cell>
          <table:table-cell table:style-name="Table12.E3" office:value-type="string">
            <text:p text:style-name="P193">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7"/>
      <text:p text:style-name="P60"><text:change-start text:change-id="ct53435616"/></text:p>
      <text:p text:style-name="P297"><text:bookmark-start text:name="__RefHeading__48482_302335373"/><text:span text:style-name="T66">D</text:span><text:span text:style-name="T77">vQuantified</text:span><text:span text:style-name="T66">Type</text:span><text:bookmark-end text:name="__RefHeading__48482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True</text:span></text:p>
      <text:p text:style-name="P51"/>
      <text:p text:style-name="P76"><text:span text:style-name="T69">Description:</text:span><text:span text:style-name="T111"> <text:s/></text:span><text:span text:style-name="T31">Abstract type defining the concept of true quantified values, i.e. values which are not only ordered, but which have a precise magnitude.</text:span></text:p>
      <text:p text:style-name="P93"/>
      <text:p text:style-name="P109"><text:change-end text:change-id="ct53435616"/></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39">Name</text:p>
            </table:table-cell>
            <table:table-cell table:style-name="Table13.A1" office:value-type="string">
              <text:p text:style-name="P239">Type</text:p>
            </table:table-cell>
            <table:table-cell table:style-name="Table13.A1" office:value-type="string">
              <text:p text:style-name="P239">minOccurs</text:p>
            </table:table-cell>
            <table:table-cell table:style-name="Table13.A1" office:value-type="string">
              <text:p text:style-name="P239">maxOccurs</text:p>
            </table:table-cell>
            <table:table-cell table:style-name="Table13.E1" office:value-type="string">
              <text:p text:style-name="P239">Description</text:p>
            </table:table-cell>
          </table:table-row>
        </table:table-header-rows>
        <table:table-row>
          <table:table-cell table:style-name="Table13.A2" office:value-type="string">
            <text:p text:style-name="P260">magnitude</text:p>
          </table:table-cell>
          <table:table-cell table:style-name="Table13.A2" office:value-type="string">
            <text:p text:style-name="P260">xs:decimal</text:p>
          </table:table-cell>
          <table:table-cell table:style-name="Table13.A2" office:value-type="string">
            <text:p text:style-name="P260">0</text:p>
          </table:table-cell>
          <table:table-cell table:style-name="Table13.A2" office:value-type="string">
            <text:p text:style-name="P260">1</text:p>
          </table:table-cell>
          <table:table-cell table:style-name="Table13.E2" office:value-type="string">
            <text:p text:style-name="P191">Numeric value of the quantity in canonical (i.e. single value) form.</text:p>
          </table:table-cell>
        </table:table-row>
        <table:table-row>
          <table:table-cell table:style-name="Table13.A2" office:value-type="string">
            <text:p text:style-name="P260">magnitude-status</text:p>
          </table:table-cell>
          <table:table-cell table:style-name="Table13.A2" office:value-type="string">
            <text:p text:style-name="P275">xs:string</text:p>
          </table:table-cell>
          <table:table-cell table:style-name="Table13.A2" office:value-type="string">
            <text:p text:style-name="P260">0</text:p>
          </table:table-cell>
          <table:table-cell table:style-name="Table13.A2" office:value-type="string">
            <text:p text:style-name="P260">1</text:p>
          </table:table-cell>
          <table:table-cell table:style-name="Table13.E4" office:value-type="string">
            <text:p text:style-name="P191">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92"/>
          </table:table-cell>
        </table:table-row>
        <table:table-row>
          <table:table-cell table:style-name="Table13.A2" office:value-type="string">
            <text:p text:style-name="P260">error</text:p>
          </table:table-cell>
          <table:table-cell table:style-name="Table13.A2" office:value-type="string">
            <text:p text:style-name="P260">xs:int</text:p>
          </table:table-cell>
          <table:table-cell table:style-name="Table13.A2" office:value-type="string">
            <text:p text:style-name="P260">0</text:p>
          </table:table-cell>
          <table:table-cell table:style-name="Table13.A2" office:value-type="string">
            <text:p text:style-name="P260">1</text:p>
          </table:table-cell>
          <table:table-cell table:style-name="Table13.E4" office:value-type="string">
            <text:p text:style-name="P191">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60">accuracy</text:p>
          </table:table-cell>
          <table:table-cell table:style-name="Table13.A2" office:value-type="string">
            <text:p text:style-name="P260">xs:decimal</text:p>
          </table:table-cell>
          <table:table-cell table:style-name="Table13.A2" office:value-type="string">
            <text:p text:style-name="P260">0</text:p>
          </table:table-cell>
          <table:table-cell table:style-name="Table13.A2" office:value-type="string">
            <text:p text:style-name="P260">1</text:p>
          </table:table-cell>
          <table:table-cell table:style-name="Table13.E5" office:value-type="string">
            <text:p text:style-name="P191">Accuracy of the value in the magnitude attribute. 0% to +/- 100% A value of 0 means that the accuracy is unknown.</text:p>
          </table:table-cell>
        </table:table-row>
      </table:table>
      <text:p text:style-name="P97"/>
      <text:p text:style-name="P60"><text:change-start text:change-id="ct53708400"/></text:p>
      <text:p text:style-name="PcTName"><text:bookmark-start text:name="__RefHeading__48484_302335373"/><text:span text:style-name="T66">Dv</text:span><text:span text:style-name="T78">Count</text:span><text:span text:style-name="T66">Type</text:span><text:bookmark-end text:name="__RefHeading__48484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Countable quantities. Used for countable types such as pregnancies and steps (taken by a physiotherapy patient), number of cigarettes smoked in a day, etc. Misuse:Not used for amounts of physical entities (which all have standardized units). Note that </text:span><text:span text:style-name="T42">PcT</text:span><text:span text:style-name="T31">s derived from DvCount</text:span><text:span text:style-name="T42">Type</text:span><text:span text:style-name="T31"> should make magnitude, error and accuracy attributes minOccurs = '1'.</text:span><text:change-end text:change-id="ct53708400"/><text:span text:style-name="T31"> The magnitude element is restricted to integers via an xs:assert.</text:span></text:p>
      <text:p text:style-name="P111"><text:change-start text:change-id="ct53706464"/></text:p>
      <text:p text:style-name="P109"><text:change-end text:change-id="ct5370646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9">Name</text:p>
            </table:table-cell>
            <table:table-cell table:style-name="Table14.A1" office:value-type="string">
              <text:p text:style-name="P239">Type</text:p>
            </table:table-cell>
            <table:table-cell table:style-name="Table14.A1" office:value-type="string">
              <text:p text:style-name="P239">minOccurs</text:p>
            </table:table-cell>
            <table:table-cell table:style-name="Table14.A1" office:value-type="string">
              <text:p text:style-name="P239">maxOccurs</text:p>
            </table:table-cell>
            <table:table-cell table:style-name="Table14.E1" office:value-type="string">
              <text:p text:style-name="P239">Description</text:p>
            </table:table-cell>
          </table:table-row>
        </table:table-header-rows>
        <table:table-row>
          <table:table-cell table:style-name="Table14.A2" office:value-type="string">
            <text:p text:style-name="P261">DvCount-units</text:p>
          </table:table-cell>
          <table:table-cell table:style-name="Table14.A2" office:value-type="string">
            <text:p text:style-name="P274">DvStringType</text:p>
          </table:table-cell>
          <table:table-cell table:style-name="Table14.A2" office:value-type="string">
            <text:p text:style-name="P261">1</text:p>
          </table:table-cell>
          <table:table-cell table:style-name="Table14.A2" office:value-type="string">
            <text:p text:style-name="P261">1</text:p>
          </table:table-cell>
          <table:table-cell table:style-name="Table14.E2" office:value-type="string">
            <text:p text:style-name="P188"><text:span text:style-name="T31">The name or type of the countable quantity. Examples: cigarettes, drinks, pregnancies, episodes, etc. </text:span><text:span text:style-name="T51">implemented as a DvStringType restriction. </text:span></text:p>
          </table:table-cell>
        </table:table-row>
      </table:table>
      <text:p text:style-name="P97"/>
      <text:p text:style-name="P100"><text:change-start text:change-id="ct53441504"/></text:p>
      <text:p text:style-name="P51"><text:soft-page-break/></text:p>
      <text:p text:style-name="PcTName"><text:bookmark-start text:name="__RefHeading__48486_302335373"/><text:span text:style-name="T66">Dv</text:span><text:span text:style-name="T79">Quantity</text:span><text:span text:style-name="T66">Type</text:span><text:bookmark-end text:name="__RefHeading__48486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9"><text:change-end text:change-id="ct53441504"/></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9">Name</text:p>
            </table:table-cell>
            <table:table-cell table:style-name="Table15.A1" office:value-type="string">
              <text:p text:style-name="P239">Type</text:p>
            </table:table-cell>
            <table:table-cell table:style-name="Table15.A1" office:value-type="string">
              <text:p text:style-name="P239">minOccurs</text:p>
            </table:table-cell>
            <table:table-cell table:style-name="Table15.A1" office:value-type="string">
              <text:p text:style-name="P239">maxOccurs</text:p>
            </table:table-cell>
            <table:table-cell table:style-name="Table15.E1" office:value-type="string">
              <text:p text:style-name="P239">Description</text:p>
            </table:table-cell>
          </table:table-row>
        </table:table-header-rows>
        <table:table-row>
          <table:table-cell table:style-name="Table15.A2" office:value-type="string">
            <text:p text:style-name="P261">DvQuanity-units</text:p>
          </table:table-cell>
          <table:table-cell table:style-name="Table15.A2" office:value-type="string">
            <text:p text:style-name="P273">DvStringType</text:p>
          </table:table-cell>
          <table:table-cell table:style-name="Table15.A2" office:value-type="string">
            <text:p text:style-name="P261">1</text:p>
          </table:table-cell>
          <table:table-cell table:style-name="Table15.A2" office:value-type="string">
            <text:p text:style-name="P261">1</text:p>
          </table:table-cell>
          <table:table-cell table:style-name="Table15.E2" office:value-type="string">
            <text:p text:style-name="P190"><text:span text:style-name="T31">Stringified units, expressed in unit syntax, e.g. "kg/m2", “mm[Hg]", "ms-1", "km/h". A DvCodedStringType should be used when possible. UOM codes can be found: </text:span><text:a xlink:type="simple" xlink:href="http://www.obofoundry.org/">http://www.obofoundry.org</text:a><text:span text:style-name="T31"> Also available in other terminologies such as SNOMEDCT; </text:span><text:span text:style-name="T51">implemented as a DvStringType restriction. </text:span></text:p>
          </table:table-cell>
        </table:table-row>
      </table:table>
      <text:p text:style-name="P97"/>
      <text:p text:style-name="P100"><text:change-start text:change-id="ct53736048"/></text:p>
      <text:p text:style-name="P51"/>
      <text:p text:style-name="PcTName"><text:bookmark-start text:name="__RefHeading__48488_302335373"/><text:span text:style-name="T66">Dv</text:span><text:span text:style-name="T80">Ratio</text:span><text:span text:style-name="T66">Type</text:span><text:bookmark-end text:name="__RefHeading__48488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pan><text:span text:style-name="T31">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9"><text:change-end text:change-id="ct5373604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9">Name</text:p>
            </table:table-cell>
            <table:table-cell table:style-name="Table16.A1" office:value-type="string">
              <text:p text:style-name="P239">Type</text:p>
            </table:table-cell>
            <table:table-cell table:style-name="Table16.A1" office:value-type="string">
              <text:p text:style-name="P239">minOccurs</text:p>
            </table:table-cell>
            <table:table-cell table:style-name="Table16.A1" office:value-type="string">
              <text:p text:style-name="P239">maxOccurs</text:p>
            </table:table-cell>
            <table:table-cell table:style-name="Table16.E1" office:value-type="string">
              <text:p text:style-name="P239">Description</text:p>
            </table:table-cell>
          </table:table-row>
        </table:table-header-rows>
        <table:table-row>
          <table:table-cell table:style-name="Table16.A2" office:value-type="string">
            <text:p text:style-name="P262">ratio-type</text:p>
          </table:table-cell>
          <table:table-cell table:style-name="Table16.A2" office:value-type="string">
            <text:p text:style-name="P271">xs:string</text:p>
          </table:table-cell>
          <table:table-cell table:style-name="Table16.A2" office:value-type="string">
            <text:p text:style-name="P262">1</text:p>
          </table:table-cell>
          <table:table-cell table:style-name="Table16.A2" office:value-type="string">
            <text:p text:style-name="P262">1</text:p>
          </table:table-cell>
          <table:table-cell table:style-name="Table16.E2" office:value-type="string">
            <text:p text:style-name="P189"><text:span text:style-name="T31">Indicates semantic type of ratio must be set as fixed to one of the below strings in </text:span><text:span text:style-name="T52">PcT</text:span><text:span text:style-name="T31">s.</text:span></text:p>
            <text:list xml:id="list3172210310196588155" text:style-name="L52">
              <text:list-item>
                <text:p text:style-name="P306"><text:span text:style-name="T45">ratio</text:span><text:span text:style-name="T31"> = a relationship between two numbers.</text:span></text:p>
              </text:list-item>
              <text:list-item>
                <text:p text:style-name="P306"><text:span text:style-name="T45">proportion</text:span><text:span text:style-name="T31"> = a relationship between two numbers where there is a bi-univocal relationship between the numerator and the denominator (the numerator is contained in the denominator)</text:span></text:p>
              </text:list-item>
              <text:list-item>
                <text:p text:style-name="P306"><text:span text:style-name="T45">rate</text:span><text:span text:style-name="T31">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64">numerator</text:p>
          </table:table-cell>
          <table:table-cell table:style-name="Table16.A2" office:value-type="string">
            <text:p text:style-name="P264">xs:decimal</text:p>
          </table:table-cell>
          <table:table-cell table:style-name="Table16.A2" office:value-type="string">
            <text:p text:style-name="P291">0</text:p>
          </table:table-cell>
          <table:table-cell table:style-name="Table16.A2" office:value-type="string">
            <text:p text:style-name="P264">1</text:p>
          </table:table-cell>
          <table:table-cell table:style-name="Table16.E6" office:value-type="string">
            <text:p text:style-name="P193">numerator of ratio </text:p>
          </table:table-cell>
        </table:table-row>
        <table:table-row>
          <table:table-cell table:style-name="Table16.A2" office:value-type="string">
            <text:p text:style-name="P264">denominator</text:p>
          </table:table-cell>
          <table:table-cell table:style-name="Table16.A2" office:value-type="string">
            <text:p text:style-name="P264">xs:decimal</text:p>
          </table:table-cell>
          <table:table-cell table:style-name="Table16.A2" office:value-type="string">
            <text:p text:style-name="P291">0</text:p>
          </table:table-cell>
          <table:table-cell table:style-name="Table16.A2" office:value-type="string">
            <text:p text:style-name="P264">1</text:p>
          </table:table-cell>
          <table:table-cell table:style-name="Table16.E6" office:value-type="string">
            <text:p text:style-name="P193">denominator of ratio</text:p>
          </table:table-cell>
        </table:table-row>
        <table:table-row>
          <table:table-cell table:style-name="Table16.A2" office:value-type="string">
            <text:p text:style-name="P264">numerator-units</text:p>
          </table:table-cell>
          <table:table-cell table:style-name="Table16.A2" office:value-type="string">
            <text:p text:style-name="P271">DvStringType</text:p>
          </table:table-cell>
          <table:table-cell table:style-name="Table16.A2" office:value-type="string">
            <text:p text:style-name="P291">0</text:p>
          </table:table-cell>
          <table:table-cell table:style-name="Table16.A2" office:value-type="string">
            <text:p text:style-name="P264">1</text:p>
          </table:table-cell>
          <table:table-cell table:style-name="Table16.E6" office:value-type="string">
            <text:p text:style-name="P190"><text:span text:style-name="T31">Used to convey the meaning of the numerator. Typically countable units such as; cigarettes, drinks, exercise periods, etc. May or may not come from a terminology such as OBO Foundry Units ontology; </text:span><text:span text:style-name="T51">implemented as a DvStringType restriction. </text:span></text:p>
          </table:table-cell>
        </table:table-row>
        <table:table-row>
          <table:table-cell table:style-name="Table16.A2" office:value-type="string">
            <text:p text:style-name="P264">denominator-units</text:p>
          </table:table-cell>
          <table:table-cell table:style-name="Table16.A2" office:value-type="string">
            <text:p text:style-name="P271">DvStringType</text:p>
          </table:table-cell>
          <table:table-cell table:style-name="Table16.A2" office:value-type="string">
            <text:p text:style-name="P291">0</text:p>
          </table:table-cell>
          <table:table-cell table:style-name="Table16.A2" office:value-type="string">
            <text:p text:style-name="P264">1</text:p>
          </table:table-cell>
          <table:table-cell table:style-name="Table16.E6" office:value-type="string">
            <text:p text:style-name="P190"><text:span text:style-name="T31">Used to convey the meaning of the denominator. Typically units such as; days, years, months, etc. May or may not come from a standard terminology; </text:span><text:span text:style-name="T51">implemented as a DvStringType restriction. </text:span></text:p>
          </table:table-cell>
        </table:table-row>
        <table:table-row>
          <table:table-cell table:style-name="Table16.A2" office:value-type="string">
            <text:p text:style-name="P264">ratio-units</text:p>
          </table:table-cell>
          <table:table-cell table:style-name="Table16.A2" office:value-type="string">
            <text:p text:style-name="P271">DvStringType</text:p>
          </table:table-cell>
          <table:table-cell table:style-name="Table16.A2" office:value-type="string">
            <text:p text:style-name="P264">0</text:p>
          </table:table-cell>
          <table:table-cell table:style-name="Table16.A2" office:value-type="string">
            <text:p text:style-name="P264">1</text:p>
          </table:table-cell>
          <table:table-cell table:style-name="Table16.E7" office:value-type="string">
            <text:p text:style-name="P190"><text:span text:style-name="T31">Used to convey the meaning of the magnitude (ratio units). May or may not come from a standard terminology. </text:span><text:span text:style-name="T53">In many cases there is not a meaningful term for the magnitude. <text:s/></text:span><text:span text:style-name="T54">I</text:span><text:span text:style-name="T51">mplemented as a DvStringType restriction. </text:span></text:p>
          </table:table-cell>
        </table:table-row>
      </table:table>
      <text:p text:style-name="P97"/>
      <text:p text:style-name="P100"><text:change-start text:change-id="ct53769712"/></text:p>
      <text:p text:style-name="P51"/>
      <text:p text:style-name="PcTName"><text:bookmark-start text:name="__RefHeading__48490_302335373"/><text:span text:style-name="T66">Dv</text:span><text:span text:style-name="T81">Temporal</text:span><text:span text:style-name="T66">Type</text:span><text:bookmark-end text:name="__RefHeading__4849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31"> Type defining the concept of date and time types. </text:span><text:span text:style-name="T43">Mu</text:span><text:span text:style-name="T31">st be constrained in PcTs to be one or more of the below elements. <text:s/>This gives the </text:span><text:change-end text:change-id="ct53769712"/><text:span text:style-name="T31">modeler</text:span><text:change-start text:change-id="ct53773888"/><text:span text:style-name="T31"> the ability to optionally allow full or partial dates at run time. <text:s/>Setting maxOccurs and minOccurs to zero cause</text:span><text:span text:style-name="T43">s</text:span><text:span text:style-name="T31"> the element to be prohibited.</text:span><text:line-break/></text:p>
      <text:p text:style-name="P109"><text:change-end text:change-id="ct53773888"/></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39">Name</text:p>
            </table:table-cell>
            <table:table-cell table:style-name="Table17.A1" office:value-type="string">
              <text:p text:style-name="P239">Type</text:p>
            </table:table-cell>
            <table:table-cell table:style-name="Table17.A1" office:value-type="string">
              <text:p text:style-name="P239">minOccurs</text:p>
            </table:table-cell>
            <table:table-cell table:style-name="Table17.A1" office:value-type="string">
              <text:p text:style-name="P239">maxOccurs</text:p>
            </table:table-cell>
            <table:table-cell table:style-name="Table17.E1" office:value-type="string">
              <text:p text:style-name="P239">Description</text:p>
            </table:table-cell>
          </table:table-row>
        </table:table-header-rows>
        <table:table-row>
          <table:table-cell table:style-name="Table17.A2" office:value-type="string">
            <text:p text:style-name="P265">dvtemporal-date</text:p>
          </table:table-cell>
          <table:table-cell table:style-name="Table17.A2" office:value-type="string">
            <text:p text:style-name="P265">xs:date</text:p>
          </table:table-cell>
          <table:table-cell table:style-name="Table17.A2" office:value-type="string">
            <text:p text:style-name="P265">0</text:p>
          </table:table-cell>
          <table:table-cell table:style-name="Table17.A2" office:value-type="string">
            <text:p text:style-name="P265">1</text:p>
          </table:table-cell>
          <table:table-cell table:style-name="Table17.E2"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time</text:p>
          </table:table-cell>
          <table:table-cell table:style-name="Table17.A2" office:value-type="string">
            <text:p text:style-name="P265">xs:time</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datetime</text:p>
          </table:table-cell>
          <table:table-cell table:style-name="Table17.A2" office:value-type="string">
            <text:p text:style-name="P265">xs:dateTime</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day</text:p>
          </table:table-cell>
          <table:table-cell table:style-name="Table17.A2" office:value-type="string">
            <text:p text:style-name="P265">xs:gDay</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month</text:p>
          </table:table-cell>
          <table:table-cell table:style-name="Table17.A2" office:value-type="string">
            <text:p text:style-name="P265">xs:gMonth</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year</text:p>
          </table:table-cell>
          <table:table-cell table:style-name="Table17.A2" office:value-type="string">
            <text:p text:style-name="P265">xs:gYear</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year-month</text:p>
          </table:table-cell>
          <table:table-cell table:style-name="Table17.A2" office:value-type="string">
            <text:p text:style-name="P265">xs:gYearMonth</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month-day</text:p>
          </table:table-cell>
          <table:table-cell table:style-name="Table17.A2" office:value-type="string">
            <text:p text:style-name="P265">xs:gMonthDay</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duration</text:p>
          </table:table-cell>
          <table:table-cell table:style-name="Table17.A2" office:value-type="string">
            <text:p text:style-name="P265">xs:duration</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ymduration</text:p>
          </table:table-cell>
          <table:table-cell table:style-name="Table17.A2" office:value-type="string">
            <text:p text:style-name="P265">xs:yearMonthDuration</text:p>
          </table:table-cell>
          <table:table-cell table:style-name="Table17.A2" office:value-type="string">
            <text:p text:style-name="P265">0</text:p>
          </table:table-cell>
          <table:table-cell table:style-name="Table17.A2" office:value-type="string">
            <text:p text:style-name="P265">1</text:p>
          </table:table-cell>
          <table:table-cell table:style-name="Table17.E11" office:value-type="string">
            <text:p text:style-name="P266"><text:a xlink:type="simple" xlink:href="http://www.w3.org/TR/xmlschema-2/#isoformats">See the W3C documentation.</text:a></text:p>
          </table:table-cell>
        </table:table-row>
        <table:table-row>
          <table:table-cell table:style-name="Table17.A2" office:value-type="string">
            <text:p text:style-name="P265">dvtemporal-dtduration</text:p>
          </table:table-cell>
          <table:table-cell table:style-name="Table17.A2" office:value-type="string">
            <text:p text:style-name="P265">xs:dayTimeDuration</text:p>
          </table:table-cell>
          <table:table-cell table:style-name="Table17.A2" office:value-type="string">
            <text:p text:style-name="P265">0</text:p>
          </table:table-cell>
          <table:table-cell table:style-name="Table17.A2" office:value-type="string">
            <text:p text:style-name="P265">1</text:p>
          </table:table-cell>
          <table:table-cell table:style-name="Table17.E12" office:value-type="string">
            <text:p text:style-name="P266"><text:a xlink:type="simple" xlink:href="http://www.w3.org/TR/xmlschema-2/#isoformats">See the W3C documentation.</text:a></text:p>
          </table:table-cell>
        </table:table-row>
      </table:table>
      <text:p text:style-name="P97"/>
      <text:p text:style-name="P100"><text:change-start text:change-id="ct53785648"/></text:p>
      <text:p text:style-name="P51"/>
      <text:p text:style-name="PcTName"><text:bookmark-start text:name="__RefHeading__48492_302335373"/><text:span text:style-name="T66">Dv</text:span><text:span text:style-name="T82">Interval</text:span><text:span text:style-name="T66">Type</text:span><text:bookmark-end text:name="__RefHeading__4849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9"><text:change-end text:change-id="ct53785648"/></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39">Name</text:p>
            </table:table-cell>
            <table:table-cell table:style-name="Table18.A1" office:value-type="string">
              <text:p text:style-name="P239">Type</text:p>
            </table:table-cell>
            <table:table-cell table:style-name="Table18.A1" office:value-type="string">
              <text:p text:style-name="P239">minOccurs</text:p>
            </table:table-cell>
            <table:table-cell table:style-name="Table18.A1" office:value-type="string">
              <text:p text:style-name="P239">maxOccurs</text:p>
            </table:table-cell>
            <table:table-cell table:style-name="Table18.E1" office:value-type="string">
              <text:p text:style-name="P239">Description</text:p>
            </table:table-cell>
          </table:table-row>
        </table:table-header-rows>
        <table:table-row>
          <table:table-cell table:style-name="Table18.A2" office:value-type="string">
            <text:p text:style-name="P267">lower</text:p>
          </table:table-cell>
          <table:table-cell table:style-name="Table18.A2" office:value-type="string">
            <text:p text:style-name="P288">mlhim245:interval-type</text:p>
          </table:table-cell>
          <table:table-cell table:style-name="Table18.A2" office:value-type="string">
            <text:p text:style-name="P267">0</text:p>
          </table:table-cell>
          <table:table-cell table:style-name="Table18.A2" office:value-type="string">
            <text:p text:style-name="P267">1</text:p>
          </table:table-cell>
          <table:table-cell table:style-name="Table18.E4" office:value-type="string">
            <text:p text:style-name="P193">Defines the lower value of the interval.</text:p>
          </table:table-cell>
        </table:table-row>
        <table:table-row>
          <table:table-cell table:style-name="Table18.A2" office:value-type="string">
            <text:p text:style-name="P267">upper</text:p>
          </table:table-cell>
          <table:table-cell table:style-name="Table18.A2" office:value-type="string">
            <text:p text:style-name="P288">mlhim245:interval-type</text:p>
          </table:table-cell>
          <table:table-cell table:style-name="Table18.A2" office:value-type="string">
            <text:p text:style-name="P267">0</text:p>
          </table:table-cell>
          <table:table-cell table:style-name="Table18.A2" office:value-type="string">
            <text:p text:style-name="P267">1</text:p>
          </table:table-cell>
          <table:table-cell table:style-name="Table18.E4" office:value-type="string">
            <text:p text:style-name="P193">Defines the upper value of the interval.</text:p>
          </table:table-cell>
        </table:table-row>
        <table:table-row>
          <table:table-cell table:style-name="Table18.A2" office:value-type="string">
            <text:p text:style-name="P267">lower-included</text:p>
          </table:table-cell>
          <table:table-cell table:style-name="Table18.A2" office:value-type="string">
            <text:p text:style-name="P267">xs:boolean</text:p>
          </table:table-cell>
          <table:table-cell table:style-name="Table18.A2" office:value-type="string">
            <text:p text:style-name="P267">1</text:p>
          </table:table-cell>
          <table:table-cell table:style-name="Table18.A2" office:value-type="string">
            <text:p text:style-name="P267">1</text:p>
          </table:table-cell>
          <table:table-cell table:style-name="Table18.E4" office:value-type="string">
            <text:p text:style-name="P193">Is the lower value of the interval inclusive?. </text:p>
          </table:table-cell>
        </table:table-row>
        <table:table-row>
          <table:table-cell table:style-name="Table18.A2" office:value-type="string">
            <text:p text:style-name="P267">upper-included</text:p>
          </table:table-cell>
          <table:table-cell table:style-name="Table18.A2" office:value-type="string">
            <text:p text:style-name="P267">xs:boolean</text:p>
          </table:table-cell>
          <table:table-cell table:style-name="Table18.A2" office:value-type="string">
            <text:p text:style-name="P267">1</text:p>
          </table:table-cell>
          <table:table-cell table:style-name="Table18.A2" office:value-type="string">
            <text:p text:style-name="P267">1</text:p>
          </table:table-cell>
          <table:table-cell table:style-name="Table18.E6" office:value-type="string">
            <text:p text:style-name="P193">Is the upper value of the interval inclusive?.</text:p>
          </table:table-cell>
        </table:table-row>
        <table:table-row>
          <table:table-cell table:style-name="Table18.A2" office:value-type="string">
            <text:p text:style-name="P267">lower-<text:span text:style-name="T178">bounded</text:span></text:p>
          </table:table-cell>
          <table:table-cell table:style-name="Table18.A2" office:value-type="string">
            <text:p text:style-name="P267">xs:boolean</text:p>
          </table:table-cell>
          <table:table-cell table:style-name="Table18.A2" office:value-type="string">
            <text:p text:style-name="P267">1</text:p>
          </table:table-cell>
          <table:table-cell table:style-name="Table18.A2" office:value-type="string">
            <text:p text:style-name="P267">1</text:p>
          </table:table-cell>
          <table:table-cell table:style-name="Table18.E6" office:value-type="string">
            <text:p text:style-name="P195">Is the lower value of the interval <text:span text:style-name="T178">bounded</text:span>?. </text:p>
          </table:table-cell>
        </table:table-row>
        <table:table-row>
          <table:table-cell table:style-name="Table18.A2" office:value-type="string">
            <text:p text:style-name="P268">upper-<text:span text:style-name="T178">bounded</text:span></text:p>
          </table:table-cell>
          <table:table-cell table:style-name="Table18.A2" office:value-type="string">
            <text:p text:style-name="P267">xs:boolean</text:p>
          </table:table-cell>
          <table:table-cell table:style-name="Table18.A2" office:value-type="string">
            <text:p text:style-name="P267">1</text:p>
          </table:table-cell>
          <table:table-cell table:style-name="Table18.A2" office:value-type="string">
            <text:p text:style-name="P267">1</text:p>
          </table:table-cell>
          <table:table-cell table:style-name="Table18.E7" office:value-type="string">
            <text:p text:style-name="P195">Is the upper value of the interval <text:span text:style-name="T178">bounded</text:span>?.</text:p>
          </table:table-cell>
        </table:table-row>
      </table:table>
      <text:p text:style-name="P97"/>
      <text:p text:style-name="P100"><text:change-start text:change-id="ct53796048"/></text:p>
      <text:p text:style-name="P299"><text:bookmark-start text:name="__RefHeading__16212_353946569"/><text:change-end text:change-id="ct53796048"/><text:span text:style-name="T110">interval-t</text:span><text:span text:style-name="T66">ype</text:span><text:bookmark-end text:name="__RefHeading__16212_353946569"/></text:p>
      <text:p text:style-name="P61"><text:span text:style-name="T66">Derived from:</text:span> <text:span text:style-name="T160">n/a </text:span></text:p>
      <text:p text:style-name="P61"><text:span text:style-name="T65"><text:s/></text:span><text:span text:style-name="T67">Abstract:</text:span><text:span text:style-name="T65"> False</text:span></text:p>
      <text:p text:style-name="P61"/>
      <text:p text:style-name="Text_20_body"><text:span text:style-name="T69">Description:</text:span><text:span text:style-name="T111"> Defines the data type of the DvIntervalType upper and lower elements. <text:s/>In a CCD restriction, the xs:choice is constrained to one of the reference model </text:span><text:span text:style-name="T31"><text:s/></text:span><text:span text:style-name="T59">elements with minOccurs = 1 and a fixed attribute defining the value. </text:span><text:span text:style-name="T60">If the value is unbounded, then the element in the CCD will not have the fixed attribute. Instead it will have</text:span> nillable="true" <text:span text:style-name="T179">and an xs:assert to validate the instance has an empty element. E.g. </text:span><text:span text:style-name="T183">&lt;xs:assert</text:span><text:span text:style-name="T180"> test</text:span><text:span text:style-name="T181">=</text:span><text:span text:style-name="T182">'boolean(invl-int/node()) = false()'</text:span><text:span text:style-name="T184">/&gt;</text:span></text:p>
      <text:p text:style-name="P131"><text:span text:style-name="T179">The instances must also declare the value as nil, e.g. </text:span><text:span text:style-name="T184">&lt;invl-int</text:span><text:span text:style-name="T180"> xsi:nil</text:span><text:span text:style-name="T181">=</text:span><text:span text:style-name="T182">'true'</text:span><text:span text:style-name="T184">/&gt;</text:span></text:p>
      <text:p text:style-name="P132"/>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40">Name</text:p>
            </table:table-cell>
            <table:table-cell table:style-name="Table26.A1" office:value-type="string">
              <text:p text:style-name="P240">Type</text:p>
            </table:table-cell>
            <table:table-cell table:style-name="Table26.A1" office:value-type="string">
              <text:p text:style-name="P240">minOccurs</text:p>
            </table:table-cell>
            <table:table-cell table:style-name="Table26.A1" office:value-type="string">
              <text:p text:style-name="P240">maxOccurs</text:p>
            </table:table-cell>
            <table:table-cell table:style-name="Table26.E1" office:value-type="string">
              <text:p text:style-name="P240">Description</text:p>
            </table:table-cell>
          </table:table-row>
        </table:table-header-rows>
        <table:table-row>
          <table:table-cell table:style-name="Table26.A2" office:value-type="string">
            <text:p text:style-name="P289">invl-int</text:p>
          </table:table-cell>
          <table:table-cell table:style-name="Table26.A2" office:value-type="string">
            <text:p text:style-name="P287">xs:<text:span text:style-name="T161">int</text:span></text:p>
          </table:table-cell>
          <table:table-cell table:style-name="Table26.A2" office:value-type="string">
            <text:p text:style-name="P289">0</text:p>
          </table:table-cell>
          <table:table-cell table:style-name="Table26.A2" office:value-type="string">
            <text:p text:style-name="P263">1</text:p>
          </table:table-cell>
          <table:table-cell table:style-name="Table26.E2"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decimal</text:p>
          </table:table-cell>
          <table:table-cell table:style-name="Table26.A2" office:value-type="string">
            <text:p text:style-name="P287"><text:span text:style-name="T161">x</text:span>s:<text:span text:style-name="T161">decimal</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float</text:p>
          </table:table-cell>
          <table:table-cell table:style-name="Table26.A2" office:value-type="string">
            <text:p text:style-name="P287">xs:<text:span text:style-name="T161">float</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date</text:p>
          </table:table-cell>
          <table:table-cell table:style-name="Table26.A2" office:value-type="string">
            <text:p text:style-name="P287">xs:<text:span text:style-name="T161">date</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time</text:p>
          </table:table-cell>
          <table:table-cell table:style-name="Table26.A2" office:value-type="string">
            <text:p text:style-name="P287">xs:<text:span text:style-name="T161">time</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datetime</text:p>
          </table:table-cell>
          <table:table-cell table:style-name="Table26.A2" office:value-type="string">
            <text:p text:style-name="P287">xs:<text:span text:style-name="T161">dateTime</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row>
          <table:table-cell table:style-name="Table26.A2" office:value-type="string">
            <text:p text:style-name="P289">invl-duration</text:p>
          </table:table-cell>
          <table:table-cell table:style-name="Table26.A2" office:value-type="string">
            <text:p text:style-name="P287">xs:<text:span text:style-name="T161">duration</text:span></text:p>
          </table:table-cell>
          <table:table-cell table:style-name="Table26.A2" office:value-type="string">
            <text:p text:style-name="P289">0</text:p>
          </table:table-cell>
          <table:table-cell table:style-name="Table26.A2" office:value-type="string">
            <text:p text:style-name="P263">1</text:p>
          </table:table-cell>
          <table:table-cell table:style-name="Table26.E8" office:value-type="string">
            <text:p text:style-name="P194">Defines the <text:span text:style-name="T161">upper or lower </text:span>interval <text:span text:style-name="T161">datatype.</text:span></text:p>
          </table:table-cell>
        </table:table-row>
      </table:table>
      <text:p text:style-name="P98"><text:change-start text:change-id="ct53807696"/></text:p>
      <text:p text:style-name="PcTName"><text:bookmark-start text:name="__RefHeading__48494_302335373"/><text:span text:style-name="T83">ReferenceRange</text:span><text:span text:style-name="T66">Type</text:span><text:bookmark-end text:name="__RefHeading__48494_302335373"/></text:p>
      <text:p text:style-name="P51"><text:span text:style-name="T66">Derived from:</text:span> <text:span text:style-name="T112">DvAnyType </text:span><text:span text:style-name="T67">by extension</text:span></text:p>
      <text:p text:style-name="P51"><text:soft-page-break/><text:span text:style-name="T65"><text:s/></text:span><text:span text:style-name="T67">Abstract:</text:span><text:span text:style-name="T65"> False</text:span></text:p>
      <text:p text:style-name="P51"/>
      <text:p text:style-name="P76"><text:span text:style-name="T69">Description:</text:span><text:span text:style-name="T111"> </text:span><text:span text:style-name="T31">Defines a named range to be associated with any ORDERED datum. Each range is particular to the patient and context, e.g. sex, age, and any other factor which affects ranges. May be used to represent normal, therapeutic, dangerous, critical</text:span><text:change-end text:change-id="ct53807696"/><text:span text:style-name="T31">,</text:span><text:change-start text:change-id="ct53831744"/><text:span text:style-name="T31"> etc</text:span><text:change-end text:change-id="ct53831744"/><text:span text:style-name="T31">.</text:span><text:change-start text:change-id="ct53833552"/><text:span text:style-name="T31"> </text:span><text:change-end text:change-id="ct53833552"/><text:span text:style-name="T62">list</text:span><text:span text:style-name="T63">s</text:span><text:span text:style-name="T62"> of concepts</text:span><text:change-start text:change-id="ct53837936"/><text:span text:style-name="T31">. </text:span><text:line-break/></text:p>
      <text:p text:style-name="P109"><text:change-end text:change-id="ct5383793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9">Name</text:p>
            </table:table-cell>
            <table:table-cell table:style-name="Table19.A1" office:value-type="string">
              <text:p text:style-name="P239">Type</text:p>
            </table:table-cell>
            <table:table-cell table:style-name="Table19.A1" office:value-type="string">
              <text:p text:style-name="P239">minOccurs</text:p>
            </table:table-cell>
            <table:table-cell table:style-name="Table19.A1" office:value-type="string">
              <text:p text:style-name="P239">maxOccurs</text:p>
            </table:table-cell>
            <table:table-cell table:style-name="Table19.E1" office:value-type="string">
              <text:p text:style-name="P239">Description</text:p>
            </table:table-cell>
          </table:table-row>
        </table:table-header-rows>
        <table:table-row>
          <table:table-cell table:style-name="Table19.A2" office:value-type="string">
            <text:p text:style-name="P269">referencerange-definition</text:p>
          </table:table-cell>
          <table:table-cell table:style-name="Table19.A2" office:value-type="string">
            <text:p text:style-name="P269">xs:string</text:p>
          </table:table-cell>
          <table:table-cell table:style-name="Table19.A2" office:value-type="string">
            <text:p text:style-name="P269">1</text:p>
          </table:table-cell>
          <table:table-cell table:style-name="Table19.A2" office:value-type="string">
            <text:p text:style-name="P269">1</text:p>
          </table:table-cell>
          <table:table-cell table:style-name="Table19.E2" office:value-type="string">
            <text:p text:style-name="P193">Term whose value indicates the meaning of this range, e.g. “normal”, “critical”, “therapeutic” etc.</text:p>
          </table:table-cell>
        </table:table-row>
        <table:table-row>
          <table:table-cell table:style-name="Table19.A2" office:value-type="string">
            <text:p text:style-name="P269">data-range</text:p>
          </table:table-cell>
          <table:table-cell table:style-name="Table19.A2" office:value-type="string">
            <text:p text:style-name="P272">DvIntervalType</text:p>
          </table:table-cell>
          <table:table-cell table:style-name="Table19.A2" office:value-type="string">
            <text:p text:style-name="P269">1</text:p>
          </table:table-cell>
          <table:table-cell table:style-name="Table19.A2" office:value-type="string">
            <text:p text:style-name="P269">1</text:p>
          </table:table-cell>
          <table:table-cell table:style-name="Table19.E3" office:value-type="string">
            <text:p text:style-name="P188"><text:span text:style-name="T31">The data range for this meaning, </text:span><text:span text:style-name="T55">as a </text:span><text:span text:style-name="T56">restriction on a </text:span><text:span text:style-name="T55">DvIntervalType</text:span><text:span text:style-name="T31">.</text:span></text:p>
          </table:table-cell>
        </table:table-row>
        <table:table-row>
          <table:table-cell table:style-name="Table19.A2" office:value-type="string">
            <text:p text:style-name="P269">is-normal</text:p>
          </table:table-cell>
          <table:table-cell table:style-name="Table19.A2" office:value-type="string">
            <text:p text:style-name="P269">xs:boolean</text:p>
          </table:table-cell>
          <table:table-cell table:style-name="Table19.A2" office:value-type="string">
            <text:p text:style-name="P269">1</text:p>
          </table:table-cell>
          <table:table-cell table:style-name="Table19.A2" office:value-type="string">
            <text:p text:style-name="P269">1</text:p>
          </table:table-cell>
          <table:table-cell table:style-name="Table19.E4" office:value-type="string">
            <text:p text:style-name="P193">True if this reference range only contains values that are considered to be normal.</text:p>
          </table:table-cell>
        </table:table-row>
      </table:table>
      <text:p text:style-name="P97"/>
      <text:p text:style-name="P104"/>
      <text:p text:style-name="P163"><text:change-start text:change-id="ct53831936"/></text:p>
      <text:p text:style-name="Subtitle"><text:bookmark-start text:name="__RefHeading__40581_302335373"/><text:change-end text:change-id="ct53831936"/>Common Group<text:bookmark-end text:name="__RefHeading__40581_302335373"/><text:change-start text:change-id="ct53762864"/></text:p>
      <text:p text:style-name="P300"><text:bookmark-start text:name="__RefHeading__11449_51515525"/><text:change-end text:change-id="ct53762864"/><text:span text:style-name="T84">Audit</text:span><text:span text:style-name="T66">Type</text:span><text:bookmark-end text:name="__RefHeading__11449_51515525"/></text:p>
      <text:p text:style-name="P62"><text:span text:style-name="T66">Derived from:</text:span><text:span text:style-name="T115"> </text:span><text:span text:style-name="T117">n/a</text:span></text:p>
      <text:p text:style-name="P62"><text:span text:style-name="T65"><text:s/></text:span><text:span text:style-name="T67">Abstract:</text:span><text:span text:style-name="T65"> False</text:span></text:p>
      <text:p text:style-name="P62"/>
      <text:p text:style-name="P84"><text:span text:style-name="T69">Description:</text:span><text:span text:style-name="T111"> </text:span><text:span text:style-name="T31">AuditType provides a mechanism to identifiy the who/where/when tracking of instances as they move from system to system.</text:span></text:p>
      <text:p text:style-name="P84"/>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41">Name</text:p>
            </table:table-cell>
            <table:table-cell table:style-name="Table31.A1" office:value-type="string">
              <text:p text:style-name="P241">Type</text:p>
            </table:table-cell>
            <table:table-cell table:style-name="Table31.A1" office:value-type="string">
              <text:p text:style-name="P241">minOccurs</text:p>
            </table:table-cell>
            <table:table-cell table:style-name="Table31.A1" office:value-type="string">
              <text:p text:style-name="P241">maxOccurs</text:p>
            </table:table-cell>
            <table:table-cell table:style-name="Table31.E1" office:value-type="string">
              <text:p text:style-name="P241">Description</text:p>
            </table:table-cell>
          </table:table-row>
        </table:table-header-rows>
        <table:table-row>
          <table:table-cell table:style-name="Table31.A2" office:value-type="string">
            <text:p text:style-name="P270">system-id</text:p>
          </table:table-cell>
          <table:table-cell table:style-name="Table31.A2" office:value-type="string">
            <text:p text:style-name="P270">DvIdentifierType</text:p>
          </table:table-cell>
          <table:table-cell table:style-name="Table31.A2" office:value-type="string">
            <text:p text:style-name="P290">1</text:p>
          </table:table-cell>
          <table:table-cell table:style-name="Table31.A2" office:value-type="string">
            <text:p text:style-name="P270">1</text:p>
          </table:table-cell>
          <table:table-cell table:style-name="Table31.E2" office:value-type="string">
            <text:p text:style-name="Table_20_Contents"><text:span text:style-name="T61">Identifier of the system which handled the information item</text:span><text:span text:style-name="T23">.'Systems' can also be defined as an individual application or a data repository in which the data was manipulated.</text:span></text:p>
          </table:table-cell>
        </table:table-row>
        <table:table-row>
          <table:table-cell table:style-name="Table31.A2" office:value-type="string">
            <text:p text:style-name="P290">system-user</text:p>
          </table:table-cell>
          <table:table-cell table:style-name="Table31.A2" office:value-type="string">
            <text:p text:style-name="P276">PartyType</text:p>
          </table:table-cell>
          <table:table-cell table:style-name="Table31.A2" office:value-type="string">
            <text:p text:style-name="P276">0</text:p>
          </table:table-cell>
          <table:table-cell table:style-name="Table31.A2" office:value-type="string">
            <text:p text:style-name="P276">1</text:p>
          </table:table-cell>
          <table:table-cell table:style-name="Table31.E2" office:value-type="string">
            <text:p text:style-name="P192"><text:span text:style-name="T186">User</text:span>(s) who created, committed, forwarded or otherwise handled the item.</text:p>
          </table:table-cell>
        </table:table-row>
        <table:table-row>
          <table:table-cell table:style-name="Table31.A2" office:value-type="string">
            <text:p text:style-name="P276">location</text:p>
          </table:table-cell>
          <table:table-cell table:style-name="Table31.A2" office:value-type="string">
            <text:p text:style-name="P276">ItemType</text:p>
          </table:table-cell>
          <table:table-cell table:style-name="Table31.A2" office:value-type="string">
            <text:p text:style-name="P276">0</text:p>
          </table:table-cell>
          <table:table-cell table:style-name="Table31.A2" office:value-type="string">
            <text:p text:style-name="P276">1</text:p>
          </table:table-cell>
          <table:table-cell table:style-name="Table31.E2" office:value-type="string">
            <text:p text:style-name="P192"><text:span text:style-name="T187">Location information</text:span> of the particular site/facility within an <text:span text:style-name="T187">organization</text:span> which handled the item.</text:p>
          </table:table-cell>
        </table:table-row>
        <table:table-row>
          <table:table-cell table:style-name="Table31.A2" office:value-type="string">
            <text:p text:style-name="P276">timestamp</text:p>
          </table:table-cell>
          <table:table-cell table:style-name="Table31.A2" office:value-type="string">
            <text:p text:style-name="P276">xs:dateTime</text:p>
          </table:table-cell>
          <table:table-cell table:style-name="Table31.A2" office:value-type="string">
            <text:p text:style-name="P290">1</text:p>
          </table:table-cell>
          <table:table-cell table:style-name="Table31.A2" office:value-type="string">
            <text:p text:style-name="P276">1</text:p>
          </table:table-cell>
          <table:table-cell table:style-name="Table31.E2" office:value-type="string">
            <text:p text:style-name="P192">Timestamp of handling the item. For an originating system, this will be time of creation,for an intermediate feeder system, this will be a time of accession or other time of handling, where available.</text:p>
          </table:table-cell>
        </table:table-row>
      </table:table>
      <text:p text:style-name="P99"><text:change-start text:change-id="ct53853456"/></text:p>
      <text:p text:style-name="P52"/>
      <text:p text:style-name="PcTName"><text:bookmark-start text:name="__RefHeading__48500_302335373"/><text:span text:style-name="T85">Party</text:span><text:span text:style-name="T66">Type</text:span><text:bookmark-end text:name="__RefHeading__48500_302335373"/></text:p>
      <text:p text:style-name="P54"><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pan><text:span text:style-name="T31">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9"><text:change-end text:change-id="ct53853456"/><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9">Name</text:p>
            </table:table-cell>
            <table:table-cell table:style-name="Table22.A1" office:value-type="string">
              <text:p text:style-name="P239">Type</text:p>
            </table:table-cell>
            <table:table-cell table:style-name="Table22.A1" office:value-type="string">
              <text:p text:style-name="P239">minOccurs</text:p>
            </table:table-cell>
            <table:table-cell table:style-name="Table22.A1" office:value-type="string">
              <text:p text:style-name="P239">maxOccurs</text:p>
            </table:table-cell>
            <table:table-cell table:style-name="Table22.E1" office:value-type="string">
              <text:p text:style-name="P239">Description</text:p>
            </table:table-cell>
          </table:table-row>
        </table:table-header-rows>
        <table:table-row>
          <table:table-cell table:style-name="Table22.A2" office:value-type="string">
            <text:p text:style-name="P277">party-name</text:p>
          </table:table-cell>
          <table:table-cell table:style-name="Table22.A2" office:value-type="string">
            <text:p text:style-name="P277">xs:string</text:p>
          </table:table-cell>
          <table:table-cell table:style-name="Table22.A2" office:value-type="string">
            <text:p text:style-name="P277">0</text:p>
          </table:table-cell>
          <table:table-cell table:style-name="Table22.A2" office:value-type="string">
            <text:p text:style-name="P277">1</text:p>
          </table:table-cell>
          <table:table-cell table:style-name="Table22.E2" office:value-type="string">
            <text:p text:style-name="P193">Optional human-readable name (in String form).</text:p>
          </table:table-cell>
        </table:table-row>
        <table:table-row>
          <table:table-cell table:style-name="Table22.A2" office:value-type="string">
            <text:p text:style-name="P277">external-ref</text:p>
          </table:table-cell>
          <table:table-cell table:style-name="Table22.A2" office:value-type="string">
            <text:p text:style-name="P277">DvURIType</text:p>
          </table:table-cell>
          <table:table-cell table:style-name="Table22.A2" office:value-type="string">
            <text:p text:style-name="P277">0</text:p>
          </table:table-cell>
          <table:table-cell table:style-name="Table22.A2" office:value-type="string">
            <text:p text:style-name="P277">1</text:p>
          </table:table-cell>
          <table:table-cell table:style-name="Table22.E3" office:value-type="string">
            <text:p text:style-name="P193">Optional reference to more detailed demographic or identification information for this party, in an external system.</text:p>
          </table:table-cell>
        </table:table-row>
        <table:table-row>
          <table:table-cell table:style-name="Table22.A2" office:value-type="string">
            <text:p text:style-name="P277">details</text:p>
          </table:table-cell>
          <table:table-cell table:style-name="Table22.A2" office:value-type="string">
            <text:p text:style-name="P277">ItemType</text:p>
          </table:table-cell>
          <table:table-cell table:style-name="Table22.A2" office:value-type="string">
            <text:p text:style-name="P277">0</text:p>
          </table:table-cell>
          <table:table-cell table:style-name="Table22.A2" office:value-type="string">
            <text:p text:style-name="P277">1</text:p>
          </table:table-cell>
          <table:table-cell table:style-name="Table22.E4" office:value-type="string">
            <text:p text:style-name="P193">Structural details about the party.</text:p>
          </table:table-cell>
        </table:table-row>
      </table:table>
      <text:p text:style-name="P97"/>
      <text:p text:style-name="P100"><text:change-start text:change-id="ct53862800"/></text:p>
      <text:p text:style-name="P52"/>
      <text:p text:style-name="PcTName"><text:bookmark-start text:name="__RefHeading__48502_302335373"/><text:span text:style-name="T86">Attestation</text:span><text:span text:style-name="T66">Type</text:span><text:bookmark-end text:name="__RefHeading__48502_302335373"/></text:p>
      <text:p text:style-name="P55"><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9"><text:span text:style-name="T69">Description:</text:span><text:span text:style-name="T111"> </text:span><text:span text:style-name="T31">Record an attestation by a party of item(s) of record content. The type of attestation is recorded by the reason attribute, which m</text:span><text:change-end text:change-id="ct53862800"/><text:span text:style-name="T64">a</text:span><text:change-start text:change-id="ct53864512"/><text:span text:style-name="T31">y be coded.</text:span></text:p>
      <text:p text:style-name="P97"><text:s/><text:change-end text:change-id="ct53864512"/></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9">Name</text:p>
            </table:table-cell>
            <table:table-cell table:style-name="Table23.A1" office:value-type="string">
              <text:p text:style-name="P239">Type</text:p>
            </table:table-cell>
            <table:table-cell table:style-name="Table23.A1" office:value-type="string">
              <text:p text:style-name="P239">minOccurs</text:p>
            </table:table-cell>
            <table:table-cell table:style-name="Table23.A1" office:value-type="string">
              <text:p text:style-name="P239">maxOccurs</text:p>
            </table:table-cell>
            <table:table-cell table:style-name="Table23.E1" office:value-type="string">
              <text:p text:style-name="P239">Description</text:p>
            </table:table-cell>
          </table:table-row>
        </table:table-header-rows>
        <table:table-row>
          <table:table-cell table:style-name="Table23.A2" office:value-type="string">
            <text:p text:style-name="P278">attested-view</text:p>
          </table:table-cell>
          <table:table-cell table:style-name="Table23.A2" office:value-type="string">
            <text:p text:style-name="P278">DvMediaTyp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Optional visual representation of content attested e.g. screen image.</text:p>
          </table:table-cell>
        </table:table-row>
        <table:table-row>
          <table:table-cell table:style-name="Table23.A2" office:value-type="string">
            <text:p text:style-name="P278">proof</text:p>
          </table:table-cell>
          <table:table-cell table:style-name="Table23.A2" office:value-type="string">
            <text:p text:style-name="P278">DvParsableTyp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Proof of attestation such as a GPG signature. </text:p>
          </table:table-cell>
        </table:table-row>
        <table:table-row>
          <table:table-cell table:style-name="Table23.A2" office:value-type="string">
            <text:p text:style-name="P278">reason</text:p>
          </table:table-cell>
          <table:table-cell table:style-name="Table23.A2" office:value-type="string">
            <text:p text:style-name="P278">DvStringTyp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Reason of this attestation. Coded from a standardized vocabulary.</text:p>
          </table:table-cell>
        </table:table-row>
        <table:table-row>
          <table:table-cell table:style-name="Table23.A2" office:value-type="string">
            <text:p text:style-name="P278">committer</text:p>
          </table:table-cell>
          <table:table-cell table:style-name="Table23.A2" office:value-type="string">
            <text:p text:style-name="P278">PartyTyp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Identity of person who committed the item.</text:p>
          </table:table-cell>
        </table:table-row>
        <table:table-row>
          <table:table-cell table:style-name="Table23.A2" office:value-type="string">
            <text:p text:style-name="P278">time-commited</text:p>
          </table:table-cell>
          <table:table-cell table:style-name="Table23.A2" office:value-type="string">
            <text:p text:style-name="P278">xs:dateTime</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Datetime of committal of the item.</text:p>
          </table:table-cell>
        </table:table-row>
        <table:table-row>
          <table:table-cell table:style-name="Table23.A2" office:value-type="string">
            <text:p text:style-name="P278">is-pending</text:p>
          </table:table-cell>
          <table:table-cell table:style-name="Table23.A2" office:value-type="string">
            <text:p text:style-name="P278">xs:boolean</text:p>
          </table:table-cell>
          <table:table-cell table:style-name="Table23.A2" office:value-type="string">
            <text:p text:style-name="P278">0</text:p>
          </table:table-cell>
          <table:table-cell table:style-name="Table23.A2" office:value-type="string">
            <text:p text:style-name="P278">1</text:p>
          </table:table-cell>
          <table:table-cell table:style-name="Table23.E2" office:value-type="string">
            <text:p text:style-name="P191">True if this attestation is outstanding; 'false' means it has been completed.</text:p>
          </table:table-cell>
        </table:table-row>
      </table:table>
      <text:p text:style-name="P97"/>
      <text:p text:style-name="P97"><text:change-start text:change-id="ct53877680"/></text:p>
      <text:p text:style-name="P52"/>
      <text:p text:style-name="PcTName"><text:bookmark-start text:name="__RefHeading__48504_302335373"/><text:span text:style-name="T87">Participation</text:span><text:span text:style-name="T66">Type</text:span><text:bookmark-end text:name="__RefHeading__48504_302335373"/></text:p>
      <text:p text:style-name="P56"><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oft-page-break/><text:span text:style-name="T69">Description:</text:span><text:span text:style-name="T111"> </text:span><text:span text:style-name="T31">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9"><text:change-end text:change-id="ct53877680"/></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9">Name</text:p>
            </table:table-cell>
            <table:table-cell table:style-name="Table24.A1" office:value-type="string">
              <text:p text:style-name="P239">Type</text:p>
            </table:table-cell>
            <table:table-cell table:style-name="Table24.A1" office:value-type="string">
              <text:p text:style-name="P239">minOccurs</text:p>
            </table:table-cell>
            <table:table-cell table:style-name="Table24.A1" office:value-type="string">
              <text:p text:style-name="P239">maxOccurs</text:p>
            </table:table-cell>
            <table:table-cell table:style-name="Table24.E1" office:value-type="string">
              <text:p text:style-name="P239">Description</text:p>
            </table:table-cell>
          </table:table-row>
        </table:table-header-rows>
        <table:table-row>
          <table:table-cell table:style-name="Table24.A2" office:value-type="string">
            <text:p text:style-name="P280">performer</text:p>
          </table:table-cell>
          <table:table-cell table:style-name="Table24.A2" office:value-type="string">
            <text:p text:style-name="P280">PartyTyp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row>
          <table:table-cell table:style-name="Table24.A2" office:value-type="string">
            <text:p text:style-name="P280">function</text:p>
          </table:table-cell>
          <table:table-cell table:style-name="Table24.A2" office:value-type="string">
            <text:p text:style-name="P280">DvStringTyp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row>
          <table:table-cell table:style-name="Table24.A2" office:value-type="string">
            <text:p text:style-name="P280">mode</text:p>
          </table:table-cell>
          <table:table-cell table:style-name="Table24.A2" office:value-type="string">
            <text:p text:style-name="P280">DvStringTyp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row>
          <table:table-cell table:style-name="Table24.A2" office:value-type="string">
            <text:p text:style-name="P280">start-time</text:p>
          </table:table-cell>
          <table:table-cell table:style-name="Table24.A2" office:value-type="string">
            <text:p text:style-name="P279">xs:dateTim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row>
          <table:table-cell table:style-name="Table24.A2" office:value-type="string">
            <text:p text:style-name="P280">end-time</text:p>
          </table:table-cell>
          <table:table-cell table:style-name="Table24.A2" office:value-type="string">
            <text:p text:style-name="P279">xs:dateTime</text:p>
          </table:table-cell>
          <table:table-cell table:style-name="Table24.A2" office:value-type="string">
            <text:p text:style-name="P280">0</text:p>
          </table:table-cell>
          <table:table-cell table:style-name="Table24.A2" office:value-type="string">
            <text:p text:style-name="P280">1</text:p>
          </table:table-cell>
          <table:table-cell table:style-name="Table24.E2" office:value-type="string">
            <text:p text:style-name="P259"/>
          </table:table-cell>
        </table:table-row>
      </table:table>
      <text:p text:style-name="P97"/>
      <text:p text:style-name="P100"><text:change-start text:change-id="ct53889664"/></text:p>
      <text:p text:style-name="P52"/>
      <text:p text:style-name="P161"/>
      <text:p text:style-name="P297"><text:bookmark-start text:name="__RefHeading__48506_302335373"/><text:span text:style-name="T88">ExceptionalValue</text:span><text:span text:style-name="T66">Type</text:span><text:bookmark-end text:name="__RefHeading__48506_302335373"/></text:p>
      <text:p text:style-name="P57"><text:span text:style-name="T66">Derived from:</text:span><text:span text:style-name="T115"> </text:span><text:span text:style-name="T117">n/a</text:span></text:p>
      <text:p text:style-name="P52"><text:span text:style-name="T65"><text:s/></text:span><text:span text:style-name="T67">Abstract: </text:span><text:span text:style-name="T118">True</text:span></text:p>
      <text:p text:style-name="P52"/>
      <text:p text:style-name="P78"><text:span text:style-name="T69">Description:</text:span><text:span text:style-name="T111"> <text:s/></text:span><text:span text:style-name="T31">Subtypes are used to indicate why a value is missing (Null) or is outside a measurable range. The element ev-name is fixed in restricted types to a descriptive string. </text:span><text:bookmark-start text:name="__DdeLink__35289_302335373"/><text:span text:style-name="T44">The subtypes defined in the reference model are considered sufficiently generic to be useful in many instances. <text:s/>CCDs may contain additional ExceptionalValueType restrictions. </text:span><text:bookmark-end text:name="__DdeLink__35289_302335373"/></text:p>
      <text:p text:style-name="P112"/>
      <text:p text:style-name="P109"><text:change-end text:change-id="ct5388966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9">Name</text:p>
            </table:table-cell>
            <table:table-cell table:style-name="Table25.A1" office:value-type="string">
              <text:p text:style-name="P239">Type</text:p>
            </table:table-cell>
            <table:table-cell table:style-name="Table25.A1" office:value-type="string">
              <text:p text:style-name="P239">minOccurs</text:p>
            </table:table-cell>
            <table:table-cell table:style-name="Table25.A1" office:value-type="string">
              <text:p text:style-name="P239">maxOccurs</text:p>
            </table:table-cell>
            <table:table-cell table:style-name="Table25.E1" office:value-type="string">
              <text:p text:style-name="P239">Description</text:p>
            </table:table-cell>
          </table:table-row>
        </table:table-header-rows>
        <table:table-row>
          <table:table-cell table:style-name="Table25.A2" office:value-type="string">
            <text:p text:style-name="P282">ev-name</text:p>
          </table:table-cell>
          <table:table-cell table:style-name="Table25.B2" office:value-type="string">
            <text:p text:style-name="P282">xs:string</text:p>
          </table:table-cell>
          <table:table-cell table:style-name="Table25.C2" office:value-type="string">
            <text:p text:style-name="P282">1</text:p>
          </table:table-cell>
          <table:table-cell table:style-name="Table25.D2" office:value-type="string">
            <text:p text:style-name="P282">1</text:p>
          </table:table-cell>
          <table:table-cell table:style-name="Table25.E2" office:value-type="string">
            <text:p text:style-name="P281">The fixed name of the exceptional value.</text:p>
          </table:table-cell>
        </table:table-row>
      </table:table>
      <text:p text:style-name="P97"/>
      <text:p text:style-name="P100"><text:change-start text:change-id="ct53913376"/></text:p>
      <text:p text:style-name="P52"/>
      <text:p text:style-name="PcTName"><text:bookmark-start text:name="__RefHeading__48508_302335373"/><text:span text:style-name="T90">NI</text:span><text:span text:style-name="T66">Type</text:span><text:bookmark-end text:name="__RefHeading__48508_302335373"/></text:p>
      <text:p text:style-name="P52"><text:span text:style-name="T66">Derived from:</text:span> <text:span text:style-name="T122">ExceptionalValueType </text:span><text:span text:style-name="T67">by </text:span><text:span text:style-name="T89">restrict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span text:style-name="T32">No Information</text:span><text:span text:style-name="T31">: The value is exceptional (missing, omitted, incomplete, improper). No information as to the reason for being an exceptional value is provided. This is the most general exceptional value. It is also the default exceptional value.</text:span></text:p>
      <text:p text:style-name="P94"/>
      <text:p text:style-name="P58"/>
      <text:p text:style-name="PcTName"><text:bookmark-start text:name="__RefHeading__48510_302335373"/><text:soft-page-break/><text:span text:style-name="T91">MSK</text:span><text:span text:style-name="T66">Type</text:span><text:bookmark-end text:name="__RefHeading__4851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1"><text:span text:style-name="T69">Description:</text:span><text:span text:style-name="T111"> </text:span><text:span text:style-name="T4"><text:s/></text:span><text:span text:style-name="T32">Masked</text:span><text:span text:style-name="T31">: There is information on this item available but it has not been provided by the sender due to security, privacy or other reasons. There may be an alternate mechanism for gaining access to this information. </text:span></text:p>
      <text:p text:style-name="P81"><text:span text:style-name="T35">Warning</text:span><text:span text:style-name="T31">:</text:span><text:line-break/><text:span text:style-name="T31">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5"/>
      <text:p text:style-name="P58"/>
      <text:p text:style-name="PcTName"><text:bookmark-start text:name="__RefHeading__48512_302335373"/><text:span text:style-name="T92">INV</text:span><text:span text:style-name="T66">Type</text:span><text:bookmark-end text:name="__RefHeading__4851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pan><text:span text:style-name="T4"><text:s/></text:span><text:span text:style-name="T32">Invalid</text:span><text:span text:style-name="T31">: The value as represented in the instance is not a member of the set of permitted data values in the constrained value domain of a variable.</text:span></text:p>
      <text:p text:style-name="P95"/>
      <text:p text:style-name="P58"/>
      <text:p text:style-name="PcTName"><text:bookmark-start text:name="__RefHeading__48514_302335373"/><text:span text:style-name="T93">DER</text:span><text:span text:style-name="T66">Type</text:span><text:bookmark-end text:name="__RefHeading__4851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oft-page-break/><text:span text:style-name="T69">Description:</text:span><text:span text:style-name="T111"> <text:s/></text:span><text:span text:style-name="T32">Derived</text:span><text:span text:style-name="T31">: An actual value may exist, but it must be derived from the provided information; usually an expression is provided directly.</text:span></text:p>
      <text:p text:style-name="P95"/>
      <text:p text:style-name="P58"/>
      <text:p text:style-name="PcTName"><text:bookmark-start text:name="__RefHeading__48516_302335373"/><text:span text:style-name="T94">UNC</text:span><text:span text:style-name="T66">Type</text:span><text:bookmark-end text:name="__RefHeading__4851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Unencoded</text:span><text:span text:style-name="T31">: No attempt has been made to encode the information correctly but the raw source information is represented, usually in free text.</text:span></text:p>
      <text:p text:style-name="P95"/>
      <text:p text:style-name="P58"/>
      <text:p text:style-name="PcTName"><text:bookmark-start text:name="__RefHeading__48518_302335373"/><text:span text:style-name="T95">OTH</text:span><text:span text:style-name="T66">Type</text:span><text:bookmark-end text:name="__RefHeading__4851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Other</text:span><text:span text:style-name="T31">: The actual value is not a member of the permitted data values in the vari</text:span><text:span text:style-name="T46">a</text:span><text:span text:style-name="T31">ble. (e.g., when the value of the variable is not by the coding system)</text:span></text:p>
      <text:p text:style-name="P95"/>
      <text:p text:style-name="P58"/>
      <text:p text:style-name="PcTName"><text:bookmark-start text:name="__RefHeading__48520_302335373"/><text:span text:style-name="T96">NINF</text:span><text:span text:style-name="T66">Type</text:span><text:bookmark-end text:name="__RefHeading__4852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oft-page-break/><text:span text:style-name="T69">Description:</text:span><text:span text:style-name="T111"> <text:s/></text:span><text:span text:style-name="T32">Negative Infinity</text:span><text:span text:style-name="T31">: Negative infinity of numbers</text:span></text:p>
      <text:p text:style-name="P95"/>
      <text:p text:style-name="P58"/>
      <text:p text:style-name="PcTName"><text:bookmark-start text:name="__RefHeading__48522_302335373"/><text:span text:style-name="T96">PINF</text:span><text:span text:style-name="T66">Type</text:span><text:bookmark-end text:name="__RefHeading__4852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2"><text:span text:style-name="T69">Description:</text:span><text:span text:style-name="T111"> <text:s/></text:span><text:span text:style-name="T33">Positive</text:span><text:span text:style-name="T32"> Infinity</text:span><text:span text:style-name="T31">: </text:span><text:span text:style-name="T47">Positive</text:span><text:span text:style-name="T31"> infinity of numbers</text:span></text:p>
      <text:p text:style-name="P95"/>
      <text:p text:style-name="P58"/>
      <text:p text:style-name="PcTName"><text:bookmark-start text:name="__RefHeading__48524_302335373"/><text:change-end text:change-id="ct53913376"/><text:span text:style-name="T97">UNK</text:span><text:change-start text:change-id="ct53910880"/><text:span text:style-name="T66">Type</text:span><text:bookmark-end text:name="__RefHeading__4852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10880"/><text:span text:style-name="T32">Unknown</text:span><text:span text:style-name="T31">: A proper value is applicable, but not known.</text:span></text:p>
      <text:p text:style-name="P95"><text:change-start text:change-id="ct53908160"/></text:p>
      <text:p text:style-name="P58"/>
      <text:p text:style-name="PcTName"><text:bookmark-start text:name="__RefHeading__48526_302335373"/><text:change-end text:change-id="ct53908160"/><text:span text:style-name="T97">ASKR</text:span><text:change-start text:change-id="ct53914976"/><text:span text:style-name="T66">Type</text:span><text:bookmark-end text:name="__RefHeading__4852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14976"/><text:span text:style-name="T32">Asked and Refused</text:span><text:span text:style-name="T31">: Information was sought but refused to be provided (e.g., patient was asked but refused to answer)</text:span></text:p>
      <text:p text:style-name="P95"><text:change-start text:change-id="ct53913824"/></text:p>
      <text:p text:style-name="P58"/>
      <text:p text:style-name="PcTName"><text:bookmark-start text:name="__RefHeading__48528_302335373"/><text:change-end text:change-id="ct53913824"/><text:soft-page-break/><text:span text:style-name="T98">NASK</text:span><text:change-start text:change-id="ct53916688"/><text:span text:style-name="T66">Type</text:span><text:bookmark-end text:name="__RefHeading__4852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16688"/><text:span text:style-name="T32">Not Asked</text:span><text:span text:style-name="T31">: This information has not been sought (e.g., patient was not asked)</text:span></text:p>
      <text:p text:style-name="P95"><text:change-start text:change-id="ct53919872"/></text:p>
      <text:p text:style-name="P58"/>
      <text:p text:style-name="PcTName"><text:bookmark-start text:name="__RefHeading__48530_302335373"/><text:change-end text:change-id="ct53919872"/><text:span text:style-name="T99">QS</text:span><text:change-start text:change-id="ct53911712"/><text:span text:style-name="T66">Type</text:span><text:bookmark-end text:name="__RefHeading__4853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11712"/><text:span text:style-name="T32">Sufficient Quantit</text:span><text:span text:style-name="T31">y : The specific quantity is not known, but is known to non-zero and it is not specified because it makes up the bulk of the material; Add 10mg of ingredient X, 50mg of ingredient Y and sufficient quantity of water to 100mL.</text:span></text:p>
      <text:p text:style-name="P95"><text:change-start text:change-id="ct53921776"/></text:p>
      <text:p text:style-name="P58"/>
      <text:p text:style-name="PcTName"><text:bookmark-start text:name="__RefHeading__48532_302335373"/><text:change-end text:change-id="ct53921776"/><text:span text:style-name="T100">TRC</text:span><text:change-start text:change-id="ct53921088"/><text:span text:style-name="T66">Type</text:span><text:bookmark-end text:name="__RefHeading__4853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21088"/><text:span text:style-name="T32">Trace</text:span><text:span text:style-name="T31">: The content is greater or less than zero but too small to be quantified.</text:span></text:p>
      <text:p text:style-name="P95"><text:change-start text:change-id="ct53920112"/></text:p>
      <text:p text:style-name="P58"/>
      <text:p text:style-name="PcTName"><text:bookmark-start text:name="__RefHeading__48534_302335373"/><text:change-end text:change-id="ct53920112"/><text:soft-page-break/><text:span text:style-name="T101">ASKU</text:span><text:change-start text:change-id="ct53921408"/><text:span text:style-name="T66">Type</text:span><text:bookmark-end text:name="__RefHeading__4853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21408"/><text:span text:style-name="T32">Asked but Unknown</text:span><text:span text:style-name="T31">: Information was sought but not found (e.g., patient was asked but did not know)</text:span></text:p>
      <text:p text:style-name="P95"><text:change-start text:change-id="ct53927344"/></text:p>
      <text:p text:style-name="P58"/>
      <text:p text:style-name="PcTName"><text:bookmark-start text:name="__RefHeading__48536_302335373"/><text:change-end text:change-id="ct53927344"/><text:span text:style-name="T101">NAV</text:span><text:change-start text:change-id="ct53925136"/><text:span text:style-name="T66">Type</text:span><text:bookmark-end text:name="__RefHeading__4853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Text_20_body"><text:span text:style-name="T69">Description:</text:span> <text:change-end text:change-id="ct53925136"/><text:span text:style-name="T3">Not Available</text:span>: <text:span text:style-name="T31">This information is not available and the specific reason is not known.</text:span></text:p>
      <text:p text:style-name="P95"><text:change-start text:change-id="ct53928112"/></text:p>
      <text:p text:style-name="P58"/>
      <text:p text:style-name="PcTName"><text:bookmark-start text:name="__RefHeading__48538_302335373"/><text:change-end text:change-id="ct53928112"/><text:span text:style-name="T102">NA</text:span><text:change-start text:change-id="ct53933104"/><text:span text:style-name="T66">Type</text:span><text:bookmark-end text:name="__RefHeading__4853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53933104"/><text:span text:style-name="T32">Not Applicable</text:span><text:span text:style-name="T31">: No proper value is applicable in this context e.g.,the number of cigarettes smoked per day by a non-smoker subject.</text:span></text:p>
      <text:p text:style-name="P95"><text:change-start text:change-id="ct53931936"/></text:p>
      <text:p text:style-name="P58"><text:change-end text:change-id="ct53931936"/></text:p>
      <text:p text:style-name="P166"><text:bookmark-start text:name="__RefHeading__40583_302335373"/>Items Group<text:bookmark-end text:name="__RefHeading__40583_302335373"/><text:change-start text:change-id="ct53932672"/></text:p>
      <text:p text:style-name="P297"><text:bookmark-start text:name="__RefHeading__48540_302335373"/><text:change-end text:change-id="ct53932672"/><text:span text:style-name="T103">Item</text:span><text:change-start text:change-id="ct53931520"/><text:span text:style-name="T66">Type</text:span><text:bookmark-end text:name="__RefHeading__48540_302335373"/></text:p>
      <text:p text:style-name="P52"><text:span text:style-name="T66">Derived from:</text:span><text:span text:style-name="T114"> </text:span><text:change-end text:change-id="ct53931520"/><text:span text:style-name="T119">n/a</text:span><text:span text:style-name="T103"> </text:span><text:change-start text:change-id="ct53275472"/></text:p>
      <text:p text:style-name="P52"><text:span text:style-name="T65"><text:s/></text:span><text:span text:style-name="T67">Abstract:</text:span><text:span text:style-name="T65"> </text:span><text:change-end text:change-id="ct53275472"/><text:span text:style-name="T65">True</text:span><text:change-start text:change-id="ct53927536"/></text:p>
      <text:p text:style-name="P52"/>
      <text:p text:style-name="P78"><text:span text:style-name="T69">Description:</text:span><text:span text:style-name="T111"> <text:s/></text:span><text:change-end text:change-id="ct53927536"/><text:span text:style-name="T31">The abstract parent of ClusterType and DvAdapterType structural representation types.</text:span></text:p>
      <text:p text:style-name="P60"><text:change-start text:change-id="ct53929184"/></text:p>
      <text:p text:style-name="PcTName"><text:bookmark-start text:name="__RefHeading__48542_302335373"/><text:change-end text:change-id="ct53929184"/><text:span text:style-name="T104">Cluster</text:span><text:change-start text:change-id="ct53930944"/><text:span text:style-name="T66">Type</text:span><text:bookmark-end text:name="__RefHeading__48542_302335373"/></text:p>
      <text:p text:style-name="P52"><text:span text:style-name="T66">Derived from:</text:span> <text:change-end text:change-id="ct53930944"/><text:span text:style-name="T123">Item</text:span><text:change-start text:change-id="ct53929968"/><text:span text:style-name="T123">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53929968"/><text:span text:style-name="T31">The grouping variant of Item, which may contain further instances of Item, in an ordered list. This provides the root </text:span><text:span text:style-name="T32">Item</text:span><text:span text:style-name="T34">Type</text:span><text:span text:style-name="T31"> for arbitrarily complex structures.</text:span></text:p>
      <text:p text:style-name="P109"/>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9">Name</text:p>
            </table:table-cell>
            <table:table-cell table:style-name="Table27.A1" office:value-type="string">
              <text:p text:style-name="P239">Type</text:p>
            </table:table-cell>
            <table:table-cell table:style-name="Table27.A1" office:value-type="string">
              <text:p text:style-name="P239">minOccurs</text:p>
            </table:table-cell>
            <table:table-cell table:style-name="Table27.A1" office:value-type="string">
              <text:p text:style-name="P239">maxOccurs</text:p>
            </table:table-cell>
            <table:table-cell table:style-name="Table27.E1" office:value-type="string">
              <text:p text:style-name="P239">Description</text:p>
            </table:table-cell>
          </table:table-row>
        </table:table-header-rows>
        <table:table-row>
          <table:table-cell table:style-name="Table27.A2" office:value-type="string">
            <text:p text:style-name="P283">cluster-subject</text:p>
          </table:table-cell>
          <table:table-cell table:style-name="Table27.A2" office:value-type="string">
            <text:p text:style-name="P283">xs:string</text:p>
          </table:table-cell>
          <table:table-cell table:style-name="Table27.A2" office:value-type="string">
            <text:p text:style-name="P283">1</text:p>
          </table:table-cell>
          <table:table-cell table:style-name="Table27.A2" office:value-type="string">
            <text:p text:style-name="P283">1</text:p>
          </table:table-cell>
          <table:table-cell table:style-name="Table27.E2" office:value-type="string">
            <text:p text:style-name="P191">Descriptive name of this branch.</text:p>
          </table:table-cell>
        </table:table-row>
        <table:table-row>
          <table:table-cell table:style-name="Table27.A2" office:value-type="string">
            <text:p text:style-name="P283">items</text:p>
          </table:table-cell>
          <table:table-cell table:style-name="Table27.A2" office:value-type="string">
            <text:p text:style-name="P283">ItemType</text:p>
          </table:table-cell>
          <table:table-cell table:style-name="Table27.A2" office:value-type="string">
            <text:p text:style-name="P283">0</text:p>
          </table:table-cell>
          <table:table-cell table:style-name="Table27.A2" office:value-type="string">
            <text:p text:style-name="P283">unbounded</text:p>
          </table:table-cell>
          <table:table-cell table:style-name="Table27.E2" office:value-type="string">
            <text:p text:style-name="P191">List of Item types.</text:p>
          </table:table-cell>
        </table:table-row>
      </table:table>
      <text:p text:style-name="P97"/>
      <text:p text:style-name="P100"><text:change-start text:change-id="ct53944912"/></text:p>
      <text:p text:style-name="P52"/>
      <text:p text:style-name="PcTName"><text:bookmark-start text:name="__RefHeading__48544_302335373"/><text:change-end text:change-id="ct53944912"/><text:span text:style-name="T105">DvAdapter</text:span><text:change-start text:change-id="ct53940304"/><text:span text:style-name="T66">Type</text:span><text:bookmark-end text:name="__RefHeading__48544_302335373"/></text:p>
      <text:p text:style-name="P52"><text:span text:style-name="T66">Derived from:</text:span> <text:change-end text:change-id="ct53940304"/><text:span text:style-name="T112">Item</text:span><text:change-start text:change-id="ct53947024"/><text:span text:style-name="T112">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53947024"/><text:span text:style-name="T31">The leaf variant of Item, to which any DvAnyType subtype instance is attached for use in a Cluster. </text:span></text:p>
      <text:p text:style-name="P109"><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9">Name</text:p>
            </table:table-cell>
            <table:table-cell table:style-name="Table28.A1" office:value-type="string">
              <text:p text:style-name="P239">Type</text:p>
            </table:table-cell>
            <table:table-cell table:style-name="Table28.A1" office:value-type="string">
              <text:p text:style-name="P239">minOccurs</text:p>
            </table:table-cell>
            <table:table-cell table:style-name="Table28.A1" office:value-type="string">
              <text:p text:style-name="P239">maxOccurs</text:p>
            </table:table-cell>
            <table:table-cell table:style-name="Table28.E1" office:value-type="string">
              <text:p text:style-name="P239">Description</text:p>
            </table:table-cell>
          </table:table-row>
        </table:table-header-rows>
        <table:table-row>
          <table:table-cell table:style-name="Table28.A2" office:value-type="string">
            <text:p text:style-name="P283">DvAdapter-dv</text:p>
          </table:table-cell>
          <table:table-cell table:style-name="Table28.A2" office:value-type="string">
            <text:p text:style-name="P283">DvAnyType</text:p>
          </table:table-cell>
          <table:table-cell table:style-name="Table28.A2" office:value-type="string">
            <text:p text:style-name="P283">0</text:p>
          </table:table-cell>
          <table:table-cell table:style-name="Table28.A2" office:value-type="string">
            <text:p text:style-name="P283">unbounded</text:p>
          </table:table-cell>
          <table:table-cell table:style-name="Table28.E2" office:value-type="string">
            <text:p text:style-name="P193">Data value type of this leaf.</text:p>
          </table:table-cell>
        </table:table-row>
      </table:table>
      <text:p text:style-name="P106">NOTE:<text:span text:style-name="T24"> The purpose for maxOccurs being unbounded is for validation of multiple instances of a DvAnyType subtype. <text:s/>This seems odd, but it is how it works. <text:s/>It is </text:span><text:span text:style-name="T25">NOT</text:span><text:span text:style-name="T24"> for allowing multiple DvAnyType restrictions in one DvAdapterType. </text:span></text:p>
      <text:p text:style-name="P100"><text:change-start text:change-id="ct53949408"/></text:p>
      <text:p text:style-name="Subtitle"><text:bookmark-start text:name="__RefHeading__40585_302335373"/><text:change-end text:change-id="ct53949408"/>Entry Group<text:bookmark-end text:name="__RefHeading__40585_302335373"/><text:change-start text:change-id="ct53951616"/></text:p>
      <text:p text:style-name="P297"><text:bookmark-start text:name="__RefHeading__48546_302335373"/><text:change-end text:change-id="ct53951616"/><text:span text:style-name="T106">Entry</text:span><text:change-start text:change-id="ct53955776"/><text:span text:style-name="T66">Type</text:span><text:bookmark-end text:name="__RefHeading__48546_302335373"/></text:p>
      <text:p text:style-name="P52"><text:span text:style-name="T66">Derived from:</text:span><text:span text:style-name="T114"> </text:span><text:change-end text:change-id="ct53955776"/><text:span text:style-name="T120">n/a</text:span><text:change-start text:change-id="ct53956096"/></text:p>
      <text:p text:style-name="P52"><text:span text:style-name="T65"><text:s/></text:span><text:span text:style-name="T67">Abstract:</text:span><text:span text:style-name="T65"> </text:span><text:change-end text:change-id="ct53956096"/><text:span text:style-name="T65">True</text:span><text:change-start text:change-id="ct52919744"/></text:p>
      <text:p text:style-name="P52"/>
      <text:p text:style-name="P78"><text:span text:style-name="T69">Description:</text:span><text:span text:style-name="T111"> </text:span><text:bookmark-start text:name="__DdeLink__39736_302335373"/><text:change-end text:change-id="ct52919744"/><text:span text:style-name="T31">The abstract parent of all Entry subtypes. An Entry is the root of a logical set of data items. Each subtype has </text:span><text:span text:style-name="T48">an </text:span><text:span text:style-name="T31">identical information </text:span><text:span text:style-name="T48">structure</text:span><text:span text:style-name="T31">. The subtyping is used to allow persistence to separate the types of Entries; primarily import in healthcare for the de-identification of clinical information.</text:span><text:bookmark-end text:name="__DdeLink__39736_302335373"/></text:p>
      <text:p text:style-name="P109"/>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39">Name</text:p>
            </table:table-cell>
            <table:table-cell table:style-name="Table29.A1" office:value-type="string">
              <text:p text:style-name="P239">Type</text:p>
            </table:table-cell>
            <table:table-cell table:style-name="Table29.A1" office:value-type="string">
              <text:p text:style-name="P239">minOccurs</text:p>
            </table:table-cell>
            <table:table-cell table:style-name="Table29.A1" office:value-type="string">
              <text:p text:style-name="P239">maxOccurs</text:p>
            </table:table-cell>
            <table:table-cell table:style-name="Table29.E1" office:value-type="string">
              <text:p text:style-name="P239">Description</text:p>
            </table:table-cell>
          </table:table-row>
        </table:table-header-rows>
        <table:table-row>
          <table:table-cell table:style-name="Table29.A2" office:value-type="string">
            <text:p text:style-name="P284">entry-links</text:p>
          </table:table-cell>
          <table:table-cell table:style-name="Table29.A2" office:value-type="string">
            <text:p text:style-name="P284">DvURIType</text:p>
          </table:table-cell>
          <table:table-cell table:style-name="Table29.A2" office:value-type="string">
            <text:p text:style-name="P284">0</text:p>
          </table:table-cell>
          <table:table-cell table:style-name="Table29.A2" office:value-type="string">
            <text:p text:style-name="P284">unbounded</text:p>
          </table:table-cell>
          <table:table-cell table:style-name="Table29.E2" office:value-type="string">
            <text:p text:style-name="P191">Optional link(s) to other locatable structures or external entities.</text:p>
          </table:table-cell>
        </table:table-row>
        <table:table-row>
          <table:table-cell table:style-name="Table29.A2" office:value-type="string">
            <text:p text:style-name="P284">entry-audit</text:p>
          </table:table-cell>
          <table:table-cell table:style-name="Table29.A2" office:value-type="string">
            <text:p text:style-name="P284">AuditType</text:p>
          </table:table-cell>
          <table:table-cell table:style-name="Table29.A2" office:value-type="string">
            <text:p text:style-name="P284">0</text:p>
          </table:table-cell>
          <table:table-cell table:style-name="Table29.A2" office:value-type="string">
            <text:p text:style-name="P285">unbounded</text:p>
          </table:table-cell>
          <table:table-cell table:style-name="Table29.E2" office:value-type="string">
            <text:p text:style-name="P191">Audit trail from the system of original commit of information forming the content of this node <text:span text:style-name="T185">through each system of handling the data.</text:span></text:p>
          </table:table-cell>
        </table:table-row>
        <table:table-row>
          <table:table-cell table:style-name="Table29.A2" office:value-type="string">
            <text:p text:style-name="P284">language</text:p>
          </table:table-cell>
          <table:table-cell table:style-name="Table29.A2" office:value-type="string">
            <text:p text:style-name="P284">xs:language</text:p>
          </table:table-cell>
          <table:table-cell table:style-name="Table29.A2" office:value-type="string">
            <text:p text:style-name="P284">1</text:p>
          </table:table-cell>
          <table:table-cell table:style-name="Table29.A2" office:value-type="string">
            <text:p text:style-name="P284">1</text:p>
          </table:table-cell>
          <table:table-cell table:style-name="Table29.E2" office:value-type="string">
            <text:p text:style-name="P191">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84">encoding</text:p>
          </table:table-cell>
          <table:table-cell table:style-name="Table29.A2" office:value-type="string">
            <text:p text:style-name="P284">xs:string</text:p>
          </table:table-cell>
          <table:table-cell table:style-name="Table29.A2" office:value-type="string">
            <text:p text:style-name="P284">1</text:p>
          </table:table-cell>
          <table:table-cell table:style-name="Table29.A2" office:value-type="string">
            <text:p text:style-name="P284">1</text:p>
          </table:table-cell>
          <table:table-cell table:style-name="Table29.E2" office:value-type="string">
            <text:p text:style-name="P191">Name of character set encoding in which text values in this Entry are encoded. Default should be utf-8.</text:p>
          </table:table-cell>
        </table:table-row>
        <table:table-row>
          <table:table-cell table:style-name="Table29.A2" office:value-type="string">
            <text:p text:style-name="P284">entry-subject</text:p>
          </table:table-cell>
          <table:table-cell table:style-name="Table29.A2" office:value-type="string">
            <text:p text:style-name="P284">Party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Id of human subject of this Entry, e.g.: • subject of record (patient, etc.) • organ donor • fetus • a family member • another clinically relevant person.</text:p>
          </table:table-cell>
        </table:table-row>
        <table:table-row>
          <table:table-cell table:style-name="Table29.A2" office:value-type="string">
            <text:p text:style-name="P284">entry-provider</text:p>
          </table:table-cell>
          <table:table-cell table:style-name="Table29.A2" office:value-type="string">
            <text:p text:style-name="P284">Party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84">other-participations</text:p>
          </table:table-cell>
          <table:table-cell table:style-name="Table29.A2" office:value-type="string">
            <text:p text:style-name="P284">ParticipationType</text:p>
          </table:table-cell>
          <table:table-cell table:style-name="Table29.A2" office:value-type="string">
            <text:p text:style-name="P284">0</text:p>
          </table:table-cell>
          <table:table-cell table:style-name="Table29.A2" office:value-type="string">
            <text:p text:style-name="P284">unbounded</text:p>
          </table:table-cell>
          <table:table-cell table:style-name="Table29.E2" office:value-type="string">
            <text:p text:style-name="P191">List of other participations at Entry level.</text:p>
          </table:table-cell>
        </table:table-row>
        <table:table-row>
          <table:table-cell table:style-name="Table29.A2" office:value-type="string">
            <text:p text:style-name="P284">protocol-id</text:p>
          </table:table-cell>
          <table:table-cell table:style-name="Table29.A2" office:value-type="string">
            <text:p text:style-name="P284">DvIdentifier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Optional external identifier of protocol used to create this Entry. This could be a clinical guideline, an operations protocol,etc.</text:p>
          </table:table-cell>
        </table:table-row>
        <table:table-row>
          <table:table-cell table:style-name="Table29.A2" office:value-type="string">
            <text:p text:style-name="P284">current-state</text:p>
          </table:table-cell>
          <table:table-cell table:style-name="Table29.A2" office:value-type="string">
            <text:p text:style-name="P284">xs:string</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The current state according to the state machine / workflow engine identified in workflow-id as a string.</text:p>
          </table:table-cell>
        </table:table-row>
        <table:table-row>
          <table:table-cell table:style-name="Table29.A2" office:value-type="string">
            <text:p text:style-name="P284">workflow-id</text:p>
          </table:table-cell>
          <table:table-cell table:style-name="Table29.A2" office:value-type="string">
            <text:p text:style-name="P284">DvURI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Identifier of externally held workflow engine (state machine) data for this workflow execution.</text:p>
          </table:table-cell>
        </table:table-row>
        <table:table-row>
          <table:table-cell table:style-name="Table29.A2" office:value-type="string">
            <text:p text:style-name="P284">attestation</text:p>
          </table:table-cell>
          <table:table-cell table:style-name="Table29.A2" office:value-type="string">
            <text:p text:style-name="P284">AttestationType</text:p>
          </table:table-cell>
          <table:table-cell table:style-name="Table29.A2" office:value-type="string">
            <text:p text:style-name="P284">0</text:p>
          </table:table-cell>
          <table:table-cell table:style-name="Table29.A2" office:value-type="string">
            <text:p text:style-name="P284">1</text:p>
          </table:table-cell>
          <table:table-cell table:style-name="Table29.E2" office:value-type="string">
            <text:p text:style-name="P191">Attestation recorded.</text:p>
          </table:table-cell>
        </table:table-row>
        <table:table-row>
          <table:table-cell table:style-name="Table29.A2" office:value-type="string">
            <text:p text:style-name="P284">entry-data</text:p>
          </table:table-cell>
          <table:table-cell table:style-name="Table29.A2" office:value-type="string">
            <text:p text:style-name="P284">ItemType</text:p>
          </table:table-cell>
          <table:table-cell table:style-name="Table29.A2" office:value-type="string">
            <text:p text:style-name="P284">1</text:p>
          </table:table-cell>
          <table:table-cell table:style-name="Table29.A2" office:value-type="string">
            <text:p text:style-name="P284">1</text:p>
          </table:table-cell>
          <table:table-cell table:style-name="Table29.E2" office:value-type="string">
            <text:p text:style-name="P191">The data structure of the Entry.</text:p>
          </table:table-cell>
        </table:table-row>
      </table:table>
      <text:p text:style-name="P97"/>
      <text:p text:style-name="P100"><text:change-start text:change-id="ct53967248"/></text:p>
      <text:p text:style-name="P52"/>
      <text:p text:style-name="PcTName"><text:bookmark-start text:name="__RefHeading__48548_302335373"/><text:change-end text:change-id="ct53967248"/><text:span text:style-name="T107">CareEntry</text:span><text:span text:style-name="T66">Type</text:span><text:bookmark-end text:name="__RefHeading__48548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all entries related to care of a subject of record.</text:span></text:p>
      <text:p text:style-name="P96"/>
      <text:p text:style-name="PcTName"><text:bookmark-start text:name="__RefHeading__48550_302335373"/><text:span text:style-name="T107">AdminEntry</text:span><text:span text:style-name="T66">Type</text:span><text:bookmark-end text:name="__RefHeading__48550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text:soft-page-break/></text:p>
      <text:p text:style-name="P83"><text:span text:style-name="T69">Description:</text:span><text:span text:style-name="T111"> <text:s/></text:span><text:span text:style-name="T31">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6"/>
      <text:p text:style-name="PcTName"><text:bookmark-start text:name="__RefHeading__48552_302335373"/><text:span text:style-name="T108">DemographicEntry</text:span><text:span text:style-name="T66">Type</text:span><text:bookmark-end text:name="__RefHeading__48552_302335373"/></text:p>
      <text:p text:style-name="P59"><text:span text:style-name="T66">Derived from:</text:span> <text:span text:style-name="T125">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6"/>
      <text:p text:style-name="Subtitle"><text:bookmark-start text:name="__RefHeading__40587_302335373"/>Constraint Group<text:bookmark-end text:name="__RefHeading__40587_302335373"/></text:p>
      <text:p text:style-name="PcTName"><text:bookmark-start text:name="__RefHeading__48554_302335373"/><text:span text:style-name="T109">CCD</text:span><text:span text:style-name="T66">Type</text:span><text:bookmark-end text:name="__RefHeading__48554_302335373"/></text:p>
      <text:p text:style-name="P59"><text:span text:style-name="T66">Derived from:</text:span><text:span text:style-name="T67"> </text:span><text:span text:style-name="T121">n/a</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This is the root node of a Concept Constraint Definition.</text:span></text:p>
      <text:p text:style-name="P109"/>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9">Name</text:p>
            </table:table-cell>
            <table:table-cell table:style-name="Table30.A1" office:value-type="string">
              <text:p text:style-name="P239">Type</text:p>
            </table:table-cell>
            <table:table-cell table:style-name="Table30.A1" office:value-type="string">
              <text:p text:style-name="P239">minOccurs</text:p>
            </table:table-cell>
            <table:table-cell table:style-name="Table30.A1" office:value-type="string">
              <text:p text:style-name="P239">maxOccurs</text:p>
            </table:table-cell>
            <table:table-cell table:style-name="Table30.E1" office:value-type="string">
              <text:p text:style-name="P239">Description</text:p>
            </table:table-cell>
          </table:table-row>
        </table:table-header-rows>
        <table:table-row>
          <table:table-cell table:style-name="Table30.A2" office:value-type="string">
            <text:p text:style-name="P286">definition</text:p>
          </table:table-cell>
          <table:table-cell table:style-name="Table30.A2" office:value-type="string">
            <text:p text:style-name="P286">EntryType</text:p>
          </table:table-cell>
          <table:table-cell table:style-name="Table30.A2" office:value-type="string">
            <text:p text:style-name="P286">1</text:p>
          </table:table-cell>
          <table:table-cell table:style-name="Table30.A2" office:value-type="string">
            <text:p text:style-name="P286">1</text:p>
          </table:table-cell>
          <table:table-cell table:style-name="Table30.E2" office:value-type="string">
            <text:p text:style-name="P193">Structural definition element for this CCD.</text:p>
          </table:table-cell>
        </table:table-row>
      </table:table>
      <text:p text:style-name="P97"/>
      <text:p text:style-name="P60"><text:change-start text:change-id="ct54001120"/><text:soft-page-break/></text:p>
      <text:p text:style-name="P160"><text:change-end text:change-id="ct54001120"/><text:change-start text:change-id="ct54001584"/></text:p>
      <text:p text:style-name="P178"><text:bookmark-start text:name="__RefHeading__40589_302335373"/><text:change-end text:change-id="ct54001584"/><text:change-start text:change-id="ct53483136"/>Example CCD <text:bookmark-end text:name="__RefHeading__40589_302335373"/></text:p>
      <text:p text:style-name="P25"><text:change-end text:change-id="ct53483136"/><text:change-start text:change-id="ct54008720"/><text:span text:style-name="T30">Please check the website </text:span><text:a xlink:type="simple" xlink:href="http://mlhim.org/documents.html"><text:span text:style-name="T30">documents</text:span></text:a><text:span text:style-name="T30"> section as well as the CCD Library on the </text:span><text:a xlink:type="simple" xlink:href="http://www.ccdgen.com/"><text:span text:style-name="T30">CCD-Gen</text:span></text:a><text:span text:style-name="T30">.</text:span><text:change-end text:change-id="ct54008720"/><text:change-start text:change-id="ct53482368"/></text:p>
      <text:p text:style-name="P89">The CCD-Gen requires free registration in order to view the CCD Library. <text:change-end text:change-id="ct53482368"/><text:change-start text:change-id="ct54001312"/></text:p>
      <text:p text:style-name="Text_20_body"/>
      <text:p text:style-name="Text_20_body"><text:s/></text:p>
      <text:p text:style-name="Chapter_20_Title"><text:bookmark-start text:name="__RefHeading__12343_1214509811"/><text:change-end text:change-id="ct54001312"/>MLHIM Data Analysis<text:bookmark-end text:name="__RefHeading__12343_1214509811"/></text:p>
      <text:p text:style-name="Text_20_body"/>
      <text:p text:style-name="P135">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5">In many cases XQuery<text:note text:id="ftn14" text:note-class="footnote"><text:note-citation>14</text:note-citation><text:note-body><text:p text:style-name="P224"><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91">The popular R</text:span><text:span text:style-name="T191"><text:note text:id="ftn15" text:note-class="footnote"><text:note-citation>15</text:note-citation><text:note-body><text:p text:style-name="P225"><text:a xlink:type="simple" xlink:href="http://cran.r-project.org/">http://cran.r-project.org/</text:a> </text:p></text:note-body></text:note></text:span><text:span text:style-name="T191"> programming language is specifically designed for data analysis and supports XML data via an XML package</text:span><text:span text:style-name="T191"><text:note text:id="ftn16" text:note-class="footnote"><text:note-citation>16</text:note-citation><text:note-body><text:p text:style-name="P228"><text:a xlink:type="simple" xlink:href="http://cran.r-project.org/web/packages/XML/index.html">http://cran.r-project.org/web/packages/XML/index.html</text:a> </text:p></text:note-body></text:note></text:span><text:span text:style-name="T191"> using the commonly used libxml2 library</text:span><text:span text:style-name="T191"><text:note text:id="ftn17" text:note-class="footnote"><text:note-citation>17</text:note-citation><text:note-body><text:p text:style-name="P226"><text:a xlink:type="simple" xlink:href="http://xmlsoft.org/">http://xmlsoft.org/</text:a> </text:p></text:note-body></text:note></text:span><text:span text:style-name="T191">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92">There is also a companion library called libxslt</text:span><text:span text:style-name="T192"><text:note text:id="ftn18" text:note-class="footnote"><text:note-citation>18</text:note-citation><text:note-body><text:p text:style-name="P227"><text:a xlink:type="simple" xlink:href="http://xmlsoft.org/XSLT/">http://xmlsoft.org/XSLT/</text:a> </text:p></text:note-body></text:note></text:span><text:span text:style-name="T192"> based on libxml2 that is used to provide support for XML transformations (XSLT</text:span><text:span text:style-name="T192"><text:note text:id="ftn19" text:note-class="footnote"><text:note-citation>19</text:note-citation><text:note-body><text:p text:style-name="P227"><text:a xlink:type="simple" xlink:href="http://www.w3.org/TR/xslt">http://www.w3.org/TR/xslt</text:a> </text:p></text:note-body></text:note></text:span><text:span text:style-name="T192">)</text:span></text:p>
      <text:p text:style-name="P141">The CCD-Gen<text:bookmark-ref text:reference-format="page" text:ref-name="CCD-Gen">70</text:bookmark-ref> provides example R code<text:bookmark-ref text:reference-format="text" text:ref-name="R_Code"/> <text:span text:style-name="T193">automatically generated for each CCD as an R project. </text:span></text:p>
      <text:p text:style-name="P136"><text:change-start text:change-id="ct54033280"/></text:p>
      <text:p text:style-name="P154"><text:bookmark-start text:name="__RefHeading__11009_746337490"/><text:bookmark text:name="CCD-Gen"/><text:change-end text:change-id="ct54033280"/><text:change text:change-id="ct54036496"/><text:change-start text:change-id="ct52921856"/>Concept Constraint Definition Generator (CCD-Gen)<text:bookmark-end text:name="__RefHeading__11009_746337490"/><text:change-end text:change-id="ct52921856"/><text:change-start text:change-id="ct54034688"/></text:p>
      <text:p text:style-name="Text_20_body"/>
      <text:p text:style-name="Subtitle"><text:bookmark-start text:name="__RefHeading__9991_426781434"/><text:change-end text:change-id="ct54034688"/><text:change text:change-id="ct52923552"/><text:change-start text:change-id="ct53483648"/>Creating and Managing CCDs<text:bookmark-end text:name="__RefHeading__9991_426781434"/><text:change-end text:change-id="ct53483648"/><text:change-start text:change-id="ct5292326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2923264"/><text:change-start text:change-id="ct52926880"/>, the United States Health Information Knowledgebase (USHIK) from the <text:change-end text:change-id="ct52926880"/><text:change-start text:change-id="ct54024880"/>Agency for Healthcare Research and Quality (AHRQ) <text:change-end text:change-id="ct54024880"/><text:change text:change-id="ct54006336"/><text:change-start text:change-id="ct52924752"/>and HL7 FHIR® models have been translated to PcTs. <text:s/>More are planned and you can contribute to the open content effort.<text:change-end text:change-id="ct52924752"/></text:p>
      <text:p text:style-name="P115">The CCD is an XML Schema <text:span text:style-name="T207">that is </text:span>co<text:span text:style-name="T207">mpliant</text:span> with the W3C XML Schema 1.1 standards. <text:span text:style-name="T148">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7">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52926368"/></text:p>
      <text:p text:style-name="Subtitle"><text:bookmark-start text:name="__RefHeading__13716_786975215"/><text:change-end text:change-id="ct52926368"/><text:soft-page-break/>Data Instances<text:bookmark-end text:name="__RefHeading__13716_786975215"/></text:p>
      <text:p text:style-name="P113">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88">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88"> matching. <text:s/></text:span><text:change-start text:change-id="ct54032144"/></text:p>
      <text:p text:style-name="Text_20_body"><text:change-end text:change-id="ct54032144"/></text:p>
      <text:p text:style-name="Subtitle"><text:bookmark-start text:name="__RefHeading__13718_786975215"/><text:span text:style-name="T147">HTML</text:span> Forms<text:bookmark-end text:name="__RefHeading__13718_786975215"/></text:p>
      <text:p text:style-name="P114">There are hundreds of possibilities for uses of data when defining a model. <text:s/>Any given application component may write to multiple CCD instances at any one time. <text:s/>There is no <text:span text:style-name="T3">apriori</text:span> solution for this. </text:p>
      <text:p text:style-name="P114">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4">This form also includes helpful information for the developer to relate the visual content to the CCD and data instance. <text:s/></text:p>
      <text:p text:style-name="P114">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4">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4"><text:soft-page-break/></text:p>
      <text:p text:style-name="P182"><text:bookmark-start text:name="__RefHeading__12345_1214509811"/><text:bookmark text:name="R_Code"/>R Code<text:bookmark-end text:name="__RefHeading__12345_1214509811"/></text:p>
      <text:p text:style-name="P137">The CCD-Gen, in conjunction with each CCD, creates source code for use with the R statistical programming environment<text:note text:id="ftn20" text:note-class="footnote"><text:note-citation>20</text:note-citation><text:note-body><text:p text:style-name="P220"><text:a xlink:type="simple" xlink:href="http://www.r-project.org/"><text:span text:style-name="T135">http://www.r-project.org/</text:span></text:a><text:span text:style-name="T135"> </text:span></text:p></text:note-body></text:note>. <text:s/>Specifically the code is created in a project suitable for use in R Studio<text:note text:id="ftn21" text:note-class="footnote"><text:note-citation>21</text:note-citation><text:note-body><text:p text:style-name="P221"><text:a xlink:type="simple" xlink:href="https://www.rstudio.com/">https://www.rstudio.com/</text:a> </text:p></text:note-body></text:note>, a package development and management tool for R. </text:p>
      <text:p text:style-name="P138">The code is package complete and compliant for distribution via the <text:span text:style-name="T3">The Comprehensive R Archive Network</text:span><text:span text:style-name="T3"><text:note text:id="ftn22" text:note-class="footnote"><text:note-citation>22</text:note-citation><text:note-body><text:p text:style-name="P222"><text:a xlink:type="simple" xlink:href="http://cran.r-project.org/">http://cran.r-project.org/</text:a> <text:s/><text:span text:style-name="T194">(currently almost 6000 packages) </text:span></text:p></text:note-body></text:note></text:span><text:span text:style-name="T3"> </text:span><text:span text:style-name="T136">(CRAN </text:span><text:span text:style-name="T137">mirrors</text:span><text:span text:style-name="T137"><text:note text:id="ftn23" text:note-class="footnote"><text:note-citation>23</text:note-citation><text:note-body><text:p text:style-name="P223"><text:a xlink:type="simple" xlink:href="http://cran.r-project.org/mirrors.html">http://cran.r-project.org/mirrors.html</text:a> </text:p></text:note-body></text:note></text:span><text:span text:style-name="T136">). You can use </text:span><text:span text:style-name="T3">R Studio</text:span><text:span text:style-name="T136"> or the </text:span><text:span text:style-name="T3">R tools</text:span><text:span text:style-name="T136"> for package creation to generate the desired package format, either source or compiled binary for a specific platform (Linux, Mac, Windows, etc.). </text:span><text:span text:style-name="T143">The code written by the CCD-Gen also contains package documentation (R help files) that can be created using the tools mentioned above. <text:s/></text:span></text:p>
      <text:p text:style-name="P140">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94">Users should note however that the generated R code will only return the first instance in a given file. </text:span></text:p>
      <text:p text:style-name="P139"><text:span text:style-name="T136">For more practical use, the code modules can be edited and combined </text:span><text:span text:style-name="T143">into an application specific library and used to </text:span><text:span text:style-name="T136">build any desired data structure </text:span><text:span text:style-name="T143">based on the content of <text:s/></text:span><text:span text:style-name="T136">your repository. <text:s/></text:span><text:span text:style-name="T144">For example you may want to provide an additional loop or apply function to gather cases where multiple instances appear within a given DvAdapter node.</text:span><text:span text:style-name="T136"> </text:span></text:p>
      <text:p text:style-name="P139"><text:span text:style-name="T144">Customizing these basic routines</text:span><text:span text:style-name="T138"> allows the analyst to apply any of the thousands of algorithms </text:span><text:span text:style-name="T144">available as R packages</text:span><text:span text:style-name="T144"><text:note-ref text:note-class="footnote" text:reference-format="page" text:ref-name="ftn22">72</text:note-ref></text:span><text:span text:style-name="T136"> </text:span><text:span text:style-name="T138">to their MLHIM based data repository. </text:span></text:p>
      <text:p text:style-name="P138"/>
      <text:p text:style-name="P136"><text:soft-page-break/><text:span text:style-name="T138">U</text:span><text:span text:style-name="T136">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54"><text:bookmark-start text:name="__RefHeading__54285_302335373"/>Publications <text:span text:style-name="T133">&amp; Social Media</text:span><text:bookmark-end text:name="__RefHeading__54285_302335373"/></text:p>
      <text:p text:style-name="Standard"/>
      <text:p text:style-name="P196">Publications, <text:span text:style-name="T189">tutorials</text:span> and presentations by the developers of MLHIM and other interested parties that relate to MLHIM. </text:p>
      <text:p text:style-name="P196"/>
      <text:p text:style-name="Subtitle"><text:bookmark-start text:name="__RefHeading__54287_302335373"/>Peer Reviewed<text:bookmark-end text:name="__RefHeading__54287_302335373"/></text:p>
      <text:p text:style-name="P197">See the <text:a xlink:type="simple" xlink:href="http://mlhim.org/documents.html">MLHIM website</text:a> for the current listing.</text:p>
      <text:p text:style-name="P196"/>
      <text:p text:style-name="P180"><text:bookmark-start text:name="__RefHeading__12446_51515525"/>S<text:span text:style-name="T190">pecifications Wiki</text:span><text:bookmark-end text:name="__RefHeading__12446_51515525"/></text:p>
      <text:p text:style-name="P133">Read <text:a xlink:type="simple" xlink:href="https://github.com/mlhim/specs/wiki">various pieces of content</text:a> not in the documentation.</text:p>
      <text:p text:style-name="P181"/>
      <text:p text:style-name="P181"><text:bookmark-start text:name="__RefHeading__12448_51515525"/>Code Examples<text:bookmark-end text:name="__RefHeading__12448_51515525"/></text:p>
      <text:p text:style-name="P134"><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7"><text:a xlink:type="simple" xlink:href="http://www.slideshare.net/twcook">http://www.slideshare.net/twcook</text:a></text:p>
      <text:p text:style-name="P107"/>
      <text:p text:style-name="Subtitle"><text:bookmark-start text:name="__RefHeading__54291_302335373"/>YouTube<text:bookmark-end text:name="__RefHeading__54291_302335373"/></text:p>
      <text:p text:style-name="P196"/>
      <text:p text:style-name="P197"><text:a xlink:type="simple" xlink:href="http://www.youtube.com/user/MLHIMdotORG">http://www.youtube.com/user/MLHIMdotORG</text:a> </text:p>
      <text:p text:style-name="P197"/>
      <text:p text:style-name="Subtitle"><text:bookmark-start text:name="__RefHeading__54293_302335373"/>FaceBook<text:bookmark-end text:name="__RefHeading__54293_302335373"/></text:p>
      <text:p text:style-name="P197"><text:a xlink:type="simple" xlink:href="https://www.facebook.com/mlhim2">https://www.facebook.com/mlhim2</text:a> </text:p>
      <text:p text:style-name="P196"/>
      <text:p text:style-name="Subtitle"><text:bookmark-start text:name="__RefHeading__54295_302335373"/><text:soft-page-break/>Google Plus<text:bookmark-end text:name="__RefHeading__54295_302335373"/></text:p>
      <text:p text:style-name="P107"><text:a xlink:type="simple" xlink:href="https://plus.google.com/u/0/communities/117032458601124539887">MLHIM Community</text:a> <text:s/>(primary support)</text:p>
      <text:p text:style-name="P107"/>
      <text:p text:style-name="P107"><text:a xlink:type="simple" xlink:href="https://plus.google.com/u/0/b/114878592048516503027/+MlhimOrg/posts">MLHIM page</text:a></text:p>
      <text:p text:style-name="Subtitle"><text:bookmark-start text:name="__RefHeading__54297_302335373"/>Twitter<text:bookmark-end text:name="__RefHeading__54297_302335373"/></text:p>
      <text:p text:style-name="P107"><text:a xlink:type="simple" xlink:href="https://twitter.com/mlhim2">Follow MLHIM</text:a></text:p>
      <text:p text:style-name="P154"><text:bookmark-start text:name="__RefHeading__48556_302335373"/><text:change text:change-id="ct48017424"/>Glossary<text:bookmark-end text:name="__RefHeading__48556_302335373"/></text:p>
      <text:p text:style-name="P198"/>
      <text:p text:style-name="P301"><text:bookmark text:name="MLHIM"/>MLHIM:</text:p>
      <text:p text:style-name="Standard">Multi-Level Healthcare Information modeling. <text:s/>An open source/open content project with th<text:span text:style-name="T146">e </text:span>goal of solving the healthcare information, semantic interoperability problem. </text:p>
      <text:p text:style-name="Standard"/>
      <text:p text:style-name="P198">It uses a multiple level information modeling approach in combination with widely available tools and language infrastructure to allow the exchange of the syntactic and semantic information along with data. </text:p>
      <text:p text:style-name="P198"/>
      <text:p text:style-name="P301"><text:bookmark text:name="PcT"/>PcT:</text:p>
      <text:p text:style-name="P198">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8"/>
      <text:p text:style-name="GlosssaryEntry"><text:bookmark text:name="CCD"/><text:span text:style-name="T66">CCD:</text:span> </text:p>
      <text:p text:style-name="P198">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76</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7.2$Linux_X86_64 LibreOffice_project/420m0$Build-2</meta:generator>
    <dc:date>2014-11-29T07:37:45.171752850</dc:date>
    <meta:editing-duration>P4DT7H39M53S</meta:editing-duration>
    <meta:editing-cycles>974</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78" meta:paragraph-count="1380" meta:word-count="12686" meta:character-count="83454" meta:non-whitespace-character-count="71434"/>
    <meta:auto-reload xlink:href="" meta:delay="PT3M"/>
  </office:meta>
</office:document-meta>
</file>